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843in" svg:y="24.039in">
            <draw:object draw:notify-on-update-of-ranges="Sheet1.C2:Sheet1.C158 Sheet1.D2:Sheet1.D158 Sheet1.C2:Sheet1.C158 Sheet1.E2:Sheet1.E1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24in" svg:height="10.2508in" svg:x="4.8551in" svg:y="69.3417in">
            <draw:object draw:notify-on-update-of-ranges="Sheet1.K3:Sheet1.K411 Sheet1.L3:Sheet1.L4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428in" svg:height="8.678in" svg:x="11.3713in" svg:y="13.728in">
            <draw:object draw:notify-on-update-of-ranges="Sheet1.R3:Sheet1.R104 Sheet1.S3:Sheet1.S104 Sheet1.R3:Sheet1.R104 Sheet1.T3:Sheet1.T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4.1059in" svg:y="16.3949in">
            <draw:object draw:notify-on-update-of-ranges="Sheet1.X3:Sheet1.X116 Sheet1.Y3:Sheet1.Y1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.1744in" svg:height="22.5969in" svg:x="34.3402in" svg:y="73.2465in">
            <draw:object draw:notify-on-update-of-ranges="Sheet1.AB3:Sheet1.AB515 Sheet1.AC3:Sheet1.AC515 Sheet1.AB3:Sheet1.AB515 Sheet1.AD3:Sheet1.AD515 Sheet1.AB3:Sheet1.AB515 Sheet1.AE3:Sheet1.AE5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3811in" svg:height="13.1512in" svg:x="28.6795in" svg:y="5.6469in">
            <draw:object draw:notify-on-update-of-ranges="Sheet1.AI3:Sheet1.AI94 Sheet1.AJ3:Sheet1.AJ94 Sheet1.AI3:Sheet1.AI94 Sheet1.AK3:Sheet1.AK94 Sheet1.AI3:Sheet1.AI94 Sheet1.AL3:Sheet1.AL9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office:value-type="float" office:value="16.402" calcext:value-type="float">
            <text:p>16.402</text:p>
          </table:table-cell>
          <table:table-cell office:value-type="float" office:value="0.5040429" calcext:value-type="float">
            <text:p>0.5040429</text:p>
          </table:table-cell>
          <table:table-cell office:value-type="float" office:value="0.4538946" calcext:value-type="float">
            <text:p>0.453894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6.424" calcext:value-type="float">
            <text:p>16.424</text:p>
          </table:table-cell>
          <table:table-cell office:value-type="float" office:value="0.5239602" calcext:value-type="float">
            <text:p>0.5239602</text:p>
          </table:table-cell>
          <table:table-cell office:value-type="float" office:value="0.4585064" calcext:value-type="float">
            <text:p>0.458506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82" calcext:value-type="float">
            <text:p>9.282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17" calcext:value-type="float">
            <text:p>37.17</text:p>
          </table:table-cell>
          <table:table-cell office:value-type="float" office:value="0.07368983" calcext:value-type="float">
            <text:p>0.07368983</text:p>
          </table:table-cell>
          <table:table-cell table:number-columns-repeated="2"/>
          <table:table-cell office:value-type="float" office:value="13.691" calcext:value-type="float">
            <text:p>13.691</text:p>
          </table:table-cell>
          <table:table-cell office:value-type="float" office:value="58.3" calcext:value-type="float">
            <text:p>58.3</text:p>
          </table:table-cell>
          <table:table-cell office:value-type="float" office:value="61" calcext:value-type="float">
            <text:p>61</text:p>
          </table:table-cell>
          <table:table-cell office:value-type="float" office:value="7.732111" calcext:value-type="float">
            <text:p>7.732111</text:p>
          </table:table-cell>
          <table:table-cell table:number-columns-repeated="3"/>
          <table:table-cell office:value-type="float" office:value="22.583" calcext:value-type="float">
            <text:p>22.583</text:p>
          </table:table-cell>
          <table:table-cell office:value-type="float" office:value="56.36667" calcext:value-type="float">
            <text:p>56.36667</text:p>
          </table:table-cell>
          <table:table-cell office:value-type="float" office:value="61" calcext:value-type="float">
            <text:p>61</text:p>
          </table:table-cell>
          <table:table-cell office:value-type="float" office:value="11.4312" calcext:value-type="float">
            <text:p>11.4312</text:p>
          </table:table-cell>
        </table:table-row>
        <table:table-row table:style-name="ro1">
          <table:table-cell table:number-columns-repeated="2"/>
          <table:table-cell office:value-type="float" office:value="16.445" calcext:value-type="float">
            <text:p>16.445</text:p>
          </table:table-cell>
          <table:table-cell office:value-type="float" office:value="0.5789327" calcext:value-type="float">
            <text:p>0.5789327</text:p>
          </table:table-cell>
          <table:table-cell office:value-type="float" office:value="0.463252" calcext:value-type="float">
            <text:p>0.46325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342" calcext:value-type="float">
            <text:p>9.342</text:p>
          </table:table-cell>
          <table:table-cell office:value-type="float" office:value="57.03333" calcext:value-type="float">
            <text:p>57.0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363" calcext:value-type="float">
            <text:p>37.363</text:p>
          </table:table-cell>
          <table:table-cell office:value-type="float" office:value="0.07011801" calcext:value-type="float">
            <text:p>0.07011801</text:p>
          </table:table-cell>
          <table:table-cell table:number-columns-repeated="2"/>
          <table:table-cell office:value-type="float" office:value="13.885" calcext:value-type="float">
            <text:p>13.885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7.892143" calcext:value-type="float">
            <text:p>7.892143</text:p>
          </table:table-cell>
          <table:table-cell table:number-columns-repeated="3"/>
          <table:table-cell office:value-type="float" office:value="22.638" calcext:value-type="float">
            <text:p>22.638</text:p>
          </table:table-cell>
          <table:table-cell office:value-type="float" office:value="57.16667" calcext:value-type="float">
            <text:p>57.16667</text:p>
          </table:table-cell>
          <table:table-cell office:value-type="float" office:value="61" calcext:value-type="float">
            <text:p>61</text:p>
          </table:table-cell>
          <table:table-cell office:value-type="float" office:value="12.04216" calcext:value-type="float">
            <text:p>12.04216</text:p>
          </table:table-cell>
        </table:table-row>
        <table:table-row table:style-name="ro1">
          <table:table-cell table:number-columns-repeated="2"/>
          <table:table-cell office:value-type="float" office:value="16.468" calcext:value-type="float">
            <text:p>16.468</text:p>
          </table:table-cell>
          <table:table-cell office:value-type="float" office:value="0.6553477" calcext:value-type="float">
            <text:p>0.6553477</text:p>
          </table:table-cell>
          <table:table-cell office:value-type="float" office:value="0.4486146" calcext:value-type="float">
            <text:p>0.448614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398" calcext:value-type="float">
            <text:p>9.398</text:p>
          </table:table-cell>
          <table:table-cell office:value-type="float" office:value="60.76667" calcext:value-type="float">
            <text:p>60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422" calcext:value-type="float">
            <text:p>37.422</text:p>
          </table:table-cell>
          <table:table-cell office:value-type="float" office:value="0.06896697" calcext:value-type="float">
            <text:p>0.06896697</text:p>
          </table:table-cell>
          <table:table-cell table:number-columns-repeated="2"/>
          <table:table-cell office:value-type="float" office:value="13.94" calcext:value-type="float">
            <text:p>13.9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1" calcext:value-type="float">
            <text:p>61</text:p>
          </table:table-cell>
          <table:table-cell office:value-type="float" office:value="7.86058" calcext:value-type="float">
            <text:p>7.86058</text:p>
          </table:table-cell>
          <table:table-cell table:number-columns-repeated="3"/>
          <table:table-cell office:value-type="float" office:value="22.831" calcext:value-type="float">
            <text:p>22.831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11.88862" calcext:value-type="float">
            <text:p>11.88862</text:p>
          </table:table-cell>
        </table:table-row>
        <table:table-row table:style-name="ro1">
          <table:table-cell table:number-columns-repeated="2"/>
          <table:table-cell office:value-type="float" office:value="16.491" calcext:value-type="float">
            <text:p>16.491</text:p>
          </table:table-cell>
          <table:table-cell office:value-type="float" office:value="0.6549353" calcext:value-type="float">
            <text:p>0.6549353</text:p>
          </table:table-cell>
          <table:table-cell office:value-type="float" office:value="0.429054" calcext:value-type="float">
            <text:p>0.42905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453" calcext:value-type="float">
            <text:p>9.453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48" calcext:value-type="float">
            <text:p>37.48</text:p>
          </table:table-cell>
          <table:table-cell office:value-type="float" office:value="0.07115582" calcext:value-type="float">
            <text:p>0.07115582</text:p>
          </table:table-cell>
          <table:table-cell table:number-columns-repeated="2"/>
          <table:table-cell office:value-type="float" office:value="13.994" calcext:value-type="float">
            <text:p>13.994</text:p>
          </table:table-cell>
          <table:table-cell office:value-type="float" office:value="58.33333" calcext:value-type="float">
            <text:p>58.33333</text:p>
          </table:table-cell>
          <table:table-cell office:value-type="float" office:value="61" calcext:value-type="float">
            <text:p>61</text:p>
          </table:table-cell>
          <table:table-cell office:value-type="float" office:value="7.832362" calcext:value-type="float">
            <text:p>7.832362</text:p>
          </table:table-cell>
          <table:table-cell table:number-columns-repeated="3"/>
          <table:table-cell office:value-type="float" office:value="22.89" calcext:value-type="float">
            <text:p>22.89</text:p>
          </table:table-cell>
          <table:table-cell office:value-type="float" office:value="59.4" calcext:value-type="float">
            <text:p>59.4</text:p>
          </table:table-cell>
          <table:table-cell office:value-type="float" office:value="61" calcext:value-type="float">
            <text:p>61</text:p>
          </table:table-cell>
          <table:table-cell office:value-type="float" office:value="11.43827" calcext:value-type="float">
            <text:p>11.43827</text:p>
          </table:table-cell>
        </table:table-row>
        <table:table-row table:style-name="ro1">
          <table:table-cell table:number-columns-repeated="2"/>
          <table:table-cell office:value-type="float" office:value="16.513" calcext:value-type="float">
            <text:p>16.513</text:p>
          </table:table-cell>
          <table:table-cell office:value-type="float" office:value="0.5930677" calcext:value-type="float">
            <text:p>0.5930677</text:p>
          </table:table-cell>
          <table:table-cell office:value-type="float" office:value="0.4078671" calcext:value-type="float">
            <text:p>0.407867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37" calcext:value-type="float">
            <text:p>9.637</text:p>
          </table:table-cell>
          <table:table-cell office:value-type="float" office:value="58.1" calcext:value-type="float">
            <text:p>58.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535" calcext:value-type="float">
            <text:p>37.535</text:p>
          </table:table-cell>
          <table:table-cell office:value-type="float" office:value="0.0719003" calcext:value-type="float">
            <text:p>0.0719003</text:p>
          </table:table-cell>
          <table:table-cell table:number-columns-repeated="2"/>
          <table:table-cell office:value-type="float" office:value="14.048" calcext:value-type="float">
            <text:p>14.048</text:p>
          </table:table-cell>
          <table:table-cell office:value-type="float" office:value="61.9" calcext:value-type="float">
            <text:p>61.9</text:p>
          </table:table-cell>
          <table:table-cell office:value-type="float" office:value="61" calcext:value-type="float">
            <text:p>61</text:p>
          </table:table-cell>
          <table:table-cell office:value-type="float" office:value="7.949695" calcext:value-type="float">
            <text:p>7.949695</text:p>
          </table:table-cell>
          <table:table-cell table:number-columns-repeated="3"/>
          <table:table-cell office:value-type="float" office:value="22.946" calcext:value-type="float">
            <text:p>22.946</text:p>
          </table:table-cell>
          <table:table-cell office:value-type="float" office:value="59.1" calcext:value-type="float">
            <text:p>59.1</text:p>
          </table:table-cell>
          <table:table-cell office:value-type="float" office:value="61" calcext:value-type="float">
            <text:p>61</text:p>
          </table:table-cell>
          <table:table-cell office:value-type="float" office:value="9.993867" calcext:value-type="float">
            <text:p>9.993867</text:p>
          </table:table-cell>
        </table:table-row>
        <table:table-row table:style-name="ro1">
          <table:table-cell table:number-columns-repeated="2"/>
          <table:table-cell office:value-type="float" office:value="16.685" calcext:value-type="float">
            <text:p>16.685</text:p>
          </table:table-cell>
          <table:table-cell office:value-type="float" office:value="0.611336" calcext:value-type="float">
            <text:p>0.611336</text:p>
          </table:table-cell>
          <table:table-cell office:value-type="float" office:value="0.4209222" calcext:value-type="float">
            <text:p>0.42092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92" calcext:value-type="float">
            <text:p>9.692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717" calcext:value-type="float">
            <text:p>37.717</text:p>
          </table:table-cell>
          <table:table-cell office:value-type="float" office:value="0.069238" calcext:value-type="float">
            <text:p>0.069238</text:p>
          </table:table-cell>
          <table:table-cell table:number-columns-repeated="2"/>
          <table:table-cell office:value-type="float" office:value="14.247" calcext:value-type="float">
            <text:p>14.247</text:p>
          </table:table-cell>
          <table:table-cell office:value-type="float" office:value="59.1" calcext:value-type="float">
            <text:p>59.1</text:p>
          </table:table-cell>
          <table:table-cell office:value-type="float" office:value="61" calcext:value-type="float">
            <text:p>61</text:p>
          </table:table-cell>
          <table:table-cell office:value-type="float" office:value="7.832362" calcext:value-type="float">
            <text:p>7.832362</text:p>
          </table:table-cell>
          <table:table-cell table:number-columns-repeated="3"/>
          <table:table-cell office:value-type="float" office:value="23.001" calcext:value-type="float">
            <text:p>23.001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9.708717" calcext:value-type="float">
            <text:p>9.708717</text:p>
          </table:table-cell>
        </table:table-row>
        <table:table-row table:style-name="ro1">
          <table:table-cell table:number-columns-repeated="2"/>
          <table:table-cell office:value-type="float" office:value="16.706" calcext:value-type="float">
            <text:p>16.706</text:p>
          </table:table-cell>
          <table:table-cell office:value-type="float" office:value="0.5552278" calcext:value-type="float">
            <text:p>0.5552278</text:p>
          </table:table-cell>
          <table:table-cell office:value-type="float" office:value="0.4266926" calcext:value-type="float">
            <text:p>0.426692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746" calcext:value-type="float">
            <text:p>9.746</text:p>
          </table:table-cell>
          <table:table-cell office:value-type="float" office:value="57.1" calcext:value-type="float">
            <text:p>57.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771" calcext:value-type="float">
            <text:p>37.771</text:p>
          </table:table-cell>
          <table:table-cell office:value-type="float" office:value="0.07259834" calcext:value-type="float">
            <text:p>0.07259834</text:p>
          </table:table-cell>
          <table:table-cell table:number-columns-repeated="2"/>
          <table:table-cell office:value-type="float" office:value="14.312" calcext:value-type="float">
            <text:p>14.312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8.041224" calcext:value-type="float">
            <text:p>8.041224</text:p>
          </table:table-cell>
          <table:table-cell table:number-columns-repeated="3"/>
          <table:table-cell office:value-type="float" office:value="23.184" calcext:value-type="float">
            <text:p>23.184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8.367764" calcext:value-type="float">
            <text:p>8.367764</text:p>
          </table:table-cell>
        </table:table-row>
        <table:table-row table:style-name="ro1">
          <table:table-cell table:number-columns-repeated="2"/>
          <table:table-cell office:value-type="float" office:value="16.728" calcext:value-type="float">
            <text:p>16.728</text:p>
          </table:table-cell>
          <table:table-cell office:value-type="float" office:value="0.544334" calcext:value-type="float">
            <text:p>0.544334</text:p>
          </table:table-cell>
          <table:table-cell office:value-type="float" office:value="0.4606788" calcext:value-type="float">
            <text:p>0.4606788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" calcext:value-type="float">
            <text:p>9.8</text:p>
          </table:table-cell>
          <table:table-cell office:value-type="float" office:value="47.66667" calcext:value-type="float">
            <text:p>47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825" calcext:value-type="float">
            <text:p>37.825</text:p>
          </table:table-cell>
          <table:table-cell office:value-type="float" office:value="0.07157167" calcext:value-type="float">
            <text:p>0.07157167</text:p>
          </table:table-cell>
          <table:table-cell table:number-columns-repeated="2"/>
          <table:table-cell office:value-type="float" office:value="14.366" calcext:value-type="float">
            <text:p>14.366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7.921477" calcext:value-type="float">
            <text:p>7.921477</text:p>
          </table:table-cell>
          <table:table-cell table:number-columns-repeated="3"/>
          <table:table-cell office:value-type="float" office:value="23.238" calcext:value-type="float">
            <text:p>23.23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.253764" calcext:value-type="float">
            <text:p>8.253764</text:p>
          </table:table-cell>
        </table:table-row>
        <table:table-row table:style-name="ro1">
          <table:table-cell table:number-columns-repeated="2"/>
          <table:table-cell office:value-type="float" office:value="16.751" calcext:value-type="float">
            <text:p>16.751</text:p>
          </table:table-cell>
          <table:table-cell office:value-type="float" office:value="0.638227" calcext:value-type="float">
            <text:p>0.638227</text:p>
          </table:table-cell>
          <table:table-cell office:value-type="float" office:value="0.4773988" calcext:value-type="float">
            <text:p>0.4773988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93" calcext:value-type="float">
            <text:p>9.993</text:p>
          </table:table-cell>
          <table:table-cell office:value-type="float" office:value="50.7" calcext:value-type="float">
            <text:p>50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7.879" calcext:value-type="float">
            <text:p>37.879</text:p>
          </table:table-cell>
          <table:table-cell office:value-type="float" office:value="0.07366949" calcext:value-type="float">
            <text:p>0.07366949</text:p>
          </table:table-cell>
          <table:table-cell table:number-columns-repeated="2"/>
          <table:table-cell office:value-type="float" office:value="14.423" calcext:value-type="float">
            <text:p>14.423</text:p>
          </table:table-cell>
          <table:table-cell office:value-type="float" office:value="58.06667" calcext:value-type="float">
            <text:p>58.06667</text:p>
          </table:table-cell>
          <table:table-cell office:value-type="float" office:value="61" calcext:value-type="float">
            <text:p>61</text:p>
          </table:table-cell>
          <table:table-cell office:value-type="float" office:value="7.912569" calcext:value-type="float">
            <text:p>7.912569</text:p>
          </table:table-cell>
          <table:table-cell table:number-columns-repeated="3"/>
          <table:table-cell office:value-type="float" office:value="23.294" calcext:value-type="float">
            <text:p>23.294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.278648" calcext:value-type="float">
            <text:p>8.278648</text:p>
          </table:table-cell>
        </table:table-row>
        <table:table-row table:style-name="ro1">
          <table:table-cell table:number-columns-repeated="2"/>
          <table:table-cell office:value-type="float" office:value="16.773" calcext:value-type="float">
            <text:p>16.773</text:p>
          </table:table-cell>
          <table:table-cell office:value-type="float" office:value="0.6892671" calcext:value-type="float">
            <text:p>0.6892671</text:p>
          </table:table-cell>
          <table:table-cell office:value-type="float" office:value="0.4605451" calcext:value-type="float">
            <text:p>0.460545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047" calcext:value-type="float">
            <text:p>10.047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073" calcext:value-type="float">
            <text:p>38.073</text:p>
          </table:table-cell>
          <table:table-cell office:value-type="float" office:value="0.07651179" calcext:value-type="float">
            <text:p>0.07651179</text:p>
          </table:table-cell>
          <table:table-cell table:number-columns-repeated="2"/>
          <table:table-cell office:value-type="float" office:value="14.594" calcext:value-type="float">
            <text:p>14.594</text:p>
          </table:table-cell>
          <table:table-cell office:value-type="float" office:value="58.36667" calcext:value-type="float">
            <text:p>58.36667</text:p>
          </table:table-cell>
          <table:table-cell office:value-type="float" office:value="61" calcext:value-type="float">
            <text:p>61</text:p>
          </table:table-cell>
          <table:table-cell office:value-type="float" office:value="7.805444" calcext:value-type="float">
            <text:p>7.805444</text:p>
          </table:table-cell>
          <table:table-cell table:number-columns-repeated="3"/>
          <table:table-cell office:value-type="float" office:value="23.348" calcext:value-type="float">
            <text:p>23.348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8.164845" calcext:value-type="float">
            <text:p>8.164845</text:p>
          </table:table-cell>
        </table:table-row>
        <table:table-row table:style-name="ro1">
          <table:table-cell table:number-columns-repeated="2"/>
          <table:table-cell office:value-type="float" office:value="16.795" calcext:value-type="float">
            <text:p>16.795</text:p>
          </table:table-cell>
          <table:table-cell office:value-type="float" office:value="0.6786953" calcext:value-type="float">
            <text:p>0.6786953</text:p>
          </table:table-cell>
          <table:table-cell office:value-type="float" office:value="0.4361609" calcext:value-type="float">
            <text:p>0.436160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101" calcext:value-type="float">
            <text:p>10.101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133" calcext:value-type="float">
            <text:p>38.133</text:p>
          </table:table-cell>
          <table:table-cell office:value-type="float" office:value="0.07955649" calcext:value-type="float">
            <text:p>0.07955649</text:p>
          </table:table-cell>
          <table:table-cell table:number-columns-repeated="2"/>
          <table:table-cell office:value-type="float" office:value="14.648" calcext:value-type="float">
            <text:p>14.648</text:p>
          </table:table-cell>
          <table:table-cell office:value-type="float" office:value="57.76667" calcext:value-type="float">
            <text:p>57.76667</text:p>
          </table:table-cell>
          <table:table-cell office:value-type="float" office:value="61" calcext:value-type="float">
            <text:p>61</text:p>
          </table:table-cell>
          <table:table-cell office:value-type="float" office:value="7.790777" calcext:value-type="float">
            <text:p>7.790777</text:p>
          </table:table-cell>
          <table:table-cell table:number-columns-repeated="3"/>
          <table:table-cell office:value-type="float" office:value="23.542" calcext:value-type="float">
            <text:p>23.542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7.873937" calcext:value-type="float">
            <text:p>7.873937</text:p>
          </table:table-cell>
        </table:table-row>
        <table:table-row table:style-name="ro1">
          <table:table-cell table:number-columns-repeated="2"/>
          <table:table-cell office:value-type="float" office:value="16.816" calcext:value-type="float">
            <text:p>16.816</text:p>
          </table:table-cell>
          <table:table-cell office:value-type="float" office:value="0.6120822" calcext:value-type="float">
            <text:p>0.6120822</text:p>
          </table:table-cell>
          <table:table-cell office:value-type="float" office:value="0.4105423" calcext:value-type="float">
            <text:p>0.410542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156" calcext:value-type="float">
            <text:p>10.156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191" calcext:value-type="float">
            <text:p>38.191</text:p>
          </table:table-cell>
          <table:table-cell office:value-type="float" office:value="0.08014316" calcext:value-type="float">
            <text:p>0.08014316</text:p>
          </table:table-cell>
          <table:table-cell table:number-columns-repeated="2"/>
          <table:table-cell office:value-type="float" office:value="14.703" calcext:value-type="float">
            <text:p>14.703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7.77611" calcext:value-type="float">
            <text:p>7.77611</text:p>
          </table:table-cell>
          <table:table-cell table:number-columns-repeated="3"/>
          <table:table-cell office:value-type="float" office:value="23.601" calcext:value-type="float">
            <text:p>23.601</text:p>
          </table:table-cell>
          <table:table-cell office:value-type="float" office:value="58.36667" calcext:value-type="float">
            <text:p>58.36667</text:p>
          </table:table-cell>
          <table:table-cell office:value-type="float" office:value="61" calcext:value-type="float">
            <text:p>61</text:p>
          </table:table-cell>
          <table:table-cell office:value-type="float" office:value="7.846833" calcext:value-type="float">
            <text:p>7.846833</text:p>
          </table:table-cell>
        </table:table-row>
        <table:table-row table:style-name="ro1">
          <table:table-cell table:number-columns-repeated="2"/>
          <table:table-cell office:value-type="float" office:value="16.838" calcext:value-type="float">
            <text:p>16.838</text:p>
          </table:table-cell>
          <table:table-cell office:value-type="float" office:value="0.535656" calcext:value-type="float">
            <text:p>0.535656</text:p>
          </table:table-cell>
          <table:table-cell office:value-type="float" office:value="0.3652499" calcext:value-type="float">
            <text:p>0.365249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5" calcext:value-type="float">
            <text:p>10.35</text:p>
          </table:table-cell>
          <table:table-cell office:value-type="float" office:value="57.23333" calcext:value-type="float">
            <text:p>57.2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247" calcext:value-type="float">
            <text:p>38.247</text:p>
          </table:table-cell>
          <table:table-cell office:value-type="float" office:value="0.0813165" calcext:value-type="float">
            <text:p>0.0813165</text:p>
          </table:table-cell>
          <table:table-cell table:number-columns-repeated="2"/>
          <table:table-cell office:value-type="float" office:value="14.757" calcext:value-type="float">
            <text:p>14.757</text:p>
          </table:table-cell>
          <table:table-cell office:value-type="float" office:value="58.2" calcext:value-type="float">
            <text:p>58.2</text:p>
          </table:table-cell>
          <table:table-cell office:value-type="float" office:value="61" calcext:value-type="float">
            <text:p>61</text:p>
          </table:table-cell>
          <table:table-cell office:value-type="float" office:value="7.806558" calcext:value-type="float">
            <text:p>7.806558</text:p>
          </table:table-cell>
          <table:table-cell table:number-columns-repeated="3"/>
          <table:table-cell office:value-type="float" office:value="23.658" calcext:value-type="float">
            <text:p>23.658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7.783707" calcext:value-type="float">
            <text:p>7.783707</text:p>
          </table:table-cell>
        </table:table-row>
        <table:table-row table:style-name="ro1">
          <table:table-cell table:number-columns-repeated="2"/>
          <table:table-cell office:value-type="float" office:value="16.86" calcext:value-type="float">
            <text:p>16.86</text:p>
          </table:table-cell>
          <table:table-cell office:value-type="float" office:value="0.5307884" calcext:value-type="float">
            <text:p>0.5307884</text:p>
          </table:table-cell>
          <table:table-cell office:value-type="float" office:value="0.3820802" calcext:value-type="float">
            <text:p>0.382080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41" calcext:value-type="float">
            <text:p>10.4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429" calcext:value-type="float">
            <text:p>38.429</text:p>
          </table:table-cell>
          <table:table-cell office:value-type="float" office:value="0.08521695" calcext:value-type="float">
            <text:p>0.08521695</text:p>
          </table:table-cell>
          <table:table-cell table:number-columns-repeated="2"/>
          <table:table-cell office:value-type="float" office:value="14.951" calcext:value-type="float">
            <text:p>14.951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1" calcext:value-type="float">
            <text:p>61</text:p>
          </table:table-cell>
          <table:table-cell office:value-type="float" office:value="8.535051" calcext:value-type="float">
            <text:p>8.535051</text:p>
          </table:table-cell>
          <table:table-cell table:number-columns-repeated="3"/>
          <table:table-cell office:value-type="float" office:value="23.712" calcext:value-type="float">
            <text:p>23.712</text:p>
          </table:table-cell>
          <table:table-cell office:value-type="float" office:value="58.66667" calcext:value-type="float">
            <text:p>58.66667</text:p>
          </table:table-cell>
          <table:table-cell office:value-type="float" office:value="61" calcext:value-type="float">
            <text:p>61</text:p>
          </table:table-cell>
          <table:table-cell office:value-type="float" office:value="7.463466" calcext:value-type="float">
            <text:p>7.463466</text:p>
          </table:table-cell>
        </table:table-row>
        <table:table-row table:style-name="ro1">
          <table:table-cell table:number-columns-repeated="2"/>
          <table:table-cell office:value-type="float" office:value="16.882" calcext:value-type="float">
            <text:p>16.882</text:p>
          </table:table-cell>
          <table:table-cell office:value-type="float" office:value="0.574254" calcext:value-type="float">
            <text:p>0.574254</text:p>
          </table:table-cell>
          <table:table-cell office:value-type="float" office:value="0.4417864" calcext:value-type="float">
            <text:p>0.441786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465" calcext:value-type="float">
            <text:p>10.465</text:p>
          </table:table-cell>
          <table:table-cell office:value-type="float" office:value="55.66667" calcext:value-type="float">
            <text:p>55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483" calcext:value-type="float">
            <text:p>38.483</text:p>
          </table:table-cell>
          <table:table-cell office:value-type="float" office:value="0.08204984" calcext:value-type="float">
            <text:p>0.08204984</text:p>
          </table:table-cell>
          <table:table-cell table:number-columns-repeated="2"/>
          <table:table-cell office:value-type="float" office:value="15.005" calcext:value-type="float">
            <text:p>15.005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7.892143" calcext:value-type="float">
            <text:p>7.892143</text:p>
          </table:table-cell>
          <table:table-cell table:number-columns-repeated="3"/>
          <table:table-cell office:value-type="float" office:value="23.896" calcext:value-type="float">
            <text:p>23.896</text:p>
          </table:table-cell>
          <table:table-cell office:value-type="float" office:value="46.63333" calcext:value-type="float">
            <text:p>46.63333</text:p>
          </table:table-cell>
          <table:table-cell office:value-type="float" office:value="61" calcext:value-type="float">
            <text:p>61</text:p>
          </table:table-cell>
          <table:table-cell office:value-type="float" office:value="9.489695" calcext:value-type="float">
            <text:p>9.489695</text:p>
          </table:table-cell>
        </table:table-row>
        <table:table-row table:style-name="ro1">
          <table:table-cell table:number-columns-repeated="2"/>
          <table:table-cell office:value-type="float" office:value="17.043" calcext:value-type="float">
            <text:p>17.043</text:p>
          </table:table-cell>
          <table:table-cell office:value-type="float" office:value="0.5498147" calcext:value-type="float">
            <text:p>0.5498147</text:p>
          </table:table-cell>
          <table:table-cell office:value-type="float" office:value="0.469267" calcext:value-type="float">
            <text:p>0.46926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52" calcext:value-type="float">
            <text:p>10.52</text:p>
          </table:table-cell>
          <table:table-cell office:value-type="float" office:value="58.03333" calcext:value-type="float">
            <text:p>58.0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537" calcext:value-type="float">
            <text:p>38.537</text:p>
          </table:table-cell>
          <table:table-cell office:value-type="float" office:value="0.0821611" calcext:value-type="float">
            <text:p>0.0821611</text:p>
          </table:table-cell>
          <table:table-cell table:number-columns-repeated="2"/>
          <table:table-cell office:value-type="float" office:value="15.059" calcext:value-type="float">
            <text:p>15.059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7.717443" calcext:value-type="float">
            <text:p>7.717443</text:p>
          </table:table-cell>
          <table:table-cell table:number-columns-repeated="3"/>
          <table:table-cell office:value-type="float" office:value="23.95" calcext:value-type="float">
            <text:p>23.95</text:p>
          </table:table-cell>
          <table:table-cell office:value-type="float" office:value="47.83333" calcext:value-type="float">
            <text:p>47.83333</text:p>
          </table:table-cell>
          <table:table-cell office:value-type="float" office:value="61" calcext:value-type="float">
            <text:p>61</text:p>
          </table:table-cell>
          <table:table-cell office:value-type="float" office:value="13.38226" calcext:value-type="float">
            <text:p>13.38226</text:p>
          </table:table-cell>
        </table:table-row>
        <table:table-row table:style-name="ro1">
          <table:table-cell table:number-columns-repeated="2"/>
          <table:table-cell office:value-type="float" office:value="17.068" calcext:value-type="float">
            <text:p>17.068</text:p>
          </table:table-cell>
          <table:table-cell office:value-type="float" office:value="0.646147" calcext:value-type="float">
            <text:p>0.646147</text:p>
          </table:table-cell>
          <table:table-cell office:value-type="float" office:value="0.4845174" calcext:value-type="float">
            <text:p>0.484517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04" calcext:value-type="float">
            <text:p>10.704</text:p>
          </table:table-cell>
          <table:table-cell office:value-type="float" office:value="59.46667" calcext:value-type="float">
            <text:p>59.4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592" calcext:value-type="float">
            <text:p>38.592</text:p>
          </table:table-cell>
          <table:table-cell office:value-type="float" office:value="0.08318973" calcext:value-type="float">
            <text:p>0.08318973</text:p>
          </table:table-cell>
          <table:table-cell table:number-columns-repeated="2"/>
          <table:table-cell office:value-type="float" office:value="15.113" calcext:value-type="float">
            <text:p>15.113</text:p>
          </table:table-cell>
          <table:table-cell office:value-type="float" office:value="58.23333" calcext:value-type="float">
            <text:p>58.23333</text:p>
          </table:table-cell>
          <table:table-cell office:value-type="float" office:value="61" calcext:value-type="float">
            <text:p>61</text:p>
          </table:table-cell>
          <table:table-cell office:value-type="float" office:value="7.817695" calcext:value-type="float">
            <text:p>7.817695</text:p>
          </table:table-cell>
          <table:table-cell table:number-columns-repeated="3"/>
          <table:table-cell office:value-type="float" office:value="24.004" calcext:value-type="float">
            <text:p>24.004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61" calcext:value-type="float">
            <text:p>61</text:p>
          </table:table-cell>
          <table:table-cell office:value-type="float" office:value="16.63603" calcext:value-type="float">
            <text:p>16.63603</text:p>
          </table:table-cell>
        </table:table-row>
        <table:table-row table:style-name="ro1">
          <table:table-cell table:number-columns-repeated="2"/>
          <table:table-cell office:value-type="float" office:value="17.09" calcext:value-type="float">
            <text:p>17.09</text:p>
          </table:table-cell>
          <table:table-cell office:value-type="float" office:value="0.6738946" calcext:value-type="float">
            <text:p>0.6738946</text:p>
          </table:table-cell>
          <table:table-cell office:value-type="float" office:value="0.4637864" calcext:value-type="float">
            <text:p>0.463786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61" calcext:value-type="float">
            <text:p>10.761</text:p>
          </table:table-cell>
          <table:table-cell office:value-type="float" office:value="59.16667" calcext:value-type="float">
            <text:p>59.1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786" calcext:value-type="float">
            <text:p>38.786</text:p>
          </table:table-cell>
          <table:table-cell office:value-type="float" office:value="0.08494777" calcext:value-type="float">
            <text:p>0.08494777</text:p>
          </table:table-cell>
          <table:table-cell table:number-columns-repeated="2"/>
          <table:table-cell office:value-type="float" office:value="15.306" calcext:value-type="float">
            <text:p>15.306</text:p>
          </table:table-cell>
          <table:table-cell office:value-type="float" office:value="61.1" calcext:value-type="float">
            <text:p>61.1</text:p>
          </table:table-cell>
          <table:table-cell office:value-type="float" office:value="61" calcext:value-type="float">
            <text:p>61</text:p>
          </table:table-cell>
          <table:table-cell office:value-type="float" office:value="7.845913" calcext:value-type="float">
            <text:p>7.845913</text:p>
          </table:table-cell>
          <table:table-cell table:number-columns-repeated="3"/>
          <table:table-cell office:value-type="float" office:value="24.058" calcext:value-type="float">
            <text:p>24.058</text:p>
          </table:table-cell>
          <table:table-cell office:value-type="float" office:value="46.86666" calcext:value-type="float">
            <text:p>46.86666</text:p>
          </table:table-cell>
          <table:table-cell office:value-type="float" office:value="61" calcext:value-type="float">
            <text:p>61</text:p>
          </table:table-cell>
          <table:table-cell office:value-type="float" office:value="14.80798" calcext:value-type="float">
            <text:p>14.80798</text:p>
          </table:table-cell>
        </table:table-row>
        <table:table-row table:style-name="ro1">
          <table:table-cell table:number-columns-repeated="2"/>
          <table:table-cell office:value-type="float" office:value="17.112" calcext:value-type="float">
            <text:p>17.112</text:p>
          </table:table-cell>
          <table:table-cell office:value-type="float" office:value="0.6417353" calcext:value-type="float">
            <text:p>0.6417353</text:p>
          </table:table-cell>
          <table:table-cell office:value-type="float" office:value="0.425534" calcext:value-type="float">
            <text:p>0.425534</text:p>
          </table:table-cell>
          <table:table-cell table:number-columns-repeated="5"/>
          <table:table-cell office:value-type="float" office:value="6.691" calcext:value-type="float">
            <text:p>6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0.82" calcext:value-type="float">
            <text:p>10.82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841" calcext:value-type="float">
            <text:p>38.841</text:p>
          </table:table-cell>
          <table:table-cell office:value-type="float" office:value="0.0848011" calcext:value-type="float">
            <text:p>0.0848011</text:p>
          </table:table-cell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61.63333" calcext:value-type="float">
            <text:p>61.63333</text:p>
          </table:table-cell>
          <table:table-cell office:value-type="float" office:value="61" calcext:value-type="float">
            <text:p>61</text:p>
          </table:table-cell>
          <table:table-cell office:value-type="float" office:value="7.931489" calcext:value-type="float">
            <text:p>7.931489</text:p>
          </table:table-cell>
          <table:table-cell table:number-columns-repeated="3"/>
          <table:table-cell office:value-type="float" office:value="24.252" calcext:value-type="float">
            <text:p>24.252</text:p>
          </table:table-cell>
          <table:table-cell office:value-type="float" office:value="49.93333" calcext:value-type="float">
            <text:p>49.93333</text:p>
          </table:table-cell>
          <table:table-cell office:value-type="float" office:value="61" calcext:value-type="float">
            <text:p>61</text:p>
          </table:table-cell>
          <table:table-cell office:value-type="float" office:value="29.17979" calcext:value-type="float">
            <text:p>29.17979</text:p>
          </table:table-cell>
        </table:table-row>
        <table:table-row table:style-name="ro1">
          <table:table-cell table:number-columns-repeated="2"/>
          <table:table-cell office:value-type="float" office:value="17.135" calcext:value-type="float">
            <text:p>17.135</text:p>
          </table:table-cell>
          <table:table-cell office:value-type="float" office:value="0.5789098" calcext:value-type="float">
            <text:p>0.5789098</text:p>
          </table:table-cell>
          <table:table-cell office:value-type="float" office:value="0.3874153" calcext:value-type="float">
            <text:p>0.387415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877" calcext:value-type="float">
            <text:p>10.877</text:p>
          </table:table-cell>
          <table:table-cell office:value-type="float" office:value="61.7" calcext:value-type="float">
            <text:p>61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895" calcext:value-type="float">
            <text:p>38.895</text:p>
          </table:table-cell>
          <table:table-cell office:value-type="float" office:value="0.08490132" calcext:value-type="float">
            <text:p>0.08490132</text:p>
          </table:table-cell>
          <table:table-cell table:number-columns-repeated="2"/>
          <table:table-cell office:value-type="float" office:value="15.414" calcext:value-type="float">
            <text:p>15.414</text:p>
          </table:table-cell>
          <table:table-cell office:value-type="float" office:value="57.66667" calcext:value-type="float">
            <text:p>57.66667</text:p>
          </table:table-cell>
          <table:table-cell office:value-type="float" office:value="61" calcext:value-type="float">
            <text:p>61</text:p>
          </table:table-cell>
          <table:table-cell office:value-type="float" office:value="8.29574" calcext:value-type="float">
            <text:p>8.29574</text:p>
          </table:table-cell>
          <table:table-cell table:number-columns-repeated="3"/>
          <table:table-cell office:value-type="float" office:value="24.306" calcext:value-type="float">
            <text:p>24.306</text:p>
          </table:table-cell>
          <table:table-cell office:value-type="float" office:value="55.43334" calcext:value-type="float">
            <text:p>55.43334</text:p>
          </table:table-cell>
          <table:table-cell office:value-type="float" office:value="61" calcext:value-type="float">
            <text:p>61</text:p>
          </table:table-cell>
          <table:table-cell office:value-type="float" office:value="21.74401" calcext:value-type="float">
            <text:p>21.74401</text:p>
          </table:table-cell>
        </table:table-row>
        <table:table-row table:style-name="ro1">
          <table:table-cell table:number-columns-repeated="2"/>
          <table:table-cell office:value-type="float" office:value="17.159" calcext:value-type="float">
            <text:p>17.159</text:p>
          </table:table-cell>
          <table:table-cell office:value-type="float" office:value="0.5382291" calcext:value-type="float">
            <text:p>0.5382291</text:p>
          </table:table-cell>
          <table:table-cell office:value-type="float" office:value="0.390334" calcext:value-type="float">
            <text:p>0.39033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59" calcext:value-type="float">
            <text:p>11.059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8.949" calcext:value-type="float">
            <text:p>38.949</text:p>
          </table:table-cell>
          <table:table-cell office:value-type="float" office:value="0.08961499" calcext:value-type="float">
            <text:p>0.08961499</text:p>
          </table:table-cell>
          <table:table-cell table:number-columns-repeated="2"/>
          <table:table-cell office:value-type="float" office:value="15.468" calcext:value-type="float">
            <text:p>15.468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8.312822" calcext:value-type="float">
            <text:p>8.312822</text:p>
          </table:table-cell>
          <table:table-cell table:number-columns-repeated="3"/>
          <table:table-cell office:value-type="float" office:value="24.361" calcext:value-type="float">
            <text:p>24.361</text:p>
          </table:table-cell>
          <table:table-cell office:value-type="float" office:value="54.23334" calcext:value-type="float">
            <text:p>54.23334</text:p>
          </table:table-cell>
          <table:table-cell office:value-type="float" office:value="61" calcext:value-type="float">
            <text:p>61</text:p>
          </table:table-cell>
          <table:table-cell office:value-type="float" office:value="30.64091" calcext:value-type="float">
            <text:p>30.64091</text:p>
          </table:table-cell>
        </table:table-row>
        <table:table-row table:style-name="ro1">
          <table:table-cell table:number-columns-repeated="2"/>
          <table:table-cell office:value-type="float" office:value="17.181" calcext:value-type="float">
            <text:p>17.181</text:p>
          </table:table-cell>
          <table:table-cell office:value-type="float" office:value="0.5177222" calcext:value-type="float">
            <text:p>0.5177222</text:p>
          </table:table-cell>
          <table:table-cell office:value-type="float" office:value="0.441185" calcext:value-type="float">
            <text:p>0.44118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114" calcext:value-type="float">
            <text:p>11.114</text:p>
          </table:table-cell>
          <table:table-cell office:value-type="float" office:value="61.53333" calcext:value-type="float">
            <text:p>61.5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142" calcext:value-type="float">
            <text:p>39.142</text:p>
          </table:table-cell>
          <table:table-cell office:value-type="float" office:value="0.08874615" calcext:value-type="float">
            <text:p>0.08874615</text:p>
          </table:table-cell>
          <table:table-cell table:number-columns-repeated="2"/>
          <table:table-cell office:value-type="float" office:value="15.658" calcext:value-type="float">
            <text:p>15.658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1" calcext:value-type="float">
            <text:p>61</text:p>
          </table:table-cell>
          <table:table-cell office:value-type="float" office:value="7.800799" calcext:value-type="float">
            <text:p>7.800799</text:p>
          </table:table-cell>
          <table:table-cell table:number-columns-repeated="3"/>
          <table:table-cell office:value-type="float" office:value="24.416" calcext:value-type="float">
            <text:p>24.416</text:p>
          </table:table-cell>
          <table:table-cell office:value-type="float" office:value="57.4" calcext:value-type="float">
            <text:p>57.4</text:p>
          </table:table-cell>
          <table:table-cell office:value-type="float" office:value="61" calcext:value-type="float">
            <text:p>61</text:p>
          </table:table-cell>
          <table:table-cell office:value-type="float" office:value="30.27759" calcext:value-type="float">
            <text:p>30.27759</text:p>
          </table:table-cell>
        </table:table-row>
        <table:table-row table:style-name="ro1">
          <table:table-cell table:number-columns-repeated="2"/>
          <table:table-cell office:value-type="float" office:value="17.202" calcext:value-type="float">
            <text:p>17.202</text:p>
          </table:table-cell>
          <table:table-cell office:value-type="float" office:value="0.5421733" calcext:value-type="float">
            <text:p>0.5421733</text:p>
          </table:table-cell>
          <table:table-cell office:value-type="float" office:value="0.4943863" calcext:value-type="float">
            <text:p>0.494386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168" calcext:value-type="float">
            <text:p>11.168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201" calcext:value-type="float">
            <text:p>39.201</text:p>
          </table:table-cell>
          <table:table-cell office:value-type="float" office:value="0.08769718" calcext:value-type="float">
            <text:p>0.08769718</text:p>
          </table:table-cell>
          <table:table-cell table:number-columns-repeated="2"/>
          <table:table-cell office:value-type="float" office:value="15.713" calcext:value-type="float">
            <text:p>15.713</text:p>
          </table:table-cell>
          <table:table-cell office:value-type="float" office:value="59.16667" calcext:value-type="float">
            <text:p>59.16667</text:p>
          </table:table-cell>
          <table:table-cell office:value-type="float" office:value="61" calcext:value-type="float">
            <text:p>61</text:p>
          </table:table-cell>
          <table:table-cell office:value-type="float" office:value="7.732111" calcext:value-type="float">
            <text:p>7.732111</text:p>
          </table:table-cell>
          <table:table-cell table:number-columns-repeated="3"/>
          <table:table-cell office:value-type="float" office:value="24.61" calcext:value-type="float">
            <text:p>24.61</text:p>
          </table:table-cell>
          <table:table-cell office:value-type="float" office:value="62.86666" calcext:value-type="float">
            <text:p>62.86666</text:p>
          </table:table-cell>
          <table:table-cell office:value-type="float" office:value="61" calcext:value-type="float">
            <text:p>61</text:p>
          </table:table-cell>
          <table:table-cell office:value-type="float" office:value="12.11836" calcext:value-type="float">
            <text:p>12.11836</text:p>
          </table:table-cell>
        </table:table-row>
        <table:table-row table:style-name="ro1">
          <table:table-cell table:number-columns-repeated="2"/>
          <table:table-cell office:value-type="float" office:value="17.224" calcext:value-type="float">
            <text:p>17.224</text:p>
          </table:table-cell>
          <table:table-cell office:value-type="float" office:value="0.6648388" calcext:value-type="float">
            <text:p>0.6648388</text:p>
          </table:table-cell>
          <table:table-cell office:value-type="float" office:value="0.4959457" calcext:value-type="float">
            <text:p>0.495945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222" calcext:value-type="float">
            <text:p>11.222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259" calcext:value-type="float">
            <text:p>39.259</text:p>
          </table:table-cell>
          <table:table-cell office:value-type="float" office:value="0.08799051" calcext:value-type="float">
            <text:p>0.08799051</text:p>
          </table:table-cell>
          <table:table-cell table:number-columns-repeated="2"/>
          <table:table-cell office:value-type="float" office:value="15.768" calcext:value-type="float">
            <text:p>15.768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1" calcext:value-type="float">
            <text:p>61</text:p>
          </table:table-cell>
          <table:table-cell office:value-type="float" office:value="7.657476" calcext:value-type="float">
            <text:p>7.657476</text:p>
          </table:table-cell>
          <table:table-cell table:number-columns-repeated="3"/>
          <table:table-cell office:value-type="float" office:value="24.668" calcext:value-type="float">
            <text:p>24.668</text:p>
          </table:table-cell>
          <table:table-cell office:value-type="float" office:value="60.03334" calcext:value-type="float">
            <text:p>60.03334</text:p>
          </table:table-cell>
          <table:table-cell office:value-type="float" office:value="61" calcext:value-type="float">
            <text:p>61</text:p>
          </table:table-cell>
          <table:table-cell office:value-type="float" office:value="14.51215" calcext:value-type="float">
            <text:p>14.51215</text:p>
          </table:table-cell>
        </table:table-row>
        <table:table-row table:style-name="ro1">
          <table:table-cell table:number-columns-repeated="2"/>
          <table:table-cell office:value-type="float" office:value="17.399" calcext:value-type="float">
            <text:p>17.399</text:p>
          </table:table-cell>
          <table:table-cell office:value-type="float" office:value="0.6844664" calcext:value-type="float">
            <text:p>0.6844664</text:p>
          </table:table-cell>
          <table:table-cell office:value-type="float" office:value="0.4798388" calcext:value-type="float">
            <text:p>0.4798388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16" calcext:value-type="float">
            <text:p>11.416</text:p>
          </table:table-cell>
          <table:table-cell office:value-type="float" office:value="59.83333" calcext:value-type="float">
            <text:p>59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313" calcext:value-type="float">
            <text:p>39.313</text:p>
          </table:table-cell>
          <table:table-cell office:value-type="float" office:value="0.08740385" calcext:value-type="float">
            <text:p>0.08740385</text:p>
          </table:table-cell>
          <table:table-cell table:number-columns-repeated="2"/>
          <table:table-cell office:value-type="float" office:value="15.823" calcext:value-type="float">
            <text:p>15.823</text:p>
          </table:table-cell>
          <table:table-cell office:value-type="float" office:value="60.03334" calcext:value-type="float">
            <text:p>60.03334</text:p>
          </table:table-cell>
          <table:table-cell office:value-type="float" office:value="61" calcext:value-type="float">
            <text:p>61</text:p>
          </table:table-cell>
          <table:table-cell office:value-type="float" office:value="8.137937" calcext:value-type="float">
            <text:p>8.137937</text:p>
          </table:table-cell>
          <table:table-cell table:number-columns-repeated="3"/>
          <table:table-cell office:value-type="float" office:value="24.724" calcext:value-type="float">
            <text:p>24.724</text:p>
          </table:table-cell>
          <table:table-cell office:value-type="float" office:value="57.36667" calcext:value-type="float">
            <text:p>57.36667</text:p>
          </table:table-cell>
          <table:table-cell office:value-type="float" office:value="61" calcext:value-type="float">
            <text:p>61</text:p>
          </table:table-cell>
          <table:table-cell office:value-type="float" office:value="14.0341" calcext:value-type="float">
            <text:p>14.0341</text:p>
          </table:table-cell>
        </table:table-row>
        <table:table-row table:style-name="ro1">
          <table:table-cell table:number-columns-repeated="2"/>
          <table:table-cell office:value-type="float" office:value="17.424" calcext:value-type="float">
            <text:p>17.424</text:p>
          </table:table-cell>
          <table:table-cell office:value-type="float" office:value="0.7366533" calcext:value-type="float">
            <text:p>0.7366533</text:p>
          </table:table-cell>
          <table:table-cell office:value-type="float" office:value="0.471172" calcext:value-type="float">
            <text:p>0.47117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76" calcext:value-type="float">
            <text:p>11.476</text:p>
          </table:table-cell>
          <table:table-cell office:value-type="float" office:value="59.8" calcext:value-type="float">
            <text:p>59.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497" calcext:value-type="float">
            <text:p>39.497</text:p>
          </table:table-cell>
          <table:table-cell office:value-type="float" office:value="0.1041389" calcext:value-type="float">
            <text:p>0.1041389</text:p>
          </table:table-cell>
          <table:table-cell table:number-columns-repeated="2"/>
          <table:table-cell office:value-type="float" office:value="16.018" calcext:value-type="float">
            <text:p>16.018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7.833477" calcext:value-type="float">
            <text:p>7.833477</text:p>
          </table:table-cell>
          <table:table-cell table:number-columns-repeated="3"/>
          <table:table-cell office:value-type="float" office:value="24.78" calcext:value-type="float">
            <text:p>24.78</text:p>
          </table:table-cell>
          <table:table-cell office:value-type="float" office:value="57.6" calcext:value-type="float">
            <text:p>57.6</text:p>
          </table:table-cell>
          <table:table-cell office:value-type="float" office:value="61" calcext:value-type="float">
            <text:p>61</text:p>
          </table:table-cell>
          <table:table-cell office:value-type="float" office:value="15.52392" calcext:value-type="float">
            <text:p>15.52392</text:p>
          </table:table-cell>
        </table:table-row>
        <table:table-row table:style-name="ro1">
          <table:table-cell table:number-columns-repeated="2"/>
          <table:table-cell office:value-type="float" office:value="17.451" calcext:value-type="float">
            <text:p>17.451</text:p>
          </table:table-cell>
          <table:table-cell office:value-type="float" office:value="0.6336815" calcext:value-type="float">
            <text:p>0.6336815</text:p>
          </table:table-cell>
          <table:table-cell office:value-type="float" office:value="0.4539726" calcext:value-type="float">
            <text:p>0.453972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533" calcext:value-type="float">
            <text:p>11.533</text:p>
          </table:table-cell>
          <table:table-cell office:value-type="float" office:value="57.93334" calcext:value-type="float">
            <text:p>57.9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556" calcext:value-type="float">
            <text:p>39.556</text:p>
          </table:table-cell>
          <table:table-cell office:value-type="float" office:value="0.3040795" calcext:value-type="float">
            <text:p>0.3040795</text:p>
          </table:table-cell>
          <table:table-cell table:number-columns-repeated="2"/>
          <table:table-cell office:value-type="float" office:value="16.072" calcext:value-type="float">
            <text:p>16.072</text:p>
          </table:table-cell>
          <table:table-cell office:value-type="float" office:value="60.2" calcext:value-type="float">
            <text:p>60.2</text:p>
          </table:table-cell>
          <table:table-cell office:value-type="float" office:value="61" calcext:value-type="float">
            <text:p>61</text:p>
          </table:table-cell>
          <table:table-cell office:value-type="float" office:value="7.717443" calcext:value-type="float">
            <text:p>7.717443</text:p>
          </table:table-cell>
          <table:table-cell table:number-columns-repeated="3"/>
          <table:table-cell office:value-type="float" office:value="24.963" calcext:value-type="float">
            <text:p>24.963</text:p>
          </table:table-cell>
          <table:table-cell office:value-type="float" office:value="46.33333" calcext:value-type="float">
            <text:p>46.33333</text:p>
          </table:table-cell>
          <table:table-cell office:value-type="float" office:value="61" calcext:value-type="float">
            <text:p>61</text:p>
          </table:table-cell>
          <table:table-cell office:value-type="float" office:value="18.31257" calcext:value-type="float">
            <text:p>18.31257</text:p>
          </table:table-cell>
        </table:table-row>
        <table:table-row table:style-name="ro1">
          <table:table-cell table:number-columns-repeated="2"/>
          <table:table-cell office:value-type="float" office:value="17.473" calcext:value-type="float">
            <text:p>17.473</text:p>
          </table:table-cell>
          <table:table-cell office:value-type="float" office:value="0.5783084" calcext:value-type="float">
            <text:p>0.5783084</text:p>
          </table:table-cell>
          <table:table-cell office:value-type="float" office:value="0.4532933" calcext:value-type="float">
            <text:p>0.453293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588" calcext:value-type="float">
            <text:p>11.588</text:p>
          </table:table-cell>
          <table:table-cell office:value-type="float" office:value="57.7" calcext:value-type="float">
            <text:p>57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613" calcext:value-type="float">
            <text:p>39.613</text:p>
          </table:table-cell>
          <table:table-cell office:value-type="float" office:value="0.3232656" calcext:value-type="float">
            <text:p>0.3232656</text:p>
          </table:table-cell>
          <table:table-cell table:number-columns-repeated="2"/>
          <table:table-cell office:value-type="float" office:value="16.126" calcext:value-type="float">
            <text:p>16.126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7.221202" calcext:value-type="float">
            <text:p>7.221202</text:p>
          </table:table-cell>
          <table:table-cell table:number-columns-repeated="3"/>
          <table:table-cell office:value-type="float" office:value="25.02" calcext:value-type="float">
            <text:p>25.02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61" calcext:value-type="float">
            <text:p>61</text:p>
          </table:table-cell>
          <table:table-cell office:value-type="float" office:value="17.70489" calcext:value-type="float">
            <text:p>17.70489</text:p>
          </table:table-cell>
        </table:table-row>
        <table:table-row table:style-name="ro1">
          <table:table-cell table:number-columns-repeated="2"/>
          <table:table-cell office:value-type="float" office:value="17.494" calcext:value-type="float">
            <text:p>17.494</text:p>
          </table:table-cell>
          <table:table-cell office:value-type="float" office:value="0.5583471" calcext:value-type="float">
            <text:p>0.5583471</text:p>
          </table:table-cell>
          <table:table-cell office:value-type="float" office:value="0.4762402" calcext:value-type="float">
            <text:p>0.476240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7" calcext:value-type="float">
            <text:p>11.77</text:p>
          </table:table-cell>
          <table:table-cell office:value-type="float" office:value="57.46667" calcext:value-type="float">
            <text:p>57.4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669" calcext:value-type="float">
            <text:p>39.669</text:p>
          </table:table-cell>
          <table:table-cell office:value-type="float" office:value="0.1370904" calcext:value-type="float">
            <text:p>0.1370904</text:p>
          </table:table-cell>
          <table:table-cell table:number-columns-repeated="2"/>
          <table:table-cell office:value-type="float" office:value="16.182" calcext:value-type="float">
            <text:p>16.182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7.005847" calcext:value-type="float">
            <text:p>7.005847</text:p>
          </table:table-cell>
          <table:table-cell table:number-columns-repeated="3"/>
          <table:table-cell office:value-type="float" office:value="25.079" calcext:value-type="float">
            <text:p>25.079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61" calcext:value-type="float">
            <text:p>61</text:p>
          </table:table-cell>
          <table:table-cell office:value-type="float" office:value="26.54079" calcext:value-type="float">
            <text:p>26.54079</text:p>
          </table:table-cell>
        </table:table-row>
        <table:table-row table:style-name="ro1">
          <table:table-cell table:number-columns-repeated="2"/>
          <table:table-cell office:value-type="float" office:value="17.516" calcext:value-type="float">
            <text:p>17.516</text:p>
          </table:table-cell>
          <table:table-cell office:value-type="float" office:value="0.5947726" calcext:value-type="float">
            <text:p>0.5947726</text:p>
          </table:table-cell>
          <table:table-cell office:value-type="float" office:value="0.4789471" calcext:value-type="float">
            <text:p>0.478947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83" calcext:value-type="float">
            <text:p>11.83</text:p>
          </table:table-cell>
          <table:table-cell office:value-type="float" office:value="56.33333" calcext:value-type="float">
            <text:p>56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852" calcext:value-type="float">
            <text:p>39.852</text:p>
          </table:table-cell>
          <table:table-cell office:value-type="float" office:value="0.1666762" calcext:value-type="float">
            <text:p>0.1666762</text:p>
          </table:table-cell>
          <table:table-cell table:number-columns-repeated="2"/>
          <table:table-cell office:value-type="float" office:value="16.379" calcext:value-type="float">
            <text:p>16.379</text:p>
          </table:table-cell>
          <table:table-cell office:value-type="float" office:value="58.73333" calcext:value-type="float">
            <text:p>58.73333</text:p>
          </table:table-cell>
          <table:table-cell office:value-type="float" office:value="61" calcext:value-type="float">
            <text:p>61</text:p>
          </table:table-cell>
          <table:table-cell office:value-type="float" office:value="7.866339" calcext:value-type="float">
            <text:p>7.866339</text:p>
          </table:table-cell>
          <table:table-cell table:number-columns-repeated="3"/>
          <table:table-cell office:value-type="float" office:value="25.135" calcext:value-type="float">
            <text:p>25.135</text:p>
          </table:table-cell>
          <table:table-cell office:value-type="float" office:value="51.8" calcext:value-type="float">
            <text:p>51.8</text:p>
          </table:table-cell>
          <table:table-cell office:value-type="float" office:value="61" calcext:value-type="float">
            <text:p>61</text:p>
          </table:table-cell>
          <table:table-cell office:value-type="float" office:value="34.38982" calcext:value-type="float">
            <text:p>34.38982</text:p>
          </table:table-cell>
        </table:table-row>
        <table:table-row table:style-name="ro1">
          <table:table-cell table:number-columns-repeated="2"/>
          <table:table-cell office:value-type="float" office:value="17.538" calcext:value-type="float">
            <text:p>17.538</text:p>
          </table:table-cell>
          <table:table-cell office:value-type="float" office:value="0.656707" calcext:value-type="float">
            <text:p>0.656707</text:p>
          </table:table-cell>
          <table:table-cell office:value-type="float" office:value="0.4765857" calcext:value-type="float">
            <text:p>0.476585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887" calcext:value-type="float">
            <text:p>11.887</text:p>
          </table:table-cell>
          <table:table-cell office:value-type="float" office:value="58.5" calcext:value-type="float">
            <text:p>58.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906" calcext:value-type="float">
            <text:p>39.906</text:p>
          </table:table-cell>
          <table:table-cell office:value-type="float" office:value="0.1290583" calcext:value-type="float">
            <text:p>0.1290583</text:p>
          </table:table-cell>
          <table:table-cell table:number-columns-repeated="2"/>
          <table:table-cell office:value-type="float" office:value="16.434" calcext:value-type="float">
            <text:p>16.434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8.300385" calcext:value-type="float">
            <text:p>8.300385</text:p>
          </table:table-cell>
          <table:table-cell table:number-columns-repeated="3"/>
          <table:table-cell office:value-type="float" office:value="25.318" calcext:value-type="float">
            <text:p>25.318</text:p>
          </table:table-cell>
          <table:table-cell office:value-type="float" office:value="54.86667" calcext:value-type="float">
            <text:p>54.86667</text:p>
          </table:table-cell>
          <table:table-cell office:value-type="float" office:value="61" calcext:value-type="float">
            <text:p>61</text:p>
          </table:table-cell>
          <table:table-cell office:value-type="float" office:value="30.51245" calcext:value-type="float">
            <text:p>30.51245</text:p>
          </table:table-cell>
        </table:table-row>
        <table:table-row table:style-name="ro1">
          <table:table-cell table:number-columns-repeated="2"/>
          <table:table-cell office:value-type="float" office:value="17.56" calcext:value-type="float">
            <text:p>17.56</text:p>
          </table:table-cell>
          <table:table-cell office:value-type="float" office:value="0.664894" calcext:value-type="float">
            <text:p>0.664894</text:p>
          </table:table-cell>
          <table:table-cell office:value-type="float" office:value="0.4693686" calcext:value-type="float">
            <text:p>0.469368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943" calcext:value-type="float">
            <text:p>11.94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9.96" calcext:value-type="float">
            <text:p>39.96</text:p>
          </table:table-cell>
          <table:table-cell office:value-type="float" office:value="0.1538035" calcext:value-type="float">
            <text:p>0.1538035</text:p>
          </table:table-cell>
          <table:table-cell table:number-columns-repeated="2"/>
          <table:table-cell office:value-type="float" office:value="16.49" calcext:value-type="float">
            <text:p>16.49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1" calcext:value-type="float">
            <text:p>61</text:p>
          </table:table-cell>
          <table:table-cell office:value-type="float" office:value="8.360167" calcext:value-type="float">
            <text:p>8.360167</text:p>
          </table:table-cell>
          <table:table-cell table:number-columns-repeated="3"/>
          <table:table-cell office:value-type="float" office:value="25.373" calcext:value-type="float">
            <text:p>25.373</text:p>
          </table:table-cell>
          <table:table-cell office:value-type="float" office:value="54.36666" calcext:value-type="float">
            <text:p>54.36666</text:p>
          </table:table-cell>
          <table:table-cell office:value-type="float" office:value="61" calcext:value-type="float">
            <text:p>61</text:p>
          </table:table-cell>
          <table:table-cell office:value-type="float" office:value="34.1672" calcext:value-type="float">
            <text:p>34.1672</text:p>
          </table:table-cell>
        </table:table-row>
        <table:table-row table:style-name="ro1">
          <table:table-cell table:number-columns-repeated="2"/>
          <table:table-cell office:value-type="float" office:value="17.582" calcext:value-type="float">
            <text:p>17.582</text:p>
          </table:table-cell>
          <table:table-cell office:value-type="float" office:value="0.6231215" calcext:value-type="float">
            <text:p>0.6231215</text:p>
          </table:table-cell>
          <table:table-cell office:value-type="float" office:value="0.4535719" calcext:value-type="float">
            <text:p>0.453571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26" calcext:value-type="float">
            <text:p>12.126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015" calcext:value-type="float">
            <text:p>40.015</text:p>
          </table:table-cell>
          <table:table-cell office:value-type="float" office:value="0.2608003" calcext:value-type="float">
            <text:p>0.2608003</text:p>
          </table:table-cell>
          <table:table-cell table:number-columns-repeated="2"/>
          <table:table-cell office:value-type="float" office:value="16.546" calcext:value-type="float">
            <text:p>16.546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8.418833" calcext:value-type="float">
            <text:p>8.418833</text:p>
          </table:table-cell>
          <table:table-cell table:number-columns-repeated="3"/>
          <table:table-cell office:value-type="float" office:value="25.428" calcext:value-type="float">
            <text:p>25.428</text:p>
          </table:table-cell>
          <table:table-cell office:value-type="float" office:value="56.06667" calcext:value-type="float">
            <text:p>56.06667</text:p>
          </table:table-cell>
          <table:table-cell office:value-type="float" office:value="61" calcext:value-type="float">
            <text:p>61</text:p>
          </table:table-cell>
          <table:table-cell office:value-type="float" office:value="32.95877" calcext:value-type="float">
            <text:p>32.95877</text:p>
          </table:table-cell>
        </table:table-row>
        <table:table-row table:style-name="ro1">
          <table:table-cell table:number-columns-repeated="2"/>
          <table:table-cell office:value-type="float" office:value="17.753" calcext:value-type="float">
            <text:p>17.753</text:p>
          </table:table-cell>
          <table:table-cell office:value-type="float" office:value="0.606056" calcext:value-type="float">
            <text:p>0.606056</text:p>
          </table:table-cell>
          <table:table-cell office:value-type="float" office:value="0.4166002" calcext:value-type="float">
            <text:p>0.416600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81" calcext:value-type="float">
            <text:p>12.181</text:p>
          </table:table-cell>
          <table:table-cell office:value-type="float" office:value="49.16667" calcext:value-type="float">
            <text:p>49.1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209" calcext:value-type="float">
            <text:p>40.209</text:p>
          </table:table-cell>
          <table:table-cell office:value-type="float" office:value="0.1760796" calcext:value-type="float">
            <text:p>0.1760796</text:p>
          </table:table-cell>
          <table:table-cell table:number-columns-repeated="2"/>
          <table:table-cell office:value-type="float" office:value="16.73" calcext:value-type="float">
            <text:p>16.73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8.38374" calcext:value-type="float">
            <text:p>8.38374</text:p>
          </table:table-cell>
          <table:table-cell table:number-columns-repeated="3"/>
          <table:table-cell office:value-type="float" office:value="25.482" calcext:value-type="float">
            <text:p>25.482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25.80148" calcext:value-type="float">
            <text:p>25.80148</text:p>
          </table:table-cell>
        </table:table-row>
        <table:table-row table:style-name="ro1">
          <table:table-cell table:number-columns-repeated="2"/>
          <table:table-cell office:value-type="float" office:value="17.775" calcext:value-type="float">
            <text:p>17.775</text:p>
          </table:table-cell>
          <table:table-cell office:value-type="float" office:value="0.5496692" calcext:value-type="float">
            <text:p>0.5496692</text:p>
          </table:table-cell>
          <table:table-cell office:value-type="float" office:value="0.413214" calcext:value-type="float">
            <text:p>0.41321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235" calcext:value-type="float">
            <text:p>12.235</text:p>
          </table:table-cell>
          <table:table-cell office:value-type="float" office:value="53.33333" calcext:value-type="float">
            <text:p>53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266" calcext:value-type="float">
            <text:p>40.266</text:p>
          </table:table-cell>
          <table:table-cell office:value-type="float" office:value="0.1685072" calcext:value-type="float">
            <text:p>0.1685072</text:p>
          </table:table-cell>
          <table:table-cell table:number-columns-repeated="2"/>
          <table:table-cell office:value-type="float" office:value="16.785" calcext:value-type="float">
            <text:p>16.785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8.282374" calcext:value-type="float">
            <text:p>8.282374</text:p>
          </table:table-cell>
          <table:table-cell table:number-columns-repeated="3"/>
          <table:table-cell office:value-type="float" office:value="25.675" calcext:value-type="float">
            <text:p>25.675</text:p>
          </table:table-cell>
          <table:table-cell office:value-type="float" office:value="61.23333" calcext:value-type="float">
            <text:p>61.23333</text:p>
          </table:table-cell>
          <table:table-cell office:value-type="float" office:value="61" calcext:value-type="float">
            <text:p>61</text:p>
          </table:table-cell>
          <table:table-cell office:value-type="float" office:value="9.94533" calcext:value-type="float">
            <text:p>9.94533</text:p>
          </table:table-cell>
        </table:table-row>
        <table:table-row table:style-name="ro1"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.5135891" calcext:value-type="float">
            <text:p>0.5135891</text:p>
          </table:table-cell>
          <table:table-cell office:value-type="float" office:value="0.4318277" calcext:value-type="float">
            <text:p>0.431827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289" calcext:value-type="float">
            <text:p>12.289</text:p>
          </table:table-cell>
          <table:table-cell office:value-type="float" office:value="51.66667" calcext:value-type="float">
            <text:p>51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324" calcext:value-type="float">
            <text:p>40.324</text:p>
          </table:table-cell>
          <table:table-cell office:value-type="float" office:value="0.1884811" calcext:value-type="float">
            <text:p>0.1884811</text:p>
          </table:table-cell>
          <table:table-cell table:number-columns-repeated="2"/>
          <table:table-cell office:value-type="float" office:value="16.84" calcext:value-type="float">
            <text:p>16.84</text:p>
          </table:table-cell>
          <table:table-cell office:value-type="float" office:value="57.93334" calcext:value-type="float">
            <text:p>57.93334</text:p>
          </table:table-cell>
          <table:table-cell office:value-type="float" office:value="61" calcext:value-type="float">
            <text:p>61</text:p>
          </table:table-cell>
          <table:table-cell office:value-type="float" office:value="8.300385" calcext:value-type="float">
            <text:p>8.300385</text:p>
          </table:table-cell>
          <table:table-cell table:number-columns-repeated="3"/>
          <table:table-cell office:value-type="float" office:value="25.735" calcext:value-type="float">
            <text:p>25.735</text:p>
          </table:table-cell>
          <table:table-cell office:value-type="float" office:value="58.36667" calcext:value-type="float">
            <text:p>58.36667</text:p>
          </table:table-cell>
          <table:table-cell office:value-type="float" office:value="61" calcext:value-type="float">
            <text:p>61</text:p>
          </table:table-cell>
          <table:table-cell office:value-type="float" office:value="13.30539" calcext:value-type="float">
            <text:p>13.30539</text:p>
          </table:table-cell>
        </table:table-row>
        <table:table-row table:style-name="ro1">
          <table:table-cell table:number-columns-repeated="2"/>
          <table:table-cell office:value-type="float" office:value="17.824" calcext:value-type="float">
            <text:p>17.824</text:p>
          </table:table-cell>
          <table:table-cell office:value-type="float" office:value="0.5471746" calcext:value-type="float">
            <text:p>0.5471746</text:p>
          </table:table-cell>
          <table:table-cell office:value-type="float" office:value="0.4773671" calcext:value-type="float">
            <text:p>0.477367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83" calcext:value-type="float">
            <text:p>12.483</text:p>
          </table:table-cell>
          <table:table-cell office:value-type="float" office:value="55.06667" calcext:value-type="float">
            <text:p>55.0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383" calcext:value-type="float">
            <text:p>40.383</text:p>
          </table:table-cell>
          <table:table-cell office:value-type="float" office:value="0.1870648" calcext:value-type="float">
            <text:p>0.1870648</text:p>
          </table:table-cell>
          <table:table-cell table:number-columns-repeated="2"/>
          <table:table-cell office:value-type="float" office:value="16.894" calcext:value-type="float">
            <text:p>16.894</text:p>
          </table:table-cell>
          <table:table-cell office:value-type="float" office:value="59.4" calcext:value-type="float">
            <text:p>59.4</text:p>
          </table:table-cell>
          <table:table-cell office:value-type="float" office:value="61" calcext:value-type="float">
            <text:p>61</text:p>
          </table:table-cell>
          <table:table-cell office:value-type="float" office:value="8.267708" calcext:value-type="float">
            <text:p>8.267708</text:p>
          </table:table-cell>
          <table:table-cell table:number-columns-repeated="3"/>
          <table:table-cell office:value-type="float" office:value="25.791" calcext:value-type="float">
            <text:p>25.791</text:p>
          </table:table-cell>
          <table:table-cell office:value-type="float" office:value="67.5" calcext:value-type="float">
            <text:p>67.5</text:p>
          </table:table-cell>
          <table:table-cell office:value-type="float" office:value="61" calcext:value-type="float">
            <text:p>61</text:p>
          </table:table-cell>
          <table:table-cell office:value-type="float" office:value="10.37395" calcext:value-type="float">
            <text:p>10.37395</text:p>
          </table:table-cell>
        </table:table-row>
        <table:table-row table:style-name="ro1">
          <table:table-cell table:number-columns-repeated="2"/>
          <table:table-cell office:value-type="float" office:value="17.846" calcext:value-type="float">
            <text:p>17.846</text:p>
          </table:table-cell>
          <table:table-cell office:value-type="float" office:value="0.6126401" calcext:value-type="float">
            <text:p>0.6126401</text:p>
          </table:table-cell>
          <table:table-cell office:value-type="float" office:value="0.461492" calcext:value-type="float">
            <text:p>0.461492</text:p>
          </table:table-cell>
          <table:table-cell table:number-columns-repeated="5"/>
          <table:table-cell office:value-type="float" office:value="0.01734096" calcext:value-type="float">
            <text:p>0.01734096</text:p>
          </table:table-cell>
          <table:table-cell office:value-type="float" office:value="0.01734085" calcext:value-type="float">
            <text:p>0.01734085</text:p>
          </table:table-cell>
          <table:table-cell table:number-columns-repeated="5"/>
          <table:table-cell office:value-type="float" office:value="12.543" calcext:value-type="float">
            <text:p>12.543</text:p>
          </table:table-cell>
          <table:table-cell office:value-type="float" office:value="54.83333" calcext:value-type="float">
            <text:p>54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566" calcext:value-type="float">
            <text:p>40.566</text:p>
          </table:table-cell>
          <table:table-cell office:value-type="float" office:value="0.1302608" calcext:value-type="float">
            <text:p>0.1302608</text:p>
          </table:table-cell>
          <table:table-cell table:number-columns-repeated="2"/>
          <table:table-cell office:value-type="float" office:value="17.088" calcext:value-type="float">
            <text:p>17.088</text:p>
          </table:table-cell>
          <table:table-cell office:value-type="float" office:value="61.43333" calcext:value-type="float">
            <text:p>61.43333</text:p>
          </table:table-cell>
          <table:table-cell office:value-type="float" office:value="61" calcext:value-type="float">
            <text:p>61</text:p>
          </table:table-cell>
          <table:table-cell office:value-type="float" office:value="8.414374" calcext:value-type="float">
            <text:p>8.414374</text:p>
          </table:table-cell>
          <table:table-cell table:number-columns-repeated="3"/>
          <table:table-cell office:value-type="float" office:value="25.846" calcext:value-type="float">
            <text:p>25.846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14.16505" calcext:value-type="float">
            <text:p>14.16505</text:p>
          </table:table-cell>
        </table:table-row>
        <table:table-row table:style-name="ro1">
          <table:table-cell table:number-columns-repeated="2"/>
          <table:table-cell office:value-type="float" office:value="17.868" calcext:value-type="float">
            <text:p>17.868</text:p>
          </table:table-cell>
          <table:table-cell office:value-type="float" office:value="0.6997602" calcext:value-type="float">
            <text:p>0.6997602</text:p>
          </table:table-cell>
          <table:table-cell office:value-type="float" office:value="0.4145733" calcext:value-type="float">
            <text:p>0.4145733</text:p>
          </table:table-cell>
          <table:table-cell table:number-columns-repeated="5"/>
          <table:table-cell office:value-type="float" office:value="0.06069335" calcext:value-type="float">
            <text:p>0.06069335</text:p>
          </table:table-cell>
          <table:table-cell office:value-type="float" office:value="0.06069296" calcext:value-type="float">
            <text:p>0.06069296</text:p>
          </table:table-cell>
          <table:table-cell table:number-columns-repeated="5"/>
          <table:table-cell office:value-type="float" office:value="12.599" calcext:value-type="float">
            <text:p>12.599</text:p>
          </table:table-cell>
          <table:table-cell office:value-type="float" office:value="54.7" calcext:value-type="float">
            <text:p>54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624" calcext:value-type="float">
            <text:p>40.624</text:p>
          </table:table-cell>
          <table:table-cell office:value-type="float" office:value="0.112158" calcext:value-type="float">
            <text:p>0.112158</text:p>
          </table:table-cell>
          <table:table-cell table:number-columns-repeated="2"/>
          <table:table-cell office:value-type="float" office:value="17.146" calcext:value-type="float">
            <text:p>17.146</text:p>
          </table:table-cell>
          <table:table-cell office:value-type="float" office:value="62.76667" calcext:value-type="float">
            <text:p>62.76667</text:p>
          </table:table-cell>
          <table:table-cell office:value-type="float" office:value="61" calcext:value-type="float">
            <text:p>61</text:p>
          </table:table-cell>
          <table:table-cell office:value-type="float" office:value="8.545074" calcext:value-type="float">
            <text:p>8.545074</text:p>
          </table:table-cell>
          <table:table-cell table:number-columns-repeated="3"/>
          <table:table-cell office:value-type="float" office:value="26.03" calcext:value-type="float">
            <text:p>26.03</text:p>
          </table:table-cell>
          <table:table-cell office:value-type="float" office:value="63.73333" calcext:value-type="float">
            <text:p>63.73333</text:p>
          </table:table-cell>
          <table:table-cell office:value-type="float" office:value="61" calcext:value-type="float">
            <text:p>61</text:p>
          </table:table-cell>
          <table:table-cell office:value-type="float" office:value="12.57404" calcext:value-type="float">
            <text:p>12.57404</text:p>
          </table:table-cell>
        </table:table-row>
        <table:table-row table:style-name="ro1">
          <table:table-cell table:number-columns-repeated="2"/>
          <table:table-cell office:value-type="float" office:value="17.891" calcext:value-type="float">
            <text:p>17.891</text:p>
          </table:table-cell>
          <table:table-cell office:value-type="float" office:value="0.7170146" calcext:value-type="float">
            <text:p>0.7170146</text:p>
          </table:table-cell>
          <table:table-cell office:value-type="float" office:value="0.4073995" calcext:value-type="float">
            <text:p>0.4073995</text:p>
          </table:table-cell>
          <table:table-cell table:number-columns-repeated="5"/>
          <table:table-cell office:value-type="float" office:value="0.08670478" calcext:value-type="float">
            <text:p>0.08670478</text:p>
          </table:table-cell>
          <table:table-cell office:value-type="float" office:value="0.08670423" calcext:value-type="float">
            <text:p>0.08670423</text:p>
          </table:table-cell>
          <table:table-cell table:number-columns-repeated="5"/>
          <table:table-cell office:value-type="float" office:value="12.653" calcext:value-type="float">
            <text:p>12.653</text:p>
          </table:table-cell>
          <table:table-cell office:value-type="float" office:value="59.16667" calcext:value-type="float">
            <text:p>59.1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679" calcext:value-type="float">
            <text:p>40.679</text:p>
          </table:table-cell>
          <table:table-cell office:value-type="float" office:value="0.1119373" calcext:value-type="float">
            <text:p>0.1119373</text:p>
          </table:table-cell>
          <table:table-cell table:number-columns-repeated="2"/>
          <table:table-cell office:value-type="float" office:value="17.201" calcext:value-type="float">
            <text:p>17.201</text:p>
          </table:table-cell>
          <table:table-cell office:value-type="float" office:value="59.56666" calcext:value-type="float">
            <text:p>59.56666</text:p>
          </table:table-cell>
          <table:table-cell office:value-type="float" office:value="61" calcext:value-type="float">
            <text:p>61</text:p>
          </table:table-cell>
          <table:table-cell office:value-type="float" office:value="8.370374" calcext:value-type="float">
            <text:p>8.370374</text:p>
          </table:table-cell>
          <table:table-cell table:number-columns-repeated="3"/>
          <table:table-cell office:value-type="float" office:value="26.084" calcext:value-type="float">
            <text:p>26.084</text:p>
          </table:table-cell>
          <table:table-cell office:value-type="float" office:value="60.43334" calcext:value-type="float">
            <text:p>60.43334</text:p>
          </table:table-cell>
          <table:table-cell office:value-type="float" office:value="61" calcext:value-type="float">
            <text:p>61</text:p>
          </table:table-cell>
          <table:table-cell office:value-type="float" office:value="10.69598" calcext:value-type="float">
            <text:p>10.69598</text:p>
          </table:table-cell>
        </table:table-row>
        <table:table-row table:style-name="ro1">
          <table:table-cell table:number-columns-repeated="2"/>
          <table:table-cell office:value-type="float" office:value="17.913" calcext:value-type="float">
            <text:p>17.913</text:p>
          </table:table-cell>
          <table:table-cell office:value-type="float" office:value="0.6583216" calcext:value-type="float">
            <text:p>0.6583216</text:p>
          </table:table-cell>
          <table:table-cell office:value-type="float" office:value="0.3972402" calcext:value-type="float">
            <text:p>0.3972402</text:p>
          </table:table-cell>
          <table:table-cell table:number-columns-repeated="5"/>
          <table:table-cell office:value-type="float" office:value="0.09537575" calcext:value-type="float">
            <text:p>0.09537575</text:p>
          </table:table-cell>
          <table:table-cell office:value-type="float" office:value="0.09537416" calcext:value-type="float">
            <text:p>0.09537416</text:p>
          </table:table-cell>
          <table:table-cell table:number-columns-repeated="5"/>
          <table:table-cell office:value-type="float" office:value="12.837" calcext:value-type="float">
            <text:p>12.837</text:p>
          </table:table-cell>
          <table:table-cell office:value-type="float" office:value="54.03333" calcext:value-type="float">
            <text:p>54.0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735" calcext:value-type="float">
            <text:p>40.735</text:p>
          </table:table-cell>
          <table:table-cell office:value-type="float" office:value="0.1095258" calcext:value-type="float">
            <text:p>0.1095258</text:p>
          </table:table-cell>
          <table:table-cell table:number-columns-repeated="2"/>
          <table:table-cell office:value-type="float" office:value="17.258" calcext:value-type="float">
            <text:p>17.258</text:p>
          </table:table-cell>
          <table:table-cell office:value-type="float" office:value="58.03333" calcext:value-type="float">
            <text:p>58.03333</text:p>
          </table:table-cell>
          <table:table-cell office:value-type="float" office:value="61" calcext:value-type="float">
            <text:p>61</text:p>
          </table:table-cell>
          <table:table-cell office:value-type="float" office:value="8.386155" calcext:value-type="float">
            <text:p>8.386155</text:p>
          </table:table-cell>
          <table:table-cell table:number-columns-repeated="3"/>
          <table:table-cell office:value-type="float" office:value="26.14" calcext:value-type="float">
            <text:p>26.14</text:p>
          </table:table-cell>
          <table:table-cell office:value-type="float" office:value="63.1" calcext:value-type="float">
            <text:p>63.1</text:p>
          </table:table-cell>
          <table:table-cell office:value-type="float" office:value="61" calcext:value-type="float">
            <text:p>61</text:p>
          </table:table-cell>
          <table:table-cell office:value-type="float" office:value="10.29722" calcext:value-type="float">
            <text:p>10.29722</text:p>
          </table:table-cell>
        </table:table-row>
        <table:table-row table:style-name="ro1">
          <table:table-cell table:number-columns-repeated="2"/>
          <table:table-cell office:value-type="float" office:value="17.935" calcext:value-type="float">
            <text:p>17.935</text:p>
          </table:table-cell>
          <table:table-cell office:value-type="float" office:value="0.5644285" calcext:value-type="float">
            <text:p>0.5644285</text:p>
          </table:table-cell>
          <table:table-cell office:value-type="float" office:value="0.3945222" calcext:value-type="float">
            <text:p>0.3945222</text:p>
          </table:table-cell>
          <table:table-cell table:number-columns-repeated="5"/>
          <table:table-cell office:value-type="float" office:value="0.0867058" calcext:value-type="float">
            <text:p>0.0867058</text:p>
          </table:table-cell>
          <table:table-cell office:value-type="float" office:value="0.1040451" calcext:value-type="float">
            <text:p>0.1040451</text:p>
          </table:table-cell>
          <table:table-cell table:number-columns-repeated="5"/>
          <table:table-cell office:value-type="float" office:value="12.891" calcext:value-type="float">
            <text:p>12.891</text:p>
          </table:table-cell>
          <table:table-cell office:value-type="float" office:value="61.76667" calcext:value-type="float">
            <text:p>61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918" calcext:value-type="float">
            <text:p>40.918</text:p>
          </table:table-cell>
          <table:table-cell office:value-type="float" office:value="0.0847527" calcext:value-type="float">
            <text:p>0.0847527</text:p>
          </table:table-cell>
          <table:table-cell table:number-columns-repeated="2"/>
          <table:table-cell office:value-type="float" office:value="17.44" calcext:value-type="float">
            <text:p>17.44</text:p>
          </table:table-cell>
          <table:table-cell office:value-type="float" office:value="57.16667" calcext:value-type="float">
            <text:p>57.16667</text:p>
          </table:table-cell>
          <table:table-cell office:value-type="float" office:value="61" calcext:value-type="float">
            <text:p>61</text:p>
          </table:table-cell>
          <table:table-cell office:value-type="float" office:value="7.835892" calcext:value-type="float">
            <text:p>7.835892</text:p>
          </table:table-cell>
          <table:table-cell table:number-columns-repeated="3"/>
          <table:table-cell office:value-type="float" office:value="26.194" calcext:value-type="float">
            <text:p>26.194</text:p>
          </table:table-cell>
          <table:table-cell office:value-type="float" office:value="61.56667" calcext:value-type="float">
            <text:p>61.56667</text:p>
          </table:table-cell>
          <table:table-cell office:value-type="float" office:value="61" calcext:value-type="float">
            <text:p>61</text:p>
          </table:table-cell>
          <table:table-cell office:value-type="float" office:value="9.066728" calcext:value-type="float">
            <text:p>9.066728</text:p>
          </table:table-cell>
        </table:table-row>
        <table:table-row table:style-name="ro1">
          <table:table-cell table:number-columns-repeated="2"/>
          <table:table-cell office:value-type="float" office:value="18.108" calcext:value-type="float">
            <text:p>18.108</text:p>
          </table:table-cell>
          <table:table-cell office:value-type="float" office:value="0.4798704" calcext:value-type="float">
            <text:p>0.4798704</text:p>
          </table:table-cell>
          <table:table-cell office:value-type="float" office:value="0.4050822" calcext:value-type="float">
            <text:p>0.4050822</text:p>
          </table:table-cell>
          <table:table-cell table:number-columns-repeated="5"/>
          <table:table-cell office:value-type="float" office:value="0.07803587" calcext:value-type="float">
            <text:p>0.07803587</text:p>
          </table:table-cell>
          <table:table-cell office:value-type="float" office:value="0.1127161" calcext:value-type="float">
            <text:p>0.1127161</text:p>
          </table:table-cell>
          <table:table-cell table:number-columns-repeated="5"/>
          <table:table-cell office:value-type="float" office:value="12.946" calcext:value-type="float">
            <text:p>12.946</text:p>
          </table:table-cell>
          <table:table-cell office:value-type="float" office:value="58.36667" calcext:value-type="float">
            <text:p>58.3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0.973" calcext:value-type="float">
            <text:p>40.973</text:p>
          </table:table-cell>
          <table:table-cell office:value-type="float" office:value="0.07730809" calcext:value-type="float">
            <text:p>0.07730809</text:p>
          </table:table-cell>
          <table:table-cell table:number-columns-repeated="2"/>
          <table:table-cell office:value-type="float" office:value="17.495" calcext:value-type="float">
            <text:p>17.495</text:p>
          </table:table-cell>
          <table:table-cell office:value-type="float" office:value="58.8" calcext:value-type="float">
            <text:p>58.8</text:p>
          </table:table-cell>
          <table:table-cell office:value-type="float" office:value="61" calcext:value-type="float">
            <text:p>61</text:p>
          </table:table-cell>
          <table:table-cell office:value-type="float" office:value="8.418833" calcext:value-type="float">
            <text:p>8.418833</text:p>
          </table:table-cell>
          <table:table-cell table:number-columns-repeated="3"/>
          <table:table-cell office:value-type="float" office:value="26.388" calcext:value-type="float">
            <text:p>26.388</text:p>
          </table:table-cell>
          <table:table-cell office:value-type="float" office:value="61.76667" calcext:value-type="float">
            <text:p>61.76667</text:p>
          </table:table-cell>
          <table:table-cell office:value-type="float" office:value="61" calcext:value-type="float">
            <text:p>61</text:p>
          </table:table-cell>
          <table:table-cell office:value-type="float" office:value="7.023466" calcext:value-type="float">
            <text:p>7.023466</text:p>
          </table:table-cell>
        </table:table-row>
        <table:table-row table:style-name="ro1"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float" office:value="0.4855629" calcext:value-type="float">
            <text:p>0.4855629</text:p>
          </table:table-cell>
          <table:table-cell office:value-type="float" office:value="0.4094616" calcext:value-type="float">
            <text:p>0.4094616</text:p>
          </table:table-cell>
          <table:table-cell table:number-columns-repeated="5"/>
          <table:table-cell office:value-type="float" office:value="0.06936593" calcext:value-type="float">
            <text:p>0.06936593</text:p>
          </table:table-cell>
          <table:table-cell office:value-type="float" office:value="0.1213871" calcext:value-type="float">
            <text:p>0.121387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6.6" calcext:value-type="float">
            <text:p>56.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028" calcext:value-type="float">
            <text:p>41.028</text:p>
          </table:table-cell>
          <table:table-cell office:value-type="float" office:value="0.07380306" calcext:value-type="float">
            <text:p>0.07380306</text:p>
          </table:table-cell>
          <table:table-cell table:number-columns-repeated="2"/>
          <table:table-cell office:value-type="float" office:value="17.549" calcext:value-type="float">
            <text:p>17.549</text:p>
          </table:table-cell>
          <table:table-cell office:value-type="float" office:value="57.73334" calcext:value-type="float">
            <text:p>57.73334</text:p>
          </table:table-cell>
          <table:table-cell office:value-type="float" office:value="61" calcext:value-type="float">
            <text:p>61</text:p>
          </table:table-cell>
          <table:table-cell office:value-type="float" office:value="8.328603" calcext:value-type="float">
            <text:p>8.328603</text:p>
          </table:table-cell>
          <table:table-cell table:number-columns-repeated="3"/>
          <table:table-cell office:value-type="float" office:value="26.446" calcext:value-type="float">
            <text:p>26.446</text:p>
          </table:table-cell>
          <table:table-cell office:value-type="float" office:value="59.96667" calcext:value-type="float">
            <text:p>59.96667</text:p>
          </table:table-cell>
          <table:table-cell office:value-type="float" office:value="61" calcext:value-type="float">
            <text:p>61</text:p>
          </table:table-cell>
          <table:table-cell office:value-type="float" office:value="6.294972" calcext:value-type="float">
            <text:p>6.294972</text:p>
          </table:table-cell>
        </table:table-row>
        <table:table-row table:style-name="ro1">
          <table:table-cell table:number-columns-repeated="2"/>
          <table:table-cell office:value-type="float" office:value="18.152" calcext:value-type="float">
            <text:p>18.152</text:p>
          </table:table-cell>
          <table:table-cell office:value-type="float" office:value="0.5844802" calcext:value-type="float">
            <text:p>0.5844802</text:p>
          </table:table-cell>
          <table:table-cell office:value-type="float" office:value="0.4152761" calcext:value-type="float">
            <text:p>0.4152761</text:p>
          </table:table-cell>
          <table:table-cell table:number-columns-repeated="5"/>
          <table:table-cell office:value-type="float" office:value="0.02601624" calcext:value-type="float">
            <text:p>0.02601624</text:p>
          </table:table-cell>
          <table:table-cell office:value-type="float" office:value="0.1647419" calcext:value-type="float">
            <text:p>0.1647419</text:p>
          </table:table-cell>
          <table:table-cell table:number-columns-repeated="5"/>
          <table:table-cell office:value-type="float" office:value="13.194" calcext:value-type="float">
            <text:p>13.194</text:p>
          </table:table-cell>
          <table:table-cell office:value-type="float" office:value="61.33333" calcext:value-type="float">
            <text:p>61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082" calcext:value-type="float">
            <text:p>41.082</text:p>
          </table:table-cell>
          <table:table-cell office:value-type="float" office:value="0.06839869" calcext:value-type="float">
            <text:p>0.06839869</text:p>
          </table:table-cell>
          <table:table-cell table:number-columns-repeated="2"/>
          <table:table-cell office:value-type="float" office:value="17.603" calcext:value-type="float">
            <text:p>17.603</text:p>
          </table:table-cell>
          <table:table-cell office:value-type="float" office:value="58.43334" calcext:value-type="float">
            <text:p>58.43334</text:p>
          </table:table-cell>
          <table:table-cell office:value-type="float" office:value="61" calcext:value-type="float">
            <text:p>61</text:p>
          </table:table-cell>
          <table:table-cell office:value-type="float" office:value="8.300385" calcext:value-type="float">
            <text:p>8.300385</text:p>
          </table:table-cell>
          <table:table-cell table:number-columns-repeated="3"/>
          <table:table-cell office:value-type="float" office:value="26.502" calcext:value-type="float">
            <text:p>26.502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1" calcext:value-type="float">
            <text:p>61</text:p>
          </table:table-cell>
          <table:table-cell office:value-type="float" office:value="6.160557" calcext:value-type="float">
            <text:p>6.160557</text:p>
          </table:table-cell>
        </table:table-row>
        <table:table-row table:style-name="ro1">
          <table:table-cell table:number-columns-repeated="2"/>
          <table:table-cell office:value-type="float" office:value="18.174" calcext:value-type="float">
            <text:p>18.174</text:p>
          </table:table-cell>
          <table:table-cell office:value-type="float" office:value="0.652385" calcext:value-type="float">
            <text:p>0.652385</text:p>
          </table:table-cell>
          <table:table-cell office:value-type="float" office:value="0.4379326" calcext:value-type="float">
            <text:p>0.4379326</text:p>
          </table:table-cell>
          <table:table-cell table:number-columns-repeated="5"/>
          <table:table-cell office:value-type="float" office:value="-0.05201319" calcext:value-type="float">
            <text:p>-0.05201319</text:p>
          </table:table-cell>
          <table:table-cell office:value-type="float" office:value="0.2427805" calcext:value-type="float">
            <text:p>0.2427805</text:p>
          </table:table-cell>
          <table:table-cell table:number-columns-repeated="5"/>
          <table:table-cell office:value-type="float" office:value="13.252" calcext:value-type="float">
            <text:p>13.252</text:p>
          </table:table-cell>
          <table:table-cell office:value-type="float" office:value="61.06667" calcext:value-type="float">
            <text:p>61.0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275" calcext:value-type="float">
            <text:p>41.275</text:p>
          </table:table-cell>
          <table:table-cell office:value-type="float" office:value="0.3933772" calcext:value-type="float">
            <text:p>0.3933772</text:p>
          </table:table-cell>
          <table:table-cell table:number-columns-repeated="2"/>
          <table:table-cell office:value-type="float" office:value="17.796" calcext:value-type="float">
            <text:p>17.796</text:p>
          </table:table-cell>
          <table:table-cell office:value-type="float" office:value="58.66667" calcext:value-type="float">
            <text:p>58.66667</text:p>
          </table:table-cell>
          <table:table-cell office:value-type="float" office:value="61" calcext:value-type="float">
            <text:p>61</text:p>
          </table:table-cell>
          <table:table-cell office:value-type="float" office:value="8.109718" calcext:value-type="float">
            <text:p>8.109718</text:p>
          </table:table-cell>
          <table:table-cell table:number-columns-repeated="3"/>
          <table:table-cell office:value-type="float" office:value="26.558" calcext:value-type="float">
            <text:p>26.558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5.809134" calcext:value-type="float">
            <text:p>5.809134</text:p>
          </table:table-cell>
        </table:table-row>
        <table:table-row table:style-name="ro1">
          <table:table-cell table:number-columns-repeated="2"/>
          <table:table-cell office:value-type="float" office:value="18.199" calcext:value-type="float">
            <text:p>18.199</text:p>
          </table:table-cell>
          <table:table-cell office:value-type="float" office:value="0.6683471" calcext:value-type="float">
            <text:p>0.6683471</text:p>
          </table:table-cell>
          <table:table-cell office:value-type="float" office:value="0.4733995" calcext:value-type="float">
            <text:p>0.4733995</text:p>
          </table:table-cell>
          <table:table-cell table:number-columns-repeated="5"/>
          <table:table-cell office:value-type="float" office:value="-0.1647319" calcext:value-type="float">
            <text:p>-0.1647319</text:p>
          </table:table-cell>
          <table:table-cell office:value-type="float" office:value="0.3554935" calcext:value-type="float">
            <text:p>0.3554935</text:p>
          </table:table-cell>
          <table:table-cell table:number-columns-repeated="5"/>
          <table:table-cell office:value-type="float" office:value="13.308" calcext:value-type="float">
            <text:p>13.308</text:p>
          </table:table-cell>
          <table:table-cell office:value-type="float" office:value="63.43334" calcext:value-type="float">
            <text:p>63.4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335" calcext:value-type="float">
            <text:p>41.335</text:p>
          </table:table-cell>
          <table:table-cell office:value-type="float" office:value="0.08710328" calcext:value-type="float">
            <text:p>0.08710328</text:p>
          </table:table-cell>
          <table:table-cell table:number-columns-repeated="2"/>
          <table:table-cell office:value-type="float" office:value="17.85" calcext:value-type="float">
            <text:p>17.85</text:p>
          </table:table-cell>
          <table:table-cell office:value-type="float" office:value="60.83333" calcext:value-type="float">
            <text:p>60.83333</text:p>
          </table:table-cell>
          <table:table-cell office:value-type="float" office:value="61" calcext:value-type="float">
            <text:p>61</text:p>
          </table:table-cell>
          <table:table-cell office:value-type="float" office:value="7.919052" calcext:value-type="float">
            <text:p>7.919052</text:p>
          </table:table-cell>
          <table:table-cell table:number-columns-repeated="3"/>
          <table:table-cell office:value-type="float" office:value="26.741" calcext:value-type="float">
            <text:p>26.741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61" calcext:value-type="float">
            <text:p>61</text:p>
          </table:table-cell>
          <table:table-cell office:value-type="float" office:value="16.15643" calcext:value-type="float">
            <text:p>16.15643</text:p>
          </table:table-cell>
        </table:table-row>
        <table:table-row table:style-name="ro1">
          <table:table-cell table:number-columns-repeated="2"/>
          <table:table-cell office:value-type="float" office:value="18.223" calcext:value-type="float">
            <text:p>18.223</text:p>
          </table:table-cell>
          <table:table-cell office:value-type="float" office:value="0.5753229" calcext:value-type="float">
            <text:p>0.5753229</text:p>
          </table:table-cell>
          <table:table-cell office:value-type="float" office:value="0.4327746" calcext:value-type="float">
            <text:p>0.4327746</text:p>
          </table:table-cell>
          <table:table-cell table:number-columns-repeated="5"/>
          <table:table-cell office:value-type="float" office:value="-0.2254561" calcext:value-type="float">
            <text:p>-0.2254561</text:p>
          </table:table-cell>
          <table:table-cell office:value-type="float" office:value="0.4335034" calcext:value-type="float">
            <text:p>0.4335034</text:p>
          </table:table-cell>
          <table:table-cell table:number-columns-repeated="5"/>
          <table:table-cell office:value-type="float" office:value="13.364" calcext:value-type="float">
            <text:p>13.364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39" calcext:value-type="float">
            <text:p>41.39</text:p>
          </table:table-cell>
          <table:table-cell office:value-type="float" office:value="0.1549793" calcext:value-type="float">
            <text:p>0.1549793</text:p>
          </table:table-cell>
          <table:table-cell table:number-columns-repeated="2"/>
          <table:table-cell office:value-type="float" office:value="17.904" calcext:value-type="float">
            <text:p>17.904</text:p>
          </table:table-cell>
          <table:table-cell office:value-type="float" office:value="58.7" calcext:value-type="float">
            <text:p>58.7</text:p>
          </table:table-cell>
          <table:table-cell office:value-type="float" office:value="61" calcext:value-type="float">
            <text:p>61</text:p>
          </table:table-cell>
          <table:table-cell office:value-type="float" office:value="8.311707" calcext:value-type="float">
            <text:p>8.311707</text:p>
          </table:table-cell>
          <table:table-cell table:number-columns-repeated="3"/>
          <table:table-cell office:value-type="float" office:value="26.801" calcext:value-type="float">
            <text:p>26.801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61" calcext:value-type="float">
            <text:p>61</text:p>
          </table:table-cell>
          <table:table-cell office:value-type="float" office:value="16.32339" calcext:value-type="float">
            <text:p>16.32339</text:p>
          </table:table-cell>
        </table:table-row>
        <table:table-row table:style-name="ro1">
          <table:table-cell table:number-columns-repeated="2"/>
          <table:table-cell office:value-type="float" office:value="18.245" calcext:value-type="float">
            <text:p>18.245</text:p>
          </table:table-cell>
          <table:table-cell office:value-type="float" office:value="0.5433202" calcext:value-type="float">
            <text:p>0.5433202</text:p>
          </table:table-cell>
          <table:table-cell office:value-type="float" office:value="0.4412519" calcext:value-type="float">
            <text:p>0.4412519</text:p>
          </table:table-cell>
          <table:table-cell table:number-columns-repeated="5"/>
          <table:table-cell office:value-type="float" office:value="-0.1994297" calcext:value-type="float">
            <text:p>-0.1994297</text:p>
          </table:table-cell>
          <table:table-cell office:value-type="float" office:value="0.4075072" calcext:value-type="float">
            <text:p>0.4075072</text:p>
          </table:table-cell>
          <table:table-cell table:number-columns-repeated="5"/>
          <table:table-cell office:value-type="float" office:value="13.548" calcext:value-type="float">
            <text:p>13.548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447" calcext:value-type="float">
            <text:p>41.447</text:p>
          </table:table-cell>
          <table:table-cell office:value-type="float" office:value="0.1467253" calcext:value-type="float">
            <text:p>0.1467253</text:p>
          </table:table-cell>
          <table:table-cell table:number-columns-repeated="2"/>
          <table:table-cell office:value-type="float" office:value="17.955" calcext:value-type="float">
            <text:p>17.955</text:p>
          </table:table-cell>
          <table:table-cell office:value-type="float" office:value="58.3" calcext:value-type="float">
            <text:p>58.3</text:p>
          </table:table-cell>
          <table:table-cell office:value-type="float" office:value="61" calcext:value-type="float">
            <text:p>61</text:p>
          </table:table-cell>
          <table:table-cell office:value-type="float" office:value="8.269937" calcext:value-type="float">
            <text:p>8.269937</text:p>
          </table:table-cell>
          <table:table-cell table:number-columns-repeated="3"/>
          <table:table-cell office:value-type="float" office:value="26.858" calcext:value-type="float">
            <text:p>26.858</text:p>
          </table:table-cell>
          <table:table-cell office:value-type="float" office:value="50.73333" calcext:value-type="float">
            <text:p>50.73333</text:p>
          </table:table-cell>
          <table:table-cell office:value-type="float" office:value="61" calcext:value-type="float">
            <text:p>61</text:p>
          </table:table-cell>
          <table:table-cell office:value-type="float" office:value="16.48143" calcext:value-type="float">
            <text:p>16.48143</text:p>
          </table:table-cell>
        </table:table-row>
        <table:table-row table:style-name="ro1">
          <table:table-cell table:number-columns-repeated="2"/>
          <table:table-cell office:value-type="float" office:value="18.268" calcext:value-type="float">
            <text:p>18.268</text:p>
          </table:table-cell>
          <table:table-cell office:value-type="float" office:value="0.5988505" calcext:value-type="float">
            <text:p>0.5988505</text:p>
          </table:table-cell>
          <table:table-cell office:value-type="float" office:value="0.5604209" calcext:value-type="float">
            <text:p>0.5604209</text:p>
          </table:table-cell>
          <table:table-cell table:number-columns-repeated="5"/>
          <table:table-cell office:value-type="float" office:value="-0.1734023" calcext:value-type="float">
            <text:p>-0.1734023</text:p>
          </table:table-cell>
          <table:table-cell office:value-type="float" office:value="0.3815119" calcext:value-type="float">
            <text:p>0.3815119</text:p>
          </table:table-cell>
          <table:table-cell table:number-columns-repeated="5"/>
          <table:table-cell office:value-type="float" office:value="13.602" calcext:value-type="float">
            <text:p>13.602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637" calcext:value-type="float">
            <text:p>41.637</text:p>
          </table:table-cell>
          <table:table-cell office:value-type="float" office:value="0.1806037" calcext:value-type="float">
            <text:p>0.1806037</text:p>
          </table:table-cell>
          <table:table-cell table:number-columns-repeated="2"/>
          <table:table-cell office:value-type="float" office:value="18.152" calcext:value-type="float">
            <text:p>18.152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8.269937" calcext:value-type="float">
            <text:p>8.269937</text:p>
          </table:table-cell>
          <table:table-cell table:number-columns-repeated="3"/>
          <table:table-cell office:value-type="float" office:value="26.913" calcext:value-type="float">
            <text:p>26.913</text:p>
          </table:table-cell>
          <table:table-cell office:value-type="float" office:value="52.73334" calcext:value-type="float">
            <text:p>52.73334</text:p>
          </table:table-cell>
          <table:table-cell office:value-type="float" office:value="61" calcext:value-type="float">
            <text:p>61</text:p>
          </table:table-cell>
          <table:table-cell office:value-type="float" office:value="11.6256" calcext:value-type="float">
            <text:p>11.6256</text:p>
          </table:table-cell>
        </table:table-row>
        <table:table-row table:style-name="ro1">
          <table:table-cell table:number-columns-repeated="2"/>
          <table:table-cell office:value-type="float" office:value="18.29" calcext:value-type="float">
            <text:p>18.29</text:p>
          </table:table-cell>
          <table:table-cell office:value-type="float" office:value="0.7155016" calcext:value-type="float">
            <text:p>0.7155016</text:p>
          </table:table-cell>
          <table:table-cell office:value-type="float" office:value="0.6751002" calcext:value-type="float">
            <text:p>0.6751002</text:p>
          </table:table-cell>
          <table:table-cell table:number-columns-repeated="5"/>
          <table:table-cell office:value-type="float" office:value="-0.1473859" calcext:value-type="float">
            <text:p>-0.1473859</text:p>
          </table:table-cell>
          <table:table-cell office:value-type="float" office:value="0.3728565" calcext:value-type="float">
            <text:p>0.3728565</text:p>
          </table:table-cell>
          <table:table-cell table:number-columns-repeated="5"/>
          <table:table-cell office:value-type="float" office:value="13.657" calcext:value-type="float">
            <text:p>13.657</text:p>
          </table:table-cell>
          <table:table-cell office:value-type="float" office:value="57.83333" calcext:value-type="float">
            <text:p>57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693" calcext:value-type="float">
            <text:p>41.693</text:p>
          </table:table-cell>
          <table:table-cell office:value-type="float" office:value="0.1225782" calcext:value-type="float">
            <text:p>0.1225782</text:p>
          </table:table-cell>
          <table:table-cell table:number-columns-repeated="2"/>
          <table:table-cell office:value-type="float" office:value="18.206" calcext:value-type="float">
            <text:p>18.206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.224823" calcext:value-type="float">
            <text:p>8.224823</text:p>
          </table:table-cell>
          <table:table-cell table:number-columns-repeated="3"/>
          <table:table-cell office:value-type="float" office:value="27.098" calcext:value-type="float">
            <text:p>27.098</text:p>
          </table:table-cell>
          <table:table-cell office:value-type="float" office:value="56.96667" calcext:value-type="float">
            <text:p>56.96667</text:p>
          </table:table-cell>
          <table:table-cell office:value-type="float" office:value="61" calcext:value-type="float">
            <text:p>61</text:p>
          </table:table-cell>
          <table:table-cell office:value-type="float" office:value="21.59868" calcext:value-type="float">
            <text:p>21.59868</text:p>
          </table:table-cell>
        </table:table-row>
        <table:table-row table:style-name="ro1">
          <table:table-cell table:number-columns-repeated="2"/>
          <table:table-cell office:value-type="float" office:value="18.462" calcext:value-type="float">
            <text:p>18.462</text:p>
          </table:table-cell>
          <table:table-cell office:value-type="float" office:value="1.003285" calcext:value-type="float">
            <text:p>1.003285</text:p>
          </table:table-cell>
          <table:table-cell office:value-type="float" office:value="0.922961" calcext:value-type="float">
            <text:p>0.922961</text:p>
          </table:table-cell>
          <table:table-cell table:number-columns-repeated="5"/>
          <table:table-cell office:value-type="float" office:value="-0.1213704" calcext:value-type="float">
            <text:p>-0.1213704</text:p>
          </table:table-cell>
          <table:table-cell office:value-type="float" office:value="0.3641987" calcext:value-type="float">
            <text:p>0.3641987</text:p>
          </table:table-cell>
          <table:table-cell table:number-columns-repeated="5"/>
          <table:table-cell office:value-type="float" office:value="13.712" calcext:value-type="float">
            <text:p>13.712</text:p>
          </table:table-cell>
          <table:table-cell office:value-type="float" office:value="58.36667" calcext:value-type="float">
            <text:p>58.3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747" calcext:value-type="float">
            <text:p>41.747</text:p>
          </table:table-cell>
          <table:table-cell office:value-type="float" office:value="0.2103372" calcext:value-type="float">
            <text:p>0.2103372</text:p>
          </table:table-cell>
          <table:table-cell table:number-columns-repeated="2"/>
          <table:table-cell office:value-type="float" office:value="18.26" calcext:value-type="float">
            <text:p>18.26</text:p>
          </table:table-cell>
          <table:table-cell office:value-type="float" office:value="57.8" calcext:value-type="float">
            <text:p>57.8</text:p>
          </table:table-cell>
          <table:table-cell office:value-type="float" office:value="61" calcext:value-type="float">
            <text:p>61</text:p>
          </table:table-cell>
          <table:table-cell office:value-type="float" office:value="8.151488" calcext:value-type="float">
            <text:p>8.151488</text:p>
          </table:table-cell>
          <table:table-cell table:number-columns-repeated="3"/>
          <table:table-cell office:value-type="float" office:value="27.157" calcext:value-type="float">
            <text:p>27.157</text:p>
          </table:table-cell>
          <table:table-cell office:value-type="float" office:value="57.46667" calcext:value-type="float">
            <text:p>57.46667</text:p>
          </table:table-cell>
          <table:table-cell office:value-type="float" office:value="61" calcext:value-type="float">
            <text:p>61</text:p>
          </table:table-cell>
          <table:table-cell office:value-type="float" office:value="30.77514" calcext:value-type="float">
            <text:p>30.77514</text:p>
          </table:table-cell>
        </table:table-row>
        <table:table-row table:style-name="ro1">
          <table:table-cell table:number-columns-repeated="2"/>
          <table:table-cell office:value-type="float" office:value="18.484" calcext:value-type="float">
            <text:p>18.484</text:p>
          </table:table-cell>
          <table:table-cell office:value-type="float" office:value="1.057723" calcext:value-type="float">
            <text:p>1.057723</text:p>
          </table:table-cell>
          <table:table-cell office:value-type="float" office:value="0.9265479" calcext:value-type="float">
            <text:p>0.9265479</text:p>
          </table:table-cell>
          <table:table-cell table:number-columns-repeated="5"/>
          <table:table-cell office:value-type="float" office:value="-0.08670285" calcext:value-type="float">
            <text:p>-0.08670285</text:p>
          </table:table-cell>
          <table:table-cell office:value-type="float" office:value="0.3988947" calcext:value-type="float">
            <text:p>0.3988947</text:p>
          </table:table-cell>
          <table:table-cell table:number-columns-repeated="5"/>
          <table:table-cell office:value-type="float" office:value="13.906" calcext:value-type="float">
            <text:p>13.906</text:p>
          </table:table-cell>
          <table:table-cell office:value-type="float" office:value="46.6" calcext:value-type="float">
            <text:p>46.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802" calcext:value-type="float">
            <text:p>41.802</text:p>
          </table:table-cell>
          <table:table-cell office:value-type="float" office:value="0.3112781" calcext:value-type="float">
            <text:p>0.3112781</text:p>
          </table:table-cell>
          <table:table-cell table:number-columns-repeated="2"/>
          <table:table-cell office:value-type="float" office:value="18.315" calcext:value-type="float">
            <text:p>18.315</text:p>
          </table:table-cell>
          <table:table-cell office:value-type="float" office:value="57.66667" calcext:value-type="float">
            <text:p>57.66667</text:p>
          </table:table-cell>
          <table:table-cell office:value-type="float" office:value="61" calcext:value-type="float">
            <text:p>61</text:p>
          </table:table-cell>
          <table:table-cell office:value-type="float" office:value="8.269937" calcext:value-type="float">
            <text:p>8.269937</text:p>
          </table:table-cell>
          <table:table-cell table:number-columns-repeated="3"/>
          <table:table-cell office:value-type="float" office:value="27.213" calcext:value-type="float">
            <text:p>27.213</text:p>
          </table:table-cell>
          <table:table-cell office:value-type="float" office:value="55.96667" calcext:value-type="float">
            <text:p>55.96667</text:p>
          </table:table-cell>
          <table:table-cell office:value-type="float" office:value="61" calcext:value-type="float">
            <text:p>61</text:p>
          </table:table-cell>
          <table:table-cell office:value-type="float" office:value="18.36633" calcext:value-type="float">
            <text:p>18.36633</text:p>
          </table:table-cell>
        </table:table-row>
        <table:table-row table:style-name="ro1">
          <table:table-cell table:number-columns-repeated="2"/>
          <table:table-cell office:value-type="float" office:value="18.506" calcext:value-type="float">
            <text:p>18.506</text:p>
          </table:table-cell>
          <table:table-cell office:value-type="float" office:value="1.158868" calcext:value-type="float">
            <text:p>1.158868</text:p>
          </table:table-cell>
          <table:table-cell office:value-type="float" office:value="0.9161217" calcext:value-type="float">
            <text:p>0.9161217</text:p>
          </table:table-cell>
          <table:table-cell table:number-columns-repeated="5"/>
          <table:table-cell office:value-type="float" office:value="-0.01736226" calcext:value-type="float">
            <text:p>-0.01736226</text:p>
          </table:table-cell>
          <table:table-cell office:value-type="float" office:value="0.4682814" calcext:value-type="float">
            <text:p>0.4682814</text:p>
          </table:table-cell>
          <table:table-cell table:number-columns-repeated="5"/>
          <table:table-cell office:value-type="float" office:value="13.964" calcext:value-type="float">
            <text:p>13.964</text:p>
          </table:table-cell>
          <table:table-cell office:value-type="float" office:value="50.3" calcext:value-type="float">
            <text:p>50.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1.995" calcext:value-type="float">
            <text:p>41.995</text:p>
          </table:table-cell>
          <table:table-cell office:value-type="float" office:value="0.1840961" calcext:value-type="float">
            <text:p>0.1840961</text:p>
          </table:table-cell>
          <table:table-cell table:number-columns-repeated="2"/>
          <table:table-cell office:value-type="float" office:value="18.511" calcext:value-type="float">
            <text:p>18.511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8.355708" calcext:value-type="float">
            <text:p>8.355708</text:p>
          </table:table-cell>
          <table:table-cell table:number-columns-repeated="3"/>
          <table:table-cell office:value-type="float" office:value="27.269" calcext:value-type="float">
            <text:p>27.269</text:p>
          </table:table-cell>
          <table:table-cell office:value-type="float" office:value="59.03333" calcext:value-type="float">
            <text:p>59.03333</text:p>
          </table:table-cell>
          <table:table-cell office:value-type="float" office:value="61" calcext:value-type="float">
            <text:p>61</text:p>
          </table:table-cell>
          <table:table-cell office:value-type="float" office:value="17.31178" calcext:value-type="float">
            <text:p>17.31178</text:p>
          </table:table-cell>
        </table:table-row>
        <table:table-row table:style-name="ro1">
          <table:table-cell table:number-columns-repeated="2"/>
          <table:table-cell office:value-type="float" office:value="18.527" calcext:value-type="float">
            <text:p>18.527</text:p>
          </table:table-cell>
          <table:table-cell office:value-type="float" office:value="1.205964" calcext:value-type="float">
            <text:p>1.205964</text:p>
          </table:table-cell>
          <table:table-cell office:value-type="float" office:value="0.8733237" calcext:value-type="float">
            <text:p>0.8733237</text:p>
          </table:table-cell>
          <table:table-cell table:number-columns-repeated="5"/>
          <table:table-cell office:value-type="float" office:value="0.1213396" calcext:value-type="float">
            <text:p>0.1213396</text:p>
          </table:table-cell>
          <table:table-cell office:value-type="float" office:value="0.5896966" calcext:value-type="float">
            <text:p>0.5896966</text:p>
          </table:table-cell>
          <table:table-cell table:number-columns-repeated="5"/>
          <table:table-cell office:value-type="float" office:value="14.02" calcext:value-type="float">
            <text:p>14.02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049" calcext:value-type="float">
            <text:p>42.049</text:p>
          </table:table-cell>
          <table:table-cell office:value-type="float" office:value="0.1424041" calcext:value-type="float">
            <text:p>0.1424041</text:p>
          </table:table-cell>
          <table:table-cell table:number-columns-repeated="2"/>
          <table:table-cell office:value-type="float" office:value="18.566" calcext:value-type="float">
            <text:p>18.566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8.241718" calcext:value-type="float">
            <text:p>8.241718</text:p>
          </table:table-cell>
          <table:table-cell table:number-columns-repeated="3"/>
          <table:table-cell office:value-type="float" office:value="27.452" calcext:value-type="float">
            <text:p>27.452</text:p>
          </table:table-cell>
          <table:table-cell office:value-type="float" office:value="57.76667" calcext:value-type="float">
            <text:p>57.76667</text:p>
          </table:table-cell>
          <table:table-cell office:value-type="float" office:value="61" calcext:value-type="float">
            <text:p>61</text:p>
          </table:table-cell>
          <table:table-cell office:value-type="float" office:value="12.62975" calcext:value-type="float">
            <text:p>12.62975</text:p>
          </table:table-cell>
        </table:table-row>
        <table:table-row table:style-name="ro1">
          <table:table-cell table:number-columns-repeated="2"/>
          <table:table-cell office:value-type="float" office:value="18.549" calcext:value-type="float">
            <text:p>18.549</text:p>
          </table:table-cell>
          <table:table-cell office:value-type="float" office:value="1.163645" calcext:value-type="float">
            <text:p>1.163645</text:p>
          </table:table-cell>
          <table:table-cell office:value-type="float" office:value="0.8154326" calcext:value-type="float">
            <text:p>0.8154326</text:p>
          </table:table-cell>
          <table:table-cell table:number-columns-repeated="5"/>
          <table:table-cell office:value-type="float" office:value="0.2774312" calcext:value-type="float">
            <text:p>0.2774312</text:p>
          </table:table-cell>
          <table:table-cell office:value-type="float" office:value="0.7457413" calcext:value-type="float">
            <text:p>0.7457413</text:p>
          </table:table-cell>
          <table:table-cell table:number-columns-repeated="5"/>
          <table:table-cell office:value-type="float" office:value="14.076" calcext:value-type="float">
            <text:p>14.076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104" calcext:value-type="float">
            <text:p>42.104</text:p>
          </table:table-cell>
          <table:table-cell office:value-type="float" office:value="0.149114" calcext:value-type="float">
            <text:p>0.149114</text:p>
          </table:table-cell>
          <table:table-cell table:number-columns-repeated="2"/>
          <table:table-cell office:value-type="float" office:value="18.623" calcext:value-type="float">
            <text:p>18.623</text:p>
          </table:table-cell>
          <table:table-cell office:value-type="float" office:value="60.46667" calcext:value-type="float">
            <text:p>60.46667</text:p>
          </table:table-cell>
          <table:table-cell office:value-type="float" office:value="61" calcext:value-type="float">
            <text:p>61</text:p>
          </table:table-cell>
          <table:table-cell office:value-type="float" office:value="7.964362" calcext:value-type="float">
            <text:p>7.964362</text:p>
          </table:table-cell>
          <table:table-cell table:number-columns-repeated="3"/>
          <table:table-cell office:value-type="float" office:value="27.506" calcext:value-type="float">
            <text:p>27.506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1" calcext:value-type="float">
            <text:p>61</text:p>
          </table:table-cell>
          <table:table-cell office:value-type="float" office:value="11.48569" calcext:value-type="float">
            <text:p>11.48569</text:p>
          </table:table-cell>
        </table:table-row>
        <table:table-row table:style-name="ro1">
          <table:table-cell table:number-columns-repeated="2"/>
          <table:table-cell office:value-type="float" office:value="18.571" calcext:value-type="float">
            <text:p>18.571</text:p>
          </table:table-cell>
          <table:table-cell office:value-type="float" office:value="1.019726" calcext:value-type="float">
            <text:p>1.019726</text:p>
          </table:table-cell>
          <table:table-cell office:value-type="float" office:value="0.7543783" calcext:value-type="float">
            <text:p>0.7543783</text:p>
          </table:table-cell>
          <table:table-cell table:number-columns-repeated="5"/>
          <table:table-cell office:value-type="float" office:value="0.3555387" calcext:value-type="float">
            <text:p>0.3555387</text:p>
          </table:table-cell>
          <table:table-cell office:value-type="float" office:value="0.8237018" calcext:value-type="float">
            <text:p>0.8237018</text:p>
          </table:table-cell>
          <table:table-cell table:number-columns-repeated="5"/>
          <table:table-cell office:value-type="float" office:value="14.259" calcext:value-type="float">
            <text:p>14.259</text:p>
          </table:table-cell>
          <table:table-cell office:value-type="float" office:value="54.1" calcext:value-type="float">
            <text:p>54.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158" calcext:value-type="float">
            <text:p>42.158</text:p>
          </table:table-cell>
          <table:table-cell office:value-type="float" office:value="0.1515701" calcext:value-type="float">
            <text:p>0.1515701</text:p>
          </table:table-cell>
          <table:table-cell table:number-columns-repeated="2"/>
          <table:table-cell office:value-type="float" office:value="18.679" calcext:value-type="float">
            <text:p>18.679</text:p>
          </table:table-cell>
          <table:table-cell office:value-type="float" office:value="61.5" calcext:value-type="float">
            <text:p>61.5</text:p>
          </table:table-cell>
          <table:table-cell office:value-type="float" office:value="61" calcext:value-type="float">
            <text:p>61</text:p>
          </table:table-cell>
          <table:table-cell office:value-type="float" office:value="7.726351" calcext:value-type="float">
            <text:p>7.726351</text:p>
          </table:table-cell>
          <table:table-cell table:number-columns-repeated="3"/>
          <table:table-cell office:value-type="float" office:value="27.561" calcext:value-type="float">
            <text:p>27.561</text:p>
          </table:table-cell>
          <table:table-cell office:value-type="float" office:value="61.46667" calcext:value-type="float">
            <text:p>61.46667</text:p>
          </table:table-cell>
          <table:table-cell office:value-type="float" office:value="61" calcext:value-type="float">
            <text:p>61</text:p>
          </table:table-cell>
          <table:table-cell office:value-type="float" office:value="13.90564" calcext:value-type="float">
            <text:p>13.90564</text:p>
          </table:table-cell>
        </table:table-row>
        <table:table-row table:style-name="ro1">
          <table:table-cell table:number-columns-repeated="2"/>
          <table:table-cell office:value-type="float" office:value="18.594" calcext:value-type="float">
            <text:p>18.594</text:p>
          </table:table-cell>
          <table:table-cell office:value-type="float" office:value="0.9718719" calcext:value-type="float">
            <text:p>0.9718719</text:p>
          </table:table-cell>
          <table:table-cell office:value-type="float" office:value="0.7434844" calcext:value-type="float">
            <text:p>0.7434844</text:p>
          </table:table-cell>
          <table:table-cell table:number-columns-repeated="5"/>
          <table:table-cell office:value-type="float" office:value="0.338162" calcext:value-type="float">
            <text:p>0.338162</text:p>
          </table:table-cell>
          <table:table-cell office:value-type="float" office:value="0.7890379" calcext:value-type="float">
            <text:p>0.7890379</text:p>
          </table:table-cell>
          <table:table-cell table:number-columns-repeated="5"/>
          <table:table-cell office:value-type="float" office:value="14.32" calcext:value-type="float">
            <text:p>14.32</text:p>
          </table:table-cell>
          <table:table-cell office:value-type="float" office:value="54.36666" calcext:value-type="float">
            <text:p>54.3666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352" calcext:value-type="float">
            <text:p>42.352</text:p>
          </table:table-cell>
          <table:table-cell office:value-type="float" office:value="0.1102591" calcext:value-type="float">
            <text:p>0.1102591</text:p>
          </table:table-cell>
          <table:table-cell table:number-columns-repeated="2"/>
          <table:table-cell office:value-type="float" office:value="18.862" calcext:value-type="float">
            <text:p>18.862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1" calcext:value-type="float">
            <text:p>61</text:p>
          </table:table-cell>
          <table:table-cell office:value-type="float" office:value="7.757914" calcext:value-type="float">
            <text:p>7.757914</text:p>
          </table:table-cell>
          <table:table-cell table:number-columns-repeated="3"/>
          <table:table-cell office:value-type="float" office:value="27.616" calcext:value-type="float">
            <text:p>27.616</text:p>
          </table:table-cell>
          <table:table-cell office:value-type="float" office:value="60.1" calcext:value-type="float">
            <text:p>60.1</text:p>
          </table:table-cell>
          <table:table-cell office:value-type="float" office:value="61" calcext:value-type="float">
            <text:p>61</text:p>
          </table:table-cell>
          <table:table-cell office:value-type="float" office:value="13.78759" calcext:value-type="float">
            <text:p>13.78759</text:p>
          </table:table-cell>
        </table:table-row>
        <table:table-row table:style-name="ro1">
          <table:table-cell table:number-columns-repeated="2"/>
          <table:table-cell office:value-type="float" office:value="18.616" calcext:value-type="float">
            <text:p>18.616</text:p>
          </table:table-cell>
          <table:table-cell office:value-type="float" office:value="1.000857" calcext:value-type="float">
            <text:p>1.000857</text:p>
          </table:table-cell>
          <table:table-cell office:value-type="float" office:value="0.8244678" calcext:value-type="float">
            <text:p>0.8244678</text:p>
          </table:table-cell>
          <table:table-cell table:number-columns-repeated="5"/>
          <table:table-cell office:value-type="float" office:value="0.3208133" calcext:value-type="float">
            <text:p>0.3208133</text:p>
          </table:table-cell>
          <table:table-cell office:value-type="float" office:value="0.7717047" calcext:value-type="float">
            <text:p>0.7717047</text:p>
          </table:table-cell>
          <table:table-cell table:number-columns-repeated="5"/>
          <table:table-cell office:value-type="float" office:value="14.376" calcext:value-type="float">
            <text:p>14.376</text:p>
          </table:table-cell>
          <table:table-cell office:value-type="float" office:value="51.33333" calcext:value-type="float">
            <text:p>51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406" calcext:value-type="float">
            <text:p>42.406</text:p>
          </table:table-cell>
          <table:table-cell office:value-type="float" office:value="0.1078122" calcext:value-type="float">
            <text:p>0.1078122</text:p>
          </table:table-cell>
          <table:table-cell table:number-columns-repeated="2"/>
          <table:table-cell office:value-type="float" office:value="18.916" calcext:value-type="float">
            <text:p>18.916</text:p>
          </table:table-cell>
          <table:table-cell office:value-type="float" office:value="57.36667" calcext:value-type="float">
            <text:p>57.36667</text:p>
          </table:table-cell>
          <table:table-cell office:value-type="float" office:value="61" calcext:value-type="float">
            <text:p>61</text:p>
          </table:table-cell>
          <table:table-cell office:value-type="float" office:value="7.821225" calcext:value-type="float">
            <text:p>7.821225</text:p>
          </table:table-cell>
          <table:table-cell table:number-columns-repeated="3"/>
          <table:table-cell office:value-type="float" office:value="27.81" calcext:value-type="float">
            <text:p>27.81</text:p>
          </table:table-cell>
          <table:table-cell office:value-type="float" office:value="61.26667" calcext:value-type="float">
            <text:p>61.26667</text:p>
          </table:table-cell>
          <table:table-cell office:value-type="float" office:value="61" calcext:value-type="float">
            <text:p>61</text:p>
          </table:table-cell>
          <table:table-cell office:value-type="float" office:value="11.30772" calcext:value-type="float">
            <text:p>11.30772</text:p>
          </table:table-cell>
        </table:table-row>
        <table:table-row table:style-name="ro1">
          <table:table-cell table:number-columns-repeated="2"/>
          <table:table-cell office:value-type="float" office:value="18.638" calcext:value-type="float">
            <text:p>18.638</text:p>
          </table:table-cell>
          <table:table-cell office:value-type="float" office:value="1.085015" calcext:value-type="float">
            <text:p>1.085015</text:p>
          </table:table-cell>
          <table:table-cell office:value-type="float" office:value="0.9946651" calcext:value-type="float">
            <text:p>0.9946651</text:p>
          </table:table-cell>
          <table:table-cell table:number-columns-repeated="5"/>
          <table:table-cell office:value-type="float" office:value="0.2774631" calcext:value-type="float">
            <text:p>0.2774631</text:p>
          </table:table-cell>
          <table:table-cell office:value-type="float" office:value="0.7456901" calcext:value-type="float">
            <text:p>0.7456901</text:p>
          </table:table-cell>
          <table:table-cell table:number-columns-repeated="5"/>
          <table:table-cell office:value-type="float" office:value="14.431" calcext:value-type="float">
            <text:p>14.431</text:p>
          </table:table-cell>
          <table:table-cell office:value-type="float" office:value="56.83333" calcext:value-type="float">
            <text:p>56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46" calcext:value-type="float">
            <text:p>42.46</text:p>
          </table:table-cell>
          <table:table-cell office:value-type="float" office:value="0.09646902" calcext:value-type="float">
            <text:p>0.09646902</text:p>
          </table:table-cell>
          <table:table-cell table:number-columns-repeated="2"/>
          <table:table-cell office:value-type="float" office:value="18.97" calcext:value-type="float">
            <text:p>18.97</text:p>
          </table:table-cell>
          <table:table-cell office:value-type="float" office:value="60.26667" calcext:value-type="float">
            <text:p>60.26667</text:p>
          </table:table-cell>
          <table:table-cell office:value-type="float" office:value="61" calcext:value-type="float">
            <text:p>61</text:p>
          </table:table-cell>
          <table:table-cell office:value-type="float" office:value="7.715029" calcext:value-type="float">
            <text:p>7.715029</text:p>
          </table:table-cell>
          <table:table-cell table:number-columns-repeated="3"/>
          <table:table-cell office:value-type="float" office:value="27.876" calcext:value-type="float">
            <text:p>27.876</text:p>
          </table:table-cell>
          <table:table-cell office:value-type="float" office:value="62.03333" calcext:value-type="float">
            <text:p>62.03333</text:p>
          </table:table-cell>
          <table:table-cell office:value-type="float" office:value="61" calcext:value-type="float">
            <text:p>61</text:p>
          </table:table-cell>
          <table:table-cell office:value-type="float" office:value="9.606774" calcext:value-type="float">
            <text:p>9.606774</text:p>
          </table:table-cell>
        </table:table-row>
        <table:table-row table:style-name="ro1">
          <table:table-cell table:number-columns-repeated="2"/>
          <table:table-cell office:value-type="float" office:value="18.659" calcext:value-type="float">
            <text:p>18.659</text:p>
          </table:table-cell>
          <table:table-cell office:value-type="float" office:value="1.151093" calcext:value-type="float">
            <text:p>1.151093</text:p>
          </table:table-cell>
          <table:table-cell office:value-type="float" office:value="1.063105" calcext:value-type="float">
            <text:p>1.063105</text:p>
          </table:table-cell>
          <table:table-cell table:number-columns-repeated="5"/>
          <table:table-cell office:value-type="float" office:value="0.2514488" calcext:value-type="float">
            <text:p>0.2514488</text:p>
          </table:table-cell>
          <table:table-cell office:value-type="float" office:value="0.754352" calcext:value-type="float">
            <text:p>0.754352</text:p>
          </table:table-cell>
          <table:table-cell table:number-columns-repeated="5"/>
          <table:table-cell office:value-type="float" office:value="14.614" calcext:value-type="float">
            <text:p>14.614</text:p>
          </table:table-cell>
          <table:table-cell office:value-type="float" office:value="60.7" calcext:value-type="float">
            <text:p>60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515" calcext:value-type="float">
            <text:p>42.515</text:p>
          </table:table-cell>
          <table:table-cell office:value-type="float" office:value="0.08663512" calcext:value-type="float">
            <text:p>0.08663512</text:p>
          </table:table-cell>
          <table:table-cell table:number-columns-repeated="2"/>
          <table:table-cell office:value-type="float" office:value="19.024" calcext:value-type="float">
            <text:p>19.024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7.953225" calcext:value-type="float">
            <text:p>7.953225</text:p>
          </table:table-cell>
          <table:table-cell table:number-columns-repeated="3"/>
          <table:table-cell office:value-type="float" office:value="27.935" calcext:value-type="float">
            <text:p>27.935</text:p>
          </table:table-cell>
          <table:table-cell office:value-type="float" office:value="61.23333" calcext:value-type="float">
            <text:p>61.23333</text:p>
          </table:table-cell>
          <table:table-cell office:value-type="float" office:value="61" calcext:value-type="float">
            <text:p>61</text:p>
          </table:table-cell>
          <table:table-cell office:value-type="float" office:value="8.902051" calcext:value-type="float">
            <text:p>8.902051</text:p>
          </table:table-cell>
        </table:table-row>
        <table:table-row table:style-name="ro1">
          <table:table-cell table:number-columns-repeated="2"/>
          <table:table-cell office:value-type="float" office:value="18.82" calcext:value-type="float">
            <text:p>18.82</text:p>
          </table:table-cell>
          <table:table-cell office:value-type="float" office:value="1.066924" calcext:value-type="float">
            <text:p>1.066924</text:p>
          </table:table-cell>
          <table:table-cell office:value-type="float" office:value="0.9771203" calcext:value-type="float">
            <text:p>0.9771203</text:p>
          </table:table-cell>
          <table:table-cell table:number-columns-repeated="5"/>
          <table:table-cell office:value-type="float" office:value="0.1994153" calcext:value-type="float">
            <text:p>0.1994153</text:p>
          </table:table-cell>
          <table:table-cell office:value-type="float" office:value="0.7716604" calcext:value-type="float">
            <text:p>0.7716604</text:p>
          </table:table-cell>
          <table:table-cell table:number-columns-repeated="5"/>
          <table:table-cell office:value-type="float" office:value="14.669" calcext:value-type="float">
            <text:p>14.669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712" calcext:value-type="float">
            <text:p>42.712</text:p>
          </table:table-cell>
          <table:table-cell office:value-type="float" office:value="0.1463694" calcext:value-type="float">
            <text:p>0.1463694</text:p>
          </table:table-cell>
          <table:table-cell table:number-columns-repeated="2"/>
          <table:table-cell office:value-type="float" office:value="19.219" calcext:value-type="float">
            <text:p>19.219</text:p>
          </table:table-cell>
          <table:table-cell office:value-type="float" office:value="57.43333" calcext:value-type="float">
            <text:p>57.43333</text:p>
          </table:table-cell>
          <table:table-cell office:value-type="float" office:value="61" calcext:value-type="float">
            <text:p>61</text:p>
          </table:table-cell>
          <table:table-cell office:value-type="float" office:value="7.632788" calcext:value-type="float">
            <text:p>7.632788</text:p>
          </table:table-cell>
          <table:table-cell table:number-columns-repeated="3"/>
          <table:table-cell office:value-type="float" office:value="27.991" calcext:value-type="float">
            <text:p>27.991</text:p>
          </table:table-cell>
          <table:table-cell office:value-type="float" office:value="63.33333" calcext:value-type="float">
            <text:p>63.33333</text:p>
          </table:table-cell>
          <table:table-cell office:value-type="float" office:value="61" calcext:value-type="float">
            <text:p>61</text:p>
          </table:table-cell>
          <table:table-cell office:value-type="float" office:value="8.141809" calcext:value-type="float">
            <text:p>8.141809</text:p>
          </table:table-cell>
        </table:table-row>
        <table:table-row table:style-name="ro1">
          <table:table-cell table:number-columns-repeated="2"/>
          <table:table-cell office:value-type="float" office:value="18.842" calcext:value-type="float">
            <text:p>18.842</text:p>
          </table:table-cell>
          <table:table-cell office:value-type="float" office:value="1.072326" calcext:value-type="float">
            <text:p>1.072326</text:p>
          </table:table-cell>
          <table:table-cell office:value-type="float" office:value="0.976885" calcext:value-type="float">
            <text:p>0.976885</text:p>
          </table:table-cell>
          <table:table-cell table:number-columns-repeated="5"/>
          <table:table-cell office:value-type="float" office:value="0.1299918" calcext:value-type="float">
            <text:p>0.1299918</text:p>
          </table:table-cell>
          <table:table-cell office:value-type="float" office:value="0.8409641" calcext:value-type="float">
            <text:p>0.8409641</text:p>
          </table:table-cell>
          <table:table-cell table:number-columns-repeated="5"/>
          <table:table-cell office:value-type="float" office:value="14.723" calcext:value-type="float">
            <text:p>14.723</text:p>
          </table:table-cell>
          <table:table-cell office:value-type="float" office:value="60.13334" calcext:value-type="float">
            <text:p>60.1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768" calcext:value-type="float">
            <text:p>42.768</text:p>
          </table:table-cell>
          <table:table-cell office:value-type="float" office:value="0.3521823" calcext:value-type="float">
            <text:p>0.3521823</text:p>
          </table:table-cell>
          <table:table-cell table:number-columns-repeated="2"/>
          <table:table-cell office:value-type="float" office:value="19.273" calcext:value-type="float">
            <text:p>19.273</text:p>
          </table:table-cell>
          <table:table-cell office:value-type="float" office:value="57.86666" calcext:value-type="float">
            <text:p>57.86666</text:p>
          </table:table-cell>
          <table:table-cell office:value-type="float" office:value="61" calcext:value-type="float">
            <text:p>61</text:p>
          </table:table-cell>
          <table:table-cell office:value-type="float" office:value="7.761444" calcext:value-type="float">
            <text:p>7.761444</text:p>
          </table:table-cell>
          <table:table-cell table:number-columns-repeated="3"/>
          <table:table-cell office:value-type="float" office:value="28.162" calcext:value-type="float">
            <text:p>28.162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6.649006" calcext:value-type="float">
            <text:p>6.649006</text:p>
          </table:table-cell>
        </table:table-row>
        <table:table-row table:style-name="ro1">
          <table:table-cell table:number-columns-repeated="2"/>
          <table:table-cell office:value-type="float" office:value="18.867" calcext:value-type="float">
            <text:p>18.867</text:p>
          </table:table-cell>
          <table:table-cell office:value-type="float" office:value="1.045313" calcext:value-type="float">
            <text:p>1.045313</text:p>
          </table:table-cell>
          <table:table-cell office:value-type="float" office:value="0.8678202" calcext:value-type="float">
            <text:p>0.8678202</text:p>
          </table:table-cell>
          <table:table-cell table:number-columns-repeated="5"/>
          <table:table-cell office:value-type="float" office:value="0.07791343" calcext:value-type="float">
            <text:p>0.07791343</text:p>
          </table:table-cell>
          <table:table-cell office:value-type="float" office:value="0.892931" calcext:value-type="float">
            <text:p>0.892931</text:p>
          </table:table-cell>
          <table:table-cell table:number-columns-repeated="5"/>
          <table:table-cell office:value-type="float" office:value="14.777" calcext:value-type="float">
            <text:p>14.777</text:p>
          </table:table-cell>
          <table:table-cell office:value-type="float" office:value="58.8" calcext:value-type="float">
            <text:p>58.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824" calcext:value-type="float">
            <text:p>42.824</text:p>
          </table:table-cell>
          <table:table-cell office:value-type="float" office:value="0.1421871" calcext:value-type="float">
            <text:p>0.1421871</text:p>
          </table:table-cell>
          <table:table-cell table:number-columns-repeated="2"/>
          <table:table-cell office:value-type="float" office:value="19.327" calcext:value-type="float">
            <text:p>19.327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1" calcext:value-type="float">
            <text:p>61</text:p>
          </table:table-cell>
          <table:table-cell office:value-type="float" office:value="7.848143" calcext:value-type="float">
            <text:p>7.848143</text:p>
          </table:table-cell>
          <table:table-cell table:number-columns-repeated="3"/>
          <table:table-cell office:value-type="float" office:value="28.218" calcext:value-type="float">
            <text:p>28.21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.470972" calcext:value-type="float">
            <text:p>6.470972</text:p>
          </table:table-cell>
        </table:table-row>
        <table:table-row table:style-name="ro1">
          <table:table-cell table:number-columns-repeated="2"/>
          <table:table-cell office:value-type="float" office:value="18.897" calcext:value-type="float">
            <text:p>18.897</text:p>
          </table:table-cell>
          <table:table-cell office:value-type="float" office:value="1.0139" calcext:value-type="float">
            <text:p>1.0139</text:p>
          </table:table-cell>
          <table:table-cell office:value-type="float" office:value="0.7610176" calcext:value-type="float">
            <text:p>0.7610176</text:p>
          </table:table-cell>
          <table:table-cell table:number-columns-repeated="5"/>
          <table:table-cell office:value-type="float" office:value="-0.02628078" calcext:value-type="float">
            <text:p>-0.02628078</text:p>
          </table:table-cell>
          <table:table-cell office:value-type="float" office:value="0.9968275" calcext:value-type="float">
            <text:p>0.9968275</text:p>
          </table:table-cell>
          <table:table-cell table:number-columns-repeated="5"/>
          <table:table-cell office:value-type="float" office:value="14.971" calcext:value-type="float">
            <text:p>14.971</text:p>
          </table:table-cell>
          <table:table-cell office:value-type="float" office:value="61.5" calcext:value-type="float">
            <text:p>61.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2.88" calcext:value-type="float">
            <text:p>42.88</text:p>
          </table:table-cell>
          <table:table-cell office:value-type="float" office:value="0.1272271" calcext:value-type="float">
            <text:p>0.1272271</text:p>
          </table:table-cell>
          <table:table-cell table:number-columns-repeated="2"/>
          <table:table-cell office:value-type="float" office:value="19.381" calcext:value-type="float">
            <text:p>19.381</text:p>
          </table:table-cell>
          <table:table-cell office:value-type="float" office:value="58.53333" calcext:value-type="float">
            <text:p>58.53333</text:p>
          </table:table-cell>
          <table:table-cell office:value-type="float" office:value="61" calcext:value-type="float">
            <text:p>61</text:p>
          </table:table-cell>
          <table:table-cell office:value-type="float" office:value="7.917937" calcext:value-type="float">
            <text:p>7.917937</text:p>
          </table:table-cell>
          <table:table-cell table:number-columns-repeated="3"/>
          <table:table-cell office:value-type="float" office:value="28.272" calcext:value-type="float">
            <text:p>28.27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.033202" calcext:value-type="float">
            <text:p>6.033202</text:p>
          </table:table-cell>
        </table:table-row>
        <table:table-row table:style-name="ro1">
          <table:table-cell table:number-columns-repeated="2"/>
          <table:table-cell office:value-type="float" office:value="18.919" calcext:value-type="float">
            <text:p>18.919</text:p>
          </table:table-cell>
          <table:table-cell office:value-type="float" office:value="0.9988065" calcext:value-type="float">
            <text:p>0.9988065</text:p>
          </table:table-cell>
          <table:table-cell office:value-type="float" office:value="0.7898458" calcext:value-type="float">
            <text:p>0.7898458</text:p>
          </table:table-cell>
          <table:table-cell table:number-columns-repeated="5"/>
          <table:table-cell office:value-type="float" office:value="-0.2087121" calcext:value-type="float">
            <text:p>-0.2087121</text:p>
          </table:table-cell>
          <table:table-cell office:value-type="float" office:value="1.178555" calcext:value-type="float">
            <text:p>1.178555</text:p>
          </table:table-cell>
          <table:table-cell table:number-columns-repeated="5"/>
          <table:table-cell office:value-type="float" office:value="15.025" calcext:value-type="float">
            <text:p>15.025</text:p>
          </table:table-cell>
          <table:table-cell office:value-type="float" office:value="64.1" calcext:value-type="float">
            <text:p>64.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063" calcext:value-type="float">
            <text:p>43.063</text:p>
          </table:table-cell>
          <table:table-cell office:value-type="float" office:value="0.1412233" calcext:value-type="float">
            <text:p>0.1412233</text:p>
          </table:table-cell>
          <table:table-cell table:number-columns-repeated="2"/>
          <table:table-cell office:value-type="float" office:value="19.578" calcext:value-type="float">
            <text:p>19.578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1" calcext:value-type="float">
            <text:p>61</text:p>
          </table:table-cell>
          <table:table-cell office:value-type="float" office:value="8.447052" calcext:value-type="float">
            <text:p>8.447052</text:p>
          </table:table-cell>
          <table:table-cell table:number-columns-repeated="3"/>
          <table:table-cell office:value-type="float" office:value="28.326" calcext:value-type="float">
            <text:p>28.326</text:p>
          </table:table-cell>
          <table:table-cell office:value-type="float" office:value="46.63333" calcext:value-type="float">
            <text:p>46.63333</text:p>
          </table:table-cell>
          <table:table-cell office:value-type="float" office:value="61" calcext:value-type="float">
            <text:p>61</text:p>
          </table:table-cell>
          <table:table-cell office:value-type="float" office:value="8.087845" calcext:value-type="float">
            <text:p>8.087845</text:p>
          </table:table-cell>
        </table:table-row>
        <table:table-row table:style-name="ro1">
          <table:table-cell table:number-columns-repeated="2"/>
          <table:table-cell office:value-type="float" office:value="18.94" calcext:value-type="float">
            <text:p>18.94</text:p>
          </table:table-cell>
          <table:table-cell office:value-type="float" office:value="0.962581" calcext:value-type="float">
            <text:p>0.962581</text:p>
          </table:table-cell>
          <table:table-cell office:value-type="float" office:value="0.7980996" calcext:value-type="float">
            <text:p>0.7980996</text:p>
          </table:table-cell>
          <table:table-cell table:number-columns-repeated="5"/>
          <table:table-cell office:value-type="float" office:value="-0.3825682" calcext:value-type="float">
            <text:p>-0.3825682</text:p>
          </table:table-cell>
          <table:table-cell office:value-type="float" office:value="1.351515" calcext:value-type="float">
            <text:p>1.351515</text:p>
          </table:table-cell>
          <table:table-cell table:number-columns-repeated="5"/>
          <table:table-cell office:value-type="float" office:value="15.079" calcext:value-type="float">
            <text:p>15.079</text:p>
          </table:table-cell>
          <table:table-cell office:value-type="float" office:value="64.53333" calcext:value-type="float">
            <text:p>64.5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121" calcext:value-type="float">
            <text:p>43.121</text:p>
          </table:table-cell>
          <table:table-cell office:value-type="float" office:value="0.1825181" calcext:value-type="float">
            <text:p>0.1825181</text:p>
          </table:table-cell>
          <table:table-cell table:number-columns-repeated="2"/>
          <table:table-cell office:value-type="float" office:value="19.634" calcext:value-type="float">
            <text:p>19.634</text:p>
          </table:table-cell>
          <table:table-cell office:value-type="float" office:value="59.46667" calcext:value-type="float">
            <text:p>59.46667</text:p>
          </table:table-cell>
          <table:table-cell office:value-type="float" office:value="61" calcext:value-type="float">
            <text:p>61</text:p>
          </table:table-cell>
          <table:table-cell office:value-type="float" office:value="8.476385" calcext:value-type="float">
            <text:p>8.476385</text:p>
          </table:table-cell>
          <table:table-cell table:number-columns-repeated="3"/>
          <table:table-cell office:value-type="float" office:value="28.519" calcext:value-type="float">
            <text:p>28.519</text:p>
          </table:table-cell>
          <table:table-cell office:value-type="float" office:value="56.43333" calcext:value-type="float">
            <text:p>56.43333</text:p>
          </table:table-cell>
          <table:table-cell office:value-type="float" office:value="61" calcext:value-type="float">
            <text:p>61</text:p>
          </table:table-cell>
          <table:table-cell office:value-type="float" office:value="13.9485" calcext:value-type="float">
            <text:p>13.9485</text:p>
          </table:table-cell>
        </table:table-row>
        <table:table-row table:style-name="ro1">
          <table:table-cell table:number-columns-repeated="2"/>
          <table:table-cell office:value-type="float" office:value="18.962" calcext:value-type="float">
            <text:p>18.962</text:p>
          </table:table-cell>
          <table:table-cell office:value-type="float" office:value="0.8420093" calcext:value-type="float">
            <text:p>0.8420093</text:p>
          </table:table-cell>
          <table:table-cell office:value-type="float" office:value="0.7337029" calcext:value-type="float">
            <text:p>0.7337029</text:p>
          </table:table-cell>
          <table:table-cell table:number-columns-repeated="5"/>
          <table:table-cell office:value-type="float" office:value="-0.4173574" calcext:value-type="float">
            <text:p>-0.4173574</text:p>
          </table:table-cell>
          <table:table-cell office:value-type="float" office:value="1.386089" calcext:value-type="float">
            <text:p>1.386089</text:p>
          </table:table-cell>
          <table:table-cell table:number-columns-repeated="5"/>
          <table:table-cell office:value-type="float" office:value="15.134" calcext:value-type="float">
            <text:p>15.134</text:p>
          </table:table-cell>
          <table:table-cell office:value-type="float" office:value="62.16667" calcext:value-type="float">
            <text:p>62.1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179" calcext:value-type="float">
            <text:p>43.179</text:p>
          </table:table-cell>
          <table:table-cell office:value-type="float" office:value="0.170868" calcext:value-type="float">
            <text:p>0.170868</text:p>
          </table:table-cell>
          <table:table-cell table:number-columns-repeated="2"/>
          <table:table-cell office:value-type="float" office:value="19.691" calcext:value-type="float">
            <text:p>19.691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8.373718" calcext:value-type="float">
            <text:p>8.373718</text:p>
          </table:table-cell>
          <table:table-cell table:number-columns-repeated="3"/>
          <table:table-cell office:value-type="float" office:value="28.577" calcext:value-type="float">
            <text:p>28.577</text:p>
          </table:table-cell>
          <table:table-cell office:value-type="float" office:value="49.6" calcext:value-type="float">
            <text:p>49.6</text:p>
          </table:table-cell>
          <table:table-cell office:value-type="float" office:value="61" calcext:value-type="float">
            <text:p>61</text:p>
          </table:table-cell>
          <table:table-cell office:value-type="float" office:value="17.07292" calcext:value-type="float">
            <text:p>17.07292</text:p>
          </table:table-cell>
        </table:table-row>
        <table:table-row table:style-name="ro1">
          <table:table-cell table:number-columns-repeated="2"/>
          <table:table-cell office:value-type="float" office:value="18.984" calcext:value-type="float">
            <text:p>18.984</text:p>
          </table:table-cell>
          <table:table-cell office:value-type="float" office:value="0.7894216" calcext:value-type="float">
            <text:p>0.7894216</text:p>
          </table:table-cell>
          <table:table-cell office:value-type="float" office:value="0.7310975" calcext:value-type="float">
            <text:p>0.7310975</text:p>
          </table:table-cell>
          <table:table-cell table:number-columns-repeated="5"/>
          <table:table-cell office:value-type="float" office:value="-0.3912655" calcext:value-type="float">
            <text:p>-0.3912655</text:p>
          </table:table-cell>
          <table:table-cell office:value-type="float" office:value="1.360159" calcext:value-type="float">
            <text:p>1.360159</text:p>
          </table:table-cell>
          <table:table-cell table:number-columns-repeated="5"/>
          <table:table-cell office:value-type="float" office:value="15.327" calcext:value-type="float">
            <text:p>15.327</text:p>
          </table:table-cell>
          <table:table-cell office:value-type="float" office:value="60.7" calcext:value-type="float">
            <text:p>60.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234" calcext:value-type="float">
            <text:p>43.234</text:p>
          </table:table-cell>
          <table:table-cell office:value-type="float" office:value="0.1275151" calcext:value-type="float">
            <text:p>0.1275151</text:p>
          </table:table-cell>
          <table:table-cell table:number-columns-repeated="2"/>
          <table:table-cell office:value-type="float" office:value="19.745" calcext:value-type="float">
            <text:p>19.745</text:p>
          </table:table-cell>
          <table:table-cell office:value-type="float" office:value="58.16667" calcext:value-type="float">
            <text:p>58.16667</text:p>
          </table:table-cell>
          <table:table-cell office:value-type="float" office:value="61" calcext:value-type="float">
            <text:p>61</text:p>
          </table:table-cell>
          <table:table-cell office:value-type="float" office:value="8.432384" calcext:value-type="float">
            <text:p>8.432384</text:p>
          </table:table-cell>
          <table:table-cell table:number-columns-repeated="3"/>
          <table:table-cell office:value-type="float" office:value="28.632" calcext:value-type="float">
            <text:p>28.632</text:p>
          </table:table-cell>
          <table:table-cell office:value-type="float" office:value="52.23333" calcext:value-type="float">
            <text:p>52.23333</text:p>
          </table:table-cell>
          <table:table-cell office:value-type="float" office:value="61" calcext:value-type="float">
            <text:p>61</text:p>
          </table:table-cell>
          <table:table-cell office:value-type="float" office:value="35.40778" calcext:value-type="float">
            <text:p>35.40778</text:p>
          </table:table-cell>
        </table:table-row>
        <table:table-row table:style-name="ro1">
          <table:table-cell table:number-columns-repeated="2"/>
          <table:table-cell office:value-type="float" office:value="19.006" calcext:value-type="float">
            <text:p>19.006</text:p>
          </table:table-cell>
          <table:table-cell office:value-type="float" office:value="0.8966279" calcext:value-type="float">
            <text:p>0.8966279</text:p>
          </table:table-cell>
          <table:table-cell office:value-type="float" office:value="0.8226527" calcext:value-type="float">
            <text:p>0.8226527</text:p>
          </table:table-cell>
          <table:table-cell table:number-columns-repeated="5"/>
          <table:table-cell office:value-type="float" office:value="-0.3738748" calcext:value-type="float">
            <text:p>-0.3738748</text:p>
          </table:table-cell>
          <table:table-cell office:value-type="float" office:value="1.342868" calcext:value-type="float">
            <text:p>1.342868</text:p>
          </table:table-cell>
          <table:table-cell table:number-columns-repeated="5"/>
          <table:table-cell office:value-type="float" office:value="15.381" calcext:value-type="float">
            <text:p>15.381</text:p>
          </table:table-cell>
          <table:table-cell office:value-type="float" office:value="59.56666" calcext:value-type="float">
            <text:p>59.5666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419" calcext:value-type="float">
            <text:p>43.419</text:p>
          </table:table-cell>
          <table:table-cell office:value-type="float" office:value="0.1699867" calcext:value-type="float">
            <text:p>0.1699867</text:p>
          </table:table-cell>
          <table:table-cell table:number-columns-repeated="2"/>
          <table:table-cell office:value-type="float" office:value="19.927" calcext:value-type="float">
            <text:p>19.927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8.54173" calcext:value-type="float">
            <text:p>8.54173</text:p>
          </table:table-cell>
          <table:table-cell table:number-columns-repeated="3"/>
          <table:table-cell office:value-type="float" office:value="28.69" calcext:value-type="float">
            <text:p>28.69</text:p>
          </table:table-cell>
          <table:table-cell office:value-type="float" office:value="50.3" calcext:value-type="float">
            <text:p>50.3</text:p>
          </table:table-cell>
          <table:table-cell office:value-type="float" office:value="61" calcext:value-type="float">
            <text:p>61</text:p>
          </table:table-cell>
          <table:table-cell office:value-type="float" office:value="15.50701" calcext:value-type="float">
            <text:p>15.50701</text:p>
          </table:table-cell>
        </table:table-row>
        <table:table-row table:style-name="ro1">
          <table:table-cell table:number-columns-repeated="2"/>
          <table:table-cell office:value-type="float" office:value="19.178" calcext:value-type="float">
            <text:p>19.178</text:p>
          </table:table-cell>
          <table:table-cell office:value-type="float" office:value="0.5448015" calcext:value-type="float">
            <text:p>0.5448015</text:p>
          </table:table-cell>
          <table:table-cell office:value-type="float" office:value="0.417103" calcext:value-type="float">
            <text:p>0.417103</text:p>
          </table:table-cell>
          <table:table-cell table:number-columns-repeated="5"/>
          <table:table-cell office:value-type="float" office:value="-0.3565339" calcext:value-type="float">
            <text:p>-0.3565339</text:p>
          </table:table-cell>
          <table:table-cell office:value-type="float" office:value="1.342914" calcext:value-type="float">
            <text:p>1.342914</text:p>
          </table:table-cell>
          <table:table-cell table:number-columns-repeated="5"/>
          <table:table-cell office:value-type="float" office:value="15.435" calcext:value-type="float">
            <text:p>15.435</text:p>
          </table:table-cell>
          <table:table-cell office:value-type="float" office:value="63.23333" calcext:value-type="float">
            <text:p>63.2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48" calcext:value-type="float">
            <text:p>43.48</text:p>
          </table:table-cell>
          <table:table-cell office:value-type="float" office:value="0.1591575" calcext:value-type="float">
            <text:p>0.1591575</text:p>
          </table:table-cell>
          <table:table-cell table:number-columns-repeated="2"/>
          <table:table-cell office:value-type="float" office:value="19.981" calcext:value-type="float">
            <text:p>19.981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8.841742" calcext:value-type="float">
            <text:p>8.841742</text:p>
          </table:table-cell>
          <table:table-cell table:number-columns-repeated="3"/>
          <table:table-cell office:value-type="float" office:value="28.875" calcext:value-type="float">
            <text:p>28.875</text:p>
          </table:table-cell>
          <table:table-cell office:value-type="float" office:value="56.56667" calcext:value-type="float">
            <text:p>56.56667</text:p>
          </table:table-cell>
          <table:table-cell office:value-type="float" office:value="61" calcext:value-type="float">
            <text:p>61</text:p>
          </table:table-cell>
          <table:table-cell office:value-type="float" office:value="34.47613" calcext:value-type="float">
            <text:p>34.47613</text:p>
          </table:table-cell>
        </table:table-row>
        <table:table-row table:style-name="ro1">
          <table:table-cell table:number-columns-repeated="2"/>
          <table:table-cell office:value-type="float" office:value="19.201" calcext:value-type="float">
            <text:p>19.201</text:p>
          </table:table-cell>
          <table:table-cell office:value-type="float" office:value="0.6013451" calcext:value-type="float">
            <text:p>0.6013451</text:p>
          </table:table-cell>
          <table:table-cell office:value-type="float" office:value="0.5082774" calcext:value-type="float">
            <text:p>0.5082774</text:p>
          </table:table-cell>
          <table:table-cell table:number-columns-repeated="5"/>
          <table:table-cell office:value-type="float" office:value="-0.3219358" calcext:value-type="float">
            <text:p>-0.3219358</text:p>
          </table:table-cell>
          <table:table-cell office:value-type="float" office:value="1.377679" calcext:value-type="float">
            <text:p>1.377679</text:p>
          </table:table-cell>
          <table:table-cell table:number-columns-repeated="5"/>
          <table:table-cell office:value-type="float" office:value="15.492" calcext:value-type="float">
            <text:p>15.492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535" calcext:value-type="float">
            <text:p>43.535</text:p>
          </table:table-cell>
          <table:table-cell office:value-type="float" office:value="0.1286698" calcext:value-type="float">
            <text:p>0.1286698</text:p>
          </table:table-cell>
          <table:table-cell table:number-columns-repeated="2"/>
          <table:table-cell office:value-type="float" office:value="20.035" calcext:value-type="float">
            <text:p>20.035</text:p>
          </table:table-cell>
          <table:table-cell office:value-type="float" office:value="61.23333" calcext:value-type="float">
            <text:p>61.23333</text:p>
          </table:table-cell>
          <table:table-cell office:value-type="float" office:value="61" calcext:value-type="float">
            <text:p>61</text:p>
          </table:table-cell>
          <table:table-cell office:value-type="float" office:value="9.04596" calcext:value-type="float">
            <text:p>9.04596</text:p>
          </table:table-cell>
          <table:table-cell table:number-columns-repeated="3"/>
          <table:table-cell office:value-type="float" office:value="28.934" calcext:value-type="float">
            <text:p>28.934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33.60634" calcext:value-type="float">
            <text:p>33.60634</text:p>
          </table:table-cell>
        </table:table-row>
        <table:table-row table:style-name="ro1">
          <table:table-cell table:number-columns-repeated="2"/>
          <table:table-cell office:value-type="float" office:value="19.224" calcext:value-type="float">
            <text:p>19.224</text:p>
          </table:table-cell>
          <table:table-cell office:value-type="float" office:value="0.6934113" calcext:value-type="float">
            <text:p>0.6934113</text:p>
          </table:table-cell>
          <table:table-cell office:value-type="float" office:value="0.5644637" calcext:value-type="float">
            <text:p>0.5644637</text:p>
          </table:table-cell>
          <table:table-cell table:number-columns-repeated="5"/>
          <table:table-cell office:value-type="float" office:value="-0.2786758" calcext:value-type="float">
            <text:p>-0.2786758</text:p>
          </table:table-cell>
          <table:table-cell office:value-type="float" office:value="1.421123" calcext:value-type="float">
            <text:p>1.421123</text:p>
          </table:table-cell>
          <table:table-cell table:number-columns-repeated="5"/>
          <table:table-cell office:value-type="float" office:value="15.688" calcext:value-type="float">
            <text:p>15.688</text:p>
          </table:table-cell>
          <table:table-cell office:value-type="float" office:value="56.73334" calcext:value-type="float">
            <text:p>56.7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592" calcext:value-type="float">
            <text:p>43.592</text:p>
          </table:table-cell>
          <table:table-cell office:value-type="float" office:value="0.1979189" calcext:value-type="float">
            <text:p>0.1979189</text:p>
          </table:table-cell>
          <table:table-cell table:number-columns-repeated="2"/>
          <table:table-cell office:value-type="float" office:value="20.09" calcext:value-type="float">
            <text:p>20.09</text:p>
          </table:table-cell>
          <table:table-cell office:value-type="float" office:value="61.96667" calcext:value-type="float">
            <text:p>61.96667</text:p>
          </table:table-cell>
          <table:table-cell office:value-type="float" office:value="61" calcext:value-type="float">
            <text:p>61</text:p>
          </table:table-cell>
          <table:table-cell office:value-type="float" office:value="8.807763" calcext:value-type="float">
            <text:p>8.807763</text:p>
          </table:table-cell>
          <table:table-cell table:number-columns-repeated="3"/>
          <table:table-cell office:value-type="float" office:value="28.992" calcext:value-type="float">
            <text:p>28.992</text:p>
          </table:table-cell>
          <table:table-cell office:value-type="float" office:value="67.26667" calcext:value-type="float">
            <text:p>67.26667</text:p>
          </table:table-cell>
          <table:table-cell office:value-type="float" office:value="61" calcext:value-type="float">
            <text:p>61</text:p>
          </table:table-cell>
          <table:table-cell office:value-type="float" office:value="26.35656" calcext:value-type="float">
            <text:p>26.35656</text:p>
          </table:table-cell>
        </table:table-row>
        <table:table-row table:style-name="ro1">
          <table:table-cell table:number-columns-repeated="2"/>
          <table:table-cell office:value-type="float" office:value="19.246" calcext:value-type="float">
            <text:p>19.246</text:p>
          </table:table-cell>
          <table:table-cell office:value-type="float" office:value="0.7506664" calcext:value-type="float">
            <text:p>0.7506664</text:p>
          </table:table-cell>
          <table:table-cell office:value-type="float" office:value="0.511507" calcext:value-type="float">
            <text:p>0.511507</text:p>
          </table:table-cell>
          <table:table-cell table:number-columns-repeated="5"/>
          <table:table-cell office:value-type="float" office:value="-0.1921013" calcext:value-type="float">
            <text:p>-0.1921013</text:p>
          </table:table-cell>
          <table:table-cell office:value-type="float" office:value="1.490649" calcext:value-type="float">
            <text:p>1.490649</text:p>
          </table:table-cell>
          <table:table-cell table:number-columns-repeated="5"/>
          <table:table-cell office:value-type="float" office:value="15.744" calcext:value-type="float">
            <text:p>15.744</text:p>
          </table:table-cell>
          <table:table-cell office:value-type="float" office:value="61.06667" calcext:value-type="float">
            <text:p>61.0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777" calcext:value-type="float">
            <text:p>43.777</text:p>
          </table:table-cell>
          <table:table-cell office:value-type="float" office:value="0.1400772" calcext:value-type="float">
            <text:p>0.1400772</text:p>
          </table:table-cell>
          <table:table-cell table:number-columns-repeated="2"/>
          <table:table-cell office:value-type="float" office:value="20.284" calcext:value-type="float">
            <text:p>20.284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1" calcext:value-type="float">
            <text:p>61</text:p>
          </table:table-cell>
          <table:table-cell office:value-type="float" office:value="8.312822" calcext:value-type="float">
            <text:p>8.312822</text:p>
          </table:table-cell>
          <table:table-cell table:number-columns-repeated="3"/>
          <table:table-cell office:value-type="float" office:value="29.05" calcext:value-type="float">
            <text:p>29.05</text:p>
          </table:table-cell>
          <table:table-cell office:value-type="float" office:value="45.9" calcext:value-type="float">
            <text:p>45.9</text:p>
          </table:table-cell>
          <table:table-cell office:value-type="float" office:value="61" calcext:value-type="float">
            <text:p>61</text:p>
          </table:table-cell>
          <table:table-cell office:value-type="float" office:value="6.791977" calcext:value-type="float">
            <text:p>6.791977</text:p>
          </table:table-cell>
        </table:table-row>
        <table:table-row table:style-name="ro1">
          <table:table-cell table:number-columns-repeated="2"/>
          <table:table-cell office:value-type="float" office:value="19.269" calcext:value-type="float">
            <text:p>19.269</text:p>
          </table:table-cell>
          <table:table-cell office:value-type="float" office:value="0.7070002" calcext:value-type="float">
            <text:p>0.7070002</text:p>
          </table:table-cell>
          <table:table-cell office:value-type="float" office:value="0.4113202" calcext:value-type="float">
            <text:p>0.4113202</text:p>
          </table:table-cell>
          <table:table-cell table:number-columns-repeated="5"/>
          <table:table-cell office:value-type="float" office:value="-0.09687265" calcext:value-type="float">
            <text:p>-0.09687265</text:p>
          </table:table-cell>
          <table:table-cell office:value-type="float" office:value="1.568862" calcext:value-type="float">
            <text:p>1.568862</text:p>
          </table:table-cell>
          <table:table-cell table:number-columns-repeated="5"/>
          <table:table-cell office:value-type="float" office:value="15.799" calcext:value-type="float">
            <text:p>15.799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838" calcext:value-type="float">
            <text:p>43.838</text:p>
          </table:table-cell>
          <table:table-cell office:value-type="float" office:value="0.1990909" calcext:value-type="float">
            <text:p>0.1990909</text:p>
          </table:table-cell>
          <table:table-cell table:number-columns-repeated="2"/>
          <table:table-cell office:value-type="float" office:value="20.339" calcext:value-type="float">
            <text:p>20.339</text:p>
          </table:table-cell>
          <table:table-cell office:value-type="float" office:value="62.1" calcext:value-type="float">
            <text:p>62.1</text:p>
          </table:table-cell>
          <table:table-cell office:value-type="float" office:value="61" calcext:value-type="float">
            <text:p>61</text:p>
          </table:table-cell>
          <table:table-cell office:value-type="float" office:value="8.25527" calcext:value-type="float">
            <text:p>8.25527</text:p>
          </table:table-cell>
          <table:table-cell table:number-columns-repeated="3"/>
          <table:table-cell office:value-type="float" office:value="29.232" calcext:value-type="float">
            <text:p>29.232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61" calcext:value-type="float">
            <text:p>61</text:p>
          </table:table-cell>
          <table:table-cell office:value-type="float" office:value="34.28179" calcext:value-type="float">
            <text:p>34.28179</text:p>
          </table:table-cell>
        </table:table-row>
        <table:table-row table:style-name="ro1">
          <table:table-cell table:number-columns-repeated="2"/>
          <table:table-cell office:value-type="float" office:value="19.291" calcext:value-type="float">
            <text:p>19.291</text:p>
          </table:table-cell>
          <table:table-cell office:value-type="float" office:value="0.6298829" calcext:value-type="float">
            <text:p>0.6298829</text:p>
          </table:table-cell>
          <table:table-cell office:value-type="float" office:value="0.3804422" calcext:value-type="float">
            <text:p>0.3804422</text:p>
          </table:table-cell>
          <table:table-cell table:number-columns-repeated="5"/>
          <table:table-cell office:value-type="float" office:value="0.0155856" calcext:value-type="float">
            <text:p>0.0155856</text:p>
          </table:table-cell>
          <table:table-cell office:value-type="float" office:value="1.681834" calcext:value-type="float">
            <text:p>1.681834</text:p>
          </table:table-cell>
          <table:table-cell table:number-columns-repeated="5"/>
          <table:table-cell office:value-type="float" office:value="15.854" calcext:value-type="float">
            <text:p>15.854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893" calcext:value-type="float">
            <text:p>43.893</text:p>
          </table:table-cell>
          <table:table-cell office:value-type="float" office:value="0.1944585" calcext:value-type="float">
            <text:p>0.1944585</text:p>
          </table:table-cell>
          <table:table-cell table:number-columns-repeated="2"/>
          <table:table-cell office:value-type="float" office:value="20.399" calcext:value-type="float">
            <text:p>20.399</text:p>
          </table:table-cell>
          <table:table-cell office:value-type="float" office:value="61.06667" calcext:value-type="float">
            <text:p>61.06667</text:p>
          </table:table-cell>
          <table:table-cell office:value-type="float" office:value="61" calcext:value-type="float">
            <text:p>61</text:p>
          </table:table-cell>
          <table:table-cell office:value-type="float" office:value="8.764878" calcext:value-type="float">
            <text:p>8.764878</text:p>
          </table:table-cell>
          <table:table-cell table:number-columns-repeated="3"/>
          <table:table-cell office:value-type="float" office:value="29.29" calcext:value-type="float">
            <text:p>29.29</text:p>
          </table:table-cell>
          <table:table-cell office:value-type="float" office:value="53.36667" calcext:value-type="float">
            <text:p>53.36667</text:p>
          </table:table-cell>
          <table:table-cell office:value-type="float" office:value="61" calcext:value-type="float">
            <text:p>61</text:p>
          </table:table-cell>
          <table:table-cell office:value-type="float" office:value="35.20743" calcext:value-type="float">
            <text:p>35.20743</text:p>
          </table:table-cell>
        </table:table-row>
        <table:table-row table:style-name="ro1">
          <table:table-cell table:number-columns-repeated="2"/>
          <table:table-cell office:value-type="float" office:value="19.312" calcext:value-type="float">
            <text:p>19.312</text:p>
          </table:table-cell>
          <table:table-cell office:value-type="float" office:value="0.5873754" calcext:value-type="float">
            <text:p>0.5873754</text:p>
          </table:table-cell>
          <table:table-cell office:value-type="float" office:value="0.3803084" calcext:value-type="float">
            <text:p>0.3803084</text:p>
          </table:table-cell>
          <table:table-cell table:number-columns-repeated="5"/>
          <table:table-cell office:value-type="float" office:value="0.153957" calcext:value-type="float">
            <text:p>0.153957</text:p>
          </table:table-cell>
          <table:table-cell office:value-type="float" office:value="1.803626" calcext:value-type="float">
            <text:p>1.803626</text:p>
          </table:table-cell>
          <table:table-cell table:number-columns-repeated="5"/>
          <table:table-cell office:value-type="float" office:value="16.038" calcext:value-type="float">
            <text:p>16.038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3.948" calcext:value-type="float">
            <text:p>43.948</text:p>
          </table:table-cell>
          <table:table-cell office:value-type="float" office:value="0.1843511" calcext:value-type="float">
            <text:p>0.1843511</text:p>
          </table:table-cell>
          <table:table-cell table:number-columns-repeated="2"/>
          <table:table-cell office:value-type="float" office:value="20.458" calcext:value-type="float">
            <text:p>20.458</text:p>
          </table:table-cell>
          <table:table-cell office:value-type="float" office:value="61.36667" calcext:value-type="float">
            <text:p>61.36667</text:p>
          </table:table-cell>
          <table:table-cell office:value-type="float" office:value="61" calcext:value-type="float">
            <text:p>61</text:p>
          </table:table-cell>
          <table:table-cell office:value-type="float" office:value="8.669086" calcext:value-type="float">
            <text:p>8.669086</text:p>
          </table:table-cell>
          <table:table-cell table:number-columns-repeated="3"/>
          <table:table-cell office:value-type="float" office:value="29.346" calcext:value-type="float">
            <text:p>29.346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34.87251" calcext:value-type="float">
            <text:p>34.87251</text:p>
          </table:table-cell>
        </table:table-row>
        <table:table-row table:style-name="ro1">
          <table:table-cell table:number-columns-repeated="2"/>
          <table:table-cell office:value-type="float" office:value="19.335" calcext:value-type="float">
            <text:p>19.335</text:p>
          </table:table-cell>
          <table:table-cell office:value-type="float" office:value="0.5243497" calcext:value-type="float">
            <text:p>0.5243497</text:p>
          </table:table-cell>
          <table:table-cell office:value-type="float" office:value="0.4186946" calcext:value-type="float">
            <text:p>0.4186946</text:p>
          </table:table-cell>
          <table:table-cell table:number-columns-repeated="5"/>
          <table:table-cell office:value-type="float" office:value="0.2316963" calcext:value-type="float">
            <text:p>0.2316963</text:p>
          </table:table-cell>
          <table:table-cell office:value-type="float" office:value="1.881954" calcext:value-type="float">
            <text:p>1.881954</text:p>
          </table:table-cell>
          <table:table-cell table:number-columns-repeated="5"/>
          <table:table-cell office:value-type="float" office:value="16.098" calcext:value-type="float">
            <text:p>16.098</text:p>
          </table:table-cell>
          <table:table-cell office:value-type="float" office:value="52.33333" calcext:value-type="float">
            <text:p>52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131" calcext:value-type="float">
            <text:p>44.131</text:p>
          </table:table-cell>
          <table:table-cell office:value-type="float" office:value="0.2355934" calcext:value-type="float">
            <text:p>0.2355934</text:p>
          </table:table-cell>
          <table:table-cell table:number-columns-repeated="2"/>
          <table:table-cell office:value-type="float" office:value="20.64" calcext:value-type="float">
            <text:p>20.64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1" calcext:value-type="float">
            <text:p>61</text:p>
          </table:table-cell>
          <table:table-cell office:value-type="float" office:value="7.849444" calcext:value-type="float">
            <text:p>7.849444</text:p>
          </table:table-cell>
          <table:table-cell table:number-columns-repeated="3"/>
          <table:table-cell office:value-type="float" office:value="29.402" calcext:value-type="float">
            <text:p>29.402</text:p>
          </table:table-cell>
          <table:table-cell office:value-type="float" office:value="55.6" calcext:value-type="float">
            <text:p>55.6</text:p>
          </table:table-cell>
          <table:table-cell office:value-type="float" office:value="61" calcext:value-type="float">
            <text:p>61</text:p>
          </table:table-cell>
          <table:table-cell office:value-type="float" office:value="32.98569" calcext:value-type="float">
            <text:p>32.98569</text:p>
          </table:table-cell>
        </table:table-row>
        <table:table-row table:style-name="ro1">
          <table:table-cell table:number-columns-repeated="2"/>
          <table:table-cell office:value-type="float" office:value="19.357" calcext:value-type="float">
            <text:p>19.357</text:p>
          </table:table-cell>
          <table:table-cell office:value-type="float" office:value="0.5237484" calcext:value-type="float">
            <text:p>0.5237484</text:p>
          </table:table-cell>
          <table:table-cell office:value-type="float" office:value="0.4620264" calcext:value-type="float">
            <text:p>0.4620264</text:p>
          </table:table-cell>
          <table:table-cell table:number-columns-repeated="5"/>
          <table:table-cell office:value-type="float" office:value="0.309377" calcext:value-type="float">
            <text:p>0.309377</text:p>
          </table:table-cell>
          <table:table-cell office:value-type="float" office:value="1.96034" calcext:value-type="float">
            <text:p>1.96034</text:p>
          </table:table-cell>
          <table:table-cell table:number-columns-repeated="5"/>
          <table:table-cell office:value-type="float" office:value="16.154" calcext:value-type="float">
            <text:p>16.154</text:p>
          </table:table-cell>
          <table:table-cell office:value-type="float" office:value="53.5" calcext:value-type="float">
            <text:p>53.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188" calcext:value-type="float">
            <text:p>44.188</text:p>
          </table:table-cell>
          <table:table-cell office:value-type="float" office:value="0.2961467" calcext:value-type="float">
            <text:p>0.2961467</text:p>
          </table:table-cell>
          <table:table-cell table:number-columns-repeated="2"/>
          <table:table-cell office:value-type="float" office:value="20.694" calcext:value-type="float">
            <text:p>20.694</text:p>
          </table:table-cell>
          <table:table-cell office:value-type="float" office:value="59.83333" calcext:value-type="float">
            <text:p>59.83333</text:p>
          </table:table-cell>
          <table:table-cell office:value-type="float" office:value="61" calcext:value-type="float">
            <text:p>61</text:p>
          </table:table-cell>
          <table:table-cell office:value-type="float" office:value="7.584144" calcext:value-type="float">
            <text:p>7.584144</text:p>
          </table:table-cell>
          <table:table-cell table:number-columns-repeated="3"/>
          <table:table-cell office:value-type="float" office:value="29.585" calcext:value-type="float">
            <text:p>29.585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31.19302" calcext:value-type="float">
            <text:p>31.19302</text:p>
          </table:table-cell>
        </table:table-row>
        <table:table-row table:style-name="ro1">
          <table:table-cell table:number-columns-repeated="2"/>
          <table:table-cell office:value-type="float" office:value="19.529" calcext:value-type="float">
            <text:p>19.529</text:p>
          </table:table-cell>
          <table:table-cell office:value-type="float" office:value="0.5623346" calcext:value-type="float">
            <text:p>0.5623346</text:p>
          </table:table-cell>
          <table:table-cell office:value-type="float" office:value="0.3961285" calcext:value-type="float">
            <text:p>0.3961285</text:p>
          </table:table-cell>
          <table:table-cell table:number-columns-repeated="5"/>
          <table:table-cell office:value-type="float" office:value="0.4302057" calcext:value-type="float">
            <text:p>0.4302057</text:p>
          </table:table-cell>
          <table:table-cell office:value-type="float" office:value="2.082281" calcext:value-type="float">
            <text:p>2.082281</text:p>
          </table:table-cell>
          <table:table-cell table:number-columns-repeated="5"/>
          <table:table-cell office:value-type="float" office:value="16.21" calcext:value-type="float">
            <text:p>16.21</text:p>
          </table:table-cell>
          <table:table-cell office:value-type="float" office:value="52.06666" calcext:value-type="float">
            <text:p>52.0666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246" calcext:value-type="float">
            <text:p>44.246</text:p>
          </table:table-cell>
          <table:table-cell office:value-type="float" office:value="0.114698" calcext:value-type="float">
            <text:p>0.114698</text:p>
          </table:table-cell>
          <table:table-cell table:number-columns-repeated="2"/>
          <table:table-cell office:value-type="float" office:value="20.748" calcext:value-type="float">
            <text:p>20.748</text:p>
          </table:table-cell>
          <table:table-cell office:value-type="float" office:value="58.06667" calcext:value-type="float">
            <text:p>58.06667</text:p>
          </table:table-cell>
          <table:table-cell office:value-type="float" office:value="61" calcext:value-type="float">
            <text:p>61</text:p>
          </table:table-cell>
          <table:table-cell office:value-type="float" office:value="7.568362" calcext:value-type="float">
            <text:p>7.568362</text:p>
          </table:table-cell>
          <table:table-cell table:number-columns-repeated="3"/>
          <table:table-cell office:value-type="float" office:value="29.64" calcext:value-type="float">
            <text:p>29.64</text:p>
          </table:table-cell>
          <table:table-cell office:value-type="float" office:value="58.96667" calcext:value-type="float">
            <text:p>58.96667</text:p>
          </table:table-cell>
          <table:table-cell office:value-type="float" office:value="61" calcext:value-type="float">
            <text:p>61</text:p>
          </table:table-cell>
          <table:table-cell office:value-type="float" office:value="17.41181" calcext:value-type="float">
            <text:p>17.41181</text:p>
          </table:table-cell>
        </table:table-row>
        <table:table-row table:style-name="ro1">
          <table:table-cell table:number-columns-repeated="2"/>
          <table:table-cell office:value-type="float" office:value="19.551" calcext:value-type="float">
            <text:p>19.551</text:p>
          </table:table-cell>
          <table:table-cell office:value-type="float" office:value="0.6339602" calcext:value-type="float">
            <text:p>0.6339602</text:p>
          </table:table-cell>
          <table:table-cell office:value-type="float" office:value="0.3932526" calcext:value-type="float">
            <text:p>0.3932526</text:p>
          </table:table-cell>
          <table:table-cell table:number-columns-repeated="5"/>
          <table:table-cell office:value-type="float" office:value="0.5683136" calcext:value-type="float">
            <text:p>0.5683136</text:p>
          </table:table-cell>
          <table:table-cell office:value-type="float" office:value="2.238897" calcext:value-type="float">
            <text:p>2.238897</text:p>
          </table:table-cell>
          <table:table-cell table:number-columns-repeated="5"/>
          <table:table-cell office:value-type="float" office:value="16.392" calcext:value-type="float">
            <text:p>16.392</text:p>
          </table:table-cell>
          <table:table-cell office:value-type="float" office:value="54.23334" calcext:value-type="float">
            <text:p>54.2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302" calcext:value-type="float">
            <text:p>44.302</text:p>
          </table:table-cell>
          <table:table-cell office:value-type="float" office:value="0.1507324" calcext:value-type="float">
            <text:p>0.1507324</text:p>
          </table:table-cell>
          <table:table-cell table:number-columns-repeated="2"/>
          <table:table-cell office:value-type="float" office:value="20.802" calcext:value-type="float">
            <text:p>20.802</text:p>
          </table:table-cell>
          <table:table-cell office:value-type="float" office:value="58.4" calcext:value-type="float">
            <text:p>58.4</text:p>
          </table:table-cell>
          <table:table-cell office:value-type="float" office:value="61" calcext:value-type="float">
            <text:p>61</text:p>
          </table:table-cell>
          <table:table-cell office:value-type="float" office:value="7.791892" calcext:value-type="float">
            <text:p>7.791892</text:p>
          </table:table-cell>
          <table:table-cell table:number-columns-repeated="3"/>
          <table:table-cell office:value-type="float" office:value="29.695" calcext:value-type="float">
            <text:p>29.695</text:p>
          </table:table-cell>
          <table:table-cell office:value-type="float" office:value="60.56667" calcext:value-type="float">
            <text:p>60.56667</text:p>
          </table:table-cell>
          <table:table-cell office:value-type="float" office:value="61" calcext:value-type="float">
            <text:p>61</text:p>
          </table:table-cell>
          <table:table-cell office:value-type="float" office:value="13.63237" calcext:value-type="float">
            <text:p>13.63237</text:p>
          </table:table-cell>
        </table:table-row>
        <table:table-row table:style-name="ro1">
          <table:table-cell table:number-columns-repeated="2"/>
          <table:table-cell office:value-type="float" office:value="19.573" calcext:value-type="float">
            <text:p>19.573</text:p>
          </table:table-cell>
          <table:table-cell office:value-type="float" office:value="0.628814" calcext:value-type="float">
            <text:p>0.628814</text:p>
          </table:table-cell>
          <table:table-cell office:value-type="float" office:value="0.4166671" calcext:value-type="float">
            <text:p>0.4166671</text:p>
          </table:table-cell>
          <table:table-cell table:number-columns-repeated="5"/>
          <table:table-cell office:value-type="float" office:value="0.7066052" calcext:value-type="float">
            <text:p>0.7066052</text:p>
          </table:table-cell>
          <table:table-cell office:value-type="float" office:value="2.395351" calcext:value-type="float">
            <text:p>2.395351</text:p>
          </table:table-cell>
          <table:table-cell table:number-columns-repeated="5"/>
          <table:table-cell office:value-type="float" office:value="16.446" calcext:value-type="float">
            <text:p>16.446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485" calcext:value-type="float">
            <text:p>44.485</text:p>
          </table:table-cell>
          <table:table-cell office:value-type="float" office:value="0.1516558" calcext:value-type="float">
            <text:p>0.1516558</text:p>
          </table:table-cell>
          <table:table-cell table:number-columns-repeated="2"/>
          <table:table-cell office:value-type="float" office:value="20.996" calcext:value-type="float">
            <text:p>20.996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8.306144" calcext:value-type="float">
            <text:p>8.306144</text:p>
          </table:table-cell>
          <table:table-cell table:number-columns-repeated="3"/>
          <table:table-cell office:value-type="float" office:value="29.749" calcext:value-type="float">
            <text:p>29.749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11.84897" calcext:value-type="float">
            <text:p>11.84897</text:p>
          </table:table-cell>
        </table:table-row>
        <table:table-row table:style-name="ro1">
          <table:table-cell table:number-columns-repeated="2"/>
          <table:table-cell office:value-type="float" office:value="19.594" calcext:value-type="float">
            <text:p>19.594</text:p>
          </table:table-cell>
          <table:table-cell office:value-type="float" office:value="0.575747" calcext:value-type="float">
            <text:p>0.575747</text:p>
          </table:table-cell>
          <table:table-cell office:value-type="float" office:value="0.4342002" calcext:value-type="float">
            <text:p>0.4342002</text:p>
          </table:table-cell>
          <table:table-cell table:number-columns-repeated="5"/>
          <table:table-cell office:value-type="float" office:value="0.8277166" calcext:value-type="float">
            <text:p>0.8277166</text:p>
          </table:table-cell>
          <table:table-cell office:value-type="float" office:value="2.620931" calcext:value-type="float">
            <text:p>2.620931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55.83333" calcext:value-type="float">
            <text:p>55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542" calcext:value-type="float">
            <text:p>44.542</text:p>
          </table:table-cell>
          <table:table-cell office:value-type="float" office:value="0.148354" calcext:value-type="float">
            <text:p>0.148354</text:p>
          </table:table-cell>
          <table:table-cell table:number-columns-repeated="2"/>
          <table:table-cell office:value-type="float" office:value="21.05" calcext:value-type="float">
            <text:p>21.05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8.139248" calcext:value-type="float">
            <text:p>8.139248</text:p>
          </table:table-cell>
          <table:table-cell table:number-columns-repeated="3"/>
          <table:table-cell office:value-type="float" office:value="29.942" calcext:value-type="float">
            <text:p>29.942</text:p>
          </table:table-cell>
          <table:table-cell office:value-type="float" office:value="63.76667" calcext:value-type="float">
            <text:p>63.76667</text:p>
          </table:table-cell>
          <table:table-cell office:value-type="float" office:value="61" calcext:value-type="float">
            <text:p>61</text:p>
          </table:table-cell>
          <table:table-cell office:value-type="float" office:value="9.346451" calcext:value-type="float">
            <text:p>9.346451</text:p>
          </table:table-cell>
        </table:table-row>
        <table:table-row table:style-name="ro1">
          <table:table-cell table:number-columns-repeated="2"/>
          <table:table-cell office:value-type="float" office:value="19.616" calcext:value-type="float">
            <text:p>19.616</text:p>
          </table:table-cell>
          <table:table-cell office:value-type="float" office:value="0.527736" calcext:value-type="float">
            <text:p>0.527736</text:p>
          </table:table-cell>
          <table:table-cell office:value-type="float" office:value="0.4449609" calcext:value-type="float">
            <text:p>0.4449609</text:p>
          </table:table-cell>
          <table:table-cell table:number-columns-repeated="5"/>
          <table:table-cell office:value-type="float" office:value="0.9232031" calcext:value-type="float">
            <text:p>0.9232031</text:p>
          </table:table-cell>
          <table:table-cell office:value-type="float" office:value="2.854988" calcext:value-type="float">
            <text:p>2.854988</text:p>
          </table:table-cell>
          <table:table-cell table:number-columns-repeated="5"/>
          <table:table-cell office:value-type="float" office:value="16.554" calcext:value-type="float">
            <text:p>16.554</text:p>
          </table:table-cell>
          <table:table-cell office:value-type="float" office:value="58.66667" calcext:value-type="float">
            <text:p>58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602" calcext:value-type="float">
            <text:p>44.602</text:p>
          </table:table-cell>
          <table:table-cell office:value-type="float" office:value="0.1610168" calcext:value-type="float">
            <text:p>0.1610168</text:p>
          </table:table-cell>
          <table:table-cell table:number-columns-repeated="2"/>
          <table:table-cell office:value-type="float" office:value="21.104" calcext:value-type="float">
            <text:p>21.104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8.122156" calcext:value-type="float">
            <text:p>8.122156</text:p>
          </table:table-cell>
          <table:table-cell table:number-columns-repeated="3"/>
          <table:table-cell office:value-type="float" office:value="30.002" calcext:value-type="float">
            <text:p>30.002</text:p>
          </table:table-cell>
          <table:table-cell office:value-type="float" office:value="63.83333" calcext:value-type="float">
            <text:p>63.83333</text:p>
          </table:table-cell>
          <table:table-cell office:value-type="float" office:value="61" calcext:value-type="float">
            <text:p>61</text:p>
          </table:table-cell>
          <table:table-cell office:value-type="float" office:value="10.68523" calcext:value-type="float">
            <text:p>10.68523</text:p>
          </table:table-cell>
        </table:table-row>
        <table:table-row table:style-name="ro1">
          <table:table-cell table:number-columns-repeated="2"/>
          <table:table-cell office:value-type="float" office:value="19.639" calcext:value-type="float">
            <text:p>19.639</text:p>
          </table:table-cell>
          <table:table-cell office:value-type="float" office:value="0.5041098" calcext:value-type="float">
            <text:p>0.5041098</text:p>
          </table:table-cell>
          <table:table-cell office:value-type="float" office:value="0.4622153" calcext:value-type="float">
            <text:p>0.4622153</text:p>
          </table:table-cell>
          <table:table-cell table:number-columns-repeated="5"/>
          <table:table-cell office:value-type="float" office:value="0.9235275" calcext:value-type="float">
            <text:p>0.9235275</text:p>
          </table:table-cell>
          <table:table-cell office:value-type="float" office:value="3.011055" calcext:value-type="float">
            <text:p>3.011055</text:p>
          </table:table-cell>
          <table:table-cell table:number-columns-repeated="5"/>
          <table:table-cell office:value-type="float" office:value="16.748" calcext:value-type="float">
            <text:p>16.748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659" calcext:value-type="float">
            <text:p>44.659</text:p>
          </table:table-cell>
          <table:table-cell office:value-type="float" office:value="0.1408771" calcext:value-type="float">
            <text:p>0.1408771</text:p>
          </table:table-cell>
          <table:table-cell table:number-columns-repeated="2"/>
          <table:table-cell office:value-type="float" office:value="21.158" calcext:value-type="float">
            <text:p>21.158</text:p>
          </table:table-cell>
          <table:table-cell office:value-type="float" office:value="57.7" calcext:value-type="float">
            <text:p>57.7</text:p>
          </table:table-cell>
          <table:table-cell office:value-type="float" office:value="61" calcext:value-type="float">
            <text:p>61</text:p>
          </table:table-cell>
          <table:table-cell office:value-type="float" office:value="8.258614" calcext:value-type="float">
            <text:p>8.258614</text:p>
          </table:table-cell>
          <table:table-cell table:number-columns-repeated="3"/>
          <table:table-cell office:value-type="float" office:value="30.057" calcext:value-type="float">
            <text:p>30.057</text:p>
          </table:table-cell>
          <table:table-cell office:value-type="float" office:value="66.5" calcext:value-type="float">
            <text:p>66.5</text:p>
          </table:table-cell>
          <table:table-cell office:value-type="float" office:value="61" calcext:value-type="float">
            <text:p>61</text:p>
          </table:table-cell>
          <table:table-cell office:value-type="float" office:value="9.719268" calcext:value-type="float">
            <text:p>9.719268</text:p>
          </table:table-cell>
        </table:table-row>
        <table:table-row table:style-name="ro1">
          <table:table-cell table:number-columns-repeated="2"/>
          <table:table-cell office:value-type="float" office:value="19.661" calcext:value-type="float">
            <text:p>19.661</text:p>
          </table:table-cell>
          <table:table-cell office:value-type="float" office:value="0.4937064" calcext:value-type="float">
            <text:p>0.4937064</text:p>
          </table:table-cell>
          <table:table-cell office:value-type="float" office:value="0.4633071" calcext:value-type="float">
            <text:p>0.4633071</text:p>
          </table:table-cell>
          <table:table-cell table:number-columns-repeated="5"/>
          <table:table-cell office:value-type="float" office:value="0.8460876" calcext:value-type="float">
            <text:p>0.8460876</text:p>
          </table:table-cell>
          <table:table-cell office:value-type="float" office:value="3.176074" calcext:value-type="float">
            <text:p>3.176074</text:p>
          </table:table-cell>
          <table:table-cell table:number-columns-repeated="5"/>
          <table:table-cell office:value-type="float" office:value="16.799" calcext:value-type="float">
            <text:p>16.79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845" calcext:value-type="float">
            <text:p>44.845</text:p>
          </table:table-cell>
          <table:table-cell office:value-type="float" office:value="0.1127282" calcext:value-type="float">
            <text:p>0.1127282</text:p>
          </table:table-cell>
          <table:table-cell table:number-columns-repeated="2"/>
          <table:table-cell office:value-type="float" office:value="21.352" calcext:value-type="float">
            <text:p>21.352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1" calcext:value-type="float">
            <text:p>61</text:p>
          </table:table-cell>
          <table:table-cell office:value-type="float" office:value="8.150374" calcext:value-type="float">
            <text:p>8.150374</text:p>
          </table:table-cell>
          <table:table-cell table:number-columns-repeated="3"/>
          <table:table-cell office:value-type="float" office:value="30.112" calcext:value-type="float">
            <text:p>30.112</text:p>
          </table:table-cell>
          <table:table-cell office:value-type="float" office:value="62.83333" calcext:value-type="float">
            <text:p>62.83333</text:p>
          </table:table-cell>
          <table:table-cell office:value-type="float" office:value="61" calcext:value-type="float">
            <text:p>61</text:p>
          </table:table-cell>
          <table:table-cell office:value-type="float" office:value="9.305648" calcext:value-type="float">
            <text:p>9.305648</text:p>
          </table:table-cell>
        </table:table-row>
        <table:table-row table:style-name="ro1">
          <table:table-cell table:number-columns-repeated="2"/>
          <table:table-cell office:value-type="float" office:value="19.683" calcext:value-type="float">
            <text:p>19.683</text:p>
          </table:table-cell>
          <table:table-cell office:value-type="float" office:value="0.5567877" calcext:value-type="float">
            <text:p>0.5567877</text:p>
          </table:table-cell>
          <table:table-cell office:value-type="float" office:value="0.466627" calcext:value-type="float">
            <text:p>0.466627</text:p>
          </table:table-cell>
          <table:table-cell table:number-columns-repeated="5"/>
          <table:table-cell office:value-type="float" office:value="0.6044613" calcext:value-type="float">
            <text:p>0.6044613</text:p>
          </table:table-cell>
          <table:table-cell office:value-type="float" office:value="3.402734" calcext:value-type="float">
            <text:p>3.402734</text:p>
          </table:table-cell>
          <table:table-cell table:number-columns-repeated="5"/>
          <table:table-cell office:value-type="float" office:value="16.854" calcext:value-type="float">
            <text:p>16.854</text:p>
          </table:table-cell>
          <table:table-cell office:value-type="float" office:value="63.3" calcext:value-type="float">
            <text:p>63.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9" calcext:value-type="float">
            <text:p>44.9</text:p>
          </table:table-cell>
          <table:table-cell office:value-type="float" office:value="0.09863177" calcext:value-type="float">
            <text:p>0.09863177</text:p>
          </table:table-cell>
          <table:table-cell table:number-columns-repeated="2"/>
          <table:table-cell office:value-type="float" office:value="21.406" calcext:value-type="float">
            <text:p>21.406</text:p>
          </table:table-cell>
          <table:table-cell office:value-type="float" office:value="61.7" calcext:value-type="float">
            <text:p>61.7</text:p>
          </table:table-cell>
          <table:table-cell office:value-type="float" office:value="61" calcext:value-type="float">
            <text:p>61</text:p>
          </table:table-cell>
          <table:table-cell office:value-type="float" office:value="8.30058" calcext:value-type="float">
            <text:p>8.30058</text:p>
          </table:table-cell>
          <table:table-cell table:number-columns-repeated="3"/>
          <table:table-cell office:value-type="float" office:value="30.296" calcext:value-type="float">
            <text:p>30.296</text:p>
          </table:table-cell>
          <table:table-cell office:value-type="float" office:value="61.9" calcext:value-type="float">
            <text:p>61.9</text:p>
          </table:table-cell>
          <table:table-cell office:value-type="float" office:value="61" calcext:value-type="float">
            <text:p>61</text:p>
          </table:table-cell>
          <table:table-cell office:value-type="float" office:value="6.832799" calcext:value-type="float">
            <text:p>6.832799</text:p>
          </table:table-cell>
        </table:table-row>
        <table:table-row table:style-name="ro1">
          <table:table-cell table:number-columns-repeated="2"/>
          <table:table-cell office:value-type="float" office:value="19.704" calcext:value-type="float">
            <text:p>19.704</text:p>
          </table:table-cell>
          <table:table-cell office:value-type="float" office:value="0.6246146" calcext:value-type="float">
            <text:p>0.6246146</text:p>
          </table:table-cell>
          <table:table-cell office:value-type="float" office:value="0.4782119" calcext:value-type="float">
            <text:p>0.4782119</text:p>
          </table:table-cell>
          <table:table-cell table:number-columns-repeated="5"/>
          <table:table-cell office:value-type="float" office:value="0.3029865" calcext:value-type="float">
            <text:p>0.3029865</text:p>
          </table:table-cell>
          <table:table-cell office:value-type="float" office:value="3.708178" calcext:value-type="float">
            <text:p>3.708178</text:p>
          </table:table-cell>
          <table:table-cell table:number-columns-repeated="5"/>
          <table:table-cell office:value-type="float" office:value="16.909" calcext:value-type="float">
            <text:p>16.909</text:p>
          </table:table-cell>
          <table:table-cell office:value-type="float" office:value="63.63334" calcext:value-type="float">
            <text:p>63.6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4.957" calcext:value-type="float">
            <text:p>44.957</text:p>
          </table:table-cell>
          <table:table-cell office:value-type="float" office:value="0.09136913" calcext:value-type="float">
            <text:p>0.09136913</text:p>
          </table:table-cell>
          <table:table-cell table:number-columns-repeated="2"/>
          <table:table-cell office:value-type="float" office:value="21.46" calcext:value-type="float">
            <text:p>21.46</text:p>
          </table:table-cell>
          <table:table-cell office:value-type="float" office:value="59.83333" calcext:value-type="float">
            <text:p>59.83333</text:p>
          </table:table-cell>
          <table:table-cell office:value-type="float" office:value="61" calcext:value-type="float">
            <text:p>61</text:p>
          </table:table-cell>
          <table:table-cell office:value-type="float" office:value="7.655247" calcext:value-type="float">
            <text:p>7.655247</text:p>
          </table:table-cell>
          <table:table-cell table:number-columns-repeated="3"/>
          <table:table-cell office:value-type="float" office:value="30.351" calcext:value-type="float">
            <text:p>30.351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6.45481" calcext:value-type="float">
            <text:p>6.45481</text:p>
          </table:table-cell>
        </table:table-row>
        <table:table-row table:style-name="ro1">
          <table:table-cell table:number-columns-repeated="2"/>
          <table:table-cell office:value-type="float" office:value="19.726" calcext:value-type="float">
            <text:p>19.726</text:p>
          </table:table-cell>
          <table:table-cell office:value-type="float" office:value="0.6663753" calcext:value-type="float">
            <text:p>0.6663753</text:p>
          </table:table-cell>
          <table:table-cell office:value-type="float" office:value="0.475694" calcext:value-type="float">
            <text:p>0.475694</text:p>
          </table:table-cell>
          <table:table-cell table:number-columns-repeated="5"/>
          <table:table-cell office:value-type="float" office:value="-0.07566568" calcext:value-type="float">
            <text:p>-0.07566568</text:p>
          </table:table-cell>
          <table:table-cell office:value-type="float" office:value="4.075297" calcext:value-type="float">
            <text:p>4.075297</text:p>
          </table:table-cell>
          <table:table-cell table:number-columns-repeated="5"/>
          <table:table-cell office:value-type="float" office:value="17.104" calcext:value-type="float">
            <text:p>17.104</text:p>
          </table:table-cell>
          <table:table-cell office:value-type="float" office:value="62.73334" calcext:value-type="float">
            <text:p>62.7333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012" calcext:value-type="float">
            <text:p>45.012</text:p>
          </table:table-cell>
          <table:table-cell office:value-type="float" office:value="0.1318461" calcext:value-type="float">
            <text:p>0.1318461</text:p>
          </table:table-cell>
          <table:table-cell table:number-columns-repeated="2"/>
          <table:table-cell office:value-type="float" office:value="21.514" calcext:value-type="float">
            <text:p>21.514</text:p>
          </table:table-cell>
          <table:table-cell office:value-type="float" office:value="59.7" calcext:value-type="float">
            <text:p>59.7</text:p>
          </table:table-cell>
          <table:table-cell office:value-type="float" office:value="61" calcext:value-type="float">
            <text:p>61</text:p>
          </table:table-cell>
          <table:table-cell office:value-type="float" office:value="7.759028" calcext:value-type="float">
            <text:p>7.759028</text:p>
          </table:table-cell>
          <table:table-cell table:number-columns-repeated="3"/>
          <table:table-cell office:value-type="float" office:value="30.405" calcext:value-type="float">
            <text:p>30.405</text:p>
          </table:table-cell>
          <table:table-cell office:value-type="float" office:value="61.43333" calcext:value-type="float">
            <text:p>61.43333</text:p>
          </table:table-cell>
          <table:table-cell office:value-type="float" office:value="61" calcext:value-type="float">
            <text:p>61</text:p>
          </table:table-cell>
          <table:table-cell office:value-type="float" office:value="6.265639" calcext:value-type="float">
            <text:p>6.265639</text:p>
          </table:table-cell>
        </table:table-row>
        <table:table-row table:style-name="ro1">
          <table:table-cell table:number-columns-repeated="2"/>
          <table:table-cell office:value-type="float" office:value="19.887" calcext:value-type="float">
            <text:p>19.887</text:p>
          </table:table-cell>
          <table:table-cell office:value-type="float" office:value="1.07794" calcext:value-type="float">
            <text:p>1.07794</text:p>
          </table:table-cell>
          <table:table-cell office:value-type="float" office:value="0.7455002" calcext:value-type="float">
            <text:p>0.7455002</text:p>
          </table:table-cell>
          <table:table-cell table:number-columns-repeated="5"/>
          <table:table-cell office:value-type="float" office:value="-0.4796382" calcext:value-type="float">
            <text:p>-0.4796382</text:p>
          </table:table-cell>
          <table:table-cell office:value-type="float" office:value="4.486317" calcext:value-type="float">
            <text:p>4.486317</text:p>
          </table:table-cell>
          <table:table-cell table:number-columns-repeated="5"/>
          <table:table-cell office:value-type="float" office:value="17.162" calcext:value-type="float">
            <text:p>17.162</text:p>
          </table:table-cell>
          <table:table-cell office:value-type="float" office:value="62.33333" calcext:value-type="float">
            <text:p>62.3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195" calcext:value-type="float">
            <text:p>45.195</text:p>
          </table:table-cell>
          <table:table-cell office:value-type="float" office:value="0.1334305" calcext:value-type="float">
            <text:p>0.1334305</text:p>
          </table:table-cell>
          <table:table-cell table:number-columns-repeated="2"/>
          <table:table-cell office:value-type="float" office:value="21.712" calcext:value-type="float">
            <text:p>21.712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1" calcext:value-type="float">
            <text:p>61</text:p>
          </table:table-cell>
          <table:table-cell office:value-type="float" office:value="8.312822" calcext:value-type="float">
            <text:p>8.312822</text:p>
          </table:table-cell>
          <table:table-cell table:number-columns-repeated="3"/>
          <table:table-cell office:value-type="float" office:value="30.459" calcext:value-type="float">
            <text:p>30.459</text:p>
          </table:table-cell>
          <table:table-cell office:value-type="float" office:value="64.46667" calcext:value-type="float">
            <text:p>64.46667</text:p>
          </table:table-cell>
          <table:table-cell office:value-type="float" office:value="61" calcext:value-type="float">
            <text:p>61</text:p>
          </table:table-cell>
          <table:table-cell office:value-type="float" office:value="6.073858" calcext:value-type="float">
            <text:p>6.073858</text:p>
          </table:table-cell>
        </table:table-row>
        <table:table-row table:style-name="ro1">
          <table:table-cell table:number-columns-repeated="2"/>
          <table:table-cell office:value-type="float" office:value="19.91" calcext:value-type="float">
            <text:p>19.91</text:p>
          </table:table-cell>
          <table:table-cell office:value-type="float" office:value="1.07638" calcext:value-type="float">
            <text:p>1.07638</text:p>
          </table:table-cell>
          <table:table-cell office:value-type="float" office:value="0.7846326" calcext:value-type="float">
            <text:p>0.7846326</text:p>
          </table:table-cell>
          <table:table-cell table:number-columns-repeated="5"/>
          <table:table-cell office:value-type="float" office:value="-0.8577396" calcext:value-type="float">
            <text:p>-0.8577396</text:p>
          </table:table-cell>
          <table:table-cell office:value-type="float" office:value="4.871184" calcext:value-type="float">
            <text:p>4.871184</text:p>
          </table:table-cell>
          <table:table-cell table:number-columns-repeated="5"/>
          <table:table-cell office:value-type="float" office:value="17.22" calcext:value-type="float">
            <text:p>17.22</text:p>
          </table:table-cell>
          <table:table-cell office:value-type="float" office:value="61.56667" calcext:value-type="float">
            <text:p>61.5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25" calcext:value-type="float">
            <text:p>45.25</text:p>
          </table:table-cell>
          <table:table-cell office:value-type="float" office:value="0.1591116" calcext:value-type="float">
            <text:p>0.1591116</text:p>
          </table:table-cell>
          <table:table-cell table:number-columns-repeated="2"/>
          <table:table-cell office:value-type="float" office:value="21.768" calcext:value-type="float">
            <text:p>21.768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8.430156" calcext:value-type="float">
            <text:p>8.430156</text:p>
          </table:table-cell>
          <table:table-cell table:number-columns-repeated="3"/>
          <table:table-cell office:value-type="float" office:value="30.652" calcext:value-type="float">
            <text:p>30.652</text:p>
          </table:table-cell>
          <table:table-cell office:value-type="float" office:value="59.46667" calcext:value-type="float">
            <text:p>59.46667</text:p>
          </table:table-cell>
          <table:table-cell office:value-type="float" office:value="61" calcext:value-type="float">
            <text:p>61</text:p>
          </table:table-cell>
          <table:table-cell office:value-type="float" office:value="5.410914" calcext:value-type="float">
            <text:p>5.410914</text:p>
          </table:table-cell>
        </table:table-row>
        <table:table-row table:style-name="ro1">
          <table:table-cell table:number-columns-repeated="2"/>
          <table:table-cell office:value-type="float" office:value="19.935" calcext:value-type="float">
            <text:p>19.935</text:p>
          </table:table-cell>
          <table:table-cell office:value-type="float" office:value="1.06494" calcext:value-type="float">
            <text:p>1.06494</text:p>
          </table:table-cell>
          <table:table-cell office:value-type="float" office:value="0.8138844" calcext:value-type="float">
            <text:p>0.8138844</text:p>
          </table:table-cell>
          <table:table-cell table:number-columns-repeated="5"/>
          <table:table-cell office:value-type="float" office:value="-1.123851" calcext:value-type="float">
            <text:p>-1.123851</text:p>
          </table:table-cell>
          <table:table-cell office:value-type="float" office:value="5.176997" calcext:value-type="float">
            <text:p>5.176997</text:p>
          </table:table-cell>
          <table:table-cell table:number-columns-repeated="5"/>
          <table:table-cell office:value-type="float" office:value="17.276" calcext:value-type="float">
            <text:p>17.276</text:p>
          </table:table-cell>
          <table:table-cell office:value-type="float" office:value="59.46667" calcext:value-type="float">
            <text:p>59.4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304" calcext:value-type="float">
            <text:p>45.304</text:p>
          </table:table-cell>
          <table:table-cell office:value-type="float" office:value="0.1463681" calcext:value-type="float">
            <text:p>0.1463681</text:p>
          </table:table-cell>
          <table:table-cell table:number-columns-repeated="2"/>
          <table:table-cell office:value-type="float" office:value="21.823" calcext:value-type="float">
            <text:p>21.823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8.310408" calcext:value-type="float">
            <text:p>8.310408</text:p>
          </table:table-cell>
          <table:table-cell table:number-columns-repeated="3"/>
          <table:table-cell office:value-type="float" office:value="30.706" calcext:value-type="float">
            <text:p>30.706</text:p>
          </table:table-cell>
          <table:table-cell office:value-type="float" office:value="60.96667" calcext:value-type="float">
            <text:p>60.96667</text:p>
          </table:table-cell>
          <table:table-cell office:value-type="float" office:value="61" calcext:value-type="float">
            <text:p>61</text:p>
          </table:table-cell>
          <table:table-cell office:value-type="float" office:value="5.416674" calcext:value-type="float">
            <text:p>5.416674</text:p>
          </table:table-cell>
        </table:table-row>
        <table:table-row table:style-name="ro1">
          <table:table-cell table:number-columns-repeated="2"/>
          <table:table-cell office:value-type="float" office:value="19.958" calcext:value-type="float">
            <text:p>19.958</text:p>
          </table:table-cell>
          <table:table-cell office:value-type="float" office:value="1.003863" calcext:value-type="float">
            <text:p>1.003863</text:p>
          </table:table-cell>
          <table:table-cell office:value-type="float" office:value="0.827674" calcext:value-type="float">
            <text:p>0.827674</text:p>
          </table:table-cell>
          <table:table-cell table:number-columns-repeated="5"/>
          <table:table-cell office:value-type="float" office:value="-1.347472" calcext:value-type="float">
            <text:p>-1.347472</text:p>
          </table:table-cell>
          <table:table-cell office:value-type="float" office:value="5.404225" calcext:value-type="float">
            <text:p>5.404225</text:p>
          </table:table-cell>
          <table:table-cell table:number-columns-repeated="5"/>
          <table:table-cell office:value-type="float" office:value="17.459" calcext:value-type="float">
            <text:p>17.459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358" calcext:value-type="float">
            <text:p>45.358</text:p>
          </table:table-cell>
          <table:table-cell office:value-type="float" office:value="0.1559818" calcext:value-type="float">
            <text:p>0.1559818</text:p>
          </table:table-cell>
          <table:table-cell table:number-columns-repeated="2"/>
          <table:table-cell office:value-type="float" office:value="21.88" calcext:value-type="float">
            <text:p>21.8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.310788" calcext:value-type="float">
            <text:p>8.3107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.979" calcext:value-type="float">
            <text:p>19.979</text:p>
          </table:table-cell>
          <table:table-cell office:value-type="float" office:value="0.8781561" calcext:value-type="float">
            <text:p>0.8781561</text:p>
          </table:table-cell>
          <table:table-cell office:value-type="float" office:value="0.762821" calcext:value-type="float">
            <text:p>0.762821</text:p>
          </table:table-cell>
          <table:table-cell table:number-columns-repeated="5"/>
          <table:table-cell office:value-type="float" office:value="-1.519426" calcext:value-type="float">
            <text:p>-1.519426</text:p>
          </table:table-cell>
          <table:table-cell office:value-type="float" office:value="5.630768" calcext:value-type="float">
            <text:p>5.630768</text:p>
          </table:table-cell>
          <table:table-cell table:number-columns-repeated="5"/>
          <table:table-cell office:value-type="float" office:value="17.514" calcext:value-type="float">
            <text:p>17.514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552" calcext:value-type="float">
            <text:p>45.552</text:p>
          </table:table-cell>
          <table:table-cell office:value-type="float" office:value="0.1798355" calcext:value-type="float">
            <text:p>0.1798355</text:p>
          </table:table-cell>
          <table:table-cell table:number-columns-repeated="2"/>
          <table:table-cell office:value-type="float" office:value="22.062" calcext:value-type="float">
            <text:p>22.062</text:p>
          </table:table-cell>
          <table:table-cell office:value-type="float" office:value="60.16667" calcext:value-type="float">
            <text:p>60.16667</text:p>
          </table:table-cell>
          <table:table-cell office:value-type="float" office:value="61" calcext:value-type="float">
            <text:p>61</text:p>
          </table:table-cell>
          <table:table-cell office:value-type="float" office:value="8.315051" calcext:value-type="float">
            <text:p>8.3150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002" calcext:value-type="float">
            <text:p>20.002</text:p>
          </table:table-cell>
          <table:table-cell office:value-type="float" office:value="0.8147409" calcext:value-type="float">
            <text:p>0.8147409</text:p>
          </table:table-cell>
          <table:table-cell office:value-type="float" office:value="0.6982471" calcext:value-type="float">
            <text:p>0.6982471</text:p>
          </table:table-cell>
          <table:table-cell table:number-columns-repeated="5"/>
          <table:table-cell office:value-type="float" office:value="-1.683132" calcext:value-type="float">
            <text:p>-1.683132</text:p>
          </table:table-cell>
          <table:table-cell office:value-type="float" office:value="5.865593" calcext:value-type="float">
            <text:p>5.865593</text:p>
          </table:table-cell>
          <table:table-cell table:number-columns-repeated="5"/>
          <table:table-cell office:value-type="float" office:value="17.568" calcext:value-type="float">
            <text:p>17.568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607" calcext:value-type="float">
            <text:p>45.607</text:p>
          </table:table-cell>
          <table:table-cell office:value-type="float" office:value="0.1727346" calcext:value-type="float">
            <text:p>0.1727346</text:p>
          </table:table-cell>
          <table:table-cell table:number-columns-repeated="2"/>
          <table:table-cell office:value-type="float" office:value="22.116" calcext:value-type="float">
            <text:p>22.116</text:p>
          </table:table-cell>
          <table:table-cell office:value-type="float" office:value="58.9" calcext:value-type="float">
            <text:p>58.9</text:p>
          </table:table-cell>
          <table:table-cell office:value-type="float" office:value="61" calcext:value-type="float">
            <text:p>61</text:p>
          </table:table-cell>
          <table:table-cell office:value-type="float" office:value="8.269937" calcext:value-type="float">
            <text:p>8.269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024" calcext:value-type="float">
            <text:p>20.024</text:p>
          </table:table-cell>
          <table:table-cell office:value-type="float" office:value="0.9143265" calcext:value-type="float">
            <text:p>0.9143265</text:p>
          </table:table-cell>
          <table:table-cell office:value-type="float" office:value="0.7103782" calcext:value-type="float">
            <text:p>0.7103782</text:p>
          </table:table-cell>
          <table:table-cell table:number-columns-repeated="5"/>
          <table:table-cell office:value-type="float" office:value="-1.691491" calcext:value-type="float">
            <text:p>-1.691491</text:p>
          </table:table-cell>
          <table:table-cell office:value-type="float" office:value="6.047687" calcext:value-type="float">
            <text:p>6.047687</text:p>
          </table:table-cell>
          <table:table-cell table:number-columns-repeated="5"/>
          <table:table-cell office:value-type="float" office:value="17.622" calcext:value-type="float">
            <text:p>17.622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661" calcext:value-type="float">
            <text:p>45.661</text:p>
          </table:table-cell>
          <table:table-cell office:value-type="float" office:value="0.151987" calcext:value-type="float">
            <text:p>0.151987</text:p>
          </table:table-cell>
          <table:table-cell table:number-columns-repeated="2"/>
          <table:table-cell office:value-type="float" office:value="22.17" calcext:value-type="float">
            <text:p>22.17</text:p>
          </table:table-cell>
          <table:table-cell office:value-type="float" office:value="57.86666" calcext:value-type="float">
            <text:p>57.86666</text:p>
          </table:table-cell>
          <table:table-cell office:value-type="float" office:value="61" calcext:value-type="float">
            <text:p>61</text:p>
          </table:table-cell>
          <table:table-cell office:value-type="float" office:value="8.299271" calcext:value-type="float">
            <text:p>8.2992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046" calcext:value-type="float">
            <text:p>20.046</text:p>
          </table:table-cell>
          <table:table-cell office:value-type="float" office:value="1.021553" calcext:value-type="float">
            <text:p>1.021553</text:p>
          </table:table-cell>
          <table:table-cell office:value-type="float" office:value="0.7295933" calcext:value-type="float">
            <text:p>0.7295933</text:p>
          </table:table-cell>
          <table:table-cell table:number-columns-repeated="5"/>
          <table:table-cell office:value-type="float" office:value="-1.839432" calcext:value-type="float">
            <text:p>-1.839432</text:p>
          </table:table-cell>
          <table:table-cell office:value-type="float" office:value="6.455002" calcext:value-type="float">
            <text:p>6.455002</text:p>
          </table:table-cell>
          <table:table-cell table:number-columns-repeated="5"/>
          <table:table-cell office:value-type="float" office:value="17.816" calcext:value-type="float">
            <text:p>17.816</text:p>
          </table:table-cell>
          <table:table-cell office:value-type="float" office:value="59.96667" calcext:value-type="float">
            <text:p>59.9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715" calcext:value-type="float">
            <text:p>45.715</text:p>
          </table:table-cell>
          <table:table-cell office:value-type="float" office:value="0.1324338" calcext:value-type="float">
            <text:p>0.1324338</text:p>
          </table:table-cell>
          <table:table-cell table:number-columns-repeated="2"/>
          <table:table-cell office:value-type="float" office:value="22.224" calcext:value-type="float">
            <text:p>22.224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1" calcext:value-type="float">
            <text:p>61</text:p>
          </table:table-cell>
          <table:table-cell office:value-type="float" office:value="8.328603" calcext:value-type="float">
            <text:p>8.3286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069" calcext:value-type="float">
            <text:p>20.069</text:p>
          </table:table-cell>
          <table:table-cell office:value-type="float" office:value="1.038595" calcext:value-type="float">
            <text:p>1.038595</text:p>
          </table:table-cell>
          <table:table-cell office:value-type="float" office:value="0.7379809" calcext:value-type="float">
            <text:p>0.7379809</text:p>
          </table:table-cell>
          <table:table-cell table:number-columns-repeated="5"/>
          <table:table-cell office:value-type="float" office:value="-1.771004" calcext:value-type="float">
            <text:p>-1.771004</text:p>
          </table:table-cell>
          <table:table-cell office:value-type="float" office:value="6.715363" calcext:value-type="float">
            <text:p>6.715363</text:p>
          </table:table-cell>
          <table:table-cell table:number-columns-repeated="5"/>
          <table:table-cell office:value-type="float" office:value="17.876" calcext:value-type="float">
            <text:p>17.876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913" calcext:value-type="float">
            <text:p>45.913</text:p>
          </table:table-cell>
          <table:table-cell office:value-type="float" office:value="0.1053988" calcext:value-type="float">
            <text:p>0.1053988</text:p>
          </table:table-cell>
          <table:table-cell table:number-columns-repeated="2"/>
          <table:table-cell office:value-type="float" office:value="22.419" calcext:value-type="float">
            <text:p>22.419</text:p>
          </table:table-cell>
          <table:table-cell office:value-type="float" office:value="59.1" calcext:value-type="float">
            <text:p>59.1</text:p>
          </table:table-cell>
          <table:table-cell office:value-type="float" office:value="61" calcext:value-type="float">
            <text:p>61</text:p>
          </table:table-cell>
          <table:table-cell office:value-type="float" office:value="7.82011" calcext:value-type="float">
            <text:p>7.82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241" calcext:value-type="float">
            <text:p>20.241</text:p>
          </table:table-cell>
          <table:table-cell office:value-type="float" office:value="1.140879" calcext:value-type="float">
            <text:p>1.140879</text:p>
          </table:table-cell>
          <table:table-cell office:value-type="float" office:value="0.8792631" calcext:value-type="float">
            <text:p>0.8792631</text:p>
          </table:table-cell>
          <table:table-cell table:number-columns-repeated="5"/>
          <table:table-cell office:value-type="float" office:value="-1.63384" calcext:value-type="float">
            <text:p>-1.63384</text:p>
          </table:table-cell>
          <table:table-cell office:value-type="float" office:value="7.010889" calcext:value-type="float">
            <text:p>7.010889</text:p>
          </table:table-cell>
          <table:table-cell table:number-columns-repeated="5"/>
          <table:table-cell office:value-type="float" office:value="17.932" calcext:value-type="float">
            <text:p>17.932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5.968" calcext:value-type="float">
            <text:p>45.968</text:p>
          </table:table-cell>
          <table:table-cell office:value-type="float" office:value="0.09790039" calcext:value-type="float">
            <text:p>0.09790039</text:p>
          </table:table-cell>
          <table:table-cell table:number-columns-repeated="2"/>
          <table:table-cell office:value-type="float" office:value="22.473" calcext:value-type="float">
            <text:p>22.473</text:p>
          </table:table-cell>
          <table:table-cell office:value-type="float" office:value="57.86666" calcext:value-type="float">
            <text:p>57.86666</text:p>
          </table:table-cell>
          <table:table-cell office:value-type="float" office:value="61" calcext:value-type="float">
            <text:p>61</text:p>
          </table:table-cell>
          <table:table-cell office:value-type="float" office:value="7.589902" calcext:value-type="float">
            <text:p>7.5899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266" calcext:value-type="float">
            <text:p>20.266</text:p>
          </table:table-cell>
          <table:table-cell office:value-type="float" office:value="1.344426" calcext:value-type="float">
            <text:p>1.344426</text:p>
          </table:table-cell>
          <table:table-cell office:value-type="float" office:value="1.139999" calcext:value-type="float">
            <text:p>1.139999</text:p>
          </table:table-cell>
          <table:table-cell table:number-columns-repeated="5"/>
          <table:table-cell office:value-type="float" office:value="-1.410119" calcext:value-type="float">
            <text:p>-1.410119</text:p>
          </table:table-cell>
          <table:table-cell office:value-type="float" office:value="7.272475" calcext:value-type="float">
            <text:p>7.272475</text:p>
          </table:table-cell>
          <table:table-cell table:number-columns-repeated="5"/>
          <table:table-cell office:value-type="float" office:value="17.994" calcext:value-type="float">
            <text:p>17.994</text:p>
          </table:table-cell>
          <table:table-cell office:value-type="float" office:value="57.83333" calcext:value-type="float">
            <text:p>57.8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6.023" calcext:value-type="float">
            <text:p>46.023</text:p>
          </table:table-cell>
          <table:table-cell office:value-type="float" office:value="0.09031097" calcext:value-type="float">
            <text:p>0.09031097</text:p>
          </table:table-cell>
          <table:table-cell table:number-columns-repeated="2"/>
          <table:table-cell office:value-type="float" office:value="22.527" calcext:value-type="float">
            <text:p>22.527</text:p>
          </table:table-cell>
          <table:table-cell office:value-type="float" office:value="57.5" calcext:value-type="float">
            <text:p>57.5</text:p>
          </table:table-cell>
          <table:table-cell office:value-type="float" office:value="61" calcext:value-type="float">
            <text:p>61</text:p>
          </table:table-cell>
          <table:table-cell office:value-type="float" office:value="7.805444" calcext:value-type="float">
            <text:p>7.8054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288" calcext:value-type="float">
            <text:p>20.288</text:p>
          </table:table-cell>
          <table:table-cell office:value-type="float" office:value="1.275472" calcext:value-type="float">
            <text:p>1.275472</text:p>
          </table:table-cell>
          <table:table-cell office:value-type="float" office:value="1.118098" calcext:value-type="float">
            <text:p>1.118098</text:p>
          </table:table-cell>
          <table:table-cell table:number-columns-repeated="5"/>
          <table:table-cell office:value-type="float" office:value="-1.229385" calcext:value-type="float">
            <text:p>-1.229385</text:p>
          </table:table-cell>
          <table:table-cell office:value-type="float" office:value="7.438689" calcext:value-type="float">
            <text:p>7.438689</text:p>
          </table:table-cell>
          <table:table-cell table:number-columns-repeated="5"/>
          <table:table-cell office:value-type="float" office:value="18.167" calcext:value-type="float">
            <text:p>18.167</text:p>
          </table:table-cell>
          <table:table-cell office:value-type="float" office:value="58.96667" calcext:value-type="float">
            <text:p>58.9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6.08" calcext:value-type="float">
            <text:p>46.08</text:p>
          </table:table-cell>
          <table:table-cell office:value-type="float" office:value="0.08207741" calcext:value-type="float">
            <text:p>0.08207741</text:p>
          </table:table-cell>
          <table:table-cell table:number-columns-repeated="2"/>
          <table:table-cell office:value-type="float" office:value="22.582" calcext:value-type="float">
            <text:p>22.582</text:p>
          </table:table-cell>
          <table:table-cell office:value-type="float" office:value="57.56667" calcext:value-type="float">
            <text:p>57.56667</text:p>
          </table:table-cell>
          <table:table-cell office:value-type="float" office:value="61" calcext:value-type="float">
            <text:p>61</text:p>
          </table:table-cell>
          <table:table-cell office:value-type="float" office:value="8.168386" calcext:value-type="float">
            <text:p>8.1683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311" calcext:value-type="float">
            <text:p>20.311</text:p>
          </table:table-cell>
          <table:table-cell office:value-type="float" office:value="0.9767161" calcext:value-type="float">
            <text:p>0.9767161</text:p>
          </table:table-cell>
          <table:table-cell office:value-type="float" office:value="0.9214216" calcext:value-type="float">
            <text:p>0.9214216</text:p>
          </table:table-cell>
          <table:table-cell table:number-columns-repeated="5"/>
          <table:table-cell office:value-type="float" office:value="-0.9886629" calcext:value-type="float">
            <text:p>-0.9886629</text:p>
          </table:table-cell>
          <table:table-cell office:value-type="float" office:value="7.649148" calcext:value-type="float">
            <text:p>7.649148</text:p>
          </table:table-cell>
          <table:table-cell table:number-columns-repeated="5"/>
          <table:table-cell office:value-type="float" office:value="18.221" calcext:value-type="float">
            <text:p>18.221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6.263" calcext:value-type="float">
            <text:p>46.263</text:p>
          </table:table-cell>
          <table:table-cell office:value-type="float" office:value="0.06643834" calcext:value-type="float">
            <text:p>0.06643834</text:p>
          </table:table-cell>
          <table:table-cell table:number-columns-repeated="2"/>
          <table:table-cell office:value-type="float" office:value="22.778" calcext:value-type="float">
            <text:p>22.778</text:p>
          </table:table-cell>
          <table:table-cell office:value-type="float" office:value="58.8" calcext:value-type="float">
            <text:p>58.8</text:p>
          </table:table-cell>
          <table:table-cell office:value-type="float" office:value="61" calcext:value-type="float">
            <text:p>61</text:p>
          </table:table-cell>
          <table:table-cell office:value-type="float" office:value="8.359052" calcext:value-type="float">
            <text:p>8.3590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341" calcext:value-type="float">
            <text:p>20.341</text:p>
          </table:table-cell>
          <table:table-cell office:value-type="float" office:value="0.7974637" calcext:value-type="float">
            <text:p>0.7974637</text:p>
          </table:table-cell>
          <table:table-cell office:value-type="float" office:value="0.7605153" calcext:value-type="float">
            <text:p>0.7605153</text:p>
          </table:table-cell>
          <table:table-cell table:number-columns-repeated="5"/>
          <table:table-cell office:value-type="float" office:value="-0.7481554" calcext:value-type="float">
            <text:p>-0.7481554</text:p>
          </table:table-cell>
          <table:table-cell office:value-type="float" office:value="7.842746" calcext:value-type="float">
            <text:p>7.842746</text:p>
          </table:table-cell>
          <table:table-cell table:number-columns-repeated="11"/>
          <table:table-cell office:value-type="float" office:value="46.318" calcext:value-type="float">
            <text:p>46.318</text:p>
          </table:table-cell>
          <table:table-cell office:value-type="float" office:value="0.06163559" calcext:value-type="float">
            <text:p>0.06163559</text:p>
          </table:table-cell>
          <table:table-cell table:number-columns-repeated="2"/>
          <table:table-cell office:value-type="float" office:value="22.839" calcext:value-type="float">
            <text:p>22.839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8.536166" calcext:value-type="float">
            <text:p>8.5361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362" calcext:value-type="float">
            <text:p>20.362</text:p>
          </table:table-cell>
          <table:table-cell office:value-type="float" office:value="0.8535396" calcext:value-type="float">
            <text:p>0.8535396</text:p>
          </table:table-cell>
          <table:table-cell office:value-type="float" office:value="0.7538326" calcext:value-type="float">
            <text:p>0.7538326</text:p>
          </table:table-cell>
          <table:table-cell table:number-columns-repeated="5"/>
          <table:table-cell office:value-type="float" office:value="-0.516645" calcext:value-type="float">
            <text:p>-0.516645</text:p>
          </table:table-cell>
          <table:table-cell office:value-type="float" office:value="8.02811" calcext:value-type="float">
            <text:p>8.02811</text:p>
          </table:table-cell>
          <table:table-cell table:number-columns-repeated="11"/>
          <table:table-cell office:value-type="float" office:value="46.372" calcext:value-type="float">
            <text:p>46.372</text:p>
          </table:table-cell>
          <table:table-cell office:value-type="float" office:value="0.05596204" calcext:value-type="float">
            <text:p>0.05596204</text:p>
          </table:table-cell>
          <table:table-cell table:number-columns-repeated="2"/>
          <table:table-cell office:value-type="float" office:value="22.893" calcext:value-type="float">
            <text:p>22.893</text:p>
          </table:table-cell>
          <table:table-cell office:value-type="float" office:value="57.66667" calcext:value-type="float">
            <text:p>57.66667</text:p>
          </table:table-cell>
          <table:table-cell office:value-type="float" office:value="61" calcext:value-type="float">
            <text:p>61</text:p>
          </table:table-cell>
          <table:table-cell office:value-type="float" office:value="8.404166" calcext:value-type="float">
            <text:p>8.4041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384" calcext:value-type="float">
            <text:p>20.384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7951927" calcext:value-type="float">
            <text:p>0.7951927</text:p>
          </table:table-cell>
          <table:table-cell table:number-columns-repeated="5"/>
          <table:table-cell office:value-type="float" office:value="-0.2858534" calcext:value-type="float">
            <text:p>-0.2858534</text:p>
          </table:table-cell>
          <table:table-cell office:value-type="float" office:value="8.231353" calcext:value-type="float">
            <text:p>8.231353</text:p>
          </table:table-cell>
          <table:table-cell table:number-columns-repeated="11"/>
          <table:table-cell office:value-type="float" office:value="46.426" calcext:value-type="float">
            <text:p>46.426</text:p>
          </table:table-cell>
          <table:table-cell office:value-type="float" office:value="0.05739341" calcext:value-type="float">
            <text:p>0.05739341</text:p>
          </table:table-cell>
          <table:table-cell table:number-columns-repeated="2"/>
          <table:table-cell office:value-type="float" office:value="22.947" calcext:value-type="float">
            <text:p>22.947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8.492167" calcext:value-type="float">
            <text:p>8.492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407" calcext:value-type="float">
            <text:p>20.407</text:p>
          </table:table-cell>
          <table:table-cell office:value-type="float" office:value="1.045435" calcext:value-type="float">
            <text:p>1.045435</text:p>
          </table:table-cell>
          <table:table-cell office:value-type="float" office:value="0.7710753" calcext:value-type="float">
            <text:p>0.7710753</text:p>
          </table:table-cell>
          <table:table-cell table:number-columns-repeated="5"/>
          <table:table-cell office:value-type="float" office:value="-0.03853537" calcext:value-type="float">
            <text:p>-0.03853537</text:p>
          </table:table-cell>
          <table:table-cell office:value-type="float" office:value="8.452808" calcext:value-type="float">
            <text:p>8.452808</text:p>
          </table:table-cell>
          <table:table-cell table:number-columns-repeated="11"/>
          <table:table-cell office:value-type="float" office:value="46.62" calcext:value-type="float">
            <text:p>46.62</text:p>
          </table:table-cell>
          <table:table-cell office:value-type="float" office:value="0.05668617" calcext:value-type="float">
            <text:p>0.05668617</text:p>
          </table:table-cell>
          <table:table-cell table:number-columns-repeated="2"/>
          <table:table-cell office:value-type="float" office:value="23.13" calcext:value-type="float">
            <text:p>23.13</text:p>
          </table:table-cell>
          <table:table-cell office:value-type="float" office:value="61.96667" calcext:value-type="float">
            <text:p>61.96667</text:p>
          </table:table-cell>
          <table:table-cell office:value-type="float" office:value="61" calcext:value-type="float">
            <text:p>61</text:p>
          </table:table-cell>
          <table:table-cell office:value-type="float" office:value="8.969097" calcext:value-type="float">
            <text:p>8.9690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429" calcext:value-type="float">
            <text:p>20.429</text:p>
          </table:table-cell>
          <table:table-cell office:value-type="float" office:value="1.025285" calcext:value-type="float">
            <text:p>1.025285</text:p>
          </table:table-cell>
          <table:table-cell office:value-type="float" office:value="0.7564844" calcext:value-type="float">
            <text:p>0.7564844</text:p>
          </table:table-cell>
          <table:table-cell table:number-columns-repeated="5"/>
          <table:table-cell office:value-type="float" office:value="0.1060709" calcext:value-type="float">
            <text:p>0.1060709</text:p>
          </table:table-cell>
          <table:table-cell office:value-type="float" office:value="8.585962" calcext:value-type="float">
            <text:p>8.585962</text:p>
          </table:table-cell>
          <table:table-cell table:number-columns-repeated="11"/>
          <table:table-cell office:value-type="float" office:value="46.68" calcext:value-type="float">
            <text:p>46.68</text:p>
          </table:table-cell>
          <table:table-cell office:value-type="float" office:value="0.05251273" calcext:value-type="float">
            <text:p>0.05251273</text:p>
          </table:table-cell>
          <table:table-cell table:number-columns-repeated="2"/>
          <table:table-cell office:value-type="float" office:value="23.184" calcext:value-type="float">
            <text:p>23.184</text:p>
          </table:table-cell>
          <table:table-cell office:value-type="float" office:value="62.1" calcext:value-type="float">
            <text:p>62.1</text:p>
          </table:table-cell>
          <table:table-cell office:value-type="float" office:value="61" calcext:value-type="float">
            <text:p>61</text:p>
          </table:table-cell>
          <table:table-cell office:value-type="float" office:value="8.91043" calcext:value-type="float">
            <text:p>8.910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601" calcext:value-type="float">
            <text:p>20.601</text:p>
          </table:table-cell>
          <table:table-cell office:value-type="float" office:value="0.721905" calcext:value-type="float">
            <text:p>0.721905</text:p>
          </table:table-cell>
          <table:table-cell office:value-type="float" office:value="0.4368519" calcext:value-type="float">
            <text:p>0.4368519</text:p>
          </table:table-cell>
          <table:table-cell table:number-columns-repeated="5"/>
          <table:table-cell office:value-type="float" office:value="0.318488" calcext:value-type="float">
            <text:p>0.318488</text:p>
          </table:table-cell>
          <table:table-cell office:value-type="float" office:value="8.773091" calcext:value-type="float">
            <text:p>8.773091</text:p>
          </table:table-cell>
          <table:table-cell table:number-columns-repeated="11"/>
          <table:table-cell office:value-type="float" office:value="46.735" calcext:value-type="float">
            <text:p>46.735</text:p>
          </table:table-cell>
          <table:table-cell office:value-type="float" office:value="0.05824192" calcext:value-type="float">
            <text:p>0.05824192</text:p>
          </table:table-cell>
          <table:table-cell table:number-columns-repeated="2"/>
          <table:table-cell office:value-type="float" office:value="23.238" calcext:value-type="float">
            <text:p>23.238</text:p>
          </table:table-cell>
          <table:table-cell office:value-type="float" office:value="61.76667" calcext:value-type="float">
            <text:p>61.76667</text:p>
          </table:table-cell>
          <table:table-cell office:value-type="float" office:value="61" calcext:value-type="float">
            <text:p>61</text:p>
          </table:table-cell>
          <table:table-cell office:value-type="float" office:value="8.681718" calcext:value-type="float">
            <text:p>8.681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624" calcext:value-type="float">
            <text:p>20.624</text:p>
          </table:table-cell>
          <table:table-cell office:value-type="float" office:value="0.7075464" calcext:value-type="float">
            <text:p>0.7075464</text:p>
          </table:table-cell>
          <table:table-cell office:value-type="float" office:value="0.4438251" calcext:value-type="float">
            <text:p>0.4438251</text:p>
          </table:table-cell>
          <table:table-cell table:number-columns-repeated="5"/>
          <table:table-cell office:value-type="float" office:value="0.5216198" calcext:value-type="float">
            <text:p>0.5216198</text:p>
          </table:table-cell>
          <table:table-cell office:value-type="float" office:value="8.969114" calcext:value-type="float">
            <text:p>8.969114</text:p>
          </table:table-cell>
          <table:table-cell table:number-columns-repeated="11"/>
          <table:table-cell office:value-type="float" office:value="46.792" calcext:value-type="float">
            <text:p>46.792</text:p>
          </table:table-cell>
          <table:table-cell office:value-type="float" office:value="0.0609357" calcext:value-type="float">
            <text:p>0.0609357</text:p>
          </table:table-cell>
          <table:table-cell table:number-columns-repeated="2"/>
          <table:table-cell office:value-type="float" office:value="23.292" calcext:value-type="float">
            <text:p>23.292</text:p>
          </table:table-cell>
          <table:table-cell office:value-type="float" office:value="61.93334" calcext:value-type="float">
            <text:p>61.93334</text:p>
          </table:table-cell>
          <table:table-cell office:value-type="float" office:value="61" calcext:value-type="float">
            <text:p>61</text:p>
          </table:table-cell>
          <table:table-cell office:value-type="float" office:value="8.326374" calcext:value-type="float">
            <text:p>8.3263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645" calcext:value-type="float">
            <text:p>20.645</text:p>
          </table:table-cell>
          <table:table-cell office:value-type="float" office:value="0.6662416" calcext:value-type="float">
            <text:p>0.6662416</text:p>
          </table:table-cell>
          <table:table-cell office:value-type="float" office:value="0.4493608" calcext:value-type="float">
            <text:p>0.4493608</text:p>
          </table:table-cell>
          <table:table-cell table:number-columns-repeated="5"/>
          <table:table-cell office:value-type="float" office:value="0.6732837" calcext:value-type="float">
            <text:p>0.6732837</text:p>
          </table:table-cell>
          <table:table-cell office:value-type="float" office:value="9.129466" calcext:value-type="float">
            <text:p>9.129466</text:p>
          </table:table-cell>
          <table:table-cell table:number-columns-repeated="11"/>
          <table:table-cell office:value-type="float" office:value="46.977" calcext:value-type="float">
            <text:p>46.977</text:p>
          </table:table-cell>
          <table:table-cell office:value-type="float" office:value="0.06854926" calcext:value-type="float">
            <text:p>0.06854926</text:p>
          </table:table-cell>
          <table:table-cell table:number-columns-repeated="2"/>
          <table:table-cell office:value-type="float" office:value="23.485" calcext:value-type="float">
            <text:p>23.485</text:p>
          </table:table-cell>
          <table:table-cell office:value-type="float" office:value="63.4" calcext:value-type="float">
            <text:p>63.4</text:p>
          </table:table-cell>
          <table:table-cell office:value-type="float" office:value="61" calcext:value-type="float">
            <text:p>61</text:p>
          </table:table-cell>
          <table:table-cell office:value-type="float" office:value="8.294625" calcext:value-type="float">
            <text:p>8.2946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668" calcext:value-type="float">
            <text:p>20.668</text:p>
          </table:table-cell>
          <table:table-cell office:value-type="float" office:value="0.5777622" calcext:value-type="float">
            <text:p>0.5777622</text:p>
          </table:table-cell>
          <table:table-cell office:value-type="float" office:value="0.440494" calcext:value-type="float">
            <text:p>0.440494</text:p>
          </table:table-cell>
          <table:table-cell table:number-columns-repeated="5"/>
          <table:table-cell office:value-type="float" office:value="0.8411001" calcext:value-type="float">
            <text:p>0.8411001</text:p>
          </table:table-cell>
          <table:table-cell office:value-type="float" office:value="9.325153" calcext:value-type="float">
            <text:p>9.325153</text:p>
          </table:table-cell>
          <table:table-cell table:number-columns-repeated="11"/>
          <table:table-cell office:value-type="float" office:value="47.031" calcext:value-type="float">
            <text:p>47.031</text:p>
          </table:table-cell>
          <table:table-cell office:value-type="float" office:value="0.06909134" calcext:value-type="float">
            <text:p>0.06909134</text:p>
          </table:table-cell>
          <table:table-cell table:number-columns-repeated="2"/>
          <table:table-cell office:value-type="float" office:value="23.539" calcext:value-type="float">
            <text:p>23.539</text:p>
          </table:table-cell>
          <table:table-cell office:value-type="float" office:value="58.6" calcext:value-type="float">
            <text:p>58.6</text:p>
          </table:table-cell>
          <table:table-cell office:value-type="float" office:value="61" calcext:value-type="float">
            <text:p>61</text:p>
          </table:table-cell>
          <table:table-cell office:value-type="float" office:value="8.181937" calcext:value-type="float">
            <text:p>8.181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691" calcext:value-type="float">
            <text:p>20.691</text:p>
          </table:table-cell>
          <table:table-cell office:value-type="float" office:value="0.5360016" calcext:value-type="float">
            <text:p>0.5360016</text:p>
          </table:table-cell>
          <table:table-cell office:value-type="float" office:value="0.4559333" calcext:value-type="float">
            <text:p>0.4559333</text:p>
          </table:table-cell>
          <table:table-cell table:number-columns-repeated="5"/>
          <table:table-cell office:value-type="float" office:value="1.00056" calcext:value-type="float">
            <text:p>1.00056</text:p>
          </table:table-cell>
          <table:table-cell office:value-type="float" office:value="9.511872" calcext:value-type="float">
            <text:p>9.511872</text:p>
          </table:table-cell>
          <table:table-cell table:number-columns-repeated="11"/>
          <table:table-cell office:value-type="float" office:value="47.091" calcext:value-type="float">
            <text:p>47.091</text:p>
          </table:table-cell>
          <table:table-cell office:value-type="float" office:value="0.06852697" calcext:value-type="float">
            <text:p>0.06852697</text:p>
          </table:table-cell>
          <table:table-cell table:number-columns-repeated="2"/>
          <table:table-cell office:value-type="float" office:value="23.593" calcext:value-type="float">
            <text:p>23.593</text:p>
          </table:table-cell>
          <table:table-cell office:value-type="float" office:value="62.53334" calcext:value-type="float">
            <text:p>62.53334</text:p>
          </table:table-cell>
          <table:table-cell office:value-type="float" office:value="61" calcext:value-type="float">
            <text:p>61</text:p>
          </table:table-cell>
          <table:table-cell office:value-type="float" office:value="8.337707" calcext:value-type="float">
            <text:p>8.3377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713" calcext:value-type="float">
            <text:p>20.713</text:p>
          </table:table-cell>
          <table:table-cell office:value-type="float" office:value="0.600387" calcext:value-type="float">
            <text:p>0.600387</text:p>
          </table:table-cell>
          <table:table-cell office:value-type="float" office:value="0.4880257" calcext:value-type="float">
            <text:p>0.4880257</text:p>
          </table:table-cell>
          <table:table-cell table:number-columns-repeated="5"/>
          <table:table-cell office:value-type="float" office:value="1.115818" calcext:value-type="float">
            <text:p>1.115818</text:p>
          </table:table-cell>
          <table:table-cell office:value-type="float" office:value="9.740499" calcext:value-type="float">
            <text:p>9.740499</text:p>
          </table:table-cell>
          <table:table-cell table:number-columns-repeated="11"/>
          <table:table-cell office:value-type="float" office:value="47.146" calcext:value-type="float">
            <text:p>47.146</text:p>
          </table:table-cell>
          <table:table-cell office:value-type="float" office:value="0.06879801" calcext:value-type="float">
            <text:p>0.06879801</text:p>
          </table:table-cell>
          <table:table-cell table:number-columns-repeated="2"/>
          <table:table-cell office:value-type="float" office:value="23.647" calcext:value-type="float">
            <text:p>23.647</text:p>
          </table:table-cell>
          <table:table-cell office:value-type="float" office:value="59.3" calcext:value-type="float">
            <text:p>59.3</text:p>
          </table:table-cell>
          <table:table-cell office:value-type="float" office:value="61" calcext:value-type="float">
            <text:p>61</text:p>
          </table:table-cell>
          <table:table-cell office:value-type="float" office:value="7.977718" calcext:value-type="float">
            <text:p>7.977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736" calcext:value-type="float">
            <text:p>20.736</text:p>
          </table:table-cell>
          <table:table-cell office:value-type="float" office:value="0.7061319" calcext:value-type="float">
            <text:p>0.7061319</text:p>
          </table:table-cell>
          <table:table-cell office:value-type="float" office:value="0.4800388" calcext:value-type="float">
            <text:p>0.4800388</text:p>
          </table:table-cell>
          <table:table-cell table:number-columns-repeated="5"/>
          <table:table-cell office:value-type="float" office:value="1.204626" calcext:value-type="float">
            <text:p>1.204626</text:p>
          </table:table-cell>
          <table:table-cell office:value-type="float" office:value="10.01152" calcext:value-type="float">
            <text:p>10.01152</text:p>
          </table:table-cell>
          <table:table-cell table:number-columns-repeated="11"/>
          <table:table-cell office:value-type="float" office:value="47.329" calcext:value-type="float">
            <text:p>47.329</text:p>
          </table:table-cell>
          <table:table-cell office:value-type="float" office:value="0.06940698" calcext:value-type="float">
            <text:p>0.06940698</text:p>
          </table:table-cell>
          <table:table-cell table:number-columns-repeated="2"/>
          <table:table-cell office:value-type="float" office:value="23.84" calcext:value-type="float">
            <text:p>23.84</text:p>
          </table:table-cell>
          <table:table-cell office:value-type="float" office:value="61.63333" calcext:value-type="float">
            <text:p>61.63333</text:p>
          </table:table-cell>
          <table:table-cell office:value-type="float" office:value="61" calcext:value-type="float">
            <text:p>61</text:p>
          </table:table-cell>
          <table:table-cell office:value-type="float" office:value="8.240603" calcext:value-type="float">
            <text:p>8.2406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757" calcext:value-type="float">
            <text:p>20.757</text:p>
          </table:table-cell>
          <table:table-cell office:value-type="float" office:value="0.7327877" calcext:value-type="float">
            <text:p>0.7327877</text:p>
          </table:table-cell>
          <table:table-cell office:value-type="float" office:value="0.4610795" calcext:value-type="float">
            <text:p>0.4610795</text:p>
          </table:table-cell>
          <table:table-cell table:number-columns-repeated="5"/>
          <table:table-cell office:value-type="float" office:value="1.285947" calcext:value-type="float">
            <text:p>1.285947</text:p>
          </table:table-cell>
          <table:table-cell office:value-type="float" office:value="10.27337" calcext:value-type="float">
            <text:p>10.27337</text:p>
          </table:table-cell>
          <table:table-cell table:number-columns-repeated="15"/>
          <table:table-cell office:value-type="float" office:value="23.895" calcext:value-type="float">
            <text:p>23.895</text:p>
          </table:table-cell>
          <table:table-cell office:value-type="float" office:value="59.8" calcext:value-type="float">
            <text:p>59.8</text:p>
          </table:table-cell>
          <table:table-cell office:value-type="float" office:value="61" calcext:value-type="float">
            <text:p>61</text:p>
          </table:table-cell>
          <table:table-cell office:value-type="float" office:value="8.124385" calcext:value-type="float">
            <text:p>8.1243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779" calcext:value-type="float">
            <text:p>20.779</text:p>
          </table:table-cell>
          <table:table-cell office:value-type="float" office:value="0.6711092" calcext:value-type="float">
            <text:p>0.6711092</text:p>
          </table:table-cell>
          <table:table-cell office:value-type="float" office:value="0.4340553" calcext:value-type="float">
            <text:p>0.4340553</text:p>
          </table:table-cell>
          <table:table-cell table:number-columns-repeated="5"/>
          <table:table-cell office:value-type="float" office:value="1.306343" calcext:value-type="float">
            <text:p>1.306343</text:p>
          </table:table-cell>
          <table:table-cell office:value-type="float" office:value="10.62922" calcext:value-type="float">
            <text:p>10.62922</text:p>
          </table:table-cell>
          <table:table-cell table:number-columns-repeated="15"/>
          <table:table-cell office:value-type="float" office:value="23.949" calcext:value-type="float">
            <text:p>23.949</text:p>
          </table:table-cell>
          <table:table-cell office:value-type="float" office:value="61.83333" calcext:value-type="float">
            <text:p>61.83333</text:p>
          </table:table-cell>
          <table:table-cell office:value-type="float" office:value="61" calcext:value-type="float">
            <text:p>61</text:p>
          </table:table-cell>
          <table:table-cell office:value-type="float" office:value="8.415489" calcext:value-type="float">
            <text:p>8.415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802" calcext:value-type="float">
            <text:p>20.802</text:p>
          </table:table-cell>
          <table:table-cell office:value-type="float" office:value="0.5439767" calcext:value-type="float">
            <text:p>0.5439767</text:p>
          </table:table-cell>
          <table:table-cell office:value-type="float" office:value="0.3995347" calcext:value-type="float">
            <text:p>0.3995347</text:p>
          </table:table-cell>
          <table:table-cell table:number-columns-repeated="5"/>
          <table:table-cell office:value-type="float" office:value="1.259531" calcext:value-type="float">
            <text:p>1.259531</text:p>
          </table:table-cell>
          <table:table-cell office:value-type="float" office:value="10.98427" calcext:value-type="float">
            <text:p>10.98427</text:p>
          </table:table-cell>
          <table:table-cell table:number-columns-repeated="15"/>
          <table:table-cell office:value-type="float" office:value="24.003" calcext:value-type="float">
            <text:p>24.003</text:p>
          </table:table-cell>
          <table:table-cell office:value-type="float" office:value="58.26667" calcext:value-type="float">
            <text:p>58.26667</text:p>
          </table:table-cell>
          <table:table-cell office:value-type="float" office:value="61" calcext:value-type="float">
            <text:p>61</text:p>
          </table:table-cell>
          <table:table-cell office:value-type="float" office:value="8.210351" calcext:value-type="float">
            <text:p>8.2103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962" calcext:value-type="float">
            <text:p>20.962</text:p>
          </table:table-cell>
          <table:table-cell office:value-type="float" office:value="0.5351767" calcext:value-type="float">
            <text:p>0.5351767</text:p>
          </table:table-cell>
          <table:table-cell office:value-type="float" office:value="0.4189616" calcext:value-type="float">
            <text:p>0.4189616</text:p>
          </table:table-cell>
          <table:table-cell table:number-columns-repeated="5"/>
          <table:table-cell office:value-type="float" office:value="1.145797" calcext:value-type="float">
            <text:p>1.145797</text:p>
          </table:table-cell>
          <table:table-cell office:value-type="float" office:value="11.37415" calcext:value-type="float">
            <text:p>11.37415</text:p>
          </table:table-cell>
          <table:table-cell table:number-columns-repeated="15"/>
          <table:table-cell office:value-type="float" office:value="24.2" calcext:value-type="float">
            <text:p>24.2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8.028592" calcext:value-type="float">
            <text:p>8.0285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4903636" calcext:value-type="float">
            <text:p>0.4903636</text:p>
          </table:table-cell>
          <table:table-cell office:value-type="float" office:value="0.4182822" calcext:value-type="float">
            <text:p>0.4182822</text:p>
          </table:table-cell>
          <table:table-cell table:number-columns-repeated="5"/>
          <table:table-cell office:value-type="float" office:value="0.9396034" calcext:value-type="float">
            <text:p>0.9396034</text:p>
          </table:table-cell>
          <table:table-cell office:value-type="float" office:value="11.80858" calcext:value-type="float">
            <text:p>11.80858</text:p>
          </table:table-cell>
          <table:table-cell table:number-columns-repeated="15"/>
          <table:table-cell office:value-type="float" office:value="24.258" calcext:value-type="float">
            <text:p>24.258</text:p>
          </table:table-cell>
          <table:table-cell office:value-type="float" office:value="61.63333" calcext:value-type="float">
            <text:p>61.63333</text:p>
          </table:table-cell>
          <table:table-cell office:value-type="float" office:value="61" calcext:value-type="float">
            <text:p>61</text:p>
          </table:table-cell>
          <table:table-cell office:value-type="float" office:value="8.297041" calcext:value-type="float">
            <text:p>8.297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009" calcext:value-type="float">
            <text:p>21.009</text:p>
          </table:table-cell>
          <table:table-cell office:value-type="float" office:value="0.5310002" calcext:value-type="float">
            <text:p>0.5310002</text:p>
          </table:table-cell>
          <table:table-cell office:value-type="float" office:value="0.4479464" calcext:value-type="float">
            <text:p>0.4479464</text:p>
          </table:table-cell>
          <table:table-cell table:number-columns-repeated="5"/>
          <table:table-cell office:value-type="float" office:value="0.7177987" calcext:value-type="float">
            <text:p>0.7177987</text:p>
          </table:table-cell>
          <table:table-cell office:value-type="float" office:value="12.14051" calcext:value-type="float">
            <text:p>12.14051</text:p>
          </table:table-cell>
          <table:table-cell table:number-columns-repeated="15"/>
          <table:table-cell office:value-type="float" office:value="24.313" calcext:value-type="float">
            <text:p>24.313</text:p>
          </table:table-cell>
          <table:table-cell office:value-type="float" office:value="61.23333" calcext:value-type="float">
            <text:p>61.23333</text:p>
          </table:table-cell>
          <table:table-cell office:value-type="float" office:value="61" calcext:value-type="float">
            <text:p>61</text:p>
          </table:table-cell>
          <table:table-cell office:value-type="float" office:value="8.416603" calcext:value-type="float">
            <text:p>8.4166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03" calcext:value-type="float">
            <text:p>21.03</text:p>
          </table:table-cell>
          <table:table-cell office:value-type="float" office:value="0.5957864" calcext:value-type="float">
            <text:p>0.5957864</text:p>
          </table:table-cell>
          <table:table-cell office:value-type="float" office:value="0.4836926" calcext:value-type="float">
            <text:p>0.4836926</text:p>
          </table:table-cell>
          <table:table-cell table:number-columns-repeated="5"/>
          <table:table-cell office:value-type="float" office:value="0.3784344" calcext:value-type="float">
            <text:p>0.3784344</text:p>
          </table:table-cell>
          <table:table-cell office:value-type="float" office:value="12.57989" calcext:value-type="float">
            <text:p>12.57989</text:p>
          </table:table-cell>
          <table:table-cell table:number-columns-repeated="15"/>
          <table:table-cell office:value-type="float" office:value="24.367" calcext:value-type="float">
            <text:p>24.367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7.821225" calcext:value-type="float">
            <text:p>7.8212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052" calcext:value-type="float">
            <text:p>21.052</text:p>
          </table:table-cell>
          <table:table-cell office:value-type="float" office:value="0.727252" calcext:value-type="float">
            <text:p>0.727252</text:p>
          </table:table-cell>
          <table:table-cell office:value-type="float" office:value="0.5127995" calcext:value-type="float">
            <text:p>0.5127995</text:p>
          </table:table-cell>
          <table:table-cell table:number-columns-repeated="5"/>
          <table:table-cell office:value-type="float" office:value="-0.02815682" calcext:value-type="float">
            <text:p>-0.02815682</text:p>
          </table:table-cell>
          <table:table-cell office:value-type="float" office:value="13.02242" calcext:value-type="float">
            <text:p>13.02242</text:p>
          </table:table-cell>
          <table:table-cell table:number-columns-repeated="15"/>
          <table:table-cell office:value-type="float" office:value="24.552" calcext:value-type="float">
            <text:p>24.552</text:p>
          </table:table-cell>
          <table:table-cell office:value-type="float" office:value="58.13334" calcext:value-type="float">
            <text:p>58.13334</text:p>
          </table:table-cell>
          <table:table-cell office:value-type="float" office:value="61" calcext:value-type="float">
            <text:p>61</text:p>
          </table:table-cell>
          <table:table-cell office:value-type="float" office:value="7.862614" calcext:value-type="float">
            <text:p>7.8626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077" calcext:value-type="float">
            <text:p>21.077</text:p>
          </table:table-cell>
          <table:table-cell office:value-type="float" office:value="0.7783706" calcext:value-type="float">
            <text:p>0.7783706</text:p>
          </table:table-cell>
          <table:table-cell office:value-type="float" office:value="0.5437561" calcext:value-type="float">
            <text:p>0.5437561</text:p>
          </table:table-cell>
          <table:table-cell table:number-columns-repeated="5"/>
          <table:table-cell office:value-type="float" office:value="-0.3408039" calcext:value-type="float">
            <text:p>-0.3408039</text:p>
          </table:table-cell>
          <table:table-cell office:value-type="float" office:value="13.35118" calcext:value-type="float">
            <text:p>13.35118</text:p>
          </table:table-cell>
          <table:table-cell table:number-columns-repeated="15"/>
          <table:table-cell office:value-type="float" office:value="24.606" calcext:value-type="float">
            <text:p>24.606</text:p>
          </table:table-cell>
          <table:table-cell office:value-type="float" office:value="58.9" calcext:value-type="float">
            <text:p>58.9</text:p>
          </table:table-cell>
          <table:table-cell office:value-type="float" office:value="61" calcext:value-type="float">
            <text:p>61</text:p>
          </table:table-cell>
          <table:table-cell office:value-type="float" office:value="8.268822" calcext:value-type="float">
            <text:p>8.2688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099" calcext:value-type="float">
            <text:p>21.099</text:p>
          </table:table-cell>
          <table:table-cell office:value-type="float" office:value="0.8430347" calcext:value-type="float">
            <text:p>0.8430347</text:p>
          </table:table-cell>
          <table:table-cell office:value-type="float" office:value="0.611194" calcext:value-type="float">
            <text:p>0.611194</text:p>
          </table:table-cell>
          <table:table-cell table:number-columns-repeated="5"/>
          <table:table-cell office:value-type="float" office:value="-0.746052" calcext:value-type="float">
            <text:p>-0.746052</text:p>
          </table:table-cell>
          <table:table-cell office:value-type="float" office:value="13.76113" calcext:value-type="float">
            <text:p>13.76113</text:p>
          </table:table-cell>
          <table:table-cell table:number-columns-repeated="15"/>
          <table:table-cell office:value-type="float" office:value="24.66" calcext:value-type="float">
            <text:p>24.66</text:p>
          </table:table-cell>
          <table:table-cell office:value-type="float" office:value="58.23333" calcext:value-type="float">
            <text:p>58.23333</text:p>
          </table:table-cell>
          <table:table-cell office:value-type="float" office:value="61" calcext:value-type="float">
            <text:p>61</text:p>
          </table:table-cell>
          <table:table-cell office:value-type="float" office:value="8.399708" calcext:value-type="float">
            <text:p>8.3997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121" calcext:value-type="float">
            <text:p>21.121</text:p>
          </table:table-cell>
          <table:table-cell office:value-type="float" office:value="0.9416064" calcext:value-type="float">
            <text:p>0.9416064</text:p>
          </table:table-cell>
          <table:table-cell office:value-type="float" office:value="0.77199" calcext:value-type="float">
            <text:p>0.77199</text:p>
          </table:table-cell>
          <table:table-cell table:number-columns-repeated="5"/>
          <table:table-cell office:value-type="float" office:value="-1.050597" calcext:value-type="float">
            <text:p>-1.050597</text:p>
          </table:table-cell>
          <table:table-cell office:value-type="float" office:value="14.0469" calcext:value-type="float">
            <text:p>14.0469</text:p>
          </table:table-cell>
          <table:table-cell table:number-columns-repeated="15"/>
          <table:table-cell office:value-type="float" office:value="24.715" calcext:value-type="float">
            <text:p>24.715</text:p>
          </table:table-cell>
          <table:table-cell office:value-type="float" office:value="59.43334" calcext:value-type="float">
            <text:p>59.43334</text:p>
          </table:table-cell>
          <table:table-cell office:value-type="float" office:value="61" calcext:value-type="float">
            <text:p>61</text:p>
          </table:table-cell>
          <table:table-cell office:value-type="float" office:value="8.283489" calcext:value-type="float">
            <text:p>8.283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146" calcext:value-type="float">
            <text:p>21.146</text:p>
          </table:table-cell>
          <table:table-cell office:value-type="float" office:value="1.051273" calcext:value-type="float">
            <text:p>1.051273</text:p>
          </table:table-cell>
          <table:table-cell office:value-type="float" office:value="0.9562561" calcext:value-type="float">
            <text:p>0.9562561</text:p>
          </table:table-cell>
          <table:table-cell table:number-columns-repeated="5"/>
          <table:table-cell office:value-type="float" office:value="-1.26942" calcext:value-type="float">
            <text:p>-1.26942</text:p>
          </table:table-cell>
          <table:table-cell office:value-type="float" office:value="14.29564" calcext:value-type="float">
            <text:p>14.29564</text:p>
          </table:table-cell>
          <table:table-cell table:number-columns-repeated="15"/>
          <table:table-cell office:value-type="float" office:value="24.911" calcext:value-type="float">
            <text:p>24.911</text:p>
          </table:table-cell>
          <table:table-cell office:value-type="float" office:value="58.2" calcext:value-type="float">
            <text:p>58.2</text:p>
          </table:table-cell>
          <table:table-cell office:value-type="float" office:value="61" calcext:value-type="float">
            <text:p>61</text:p>
          </table:table-cell>
          <table:table-cell office:value-type="float" office:value="8.269937" calcext:value-type="float">
            <text:p>8.269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318" calcext:value-type="float">
            <text:p>21.318</text:p>
          </table:table-cell>
          <table:table-cell office:value-type="float" office:value="0.665896" calcext:value-type="float">
            <text:p>0.665896</text:p>
          </table:table-cell>
          <table:table-cell office:value-type="float" office:value="0.5303209" calcext:value-type="float">
            <text:p>0.5303209</text:p>
          </table:table-cell>
          <table:table-cell table:number-columns-repeated="5"/>
          <table:table-cell office:value-type="float" office:value="-1.453972" calcext:value-type="float">
            <text:p>-1.453972</text:p>
          </table:table-cell>
          <table:table-cell office:value-type="float" office:value="14.54316" calcext:value-type="float">
            <text:p>14.54316</text:p>
          </table:table-cell>
          <table:table-cell table:number-columns-repeated="15"/>
          <table:table-cell office:value-type="float" office:value="24.966" calcext:value-type="float">
            <text:p>24.966</text:p>
          </table:table-cell>
          <table:table-cell office:value-type="float" office:value="58.53333" calcext:value-type="float">
            <text:p>58.53333</text:p>
          </table:table-cell>
          <table:table-cell office:value-type="float" office:value="61" calcext:value-type="float">
            <text:p>61</text:p>
          </table:table-cell>
          <table:table-cell office:value-type="float" office:value="8.298156" calcext:value-type="float">
            <text:p>8.2981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34" calcext:value-type="float">
            <text:p>21.34</text:p>
          </table:table-cell>
          <table:table-cell office:value-type="float" office:value="0.5847471" calcext:value-type="float">
            <text:p>0.5847471</text:p>
          </table:table-cell>
          <table:table-cell office:value-type="float" office:value="0.5028637" calcext:value-type="float">
            <text:p>0.5028637</text:p>
          </table:table-cell>
          <table:table-cell table:number-columns-repeated="5"/>
          <table:table-cell office:value-type="float" office:value="-1.587232" calcext:value-type="float">
            <text:p>-1.587232</text:p>
          </table:table-cell>
          <table:table-cell office:value-type="float" office:value="14.78897" calcext:value-type="float">
            <text:p>14.78897</text:p>
          </table:table-cell>
          <table:table-cell table:number-columns-repeated="15"/>
          <table:table-cell office:value-type="float" office:value="25.024" calcext:value-type="float">
            <text:p>25.024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8.635489" calcext:value-type="float">
            <text:p>8.635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362" calcext:value-type="float">
            <text:p>21.362</text:p>
          </table:table-cell>
          <table:table-cell office:value-type="float" office:value="0.8004726" calcext:value-type="float">
            <text:p>0.8004726</text:p>
          </table:table-cell>
          <table:table-cell office:value-type="float" office:value="0.6460051" calcext:value-type="float">
            <text:p>0.6460051</text:p>
          </table:table-cell>
          <table:table-cell table:number-columns-repeated="5"/>
          <table:table-cell office:value-type="float" office:value="-1.70379" calcext:value-type="float">
            <text:p>-1.70379</text:p>
          </table:table-cell>
          <table:table-cell office:value-type="float" office:value="15.05129" calcext:value-type="float">
            <text:p>15.05129</text:p>
          </table:table-cell>
          <table:table-cell table:number-columns-repeated="15"/>
          <table:table-cell office:value-type="float" office:value="25.079" calcext:value-type="float">
            <text:p>25.079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8.503489" calcext:value-type="float">
            <text:p>8.503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384" calcext:value-type="float">
            <text:p>21.384</text:p>
          </table:table-cell>
          <table:table-cell office:value-type="float" office:value="1.082819" calcext:value-type="float">
            <text:p>1.082819</text:p>
          </table:table-cell>
          <table:table-cell office:value-type="float" office:value="0.8170588" calcext:value-type="float">
            <text:p>0.8170588</text:p>
          </table:table-cell>
          <table:table-cell table:number-columns-repeated="5"/>
          <table:table-cell office:value-type="float" office:value="-1.751295" calcext:value-type="float">
            <text:p>-1.751295</text:p>
          </table:table-cell>
          <table:table-cell office:value-type="float" office:value="15.38145" calcext:value-type="float">
            <text:p>15.38145</text:p>
          </table:table-cell>
          <table:table-cell table:number-columns-repeated="15"/>
          <table:table-cell office:value-type="float" office:value="25.268" calcext:value-type="float">
            <text:p>25.268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8.311707" calcext:value-type="float">
            <text:p>8.3117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406" calcext:value-type="float">
            <text:p>21.406</text:p>
          </table:table-cell>
          <table:table-cell office:value-type="float" office:value="1.102089" calcext:value-type="float">
            <text:p>1.102089</text:p>
          </table:table-cell>
          <table:table-cell office:value-type="float" office:value="0.7663961" calcext:value-type="float">
            <text:p>0.7663961</text:p>
          </table:table-cell>
          <table:table-cell table:number-columns-repeated="5"/>
          <table:table-cell office:value-type="float" office:value="-1.739774" calcext:value-type="float">
            <text:p>-1.739774</text:p>
          </table:table-cell>
          <table:table-cell office:value-type="float" office:value="15.7542" calcext:value-type="float">
            <text:p>15.7542</text:p>
          </table:table-cell>
          <table:table-cell table:number-columns-repeated="15"/>
          <table:table-cell office:value-type="float" office:value="25.325" calcext:value-type="float">
            <text:p>25.325</text:p>
          </table:table-cell>
          <table:table-cell office:value-type="float" office:value="60.36666" calcext:value-type="float">
            <text:p>60.36666</text:p>
          </table:table-cell>
          <table:table-cell office:value-type="float" office:value="61" calcext:value-type="float">
            <text:p>61</text:p>
          </table:table-cell>
          <table:table-cell office:value-type="float" office:value="8.29574" calcext:value-type="float">
            <text:p>8.295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427" calcext:value-type="float">
            <text:p>21.427</text:p>
          </table:table-cell>
          <table:table-cell office:value-type="float" office:value="0.9150146" calcext:value-type="float">
            <text:p>0.9150146</text:p>
          </table:table-cell>
          <table:table-cell office:value-type="float" office:value="0.6019464" calcext:value-type="float">
            <text:p>0.6019464</text:p>
          </table:table-cell>
          <table:table-cell table:number-columns-repeated="5"/>
          <table:table-cell office:value-type="float" office:value="-1.686931" calcext:value-type="float">
            <text:p>-1.686931</text:p>
          </table:table-cell>
          <table:table-cell office:value-type="float" office:value="16.15293" calcext:value-type="float">
            <text:p>16.15293</text:p>
          </table:table-cell>
          <table:table-cell table:number-columns-repeated="15"/>
          <table:table-cell office:value-type="float" office:value="25.38" calcext:value-type="float">
            <text:p>25.38</text:p>
          </table:table-cell>
          <table:table-cell office:value-type="float" office:value="62.53334" calcext:value-type="float">
            <text:p>62.53334</text:p>
          </table:table-cell>
          <table:table-cell office:value-type="float" office:value="61" calcext:value-type="float">
            <text:p>61</text:p>
          </table:table-cell>
          <table:table-cell office:value-type="float" office:value="8.283489" calcext:value-type="float">
            <text:p>8.283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449" calcext:value-type="float">
            <text:p>21.449</text:p>
          </table:table-cell>
          <table:table-cell office:value-type="float" office:value="0.678974" calcext:value-type="float">
            <text:p>0.678974</text:p>
          </table:table-cell>
          <table:table-cell office:value-type="float" office:value="0.5045451" calcext:value-type="float">
            <text:p>0.5045451</text:p>
          </table:table-cell>
          <table:table-cell table:number-columns-repeated="5"/>
          <table:table-cell office:value-type="float" office:value="-1.566463" calcext:value-type="float">
            <text:p>-1.566463</text:p>
          </table:table-cell>
          <table:table-cell office:value-type="float" office:value="16.55205" calcext:value-type="float">
            <text:p>16.55205</text:p>
          </table:table-cell>
          <table:table-cell table:number-columns-repeated="15"/>
          <table:table-cell office:value-type="float" office:value="25.434" calcext:value-type="float">
            <text:p>25.434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8.354406" calcext:value-type="float">
            <text:p>8.3544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472" calcext:value-type="float">
            <text:p>21.472</text:p>
          </table:table-cell>
          <table:table-cell office:value-type="float" office:value="0.6877423" calcext:value-type="float">
            <text:p>0.6877423</text:p>
          </table:table-cell>
          <table:table-cell office:value-type="float" office:value="0.5617134" calcext:value-type="float">
            <text:p>0.5617134</text:p>
          </table:table-cell>
          <table:table-cell table:number-columns-repeated="5"/>
          <table:table-cell office:value-type="float" office:value="-1.342902" calcext:value-type="float">
            <text:p>-1.342902</text:p>
          </table:table-cell>
          <table:table-cell office:value-type="float" office:value="16.8828" calcext:value-type="float">
            <text:p>16.8828</text:p>
          </table:table-cell>
          <table:table-cell table:number-columns-repeated="15"/>
          <table:table-cell office:value-type="float" office:value="25.618" calcext:value-type="float">
            <text:p>25.618</text:p>
          </table:table-cell>
          <table:table-cell office:value-type="float" office:value="61.3" calcext:value-type="float">
            <text:p>61.3</text:p>
          </table:table-cell>
          <table:table-cell office:value-type="float" office:value="61" calcext:value-type="float">
            <text:p>61</text:p>
          </table:table-cell>
          <table:table-cell office:value-type="float" office:value="8.547488" calcext:value-type="float">
            <text:p>8.5474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494" calcext:value-type="float">
            <text:p>21.494</text:p>
          </table:table-cell>
          <table:table-cell office:value-type="float" office:value="0.9425099" calcext:value-type="float">
            <text:p>0.9425099</text:p>
          </table:table-cell>
          <table:table-cell office:value-type="float" office:value="0.8226527" calcext:value-type="float">
            <text:p>0.8226527</text:p>
          </table:table-cell>
          <table:table-cell table:number-columns-repeated="5"/>
          <table:table-cell office:value-type="float" office:value="-1.137357" calcext:value-type="float">
            <text:p>-1.137357</text:p>
          </table:table-cell>
          <table:table-cell office:value-type="float" office:value="17.17937" calcext:value-type="float">
            <text:p>17.17937</text:p>
          </table:table-cell>
          <table:table-cell table:number-columns-repeated="15"/>
          <table:table-cell office:value-type="float" office:value="25.672" calcext:value-type="float">
            <text:p>25.672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8.315051" calcext:value-type="float">
            <text:p>8.3150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516" calcext:value-type="float">
            <text:p>21.516</text:p>
          </table:table-cell>
          <table:table-cell office:value-type="float" office:value="1.180267" calcext:value-type="float">
            <text:p>1.180267</text:p>
          </table:table-cell>
          <table:table-cell office:value-type="float" office:value="1.07968" calcext:value-type="float">
            <text:p>1.07968</text:p>
          </table:table-cell>
          <table:table-cell table:number-columns-repeated="5"/>
          <table:table-cell office:value-type="float" office:value="-0.9318633" calcext:value-type="float">
            <text:p>-0.9318633</text:p>
          </table:table-cell>
          <table:table-cell office:value-type="float" office:value="17.40718" calcext:value-type="float">
            <text:p>17.40718</text:p>
          </table:table-cell>
          <table:table-cell table:number-columns-repeated="15"/>
          <table:table-cell office:value-type="float" office:value="25.726" calcext:value-type="float">
            <text:p>25.726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1" calcext:value-type="float">
            <text:p>61</text:p>
          </table:table-cell>
          <table:table-cell office:value-type="float" office:value="8.329719" calcext:value-type="float">
            <text:p>8.3297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676" calcext:value-type="float">
            <text:p>21.676</text:p>
          </table:table-cell>
          <table:table-cell office:value-type="float" office:value="0.9112307" calcext:value-type="float">
            <text:p>0.9112307</text:p>
          </table:table-cell>
          <table:table-cell office:value-type="float" office:value="0.8726009" calcext:value-type="float">
            <text:p>0.8726009</text:p>
          </table:table-cell>
          <table:table-cell table:number-columns-repeated="5"/>
          <table:table-cell office:value-type="float" office:value="-0.7606107" calcext:value-type="float">
            <text:p>-0.7606107</text:p>
          </table:table-cell>
          <table:table-cell office:value-type="float" office:value="17.56561" calcext:value-type="float">
            <text:p>17.56561</text:p>
          </table:table-cell>
          <table:table-cell table:number-columns-repeated="15"/>
          <table:table-cell office:value-type="float" office:value="25.78" calcext:value-type="float">
            <text:p>25.78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8.225937" calcext:value-type="float">
            <text:p>8.225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698" calcext:value-type="float">
            <text:p>21.698</text:p>
          </table:table-cell>
          <table:table-cell office:value-type="float" office:value="1.159995" calcext:value-type="float">
            <text:p>1.159995</text:p>
          </table:table-cell>
          <table:table-cell office:value-type="float" office:value="1.097527" calcext:value-type="float">
            <text:p>1.097527</text:p>
          </table:table-cell>
          <table:table-cell table:number-columns-repeated="5"/>
          <table:table-cell office:value-type="float" office:value="-0.5303041" calcext:value-type="float">
            <text:p>-0.5303041</text:p>
          </table:table-cell>
          <table:table-cell office:value-type="float" office:value="17.80344" calcext:value-type="float">
            <text:p>17.80344</text:p>
          </table:table-cell>
          <table:table-cell table:number-columns-repeated="15"/>
          <table:table-cell office:value-type="float" office:value="25.974" calcext:value-type="float">
            <text:p>25.97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.489937" calcext:value-type="float">
            <text:p>8.489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72" calcext:value-type="float">
            <text:p>21.72</text:p>
          </table:table-cell>
          <table:table-cell office:value-type="float" office:value="1.556387" calcext:value-type="float">
            <text:p>1.556387</text:p>
          </table:table-cell>
          <table:table-cell office:value-type="float" office:value="1.430492" calcext:value-type="float">
            <text:p>1.430492</text:p>
          </table:table-cell>
          <table:table-cell table:number-columns-repeated="5"/>
          <table:table-cell office:value-type="float" office:value="-0.2832962" calcext:value-type="float">
            <text:p>-0.2832962</text:p>
          </table:table-cell>
          <table:table-cell office:value-type="float" office:value="18.04222" calcext:value-type="float">
            <text:p>18.04222</text:p>
          </table:table-cell>
          <table:table-cell table:number-columns-repeated="15"/>
          <table:table-cell office:value-type="float" office:value="26.028" calcext:value-type="float">
            <text:p>26.028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1" calcext:value-type="float">
            <text:p>61</text:p>
          </table:table-cell>
          <table:table-cell office:value-type="float" office:value="8.577937" calcext:value-type="float">
            <text:p>8.577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746" calcext:value-type="float">
            <text:p>21.746</text:p>
          </table:table-cell>
          <table:table-cell office:value-type="float" office:value="2.032189" calcext:value-type="float">
            <text:p>2.032189</text:p>
          </table:table-cell>
          <table:table-cell office:value-type="float" office:value="1.687775" calcext:value-type="float">
            <text:p>1.687775</text:p>
          </table:table-cell>
          <table:table-cell table:number-columns-repeated="5"/>
          <table:table-cell office:value-type="float" office:value="-0.02844277" calcext:value-type="float">
            <text:p>-0.02844277</text:p>
          </table:table-cell>
          <table:table-cell office:value-type="float" office:value="18.29051" calcext:value-type="float">
            <text:p>18.29051</text:p>
          </table:table-cell>
          <table:table-cell table:number-columns-repeated="15"/>
          <table:table-cell office:value-type="float" office:value="26.083" calcext:value-type="float">
            <text:p>26.083</text:p>
          </table:table-cell>
          <table:table-cell office:value-type="float" office:value="59.43334" calcext:value-type="float">
            <text:p>59.43334</text:p>
          </table:table-cell>
          <table:table-cell office:value-type="float" office:value="61" calcext:value-type="float">
            <text:p>61</text:p>
          </table:table-cell>
          <table:table-cell office:value-type="float" office:value="8.25527" calcext:value-type="float">
            <text:p>8.255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768" calcext:value-type="float">
            <text:p>21.768</text:p>
          </table:table-cell>
          <table:table-cell office:value-type="float" office:value="1.904106" calcext:value-type="float">
            <text:p>1.904106</text:p>
          </table:table-cell>
          <table:table-cell office:value-type="float" office:value="1.568559" calcext:value-type="float">
            <text:p>1.568559</text:p>
          </table:table-cell>
          <table:table-cell table:number-columns-repeated="5"/>
          <table:table-cell office:value-type="float" office:value="0.2425955" calcext:value-type="float">
            <text:p>0.2425955</text:p>
          </table:table-cell>
          <table:table-cell office:value-type="float" office:value="18.5573" calcext:value-type="float">
            <text:p>18.5573</text:p>
          </table:table-cell>
          <table:table-cell table:number-columns-repeated="15"/>
          <table:table-cell office:value-type="float" office:value="26.137" calcext:value-type="float">
            <text:p>26.137</text:p>
          </table:table-cell>
          <table:table-cell office:value-type="float" office:value="58.8" calcext:value-type="float">
            <text:p>58.8</text:p>
          </table:table-cell>
          <table:table-cell office:value-type="float" office:value="61" calcext:value-type="float">
            <text:p>61</text:p>
          </table:table-cell>
          <table:table-cell office:value-type="float" office:value="8.195489" calcext:value-type="float">
            <text:p>8.195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79" calcext:value-type="float">
            <text:p>21.79</text:p>
          </table:table-cell>
          <table:table-cell office:value-type="float" office:value="1.430117" calcext:value-type="float">
            <text:p>1.430117</text:p>
          </table:table-cell>
          <table:table-cell office:value-type="float" office:value="1.099983" calcext:value-type="float">
            <text:p>1.099983</text:p>
          </table:table-cell>
          <table:table-cell table:number-columns-repeated="5"/>
          <table:table-cell office:value-type="float" office:value="0.4200583" calcext:value-type="float">
            <text:p>0.4200583</text:p>
          </table:table-cell>
          <table:table-cell office:value-type="float" office:value="18.727" calcext:value-type="float">
            <text:p>18.727</text:p>
          </table:table-cell>
          <table:table-cell table:number-columns-repeated="15"/>
          <table:table-cell office:value-type="float" office:value="26.33" calcext:value-type="float">
            <text:p>26.33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1" calcext:value-type="float">
            <text:p>61</text:p>
          </table:table-cell>
          <table:table-cell office:value-type="float" office:value="8.349948" calcext:value-type="float">
            <text:p>8.3499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813" calcext:value-type="float">
            <text:p>21.813</text:p>
          </table:table-cell>
          <table:table-cell office:value-type="float" office:value="0.9216422" calcext:value-type="float">
            <text:p>0.9216422</text:p>
          </table:table-cell>
          <table:table-cell office:value-type="float" office:value="0.7416546" calcext:value-type="float">
            <text:p>0.7416546</text:p>
          </table:table-cell>
          <table:table-cell table:number-columns-repeated="5"/>
          <table:table-cell office:value-type="float" office:value="0.6137648" calcext:value-type="float">
            <text:p>0.6137648</text:p>
          </table:table-cell>
          <table:table-cell office:value-type="float" office:value="18.91515" calcext:value-type="float">
            <text:p>18.91515</text:p>
          </table:table-cell>
          <table:table-cell table:number-columns-repeated="15"/>
          <table:table-cell office:value-type="float" office:value="26.384" calcext:value-type="float">
            <text:p>26.384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8.560845" calcext:value-type="float">
            <text:p>8.5608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835" calcext:value-type="float">
            <text:p>21.835</text:p>
          </table:table-cell>
          <table:table-cell office:value-type="float" office:value="0.5680822" calcext:value-type="float">
            <text:p>0.5680822</text:p>
          </table:table-cell>
          <table:table-cell office:value-type="float" office:value="0.4447602" calcext:value-type="float">
            <text:p>0.4447602</text:p>
          </table:table-cell>
          <table:table-cell table:number-columns-repeated="5"/>
          <table:table-cell office:value-type="float" office:value="0.756619" calcext:value-type="float">
            <text:p>0.756619</text:p>
          </table:table-cell>
          <table:table-cell office:value-type="float" office:value="19.05018" calcext:value-type="float">
            <text:p>19.05018</text:p>
          </table:table-cell>
          <table:table-cell table:number-columns-repeated="15"/>
          <table:table-cell office:value-type="float" office:value="26.438" calcext:value-type="float">
            <text:p>26.438</text:p>
          </table:table-cell>
          <table:table-cell office:value-type="float" office:value="60.1" calcext:value-type="float">
            <text:p>60.1</text:p>
          </table:table-cell>
          <table:table-cell office:value-type="float" office:value="61" calcext:value-type="float">
            <text:p>61</text:p>
          </table:table-cell>
          <table:table-cell office:value-type="float" office:value="8.837097" calcext:value-type="float">
            <text:p>8.8370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.857" calcext:value-type="float">
            <text:p>21.857</text:p>
          </table:table-cell>
          <table:table-cell office:value-type="float" office:value="0.5307884" calcext:value-type="float">
            <text:p>0.5307884</text:p>
          </table:table-cell>
          <table:table-cell office:value-type="float" office:value="0.4660257" calcext:value-type="float">
            <text:p>0.4660257</text:p>
          </table:table-cell>
          <table:table-cell table:number-columns-repeated="5"/>
          <table:table-cell office:value-type="float" office:value="0.9151209" calcext:value-type="float">
            <text:p>0.9151209</text:p>
          </table:table-cell>
          <table:table-cell office:value-type="float" office:value="19.22093" calcext:value-type="float">
            <text:p>19.22093</text:p>
          </table:table-cell>
          <table:table-cell table:number-columns-repeated="15"/>
          <table:table-cell office:value-type="float" office:value="26.495" calcext:value-type="float">
            <text:p>26.495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8.355708" calcext:value-type="float">
            <text:p>8.3557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029" calcext:value-type="float">
            <text:p>22.029</text:p>
          </table:table-cell>
          <table:table-cell office:value-type="float" office:value="0.5299753" calcext:value-type="float">
            <text:p>0.5299753</text:p>
          </table:table-cell>
          <table:table-cell office:value-type="float" office:value="0.4277064" calcext:value-type="float">
            <text:p>0.4277064</text:p>
          </table:table-cell>
          <table:table-cell table:number-columns-repeated="5"/>
          <table:table-cell office:value-type="float" office:value="1.089902" calcext:value-type="float">
            <text:p>1.089902</text:p>
          </table:table-cell>
          <table:table-cell office:value-type="float" office:value="19.41002" calcext:value-type="float">
            <text:p>19.41002</text:p>
          </table:table-cell>
          <table:table-cell table:number-columns-repeated="15"/>
          <table:table-cell office:value-type="float" office:value="26.689" calcext:value-type="float">
            <text:p>26.689</text:p>
          </table:table-cell>
          <table:table-cell office:value-type="float" office:value="58.73333" calcext:value-type="float">
            <text:p>58.73333</text:p>
          </table:table-cell>
          <table:table-cell office:value-type="float" office:value="61" calcext:value-type="float">
            <text:p>61</text:p>
          </table:table-cell>
          <table:table-cell office:value-type="float" office:value="8.283489" calcext:value-type="float">
            <text:p>8.283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051" calcext:value-type="float">
            <text:p>22.051</text:p>
          </table:table-cell>
          <table:table-cell office:value-type="float" office:value="0.6247595" calcext:value-type="float">
            <text:p>0.6247595</text:p>
          </table:table-cell>
          <table:table-cell office:value-type="float" office:value="0.474547" calcext:value-type="float">
            <text:p>0.474547</text:p>
          </table:table-cell>
          <table:table-cell table:number-columns-repeated="5"/>
          <table:table-cell office:value-type="float" office:value="1.254047" calcext:value-type="float">
            <text:p>1.254047</text:p>
          </table:table-cell>
          <table:table-cell office:value-type="float" office:value="19.64229" calcext:value-type="float">
            <text:p>19.64229</text:p>
          </table:table-cell>
          <table:table-cell table:number-columns-repeated="15"/>
          <table:table-cell office:value-type="float" office:value="26.745" calcext:value-type="float">
            <text:p>26.745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8.645315" calcext:value-type="float">
            <text:p>8.6453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072" calcext:value-type="float">
            <text:p>22.072</text:p>
          </table:table-cell>
          <table:table-cell office:value-type="float" office:value="0.7101864" calcext:value-type="float">
            <text:p>0.7101864</text:p>
          </table:table-cell>
          <table:table-cell office:value-type="float" office:value="0.4753602" calcext:value-type="float">
            <text:p>0.4753602</text:p>
          </table:table-cell>
          <table:table-cell table:number-columns-repeated="5"/>
          <table:table-cell office:value-type="float" office:value="1.364082" calcext:value-type="float">
            <text:p>1.364082</text:p>
          </table:table-cell>
          <table:table-cell office:value-type="float" office:value="19.92444" calcext:value-type="float">
            <text:p>19.92444</text:p>
          </table:table-cell>
          <table:table-cell table:number-columns-repeated="15"/>
          <table:table-cell office:value-type="float" office:value="26.802" calcext:value-type="float">
            <text:p>26.802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.488822" calcext:value-type="float">
            <text:p>8.4888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7076684" calcext:value-type="float">
            <text:p>0.7076684</text:p>
          </table:table-cell>
          <table:table-cell office:value-type="float" office:value="0.4484139" calcext:value-type="float">
            <text:p>0.4484139</text:p>
          </table:table-cell>
          <table:table-cell table:number-columns-repeated="5"/>
          <table:table-cell office:value-type="float" office:value="1.465316" calcext:value-type="float">
            <text:p>1.465316</text:p>
          </table:table-cell>
          <table:table-cell office:value-type="float" office:value="20.21482" calcext:value-type="float">
            <text:p>20.21482</text:p>
          </table:table-cell>
          <table:table-cell table:number-columns-repeated="15"/>
          <table:table-cell office:value-type="float" office:value="26.858" calcext:value-type="float">
            <text:p>26.858</text:p>
          </table:table-cell>
          <table:table-cell office:value-type="float" office:value="59.56666" calcext:value-type="float">
            <text:p>59.56666</text:p>
          </table:table-cell>
          <table:table-cell office:value-type="float" office:value="61" calcext:value-type="float">
            <text:p>61</text:p>
          </table:table-cell>
          <table:table-cell office:value-type="float" office:value="8.195489" calcext:value-type="float">
            <text:p>8.195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116" calcext:value-type="float">
            <text:p>22.116</text:p>
          </table:table-cell>
          <table:table-cell office:value-type="float" office:value="0.6501229" calcext:value-type="float">
            <text:p>0.6501229</text:p>
          </table:table-cell>
          <table:table-cell office:value-type="float" office:value="0.4340553" calcext:value-type="float">
            <text:p>0.4340553</text:p>
          </table:table-cell>
          <table:table-cell table:number-columns-repeated="5"/>
          <table:table-cell office:value-type="float" office:value="1.368073" calcext:value-type="float">
            <text:p>1.368073</text:p>
          </table:table-cell>
          <table:table-cell office:value-type="float" office:value="20.48876" calcext:value-type="float">
            <text:p>20.48876</text:p>
          </table:table-cell>
          <table:table-cell table:number-columns-repeated="15"/>
          <table:table-cell office:value-type="float" office:value="27.04" calcext:value-type="float">
            <text:p>27.04</text:p>
          </table:table-cell>
          <table:table-cell office:value-type="float" office:value="60.13334" calcext:value-type="float">
            <text:p>60.13334</text:p>
          </table:table-cell>
          <table:table-cell office:value-type="float" office:value="61" calcext:value-type="float">
            <text:p>61</text:p>
          </table:table-cell>
          <table:table-cell office:value-type="float" office:value="8.178407" calcext:value-type="float">
            <text:p>8.1784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138" calcext:value-type="float">
            <text:p>22.138</text:p>
          </table:table-cell>
          <table:table-cell office:value-type="float" office:value="0.5565085" calcext:value-type="float">
            <text:p>0.5565085</text:p>
          </table:table-cell>
          <table:table-cell office:value-type="float" office:value="0.4109747" calcext:value-type="float">
            <text:p>0.4109747</text:p>
          </table:table-cell>
          <table:table-cell table:number-columns-repeated="5"/>
          <table:table-cell office:value-type="float" office:value="1.389497" calcext:value-type="float">
            <text:p>1.389497</text:p>
          </table:table-cell>
          <table:table-cell office:value-type="float" office:value="20.85394" calcext:value-type="float">
            <text:p>20.85394</text:p>
          </table:table-cell>
          <table:table-cell table:number-columns-repeated="15"/>
          <table:table-cell office:value-type="float" office:value="27.094" calcext:value-type="float">
            <text:p>27.094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8.25174" calcext:value-type="float">
            <text:p>8.251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16" calcext:value-type="float">
            <text:p>22.16</text:p>
          </table:table-cell>
          <table:table-cell office:value-type="float" office:value="0.4384084" calcext:value-type="float">
            <text:p>0.4384084</text:p>
          </table:table-cell>
          <table:table-cell office:value-type="float" office:value="0.3116485" calcext:value-type="float">
            <text:p>0.3116485</text:p>
          </table:table-cell>
          <table:table-cell table:number-columns-repeated="5"/>
          <table:table-cell office:value-type="float" office:value="1.280427" calcext:value-type="float">
            <text:p>1.280427</text:p>
          </table:table-cell>
          <table:table-cell office:value-type="float" office:value="21.258" calcext:value-type="float">
            <text:p>21.258</text:p>
          </table:table-cell>
          <table:table-cell table:number-columns-repeated="15"/>
          <table:table-cell office:value-type="float" office:value="27.148" calcext:value-type="float">
            <text:p>27.148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8.312822" calcext:value-type="float">
            <text:p>8.3128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181" calcext:value-type="float">
            <text:p>22.181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0.2222522" calcext:value-type="float">
            <text:p>0.2222522</text:p>
          </table:table-cell>
          <table:table-cell table:number-columns-repeated="5"/>
          <table:table-cell office:value-type="float" office:value="1.076731" calcext:value-type="float">
            <text:p>1.076731</text:p>
          </table:table-cell>
          <table:table-cell office:value-type="float" office:value="21.6856" calcext:value-type="float">
            <text:p>21.6856</text:p>
          </table:table-cell>
          <table:table-cell table:number-columns-repeated="15"/>
          <table:table-cell office:value-type="float" office:value="27.202" calcext:value-type="float">
            <text:p>27.202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1" calcext:value-type="float">
            <text:p>61</text:p>
          </table:table-cell>
          <table:table-cell office:value-type="float" office:value="8.256385" calcext:value-type="float">
            <text:p>8.2563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203" calcext:value-type="float">
            <text:p>22.203</text:p>
          </table:table-cell>
          <table:table-cell office:value-type="float" office:value="0.1018946" calcext:value-type="float">
            <text:p>0.1018946</text:p>
          </table:table-cell>
          <table:table-cell office:value-type="float" office:value="0.03648069" calcext:value-type="float">
            <text:p>0.03648069</text:p>
          </table:table-cell>
          <table:table-cell table:number-columns-repeated="5"/>
          <table:table-cell office:value-type="float" office:value="0.8143401" calcext:value-type="float">
            <text:p>0.8143401</text:p>
          </table:table-cell>
          <table:table-cell office:value-type="float" office:value="22.10377" calcext:value-type="float">
            <text:p>22.10377</text:p>
          </table:table-cell>
          <table:table-cell table:number-columns-repeated="15"/>
          <table:table-cell office:value-type="float" office:value="27.396" calcext:value-type="float">
            <text:p>27.396</text:p>
          </table:table-cell>
          <table:table-cell office:value-type="float" office:value="59.06667" calcext:value-type="float">
            <text:p>59.06667</text:p>
          </table:table-cell>
          <table:table-cell office:value-type="float" office:value="61" calcext:value-type="float">
            <text:p>61</text:p>
          </table:table-cell>
          <table:table-cell office:value-type="float" office:value="8.225937" calcext:value-type="float">
            <text:p>8.225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225" calcext:value-type="float">
            <text:p>22.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.484248" calcext:value-type="float">
            <text:p>0.484248</text:p>
          </table:table-cell>
          <table:table-cell office:value-type="float" office:value="22.52146" calcext:value-type="float">
            <text:p>22.52146</text:p>
          </table:table-cell>
          <table:table-cell table:number-columns-repeated="15"/>
          <table:table-cell office:value-type="float" office:value="27.45" calcext:value-type="float">
            <text:p>27.45</text:p>
          </table:table-cell>
          <table:table-cell office:value-type="float" office:value="58.6" calcext:value-type="float">
            <text:p>58.6</text:p>
          </table:table-cell>
          <table:table-cell office:value-type="float" office:value="61" calcext:value-type="float">
            <text:p>61</text:p>
          </table:table-cell>
          <table:table-cell office:value-type="float" office:value="8.239489" calcext:value-type="float">
            <text:p>8.239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.386" calcext:value-type="float">
            <text:p>22.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.1121367" calcext:value-type="float">
            <text:p>0.1121367</text:p>
          </table:table-cell>
          <table:table-cell office:value-type="float" office:value="22.94817" calcext:value-type="float">
            <text:p>22.94817</text:p>
          </table:table-cell>
          <table:table-cell table:number-columns-repeated="15"/>
          <table:table-cell office:value-type="float" office:value="27.504" calcext:value-type="float">
            <text:p>27.504</text:p>
          </table:table-cell>
          <table:table-cell office:value-type="float" office:value="58.6" calcext:value-type="float">
            <text:p>58.6</text:p>
          </table:table-cell>
          <table:table-cell office:value-type="float" office:value="61" calcext:value-type="float">
            <text:p>61</text:p>
          </table:table-cell>
          <table:table-cell office:value-type="float" office:value="8.336396" calcext:value-type="float">
            <text:p>8.33639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2675727" calcext:value-type="float">
            <text:p>-0.2675727</text:p>
          </table:table-cell>
          <table:table-cell office:value-type="float" office:value="23.40204" calcext:value-type="float">
            <text:p>23.40204</text:p>
          </table:table-cell>
          <table:table-cell table:number-columns-repeated="15"/>
          <table:table-cell office:value-type="float" office:value="27.558" calcext:value-type="float">
            <text:p>27.558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8.313937" calcext:value-type="float">
            <text:p>8.313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5492006" calcext:value-type="float">
            <text:p>-0.5492006</text:p>
          </table:table-cell>
          <table:table-cell office:value-type="float" office:value="23.74547" calcext:value-type="float">
            <text:p>23.74547</text:p>
          </table:table-cell>
          <table:table-cell table:number-columns-repeated="15"/>
          <table:table-cell office:value-type="float" office:value="27.752" calcext:value-type="float">
            <text:p>27.752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1" calcext:value-type="float">
            <text:p>61</text:p>
          </table:table-cell>
          <table:table-cell office:value-type="float" office:value="8.095052" calcext:value-type="float">
            <text:p>8.09505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95242" calcext:value-type="float">
            <text:p>-0.95242</text:p>
          </table:table-cell>
          <table:table-cell office:value-type="float" office:value="24.20991" calcext:value-type="float">
            <text:p>24.20991</text:p>
          </table:table-cell>
          <table:table-cell table:number-columns-repeated="15"/>
          <table:table-cell office:value-type="float" office:value="27.806" calcext:value-type="float">
            <text:p>27.806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8.12327" calcext:value-type="float">
            <text:p>8.123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372123" calcext:value-type="float">
            <text:p>-1.372123</text:p>
          </table:table-cell>
          <table:table-cell office:value-type="float" office:value="24.69242" calcext:value-type="float">
            <text:p>24.69242</text:p>
          </table:table-cell>
          <table:table-cell table:number-columns-repeated="15"/>
          <table:table-cell office:value-type="float" office:value="27.86" calcext:value-type="float">
            <text:p>27.86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8.137937" calcext:value-type="float">
            <text:p>8.137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782177" calcext:value-type="float">
            <text:p>-1.782177</text:p>
          </table:table-cell>
          <table:table-cell office:value-type="float" office:value="25.14969" calcext:value-type="float">
            <text:p>25.14969</text:p>
          </table:table-cell>
          <table:table-cell table:number-columns-repeated="15"/>
          <table:table-cell office:value-type="float" office:value="27.914" calcext:value-type="float">
            <text:p>27.914</text:p>
          </table:table-cell>
          <table:table-cell office:value-type="float" office:value="61.9" calcext:value-type="float">
            <text:p>61.9</text:p>
          </table:table-cell>
          <table:table-cell office:value-type="float" office:value="61" calcext:value-type="float">
            <text:p>61</text:p>
          </table:table-cell>
          <table:table-cell office:value-type="float" office:value="8.195489" calcext:value-type="float">
            <text:p>8.195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191483" calcext:value-type="float">
            <text:p>-2.191483</text:p>
          </table:table-cell>
          <table:table-cell office:value-type="float" office:value="25.60762" calcext:value-type="float">
            <text:p>25.60762</text:p>
          </table:table-cell>
          <table:table-cell table:number-columns-repeated="15"/>
          <table:table-cell office:value-type="float" office:value="28.111" calcext:value-type="float">
            <text:p>28.111</text:p>
          </table:table-cell>
          <table:table-cell office:value-type="float" office:value="51.6" calcext:value-type="float">
            <text:p>51.6</text:p>
          </table:table-cell>
          <table:table-cell office:value-type="float" office:value="61" calcext:value-type="float">
            <text:p>61</text:p>
          </table:table-cell>
          <table:table-cell office:value-type="float" office:value="12.92759" calcext:value-type="float">
            <text:p>12.9275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574072" calcext:value-type="float">
            <text:p>-2.574072</text:p>
          </table:table-cell>
          <table:table-cell office:value-type="float" office:value="26.07493" calcext:value-type="float">
            <text:p>26.07493</text:p>
          </table:table-cell>
          <table:table-cell table:number-columns-repeated="15"/>
          <table:table-cell office:value-type="float" office:value="28.168" calcext:value-type="float">
            <text:p>28.168</text:p>
          </table:table-cell>
          <table:table-cell office:value-type="float" office:value="53.83333" calcext:value-type="float">
            <text:p>53.83333</text:p>
          </table:table-cell>
          <table:table-cell office:value-type="float" office:value="61" calcext:value-type="float">
            <text:p>61</text:p>
          </table:table-cell>
          <table:table-cell office:value-type="float" office:value="12.80542" calcext:value-type="float">
            <text:p>12.8054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843151" calcext:value-type="float">
            <text:p>-2.843151</text:p>
          </table:table-cell>
          <table:table-cell office:value-type="float" office:value="26.4302" calcext:value-type="float">
            <text:p>26.4302</text:p>
          </table:table-cell>
          <table:table-cell table:number-columns-repeated="15"/>
          <table:table-cell office:value-type="float" office:value="28.223" calcext:value-type="float">
            <text:p>28.223</text:p>
          </table:table-cell>
          <table:table-cell office:value-type="float" office:value="55.16667" calcext:value-type="float">
            <text:p>55.16667</text:p>
          </table:table-cell>
          <table:table-cell office:value-type="float" office:value="61" calcext:value-type="float">
            <text:p>61</text:p>
          </table:table-cell>
          <table:table-cell office:value-type="float" office:value="16.61247" calcext:value-type="float">
            <text:p>16.6124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40635" calcext:value-type="float">
            <text:p>-3.40635</text:p>
          </table:table-cell>
          <table:table-cell office:value-type="float" office:value="27.28882" calcext:value-type="float">
            <text:p>27.28882</text:p>
          </table:table-cell>
          <table:table-cell table:number-columns-repeated="15"/>
          <table:table-cell office:value-type="float" office:value="28.28" calcext:value-type="float">
            <text:p>28.28</text:p>
          </table:table-cell>
          <table:table-cell office:value-type="float" office:value="54.8" calcext:value-type="float">
            <text:p>54.8</text:p>
          </table:table-cell>
          <table:table-cell office:value-type="float" office:value="61" calcext:value-type="float">
            <text:p>61</text:p>
          </table:table-cell>
          <table:table-cell office:value-type="float" office:value="12.63929" calcext:value-type="float">
            <text:p>12.639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6053" calcext:value-type="float">
            <text:p>-3.6053</text:p>
          </table:table-cell>
          <table:table-cell office:value-type="float" office:value="27.57527" calcext:value-type="float">
            <text:p>27.57527</text:p>
          </table:table-cell>
          <table:table-cell table:number-columns-repeated="15"/>
          <table:table-cell office:value-type="float" office:value="28.462" calcext:value-type="float">
            <text:p>28.462</text:p>
          </table:table-cell>
          <table:table-cell office:value-type="float" office:value="56.06667" calcext:value-type="float">
            <text:p>56.06667</text:p>
          </table:table-cell>
          <table:table-cell office:value-type="float" office:value="61" calcext:value-type="float">
            <text:p>61</text:p>
          </table:table-cell>
          <table:table-cell office:value-type="float" office:value="15.06831" calcext:value-type="float">
            <text:p>15.068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70908" calcext:value-type="float">
            <text:p>-3.70908</text:p>
          </table:table-cell>
          <table:table-cell office:value-type="float" office:value="27.7142" calcext:value-type="float">
            <text:p>27.7142</text:p>
          </table:table-cell>
          <table:table-cell table:number-columns-repeated="15"/>
          <table:table-cell office:value-type="float" office:value="28.516" calcext:value-type="float">
            <text:p>28.516</text:p>
          </table:table-cell>
          <table:table-cell office:value-type="float" office:value="55.16667" calcext:value-type="float">
            <text:p>55.16667</text:p>
          </table:table-cell>
          <table:table-cell office:value-type="float" office:value="61" calcext:value-type="float">
            <text:p>61</text:p>
          </table:table-cell>
          <table:table-cell office:value-type="float" office:value="28.92773" calcext:value-type="float">
            <text:p>28.9277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726396" calcext:value-type="float">
            <text:p>-3.726396</text:p>
          </table:table-cell>
          <table:table-cell office:value-type="float" office:value="27.73157" calcext:value-type="float">
            <text:p>27.73157</text:p>
          </table:table-cell>
          <table:table-cell table:number-columns-repeated="15"/>
          <table:table-cell office:value-type="float" office:value="28.57" calcext:value-type="float">
            <text:p>28.57</text:p>
          </table:table-cell>
          <table:table-cell office:value-type="float" office:value="57.76667" calcext:value-type="float">
            <text:p>57.76667</text:p>
          </table:table-cell>
          <table:table-cell office:value-type="float" office:value="61" calcext:value-type="float">
            <text:p>61</text:p>
          </table:table-cell>
          <table:table-cell office:value-type="float" office:value="28.35554" calcext:value-type="float">
            <text:p>28.3555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700405" calcext:value-type="float">
            <text:p>-3.700405</text:p>
          </table:table-cell>
          <table:table-cell office:value-type="float" office:value="27.70553" calcext:value-type="float">
            <text:p>27.70553</text:p>
          </table:table-cell>
          <table:table-cell table:number-columns-repeated="15"/>
          <table:table-cell office:value-type="float" office:value="28.624" calcext:value-type="float">
            <text:p>28.624</text:p>
          </table:table-cell>
          <table:table-cell office:value-type="float" office:value="54.9" calcext:value-type="float">
            <text:p>54.9</text:p>
          </table:table-cell>
          <table:table-cell office:value-type="float" office:value="61" calcext:value-type="float">
            <text:p>61</text:p>
          </table:table-cell>
          <table:table-cell office:value-type="float" office:value="15.26321" calcext:value-type="float">
            <text:p>15.2632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700405" calcext:value-type="float">
            <text:p>-3.700405</text:p>
          </table:table-cell>
          <table:table-cell office:value-type="float" office:value="27.70553" calcext:value-type="float">
            <text:p>27.70553</text:p>
          </table:table-cell>
          <table:table-cell table:number-columns-repeated="15"/>
          <table:table-cell office:value-type="float" office:value="28.819" calcext:value-type="float">
            <text:p>28.819</text:p>
          </table:table-cell>
          <table:table-cell office:value-type="float" office:value="58.56667" calcext:value-type="float">
            <text:p>58.56667</text:p>
          </table:table-cell>
          <table:table-cell office:value-type="float" office:value="61" calcext:value-type="float">
            <text:p>61</text:p>
          </table:table-cell>
          <table:table-cell office:value-type="float" office:value="16.1389" calcext:value-type="float">
            <text:p>16.13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674397" calcext:value-type="float">
            <text:p>-3.674397</text:p>
          </table:table-cell>
          <table:table-cell office:value-type="float" office:value="27.69686" calcext:value-type="float">
            <text:p>27.69686</text:p>
          </table:table-cell>
          <table:table-cell table:number-columns-repeated="15"/>
          <table:table-cell office:value-type="float" office:value="28.873" calcext:value-type="float">
            <text:p>28.873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14.31892" calcext:value-type="float">
            <text:p>14.3189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648381" calcext:value-type="float">
            <text:p>-3.648381</text:p>
          </table:table-cell>
          <table:table-cell office:value-type="float" office:value="27.72286" calcext:value-type="float">
            <text:p>27.72286</text:p>
          </table:table-cell>
          <table:table-cell table:number-columns-repeated="15"/>
          <table:table-cell office:value-type="float" office:value="28.927" calcext:value-type="float">
            <text:p>28.927</text:p>
          </table:table-cell>
          <table:table-cell office:value-type="float" office:value="61.4" calcext:value-type="float">
            <text:p>61.4</text:p>
          </table:table-cell>
          <table:table-cell office:value-type="float" office:value="61" calcext:value-type="float">
            <text:p>61</text:p>
          </table:table-cell>
          <table:table-cell office:value-type="float" office:value="17.22181" calcext:value-type="float">
            <text:p>17.221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587674" calcext:value-type="float">
            <text:p>-3.587674</text:p>
          </table:table-cell>
          <table:table-cell office:value-type="float" office:value="27.7662" calcext:value-type="float">
            <text:p>27.7662</text:p>
          </table:table-cell>
          <table:table-cell table:number-columns-repeated="15"/>
          <table:table-cell office:value-type="float" office:value="28.981" calcext:value-type="float">
            <text:p>28.981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16.34534" calcext:value-type="float">
            <text:p>16.345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500903" calcext:value-type="float">
            <text:p>-3.500903</text:p>
          </table:table-cell>
          <table:table-cell office:value-type="float" office:value="27.85283" calcext:value-type="float">
            <text:p>27.85283</text:p>
          </table:table-cell>
          <table:table-cell table:number-columns-repeated="15"/>
          <table:table-cell office:value-type="float" office:value="29.179" calcext:value-type="float">
            <text:p>29.179</text:p>
          </table:table-cell>
          <table:table-cell office:value-type="float" office:value="61.7" calcext:value-type="float">
            <text:p>61.7</text:p>
          </table:table-cell>
          <table:table-cell office:value-type="float" office:value="61" calcext:value-type="float">
            <text:p>61</text:p>
          </table:table-cell>
          <table:table-cell office:value-type="float" office:value="12.07425" calcext:value-type="float">
            <text:p>12.0742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379406" calcext:value-type="float">
            <text:p>-3.379406</text:p>
          </table:table-cell>
          <table:table-cell office:value-type="float" office:value="27.97411" calcext:value-type="float">
            <text:p>27.97411</text:p>
          </table:table-cell>
          <table:table-cell table:number-columns-repeated="15"/>
          <table:table-cell office:value-type="float" office:value="29.234" calcext:value-type="float">
            <text:p>29.234</text:p>
          </table:table-cell>
          <table:table-cell office:value-type="float" office:value="61.36667" calcext:value-type="float">
            <text:p>61.36667</text:p>
          </table:table-cell>
          <table:table-cell office:value-type="float" office:value="61" calcext:value-type="float">
            <text:p>61</text:p>
          </table:table-cell>
          <table:table-cell office:value-type="float" office:value="10.55638" calcext:value-type="float">
            <text:p>10.5563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301345" calcext:value-type="float">
            <text:p>-3.301345</text:p>
          </table:table-cell>
          <table:table-cell office:value-type="float" office:value="28.03477" calcext:value-type="float">
            <text:p>28.03477</text:p>
          </table:table-cell>
          <table:table-cell table:number-columns-repeated="15"/>
          <table:table-cell office:value-type="float" office:value="29.29" calcext:value-type="float">
            <text:p>29.29</text:p>
          </table:table-cell>
          <table:table-cell office:value-type="float" office:value="63.2" calcext:value-type="float">
            <text:p>63.2</text:p>
          </table:table-cell>
          <table:table-cell office:value-type="float" office:value="61" calcext:value-type="float">
            <text:p>61</text:p>
          </table:table-cell>
          <table:table-cell office:value-type="float" office:value="9.984959" calcext:value-type="float">
            <text:p>9.98495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3.136704" calcext:value-type="float">
            <text:p>-3.136704</text:p>
          </table:table-cell>
          <table:table-cell office:value-type="float" office:value="28.18228" calcext:value-type="float">
            <text:p>28.18228</text:p>
          </table:table-cell>
          <table:table-cell table:number-columns-repeated="15"/>
          <table:table-cell office:value-type="float" office:value="29.347" calcext:value-type="float">
            <text:p>29.347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61" calcext:value-type="float">
            <text:p>61</text:p>
          </table:table-cell>
          <table:table-cell office:value-type="float" office:value="12.87711" calcext:value-type="float">
            <text:p>12.877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963564" calcext:value-type="float">
            <text:p>-2.963564</text:p>
          </table:table-cell>
          <table:table-cell office:value-type="float" office:value="28.33864" calcext:value-type="float">
            <text:p>28.33864</text:p>
          </table:table-cell>
          <table:table-cell table:number-columns-repeated="15"/>
          <table:table-cell office:value-type="float" office:value="29.531" calcext:value-type="float">
            <text:p>29.531</text:p>
          </table:table-cell>
          <table:table-cell office:value-type="float" office:value="46.8" calcext:value-type="float">
            <text:p>46.8</text:p>
          </table:table-cell>
          <table:table-cell office:value-type="float" office:value="61" calcext:value-type="float">
            <text:p>61</text:p>
          </table:table-cell>
          <table:table-cell office:value-type="float" office:value="17.63019" calcext:value-type="float">
            <text:p>17.6301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799304" calcext:value-type="float">
            <text:p>-2.799304</text:p>
          </table:table-cell>
          <table:table-cell office:value-type="float" office:value="28.48657" calcext:value-type="float">
            <text:p>28.48657</text:p>
          </table:table-cell>
          <table:table-cell table:number-columns-repeated="15"/>
          <table:table-cell office:value-type="float" office:value="29.589" calcext:value-type="float">
            <text:p>29.589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61" calcext:value-type="float">
            <text:p>61</text:p>
          </table:table-cell>
          <table:table-cell office:value-type="float" office:value="31.53637" calcext:value-type="float">
            <text:p>31.536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600775" calcext:value-type="float">
            <text:p>-2.600775</text:p>
          </table:table-cell>
          <table:table-cell office:value-type="float" office:value="28.66962" calcext:value-type="float">
            <text:p>28.66962</text:p>
          </table:table-cell>
          <table:table-cell table:number-columns-repeated="15"/>
          <table:table-cell office:value-type="float" office:value="29.647" calcext:value-type="float">
            <text:p>29.647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14.23512" calcext:value-type="float">
            <text:p>14.235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368032" calcext:value-type="float">
            <text:p>-2.368032</text:p>
          </table:table-cell>
          <table:table-cell office:value-type="float" office:value="28.88785" calcext:value-type="float">
            <text:p>28.88785</text:p>
          </table:table-cell>
          <table:table-cell table:number-columns-repeated="15"/>
          <table:table-cell office:value-type="float" office:value="29.702" calcext:value-type="float">
            <text:p>29.702</text:p>
          </table:table-cell>
          <table:table-cell office:value-type="float" office:value="53.66667" calcext:value-type="float">
            <text:p>53.66667</text:p>
          </table:table-cell>
          <table:table-cell office:value-type="float" office:value="61" calcext:value-type="float">
            <text:p>61</text:p>
          </table:table-cell>
          <table:table-cell office:value-type="float" office:value="20.30629" calcext:value-type="float">
            <text:p>20.306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2.135699" calcext:value-type="float">
            <text:p>-2.135699</text:p>
          </table:table-cell>
          <table:table-cell office:value-type="float" office:value="29.1237" calcext:value-type="float">
            <text:p>29.1237</text:p>
          </table:table-cell>
          <table:table-cell table:number-columns-repeated="15"/>
          <table:table-cell office:value-type="float" office:value="29.885" calcext:value-type="float">
            <text:p>29.88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2.41946" calcext:value-type="float">
            <text:p>32.4194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903559" calcext:value-type="float">
            <text:p>-1.903559</text:p>
          </table:table-cell>
          <table:table-cell office:value-type="float" office:value="29.34256" calcext:value-type="float">
            <text:p>29.34256</text:p>
          </table:table-cell>
          <table:table-cell table:number-columns-repeated="15"/>
          <table:table-cell office:value-type="float" office:value="29.943" calcext:value-type="float">
            <text:p>29.943</text:p>
          </table:table-cell>
          <table:table-cell office:value-type="float" office:value="57.8" calcext:value-type="float">
            <text:p>57.8</text:p>
          </table:table-cell>
          <table:table-cell office:value-type="float" office:value="61" calcext:value-type="float">
            <text:p>61</text:p>
          </table:table-cell>
          <table:table-cell office:value-type="float" office:value="19.00474" calcext:value-type="float">
            <text:p>19.004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67181" calcext:value-type="float">
            <text:p>-1.67181</text:p>
          </table:table-cell>
          <table:table-cell office:value-type="float" office:value="29.56184" calcext:value-type="float">
            <text:p>29.56184</text:p>
          </table:table-cell>
          <table:table-cell table:number-columns-repeated="15"/>
          <table:table-cell office:value-type="float" office:value="30.002" calcext:value-type="float">
            <text:p>30.002</text:p>
          </table:table-cell>
          <table:table-cell office:value-type="float" office:value="57.6" calcext:value-type="float">
            <text:p>57.6</text:p>
          </table:table-cell>
          <table:table-cell office:value-type="float" office:value="61" calcext:value-type="float">
            <text:p>61</text:p>
          </table:table-cell>
          <table:table-cell office:value-type="float" office:value="10.40398" calcext:value-type="float">
            <text:p>10.4039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509189" calcext:value-type="float">
            <text:p>-1.509189</text:p>
          </table:table-cell>
          <table:table-cell office:value-type="float" office:value="29.72867" calcext:value-type="float">
            <text:p>29.72867</text:p>
          </table:table-cell>
          <table:table-cell table:number-columns-repeated="15"/>
          <table:table-cell office:value-type="float" office:value="30.058" calcext:value-type="float">
            <text:p>30.058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9.644711" calcext:value-type="float">
            <text:p>9.6447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30427" calcext:value-type="float">
            <text:p>-1.30427</text:p>
          </table:table-cell>
          <table:table-cell office:value-type="float" office:value="29.93989" calcext:value-type="float">
            <text:p>29.93989</text:p>
          </table:table-cell>
          <table:table-cell table:number-columns-repeated="15"/>
          <table:table-cell office:value-type="float" office:value="30.244" calcext:value-type="float">
            <text:p>30.244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61" calcext:value-type="float">
            <text:p>61</text:p>
          </table:table-cell>
          <table:table-cell office:value-type="float" office:value="30.91518" calcext:value-type="float">
            <text:p>30.915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1.057254" calcext:value-type="float">
            <text:p>-1.057254</text:p>
          </table:table-cell>
          <table:table-cell office:value-type="float" office:value="30.19567" calcext:value-type="float">
            <text:p>30.19567</text:p>
          </table:table-cell>
          <table:table-cell table:number-columns-repeated="15"/>
          <table:table-cell office:value-type="float" office:value="30.3" calcext:value-type="float">
            <text:p>30.3</text:p>
          </table:table-cell>
          <table:table-cell office:value-type="float" office:value="52.6" calcext:value-type="float">
            <text:p>52.6</text:p>
          </table:table-cell>
          <table:table-cell office:value-type="float" office:value="61" calcext:value-type="float">
            <text:p>61</text:p>
          </table:table-cell>
          <table:table-cell office:value-type="float" office:value="33.40407" calcext:value-type="float">
            <text:p>33.404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7937367" calcext:value-type="float">
            <text:p>-0.7937367</text:p>
          </table:table-cell>
          <table:table-cell office:value-type="float" office:value="30.46963" calcext:value-type="float">
            <text:p>30.46963</text:p>
          </table:table-cell>
          <table:table-cell table:number-columns-repeated="15"/>
          <table:table-cell office:value-type="float" office:value="30.357" calcext:value-type="float">
            <text:p>30.357</text:p>
          </table:table-cell>
          <table:table-cell office:value-type="float" office:value="53.8" calcext:value-type="float">
            <text:p>53.8</text:p>
          </table:table-cell>
          <table:table-cell office:value-type="float" office:value="61" calcext:value-type="float">
            <text:p>61</text:p>
          </table:table-cell>
          <table:table-cell office:value-type="float" office:value="34.93636" calcext:value-type="float">
            <text:p>34.9363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5306572" calcext:value-type="float">
            <text:p>-0.5306572</text:p>
          </table:table-cell>
          <table:table-cell office:value-type="float" office:value="30.744" calcext:value-type="float">
            <text:p>30.744</text:p>
          </table:table-cell>
          <table:table-cell table:number-columns-repeated="15"/>
          <table:table-cell office:value-type="float" office:value="30.412" calcext:value-type="float">
            <text:p>30.412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office:value-type="float" office:value="33.7196" calcext:value-type="float">
            <text:p>33.719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2680238" calcext:value-type="float">
            <text:p>-0.2680238</text:p>
          </table:table-cell>
          <table:table-cell office:value-type="float" office:value="31.01879" calcext:value-type="float">
            <text:p>31.01879</text:p>
          </table:table-cell>
          <table:table-cell table:number-columns-repeated="15"/>
          <table:table-cell office:value-type="float" office:value="30.594" calcext:value-type="float">
            <text:p>30.594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32.23435" calcext:value-type="float">
            <text:p>32.2343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0.01106673" calcext:value-type="float">
            <text:p>0.01106673</text:p>
          </table:table-cell>
          <table:table-cell office:value-type="float" office:value="31.31178" calcext:value-type="float">
            <text:p>31.31178</text:p>
          </table:table-cell>
          <table:table-cell table:number-columns-repeated="15"/>
          <table:table-cell office:value-type="float" office:value="30.649" calcext:value-type="float">
            <text:p>30.649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20.39374" calcext:value-type="float">
            <text:p>20.393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0.2812655" calcext:value-type="float">
            <text:p>0.2812655</text:p>
          </table:table-cell>
          <table:table-cell office:value-type="float" office:value="31.59631" calcext:value-type="float">
            <text:p>31.59631</text:p>
          </table:table-cell>
          <table:table-cell table:number-columns-repeated="15"/>
          <table:table-cell office:value-type="float" office:value="30.703" calcext:value-type="float">
            <text:p>30.703</text:p>
          </table:table-cell>
          <table:table-cell office:value-type="float" office:value="62.53334" calcext:value-type="float">
            <text:p>62.53334</text:p>
          </table:table-cell>
          <table:table-cell office:value-type="float" office:value="61" calcext:value-type="float">
            <text:p>61</text:p>
          </table:table-cell>
          <table:table-cell office:value-type="float" office:value="5.51583" calcext:value-type="float">
            <text:p>5.5158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0.5425876" calcext:value-type="float">
            <text:p>0.5425876</text:p>
          </table:table-cell>
          <table:table-cell office:value-type="float" office:value="31.87235" calcext:value-type="float">
            <text:p>31.87235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office:value-type="float" office:value="30.758" calcext:value-type="float">
            <text:p>30.758</text:p>
          </table:table-cell>
          <table:table-cell office:value-type="float" office:value="54.46667" calcext:value-type="float">
            <text:p>54.46667</text:p>
          </table:table-cell>
          <table:table-cell office:value-type="float" office:value="61" calcext:value-type="float">
            <text:p>61</text:p>
          </table:table-cell>
          <table:table-cell office:value-type="float" office:value="15.2885" calcext:value-type="float">
            <text:p>15.288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0.8203285" calcext:value-type="float">
            <text:p>0.8203285</text:p>
          </table:table-cell>
          <table:table-cell office:value-type="float" office:value="32.16662" calcext:value-type="float">
            <text:p>32.16662</text:p>
          </table:table-cell>
          <table:table-cell table:number-columns-repeated="15"/>
          <table:table-cell office:value-type="float" office:value="30.952" calcext:value-type="float">
            <text:p>30.952</text:p>
          </table:table-cell>
          <table:table-cell office:value-type="float" office:value="45.16667" calcext:value-type="float">
            <text:p>45.16667</text:p>
          </table:table-cell>
          <table:table-cell office:value-type="float" office:value="61" calcext:value-type="float">
            <text:p>61</text:p>
          </table:table-cell>
          <table:table-cell office:value-type="float" office:value="18.53689" calcext:value-type="float">
            <text:p>18.536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.106671" calcext:value-type="float">
            <text:p>1.106671</text:p>
          </table:table-cell>
          <table:table-cell office:value-type="float" office:value="32.45279" calcext:value-type="float">
            <text:p>32.45279</text:p>
          </table:table-cell>
          <table:table-cell table:number-columns-repeated="15"/>
          <table:table-cell office:value-type="float" office:value="31.013" calcext:value-type="float">
            <text:p>31.013</text:p>
          </table:table-cell>
          <table:table-cell office:value-type="float" office:value="53.33333" calcext:value-type="float">
            <text:p>53.33333</text:p>
          </table:table-cell>
          <table:table-cell office:value-type="float" office:value="61" calcext:value-type="float">
            <text:p>61</text:p>
          </table:table-cell>
          <table:table-cell office:value-type="float" office:value="24.88006" calcext:value-type="float">
            <text:p>24.88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.392227" calcext:value-type="float">
            <text:p>1.392227</text:p>
          </table:table-cell>
          <table:table-cell office:value-type="float" office:value="32.75654" calcext:value-type="float">
            <text:p>32.75654</text:p>
          </table:table-cell>
          <table:table-cell table:number-columns-repeated="15"/>
          <table:table-cell office:value-type="float" office:value="31.069" calcext:value-type="float">
            <text:p>31.069</text:p>
          </table:table-cell>
          <table:table-cell office:value-type="float" office:value="55.66667" calcext:value-type="float">
            <text:p>55.66667</text:p>
          </table:table-cell>
          <table:table-cell office:value-type="float" office:value="61" calcext:value-type="float">
            <text:p>61</text:p>
          </table:table-cell>
          <table:table-cell office:value-type="float" office:value="35.58862" calcext:value-type="float">
            <text:p>35.5886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.601998" calcext:value-type="float">
            <text:p>1.601998</text:p>
          </table:table-cell>
          <table:table-cell office:value-type="float" office:value="32.98007" calcext:value-type="float">
            <text:p>32.98007</text:p>
          </table:table-cell>
          <table:table-cell table:number-columns-repeated="15"/>
          <table:table-cell office:value-type="float" office:value="31.124" calcext:value-type="float">
            <text:p>31.12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3.15782" calcext:value-type="float">
            <text:p>33.1578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.820542" calcext:value-type="float">
            <text:p>1.820542</text:p>
          </table:table-cell>
          <table:table-cell office:value-type="float" office:value="33.19539" calcext:value-type="float">
            <text:p>33.19539</text:p>
          </table:table-cell>
          <table:table-cell table:number-columns-repeated="15"/>
          <table:table-cell office:value-type="float" office:value="31.307" calcext:value-type="float">
            <text:p>31.307</text:p>
          </table:table-cell>
          <table:table-cell office:value-type="float" office:value="53.46667" calcext:value-type="float">
            <text:p>53.46667</text:p>
          </table:table-cell>
          <table:table-cell office:value-type="float" office:value="61" calcext:value-type="float">
            <text:p>61</text:p>
          </table:table-cell>
          <table:table-cell office:value-type="float" office:value="27.26305" calcext:value-type="float">
            <text:p>27.263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.114348" calcext:value-type="float">
            <text:p>2.114348</text:p>
          </table:table-cell>
          <table:table-cell office:value-type="float" office:value="33.49142" calcext:value-type="float">
            <text:p>33.49142</text:p>
          </table:table-cell>
          <table:table-cell table:number-columns-repeated="15"/>
          <table:table-cell office:value-type="float" office:value="31.361" calcext:value-type="float">
            <text:p>31.361</text:p>
          </table:table-cell>
          <table:table-cell office:value-type="float" office:value="57.63334" calcext:value-type="float">
            <text:p>57.63334</text:p>
          </table:table-cell>
          <table:table-cell office:value-type="float" office:value="61" calcext:value-type="float">
            <text:p>61</text:p>
          </table:table-cell>
          <table:table-cell office:value-type="float" office:value="1.893858" calcext:value-type="float">
            <text:p>1.89385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.416923" calcext:value-type="float">
            <text:p>2.416923</text:p>
          </table:table-cell>
          <table:table-cell office:value-type="float" office:value="33.77928" calcext:value-type="float">
            <text:p>33.77928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office:value-type="float" office:value="31.423" calcext:value-type="float">
            <text:p>31.423</text:p>
          </table:table-cell>
          <table:table-cell office:value-type="float" office:value="64.03333" calcext:value-type="float">
            <text:p>64.03333</text:p>
          </table:table-cell>
          <table:table-cell office:value-type="float" office:value="61" calcext:value-type="float">
            <text:p>61</text:p>
          </table:table-cell>
          <table:table-cell office:value-type="float" office:value="25.82878" calcext:value-type="float">
            <text:p>25.828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.752785" calcext:value-type="float">
            <text:p>2.752785</text:p>
          </table:table-cell>
          <table:table-cell office:value-type="float" office:value="34.10316" calcext:value-type="float">
            <text:p>34.10316</text:p>
          </table:table-cell>
          <table:table-cell table:number-columns-repeated="15"/>
          <table:table-cell office:value-type="float" office:value="31.48" calcext:value-type="float">
            <text:p>31.48</text:p>
          </table:table-cell>
          <table:table-cell office:value-type="float" office:value="46.8" calcext:value-type="float">
            <text:p>46.8</text:p>
          </table:table-cell>
          <table:table-cell office:value-type="float" office:value="61" calcext:value-type="float">
            <text:p>61</text:p>
          </table:table-cell>
          <table:table-cell office:value-type="float" office:value="5.857006" calcext:value-type="float">
            <text:p>5.857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.07121" calcext:value-type="float">
            <text:p>3.07121</text:p>
          </table:table-cell>
          <table:table-cell office:value-type="float" office:value="34.42657" calcext:value-type="float">
            <text:p>34.42657</text:p>
          </table:table-cell>
          <table:table-cell table:number-columns-repeated="15"/>
          <table:table-cell office:value-type="float" office:value="31.663" calcext:value-type="float">
            <text:p>31.663</text:p>
          </table:table-cell>
          <table:table-cell office:value-type="float" office:value="51.36667" calcext:value-type="float">
            <text:p>51.36667</text:p>
          </table:table-cell>
          <table:table-cell office:value-type="float" office:value="61" calcext:value-type="float">
            <text:p>61</text:p>
          </table:table-cell>
          <table:table-cell office:value-type="float" office:value="33.79503" calcext:value-type="float">
            <text:p>33.795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.406879" calcext:value-type="float">
            <text:p>3.406879</text:p>
          </table:table-cell>
          <table:table-cell office:value-type="float" office:value="34.75067" calcext:value-type="float">
            <text:p>34.75067</text:p>
          </table:table-cell>
          <table:table-cell table:number-columns-repeated="15"/>
          <table:table-cell office:value-type="float" office:value="31.717" calcext:value-type="float">
            <text:p>31.717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61" calcext:value-type="float">
            <text:p>61</text:p>
          </table:table-cell>
          <table:table-cell office:value-type="float" office:value="33.60973" calcext:value-type="float">
            <text:p>33.6097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.768211" calcext:value-type="float">
            <text:p>3.768211</text:p>
          </table:table-cell>
          <table:table-cell office:value-type="float" office:value="35.08437" calcext:value-type="float">
            <text:p>35.08437</text:p>
          </table:table-cell>
          <table:table-cell table:number-columns-repeated="15"/>
          <table:table-cell office:value-type="float" office:value="31.771" calcext:value-type="float">
            <text:p>31.771</text:p>
          </table:table-cell>
          <table:table-cell office:value-type="float" office:value="56.66667" calcext:value-type="float">
            <text:p>56.66667</text:p>
          </table:table-cell>
          <table:table-cell office:value-type="float" office:value="61" calcext:value-type="float">
            <text:p>61</text:p>
          </table:table-cell>
          <table:table-cell office:value-type="float" office:value="34.34563" calcext:value-type="float">
            <text:p>34.3456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.120574" calcext:value-type="float">
            <text:p>4.120574</text:p>
          </table:table-cell>
          <table:table-cell office:value-type="float" office:value="35.42643" calcext:value-type="float">
            <text:p>35.42643</text:p>
          </table:table-cell>
          <table:table-cell table:number-columns-repeated="15"/>
          <table:table-cell office:value-type="float" office:value="31.826" calcext:value-type="float">
            <text:p>31.826</text:p>
          </table:table-cell>
          <table:table-cell office:value-type="float" office:value="54.6" calcext:value-type="float">
            <text:p>54.6</text:p>
          </table:table-cell>
          <table:table-cell office:value-type="float" office:value="61" calcext:value-type="float">
            <text:p>61</text:p>
          </table:table-cell>
          <table:table-cell office:value-type="float" office:value="34.63097" calcext:value-type="float">
            <text:p>34.6309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.388783" calcext:value-type="float">
            <text:p>4.388783</text:p>
          </table:table-cell>
          <table:table-cell office:value-type="float" office:value="35.69607" calcext:value-type="float">
            <text:p>35.69607</text:p>
          </table:table-cell>
          <table:table-cell table:number-columns-repeated="15"/>
          <table:table-cell office:value-type="float" office:value="32.02" calcext:value-type="float">
            <text:p>32.02</text:p>
          </table:table-cell>
          <table:table-cell office:value-type="float" office:value="61.3" calcext:value-type="float">
            <text:p>61.3</text:p>
          </table:table-cell>
          <table:table-cell office:value-type="float" office:value="61" calcext:value-type="float">
            <text:p>61</text:p>
          </table:table-cell>
          <table:table-cell office:value-type="float" office:value="31.66235" calcext:value-type="float">
            <text:p>31.6623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.732451" calcext:value-type="float">
            <text:p>4.732451</text:p>
          </table:table-cell>
          <table:table-cell office:value-type="float" office:value="36.04622" calcext:value-type="float">
            <text:p>36.04622</text:p>
          </table:table-cell>
          <table:table-cell table:number-columns-repeated="14"/>
          <table:table-cell office:value-type="string" calcext:value-type="string">
            <text:p>END</text:p>
          </table:table-cell>
          <table:table-cell office:value-type="float" office:value="32.079" calcext:value-type="float">
            <text:p>32.079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29.92612" calcext:value-type="float">
            <text:p>29.926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5.084176" calcext:value-type="float">
            <text:p>5.084176</text:p>
          </table:table-cell>
          <table:table-cell office:value-type="float" office:value="36.42241" calcext:value-type="float">
            <text:p>36.42241</text:p>
          </table:table-cell>
          <table:table-cell table:number-columns-repeated="15"/>
          <table:table-cell office:value-type="float" office:value="32.135" calcext:value-type="float">
            <text:p>32.135</text:p>
          </table:table-cell>
          <table:table-cell office:value-type="float" office:value="63.73333" calcext:value-type="float">
            <text:p>63.73333</text:p>
          </table:table-cell>
          <table:table-cell office:value-type="float" office:value="61" calcext:value-type="float">
            <text:p>61</text:p>
          </table:table-cell>
          <table:table-cell office:value-type="float" office:value="28.11311" calcext:value-type="float">
            <text:p>28.113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5.444567" calcext:value-type="float">
            <text:p>5.444567</text:p>
          </table:table-cell>
          <table:table-cell office:value-type="float" office:value="36.80728" calcext:value-type="float">
            <text:p>36.80728</text:p>
          </table:table-cell>
          <table:table-cell table:number-columns-repeated="15"/>
          <table:table-cell office:value-type="float" office:value="32.191" calcext:value-type="float">
            <text:p>32.191</text:p>
          </table:table-cell>
          <table:table-cell office:value-type="float" office:value="60.83333" calcext:value-type="float">
            <text:p>60.83333</text:p>
          </table:table-cell>
          <table:table-cell office:value-type="float" office:value="61" calcext:value-type="float">
            <text:p>61</text:p>
          </table:table-cell>
          <table:table-cell office:value-type="float" office:value="10.15208" calcext:value-type="float">
            <text:p>10.152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5.805795" calcext:value-type="float">
            <text:p>5.805795</text:p>
          </table:table-cell>
          <table:table-cell office:value-type="float" office:value="37.17455" calcext:value-type="float">
            <text:p>37.17455</text:p>
          </table:table-cell>
          <table:table-cell table:number-columns-repeated="15"/>
          <table:table-cell office:value-type="float" office:value="32.378" calcext:value-type="float">
            <text:p>32.378</text:p>
          </table:table-cell>
          <table:table-cell office:value-type="float" office:value="64.66667" calcext:value-type="float">
            <text:p>64.66667</text:p>
          </table:table-cell>
          <table:table-cell office:value-type="float" office:value="61" calcext:value-type="float">
            <text:p>61</text:p>
          </table:table-cell>
          <table:table-cell office:value-type="float" office:value="11.72482" calcext:value-type="float">
            <text:p>11.7248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6.066037" calcext:value-type="float">
            <text:p>6.066037</text:p>
          </table:table-cell>
          <table:table-cell office:value-type="float" office:value="37.45161" calcext:value-type="float">
            <text:p>37.45161</text:p>
          </table:table-cell>
          <table:table-cell table:number-columns-repeated="15"/>
          <table:table-cell office:value-type="float" office:value="32.434" calcext:value-type="float">
            <text:p>32.434</text:p>
          </table:table-cell>
          <table:table-cell office:value-type="float" office:value="61.26667" calcext:value-type="float">
            <text:p>61.26667</text:p>
          </table:table-cell>
          <table:table-cell office:value-type="float" office:value="61" calcext:value-type="float">
            <text:p>61</text:p>
          </table:table-cell>
          <table:table-cell office:value-type="float" office:value="10.75314" calcext:value-type="float">
            <text:p>10.753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6.418904" calcext:value-type="float">
            <text:p>6.418904</text:p>
          </table:table-cell>
          <table:table-cell office:value-type="float" office:value="37.82672" calcext:value-type="float">
            <text:p>37.82672</text:p>
          </table:table-cell>
          <table:table-cell table:number-columns-repeated="15"/>
          <table:table-cell office:value-type="float" office:value="32.49" calcext:value-type="float">
            <text:p>32.49</text:p>
          </table:table-cell>
          <table:table-cell office:value-type="float" office:value="62.43333" calcext:value-type="float">
            <text:p>62.43333</text:p>
          </table:table-cell>
          <table:table-cell office:value-type="float" office:value="61" calcext:value-type="float">
            <text:p>61</text:p>
          </table:table-cell>
          <table:table-cell office:value-type="float" office:value="9.049441" calcext:value-type="float">
            <text:p>9.0494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6.806715" calcext:value-type="float">
            <text:p>6.806715</text:p>
          </table:table-cell>
          <table:table-cell office:value-type="float" office:value="38.2026" calcext:value-type="float">
            <text:p>38.2026</text:p>
          </table:table-cell>
          <table:table-cell table:number-columns-repeated="15"/>
          <table:table-cell office:value-type="float" office:value="32.546" calcext:value-type="float">
            <text:p>32.546</text:p>
          </table:table-cell>
          <table:table-cell office:value-type="float" office:value="62.3" calcext:value-type="float">
            <text:p>62.3</text:p>
          </table:table-cell>
          <table:table-cell office:value-type="float" office:value="61" calcext:value-type="float">
            <text:p>61</text:p>
          </table:table-cell>
          <table:table-cell office:value-type="float" office:value="8.534269" calcext:value-type="float">
            <text:p>8.53426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7.194777" calcext:value-type="float">
            <text:p>7.194777</text:p>
          </table:table-cell>
          <table:table-cell office:value-type="float" office:value="38.57823" calcext:value-type="float">
            <text:p>38.57823</text:p>
          </table:table-cell>
          <table:table-cell table:number-columns-repeated="15"/>
          <table:table-cell office:value-type="float" office:value="32.729" calcext:value-type="float">
            <text:p>32.729</text:p>
          </table:table-cell>
          <table:table-cell office:value-type="float" office:value="62.4" calcext:value-type="float">
            <text:p>62.4</text:p>
          </table:table-cell>
          <table:table-cell office:value-type="float" office:value="61" calcext:value-type="float">
            <text:p>61</text:p>
          </table:table-cell>
          <table:table-cell office:value-type="float" office:value="5.510042" calcext:value-type="float">
            <text:p>5.51004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7.590976" calcext:value-type="float">
            <text:p>7.590976</text:p>
          </table:table-cell>
          <table:table-cell office:value-type="float" office:value="38.97988" calcext:value-type="float">
            <text:p>38.97988</text:p>
          </table:table-cell>
          <table:table-cell table:number-columns-repeated="15"/>
          <table:table-cell office:value-type="float" office:value="32.783" calcext:value-type="float">
            <text:p>32.783</text:p>
          </table:table-cell>
          <table:table-cell office:value-type="float" office:value="64.4" calcext:value-type="float">
            <text:p>64.4</text:p>
          </table:table-cell>
          <table:table-cell office:value-type="float" office:value="61" calcext:value-type="float">
            <text:p>61</text:p>
          </table:table-cell>
          <table:table-cell office:value-type="float" office:value="5.379352" calcext:value-type="float">
            <text:p>5.37935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7.996363" calcext:value-type="float">
            <text:p>7.996363</text:p>
          </table:table-cell>
          <table:table-cell office:value-type="float" office:value="39.37283" calcext:value-type="float">
            <text:p>39.37283</text:p>
          </table:table-cell>
          <table:table-cell table:number-columns-repeated="15"/>
          <table:table-cell office:value-type="float" office:value="32.838" calcext:value-type="float">
            <text:p>32.838</text:p>
          </table:table-cell>
          <table:table-cell office:value-type="float" office:value="62.83333" calcext:value-type="float">
            <text:p>62.83333</text:p>
          </table:table-cell>
          <table:table-cell office:value-type="float" office:value="61" calcext:value-type="float">
            <text:p>61</text:p>
          </table:table-cell>
          <table:table-cell office:value-type="float" office:value="4.886444" calcext:value-type="float">
            <text:p>4.88644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8.384753" calcext:value-type="float">
            <text:p>8.384753</text:p>
          </table:table-cell>
          <table:table-cell office:value-type="float" office:value="39.76496" calcext:value-type="float">
            <text:p>39.76496</text:p>
          </table:table-cell>
          <table:table-cell table:number-columns-repeated="15"/>
          <table:table-cell office:value-type="float" office:value="32.892" calcext:value-type="float">
            <text:p>32.892</text:p>
          </table:table-cell>
          <table:table-cell office:value-type="float" office:value="65.63333" calcext:value-type="float">
            <text:p>65.63333</text:p>
          </table:table-cell>
          <table:table-cell office:value-type="float" office:value="61" calcext:value-type="float">
            <text:p>61</text:p>
          </table:table-cell>
          <table:table-cell office:value-type="float" office:value="4.375536" calcext:value-type="float">
            <text:p>4.37553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8.68906" calcext:value-type="float">
            <text:p>8.68906</text:p>
          </table:table-cell>
          <table:table-cell office:value-type="float" office:value="40.06783" calcext:value-type="float">
            <text:p>40.06783</text:p>
          </table:table-cell>
          <table:table-cell table:number-columns-repeated="15"/>
          <table:table-cell office:value-type="float" office:value="33.086" calcext:value-type="float">
            <text:p>33.086</text:p>
          </table:table-cell>
          <table:table-cell office:value-type="float" office:value="62.66667" calcext:value-type="float">
            <text:p>62.66667</text:p>
          </table:table-cell>
          <table:table-cell office:value-type="float" office:value="61" calcext:value-type="float">
            <text:p>61</text:p>
          </table:table-cell>
          <table:table-cell office:value-type="float" office:value="4.604639" calcext:value-type="float">
            <text:p>4.60463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8.993577" calcext:value-type="float">
            <text:p>8.993577</text:p>
          </table:table-cell>
          <table:table-cell office:value-type="float" office:value="40.37049" calcext:value-type="float">
            <text:p>40.37049</text:p>
          </table:table-cell>
          <table:table-cell table:number-columns-repeated="15"/>
          <table:table-cell office:value-type="float" office:value="33.146" calcext:value-type="float">
            <text:p>33.146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1" calcext:value-type="float">
            <text:p>61</text:p>
          </table:table-cell>
          <table:table-cell office:value-type="float" office:value="4.912639" calcext:value-type="float">
            <text:p>4.91263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9.381986" calcext:value-type="float">
            <text:p>9.381986</text:p>
          </table:table-cell>
          <table:table-cell office:value-type="float" office:value="40.79643" calcext:value-type="float">
            <text:p>40.79643</text:p>
          </table:table-cell>
          <table:table-cell table:number-columns-repeated="15"/>
          <table:table-cell office:value-type="float" office:value="33.202" calcext:value-type="float">
            <text:p>33.202</text:p>
          </table:table-cell>
          <table:table-cell office:value-type="float" office:value="58.03333" calcext:value-type="float">
            <text:p>58.03333</text:p>
          </table:table-cell>
          <table:table-cell office:value-type="float" office:value="61" calcext:value-type="float">
            <text:p>61</text:p>
          </table:table-cell>
          <table:table-cell office:value-type="float" office:value="5.710007" calcext:value-type="float">
            <text:p>5.710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9.771616" calcext:value-type="float">
            <text:p>9.771616</text:p>
          </table:table-cell>
          <table:table-cell office:value-type="float" office:value="41.18732" calcext:value-type="float">
            <text:p>41.18732</text:p>
          </table:table-cell>
          <table:table-cell table:number-columns-repeated="15"/>
          <table:table-cell office:value-type="float" office:value="33.258" calcext:value-type="float">
            <text:p>33.258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5.779996" calcext:value-type="float">
            <text:p>5.77999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0.17849" calcext:value-type="float">
            <text:p>10.17849</text:p>
          </table:table-cell>
          <table:table-cell office:value-type="float" office:value="41.59566" calcext:value-type="float">
            <text:p>41.59566</text:p>
          </table:table-cell>
          <table:table-cell table:number-columns-repeated="15"/>
          <table:table-cell office:value-type="float" office:value="33.444" calcext:value-type="float">
            <text:p>33.444</text:p>
          </table:table-cell>
          <table:table-cell office:value-type="float" office:value="62.5" calcext:value-type="float">
            <text:p>62.5</text:p>
          </table:table-cell>
          <table:table-cell office:value-type="float" office:value="61" calcext:value-type="float">
            <text:p>61</text:p>
          </table:table-cell>
          <table:table-cell office:value-type="float" office:value="7.028306" calcext:value-type="float">
            <text:p>7.0283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0.58557" calcext:value-type="float">
            <text:p>10.58557</text:p>
          </table:table-cell>
          <table:table-cell office:value-type="float" office:value="42.00378" calcext:value-type="float">
            <text:p>42.00378</text:p>
          </table:table-cell>
          <table:table-cell table:number-columns-repeated="15"/>
          <table:table-cell office:value-type="float" office:value="33.5" calcext:value-type="float">
            <text:p>33.5</text:p>
          </table:table-cell>
          <table:table-cell office:value-type="float" office:value="60.03334" calcext:value-type="float">
            <text:p>60.03334</text:p>
          </table:table-cell>
          <table:table-cell office:value-type="float" office:value="61" calcext:value-type="float">
            <text:p>61</text:p>
          </table:table-cell>
          <table:table-cell office:value-type="float" office:value="7.117225" calcext:value-type="float">
            <text:p>7.11722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0.99289" calcext:value-type="float">
            <text:p>10.99289</text:p>
          </table:table-cell>
          <table:table-cell office:value-type="float" office:value="42.41167" calcext:value-type="float">
            <text:p>42.41167</text:p>
          </table:table-cell>
          <table:table-cell table:number-columns-repeated="15"/>
          <table:table-cell office:value-type="float" office:value="33.557" calcext:value-type="float">
            <text:p>33.557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7.50858" calcext:value-type="float">
            <text:p>7.5085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1.39151" calcext:value-type="float">
            <text:p>11.39151</text:p>
          </table:table-cell>
          <table:table-cell office:value-type="float" office:value="42.82788" calcext:value-type="float">
            <text:p>42.82788</text:p>
          </table:table-cell>
          <table:table-cell table:number-columns-repeated="15"/>
          <table:table-cell office:value-type="float" office:value="33.612" calcext:value-type="float">
            <text:p>33.612</text:p>
          </table:table-cell>
          <table:table-cell office:value-type="float" office:value="62.3" calcext:value-type="float">
            <text:p>62.3</text:p>
          </table:table-cell>
          <table:table-cell office:value-type="float" office:value="61" calcext:value-type="float">
            <text:p>61</text:p>
          </table:table-cell>
          <table:table-cell office:value-type="float" office:value="7.539029" calcext:value-type="float">
            <text:p>7.5390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1.80795" calcext:value-type="float">
            <text:p>11.80795</text:p>
          </table:table-cell>
          <table:table-cell office:value-type="float" office:value="43.22702" calcext:value-type="float">
            <text:p>43.22702</text:p>
          </table:table-cell>
          <table:table-cell table:number-columns-repeated="15"/>
          <table:table-cell office:value-type="float" office:value="33.795" calcext:value-type="float">
            <text:p>33.795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7.512111" calcext:value-type="float">
            <text:p>7.5121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2.0961" calcext:value-type="float">
            <text:p>12.0961</text:p>
          </table:table-cell>
          <table:table-cell office:value-type="float" office:value="43.5453" calcext:value-type="float">
            <text:p>43.5453</text:p>
          </table:table-cell>
          <table:table-cell table:number-columns-repeated="15"/>
          <table:table-cell office:value-type="float" office:value="33.849" calcext:value-type="float">
            <text:p>33.849</text:p>
          </table:table-cell>
          <table:table-cell office:value-type="float" office:value="58.56667" calcext:value-type="float">
            <text:p>58.56667</text:p>
          </table:table-cell>
          <table:table-cell office:value-type="float" office:value="61" calcext:value-type="float">
            <text:p>61</text:p>
          </table:table-cell>
          <table:table-cell office:value-type="float" office:value="7.509695" calcext:value-type="float">
            <text:p>7.50969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2.52123" calcext:value-type="float">
            <text:p>12.52123</text:p>
          </table:table-cell>
          <table:table-cell office:value-type="float" office:value="43.95307" calcext:value-type="float">
            <text:p>43.95307</text:p>
          </table:table-cell>
          <table:table-cell table:number-columns-repeated="15"/>
          <table:table-cell office:value-type="float" office:value="33.903" calcext:value-type="float">
            <text:p>33.903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8.095052" calcext:value-type="float">
            <text:p>8.09505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2.93723" calcext:value-type="float">
            <text:p>12.93723</text:p>
          </table:table-cell>
          <table:table-cell office:value-type="float" office:value="44.3866" calcext:value-type="float">
            <text:p>44.3866</text:p>
          </table:table-cell>
          <table:table-cell table:number-columns-repeated="15"/>
          <table:table-cell office:value-type="float" office:value="33.962" calcext:value-type="float">
            <text:p>33.962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8.022833" calcext:value-type="float">
            <text:p>8.02283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3.33629" calcext:value-type="float">
            <text:p>13.33629</text:p>
          </table:table-cell>
          <table:table-cell office:value-type="float" office:value="44.80238" calcext:value-type="float">
            <text:p>44.80238</text:p>
          </table:table-cell>
          <table:table-cell table:number-columns-repeated="15"/>
          <table:table-cell office:value-type="float" office:value="34.155" calcext:value-type="float">
            <text:p>34.155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8.020603" calcext:value-type="float">
            <text:p>8.0206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3.76108" calcext:value-type="float">
            <text:p>13.76108</text:p>
          </table:table-cell>
          <table:table-cell office:value-type="float" office:value="45.22748" calcext:value-type="float">
            <text:p>45.22748</text:p>
          </table:table-cell>
          <table:table-cell table:number-columns-repeated="15"/>
          <table:table-cell office:value-type="float" office:value="34.213" calcext:value-type="float">
            <text:p>34.213</text:p>
          </table:table-cell>
          <table:table-cell office:value-type="float" office:value="63.06667" calcext:value-type="float">
            <text:p>63.06667</text:p>
          </table:table-cell>
          <table:table-cell office:value-type="float" office:value="61" calcext:value-type="float">
            <text:p>61</text:p>
          </table:table-cell>
          <table:table-cell office:value-type="float" office:value="7.89974" calcext:value-type="float">
            <text:p>7.899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.07544" calcext:value-type="float">
            <text:p>14.07544</text:p>
          </table:table-cell>
          <table:table-cell office:value-type="float" office:value="45.53762" calcext:value-type="float">
            <text:p>45.53762</text:p>
          </table:table-cell>
          <table:table-cell table:number-columns-repeated="15"/>
          <table:table-cell office:value-type="float" office:value="34.268" calcext:value-type="float">
            <text:p>34.268</text:p>
          </table:table-cell>
          <table:table-cell office:value-type="float" office:value="64.46667" calcext:value-type="float">
            <text:p>64.46667</text:p>
          </table:table-cell>
          <table:table-cell office:value-type="float" office:value="61" calcext:value-type="float">
            <text:p>61</text:p>
          </table:table-cell>
          <table:table-cell office:value-type="float" office:value="7.945041" calcext:value-type="float">
            <text:p>7.9450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.50852" calcext:value-type="float">
            <text:p>14.50852</text:p>
          </table:table-cell>
          <table:table-cell office:value-type="float" office:value="45.97175" calcext:value-type="float">
            <text:p>45.97175</text:p>
          </table:table-cell>
          <table:table-cell table:number-columns-repeated="15"/>
          <table:table-cell office:value-type="float" office:value="34.324" calcext:value-type="float">
            <text:p>34.324</text:p>
          </table:table-cell>
          <table:table-cell office:value-type="float" office:value="58.8" calcext:value-type="float">
            <text:p>58.8</text:p>
          </table:table-cell>
          <table:table-cell office:value-type="float" office:value="61" calcext:value-type="float">
            <text:p>61</text:p>
          </table:table-cell>
          <table:table-cell office:value-type="float" office:value="7.872822" calcext:value-type="float">
            <text:p>7.872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.94148" calcext:value-type="float">
            <text:p>14.94148</text:p>
          </table:table-cell>
          <table:table-cell office:value-type="float" office:value="46.40601" calcext:value-type="float">
            <text:p>46.40601</text:p>
          </table:table-cell>
          <table:table-cell table:number-columns-repeated="15"/>
          <table:table-cell office:value-type="float" office:value="34.507" calcext:value-type="float">
            <text:p>34.507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7.889719" calcext:value-type="float">
            <text:p>7.88971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5.38236" calcext:value-type="float">
            <text:p>15.38236</text:p>
          </table:table-cell>
          <table:table-cell office:value-type="float" office:value="46.86665" calcext:value-type="float">
            <text:p>46.86665</text:p>
          </table:table-cell>
          <table:table-cell table:number-columns-repeated="15"/>
          <table:table-cell office:value-type="float" office:value="34.561" calcext:value-type="float">
            <text:p>34.561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1" calcext:value-type="float">
            <text:p>61</text:p>
          </table:table-cell>
          <table:table-cell office:value-type="float" office:value="7.823258" calcext:value-type="float">
            <text:p>7.82325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5.81528" calcext:value-type="float">
            <text:p>15.81528</text:p>
          </table:table-cell>
          <table:table-cell office:value-type="float" office:value="47.28399" calcext:value-type="float">
            <text:p>47.28399</text:p>
          </table:table-cell>
          <table:table-cell table:number-columns-repeated="15"/>
          <table:table-cell office:value-type="float" office:value="34.615" calcext:value-type="float">
            <text:p>34.615</text:p>
          </table:table-cell>
          <table:table-cell office:value-type="float" office:value="61.76667" calcext:value-type="float">
            <text:p>61.76667</text:p>
          </table:table-cell>
          <table:table-cell office:value-type="float" office:value="61" calcext:value-type="float">
            <text:p>61</text:p>
          </table:table-cell>
          <table:table-cell office:value-type="float" office:value="7.632592" calcext:value-type="float">
            <text:p>7.63259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6.23028" calcext:value-type="float">
            <text:p>16.23028</text:p>
          </table:table-cell>
          <table:table-cell office:value-type="float" office:value="47.71848" calcext:value-type="float">
            <text:p>47.71848</text:p>
          </table:table-cell>
          <table:table-cell table:number-columns-repeated="15"/>
          <table:table-cell office:value-type="float" office:value="34.67" calcext:value-type="float">
            <text:p>34.67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1" calcext:value-type="float">
            <text:p>61</text:p>
          </table:table-cell>
          <table:table-cell office:value-type="float" office:value="7.831051" calcext:value-type="float">
            <text:p>7.83105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6.67087" calcext:value-type="float">
            <text:p>16.67087</text:p>
          </table:table-cell>
          <table:table-cell office:value-type="float" office:value="48.16244" calcext:value-type="float">
            <text:p>48.16244</text:p>
          </table:table-cell>
          <table:table-cell table:number-columns-repeated="15"/>
          <table:table-cell office:value-type="float" office:value="34.864" calcext:value-type="float">
            <text:p>34.864</text:p>
          </table:table-cell>
          <table:table-cell office:value-type="float" office:value="62.13334" calcext:value-type="float">
            <text:p>62.13334</text:p>
          </table:table-cell>
          <table:table-cell office:value-type="float" office:value="61" calcext:value-type="float">
            <text:p>61</text:p>
          </table:table-cell>
          <table:table-cell office:value-type="float" office:value="7.364143" calcext:value-type="float">
            <text:p>7.3641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6.99235" calcext:value-type="float">
            <text:p>16.99235</text:p>
          </table:table-cell>
          <table:table-cell office:value-type="float" office:value="48.49973" calcext:value-type="float">
            <text:p>48.49973</text:p>
          </table:table-cell>
          <table:table-cell table:number-columns-repeated="15"/>
          <table:table-cell office:value-type="float" office:value="34.924" calcext:value-type="float">
            <text:p>34.924</text:p>
          </table:table-cell>
          <table:table-cell office:value-type="float" office:value="61.7" calcext:value-type="float">
            <text:p>61.7</text:p>
          </table:table-cell>
          <table:table-cell office:value-type="float" office:value="61" calcext:value-type="float">
            <text:p>61</text:p>
          </table:table-cell>
          <table:table-cell office:value-type="float" office:value="7.562788" calcext:value-type="float">
            <text:p>7.56278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7.43234" calcext:value-type="float">
            <text:p>17.43234</text:p>
          </table:table-cell>
          <table:table-cell office:value-type="float" office:value="48.94428" calcext:value-type="float">
            <text:p>48.94428</text:p>
          </table:table-cell>
          <table:table-cell table:number-columns-repeated="15"/>
          <table:table-cell office:value-type="float" office:value="34.979" calcext:value-type="float">
            <text:p>34.979</text:p>
          </table:table-cell>
          <table:table-cell office:value-type="float" office:value="61.96667" calcext:value-type="float">
            <text:p>61.96667</text:p>
          </table:table-cell>
          <table:table-cell office:value-type="float" office:value="61" calcext:value-type="float">
            <text:p>61</text:p>
          </table:table-cell>
          <table:table-cell office:value-type="float" office:value="7.347247" calcext:value-type="float">
            <text:p>7.34724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7.872" calcext:value-type="float">
            <text:p>17.872</text:p>
          </table:table-cell>
          <table:table-cell office:value-type="float" office:value="49.38916" calcext:value-type="float">
            <text:p>49.38916</text:p>
          </table:table-cell>
          <table:table-cell table:number-columns-repeated="15"/>
          <table:table-cell office:value-type="float" office:value="35.035" calcext:value-type="float">
            <text:p>35.035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7.373236" calcext:value-type="float">
            <text:p>7.37323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8.3198" calcext:value-type="float">
            <text:p>18.3198</text:p>
          </table:table-cell>
          <table:table-cell office:value-type="float" office:value="49.84323" calcext:value-type="float">
            <text:p>49.84323</text:p>
          </table:table-cell>
          <table:table-cell table:number-columns-repeated="15"/>
          <table:table-cell office:value-type="float" office:value="35.219" calcext:value-type="float">
            <text:p>35.219</text:p>
          </table:table-cell>
          <table:table-cell office:value-type="float" office:value="62.4" calcext:value-type="float">
            <text:p>62.4</text:p>
          </table:table-cell>
          <table:table-cell office:value-type="float" office:value="61" calcext:value-type="float">
            <text:p>61</text:p>
          </table:table-cell>
          <table:table-cell office:value-type="float" office:value="7.845718" calcext:value-type="float">
            <text:p>7.8457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8.75834" calcext:value-type="float">
            <text:p>18.75834</text:p>
          </table:table-cell>
          <table:table-cell office:value-type="float" office:value="50.30609" calcext:value-type="float">
            <text:p>50.30609</text:p>
          </table:table-cell>
          <table:table-cell table:number-columns-repeated="15"/>
          <table:table-cell office:value-type="float" office:value="35.273" calcext:value-type="float">
            <text:p>35.273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7.510809" calcext:value-type="float">
            <text:p>7.5108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9.20598" calcext:value-type="float">
            <text:p>19.20598</text:p>
          </table:table-cell>
          <table:table-cell office:value-type="float" office:value="50.74346" calcext:value-type="float">
            <text:p>50.74346</text:p>
          </table:table-cell>
          <table:table-cell table:number-columns-repeated="15"/>
          <table:table-cell office:value-type="float" office:value="35.327" calcext:value-type="float">
            <text:p>35.327</text:p>
          </table:table-cell>
          <table:table-cell office:value-type="float" office:value="60.36666" calcext:value-type="float">
            <text:p>60.36666</text:p>
          </table:table-cell>
          <table:table-cell office:value-type="float" office:value="61" calcext:value-type="float">
            <text:p>61</text:p>
          </table:table-cell>
          <table:table-cell office:value-type="float" office:value="7.787052" calcext:value-type="float">
            <text:p>7.78705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9.65235" calcext:value-type="float">
            <text:p>19.65235</text:p>
          </table:table-cell>
          <table:table-cell office:value-type="float" office:value="51.21579" calcext:value-type="float">
            <text:p>51.21579</text:p>
          </table:table-cell>
          <table:table-cell table:number-columns-repeated="15"/>
          <table:table-cell office:value-type="float" office:value="35.382" calcext:value-type="float">
            <text:p>35.382</text:p>
          </table:table-cell>
          <table:table-cell office:value-type="float" office:value="60.96667" calcext:value-type="float">
            <text:p>60.96667</text:p>
          </table:table-cell>
          <table:table-cell office:value-type="float" office:value="61" calcext:value-type="float">
            <text:p>61</text:p>
          </table:table-cell>
          <table:table-cell office:value-type="float" office:value="7.905499" calcext:value-type="float">
            <text:p>7.90549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9.98952" calcext:value-type="float">
            <text:p>19.98952</text:p>
          </table:table-cell>
          <table:table-cell office:value-type="float" office:value="51.55513" calcext:value-type="float">
            <text:p>51.55513</text:p>
          </table:table-cell>
          <table:table-cell table:number-columns-repeated="15"/>
          <table:table-cell office:value-type="float" office:value="35.579" calcext:value-type="float">
            <text:p>35.579</text:p>
          </table:table-cell>
          <table:table-cell office:value-type="float" office:value="62.16667" calcext:value-type="float">
            <text:p>62.16667</text:p>
          </table:table-cell>
          <table:table-cell office:value-type="float" office:value="61" calcext:value-type="float">
            <text:p>61</text:p>
          </table:table-cell>
          <table:table-cell office:value-type="float" office:value="7.539029" calcext:value-type="float">
            <text:p>7.5390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0.43642" calcext:value-type="float">
            <text:p>20.43642</text:p>
          </table:table-cell>
          <table:table-cell office:value-type="float" office:value="51.99325" calcext:value-type="float">
            <text:p>51.99325</text:p>
          </table:table-cell>
          <table:table-cell table:number-columns-repeated="15"/>
          <table:table-cell office:value-type="float" office:value="35.635" calcext:value-type="float">
            <text:p>35.635</text:p>
          </table:table-cell>
          <table:table-cell office:value-type="float" office:value="61.7" calcext:value-type="float">
            <text:p>61.7</text:p>
          </table:table-cell>
          <table:table-cell office:value-type="float" office:value="61" calcext:value-type="float">
            <text:p>61</text:p>
          </table:table-cell>
          <table:table-cell office:value-type="float" office:value="7.754375" calcext:value-type="float">
            <text:p>7.75437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0.79108" calcext:value-type="float">
            <text:p>20.79108</text:p>
          </table:table-cell>
          <table:table-cell office:value-type="float" office:value="52.31615" calcext:value-type="float">
            <text:p>52.31615</text:p>
          </table:table-cell>
          <table:table-cell table:number-columns-repeated="15"/>
          <table:table-cell office:value-type="float" office:value="35.69" calcext:value-type="float">
            <text:p>35.69</text:p>
          </table:table-cell>
          <table:table-cell office:value-type="float" office:value="62.56667" calcext:value-type="float">
            <text:p>62.56667</text:p>
          </table:table-cell>
          <table:table-cell office:value-type="float" office:value="61" calcext:value-type="float">
            <text:p>61</text:p>
          </table:table-cell>
          <table:table-cell office:value-type="float" office:value="7.854626" calcext:value-type="float">
            <text:p>7.85462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1.26417" calcext:value-type="float">
            <text:p>21.26417</text:p>
          </table:table-cell>
          <table:table-cell office:value-type="float" office:value="52.72968" calcext:value-type="float">
            <text:p>52.72968</text:p>
          </table:table-cell>
          <table:table-cell table:number-columns-repeated="15"/>
          <table:table-cell office:value-type="float" office:value="35.747" calcext:value-type="float">
            <text:p>35.747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7.723741" calcext:value-type="float">
            <text:p>7.7237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1.78159" calcext:value-type="float">
            <text:p>21.78159</text:p>
          </table:table-cell>
          <table:table-cell office:value-type="float" office:value="53.10167" calcext:value-type="float">
            <text:p>53.10167</text:p>
          </table:table-cell>
          <table:table-cell table:number-columns-repeated="15"/>
          <table:table-cell office:value-type="float" office:value="35.93" calcext:value-type="float">
            <text:p>35.93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7.590821" calcext:value-type="float">
            <text:p>7.59082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2.30942" calcext:value-type="float">
            <text:p>22.30942</text:p>
          </table:table-cell>
          <table:table-cell office:value-type="float" office:value="53.41358" calcext:value-type="float">
            <text:p>53.41358</text:p>
          </table:table-cell>
          <table:table-cell table:number-columns-repeated="15"/>
          <table:table-cell office:value-type="float" office:value="35.984" calcext:value-type="float">
            <text:p>35.9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.436362" calcext:value-type="float">
            <text:p>7.43636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2.85674" calcext:value-type="float">
            <text:p>22.85674</text:p>
          </table:table-cell>
          <table:table-cell office:value-type="float" office:value="53.65684" calcext:value-type="float">
            <text:p>53.65684</text:p>
          </table:table-cell>
          <table:table-cell table:number-columns-repeated="15"/>
          <table:table-cell office:value-type="float" office:value="36.038" calcext:value-type="float">
            <text:p>36.038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7.33611" calcext:value-type="float">
            <text:p>7.336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3.36035" calcext:value-type="float">
            <text:p>23.36035</text:p>
          </table:table-cell>
          <table:table-cell office:value-type="float" office:value="53.90758" calcext:value-type="float">
            <text:p>53.90758</text:p>
          </table:table-cell>
          <table:table-cell table:number-columns-repeated="15"/>
          <table:table-cell office:value-type="float" office:value="36.092" calcext:value-type="float">
            <text:p>36.092</text:p>
          </table:table-cell>
          <table:table-cell office:value-type="float" office:value="62.16667" calcext:value-type="float">
            <text:p>62.16667</text:p>
          </table:table-cell>
          <table:table-cell office:value-type="float" office:value="61" calcext:value-type="float">
            <text:p>61</text:p>
          </table:table-cell>
          <table:table-cell office:value-type="float" office:value="7.303247" calcext:value-type="float">
            <text:p>7.30324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3.78296" calcext:value-type="float">
            <text:p>23.78296</text:p>
          </table:table-cell>
          <table:table-cell office:value-type="float" office:value="53.98232" calcext:value-type="float">
            <text:p>53.98232</text:p>
          </table:table-cell>
          <table:table-cell table:number-columns-repeated="15"/>
          <table:table-cell office:value-type="float" office:value="36.286" calcext:value-type="float">
            <text:p>36.286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7.29081" calcext:value-type="float">
            <text:p>7.290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4.29943" calcext:value-type="float">
            <text:p>24.29943</text:p>
          </table:table-cell>
          <table:table-cell office:value-type="float" office:value="54.10366" calcext:value-type="float">
            <text:p>54.10366</text:p>
          </table:table-cell>
          <table:table-cell table:number-columns-repeated="15"/>
          <table:table-cell office:value-type="float" office:value="36.346" calcext:value-type="float">
            <text:p>36.346</text:p>
          </table:table-cell>
          <table:table-cell office:value-type="float" office:value="62.96667" calcext:value-type="float">
            <text:p>62.96667</text:p>
          </table:table-cell>
          <table:table-cell office:value-type="float" office:value="61" calcext:value-type="float">
            <text:p>61</text:p>
          </table:table-cell>
          <table:table-cell office:value-type="float" office:value="7.536799" calcext:value-type="float">
            <text:p>7.53679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4.79196" calcext:value-type="float">
            <text:p>24.79196</text:p>
          </table:table-cell>
          <table:table-cell office:value-type="float" office:value="54.16317" calcext:value-type="float">
            <text:p>54.16317</text:p>
          </table:table-cell>
          <table:table-cell table:number-columns-repeated="15"/>
          <table:table-cell office:value-type="float" office:value="36.407" calcext:value-type="float">
            <text:p>36.407</text:p>
          </table:table-cell>
          <table:table-cell office:value-type="float" office:value="61.33333" calcext:value-type="float">
            <text:p>61.33333</text:p>
          </table:table-cell>
          <table:table-cell office:value-type="float" office:value="61" calcext:value-type="float">
            <text:p>61</text:p>
          </table:table-cell>
          <table:table-cell office:value-type="float" office:value="7.72504" calcext:value-type="float">
            <text:p>7.725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5.26832" calcext:value-type="float">
            <text:p>25.26832</text:p>
          </table:table-cell>
          <table:table-cell office:value-type="float" office:value="54.18692" calcext:value-type="float">
            <text:p>54.18692</text:p>
          </table:table-cell>
          <table:table-cell table:number-columns-repeated="15"/>
          <table:table-cell office:value-type="float" office:value="36.462" calcext:value-type="float">
            <text:p>36.462</text:p>
          </table:table-cell>
          <table:table-cell office:value-type="float" office:value="61.5" calcext:value-type="float">
            <text:p>61.5</text:p>
          </table:table-cell>
          <table:table-cell office:value-type="float" office:value="61" calcext:value-type="float">
            <text:p>61</text:p>
          </table:table-cell>
          <table:table-cell office:value-type="float" office:value="8.003707" calcext:value-type="float">
            <text:p>8.0037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5.73789" calcext:value-type="float">
            <text:p>25.73789</text:p>
          </table:table-cell>
          <table:table-cell office:value-type="float" office:value="54.14916" calcext:value-type="float">
            <text:p>54.14916</text:p>
          </table:table-cell>
          <table:table-cell table:number-columns-repeated="15"/>
          <table:table-cell office:value-type="float" office:value="36.647" calcext:value-type="float">
            <text:p>36.647</text:p>
          </table:table-cell>
          <table:table-cell office:value-type="float" office:value="63.16667" calcext:value-type="float">
            <text:p>63.16667</text:p>
          </table:table-cell>
          <table:table-cell office:value-type="float" office:value="61" calcext:value-type="float">
            <text:p>61</text:p>
          </table:table-cell>
          <table:table-cell office:value-type="float" office:value="7.872822" calcext:value-type="float">
            <text:p>7.872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6.23461" calcext:value-type="float">
            <text:p>26.23461</text:p>
          </table:table-cell>
          <table:table-cell office:value-type="float" office:value="54.06786" calcext:value-type="float">
            <text:p>54.06786</text:p>
          </table:table-cell>
          <table:table-cell table:number-columns-repeated="15"/>
          <table:table-cell office:value-type="float" office:value="36.701" calcext:value-type="float">
            <text:p>36.701</text:p>
          </table:table-cell>
          <table:table-cell office:value-type="float" office:value="61.7" calcext:value-type="float">
            <text:p>61.7</text:p>
          </table:table-cell>
          <table:table-cell office:value-type="float" office:value="61" calcext:value-type="float">
            <text:p>61</text:p>
          </table:table-cell>
          <table:table-cell office:value-type="float" office:value="7.685695" calcext:value-type="float">
            <text:p>7.68569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6.68881" calcext:value-type="float">
            <text:p>26.68881</text:p>
          </table:table-cell>
          <table:table-cell office:value-type="float" office:value="53.94046" calcext:value-type="float">
            <text:p>53.94046</text:p>
          </table:table-cell>
          <table:table-cell table:number-columns-repeated="15"/>
          <table:table-cell office:value-type="float" office:value="36.757" calcext:value-type="float">
            <text:p>36.757</text:p>
          </table:table-cell>
          <table:table-cell office:value-type="float" office:value="61.33333" calcext:value-type="float">
            <text:p>61.33333</text:p>
          </table:table-cell>
          <table:table-cell office:value-type="float" office:value="61" calcext:value-type="float">
            <text:p>61</text:p>
          </table:table-cell>
          <table:table-cell office:value-type="float" office:value="7.410558" calcext:value-type="float">
            <text:p>7.41055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7.19412" calcext:value-type="float">
            <text:p>27.19412</text:p>
          </table:table-cell>
          <table:table-cell office:value-type="float" office:value="53.82959" calcext:value-type="float">
            <text:p>53.82959</text:p>
          </table:table-cell>
          <table:table-cell table:number-columns-repeated="15"/>
          <table:table-cell office:value-type="float" office:value="36.813" calcext:value-type="float">
            <text:p>36.813</text:p>
          </table:table-cell>
          <table:table-cell office:value-type="float" office:value="61.56667" calcext:value-type="float">
            <text:p>61.56667</text:p>
          </table:table-cell>
          <table:table-cell office:value-type="float" office:value="61" calcext:value-type="float">
            <text:p>61</text:p>
          </table:table-cell>
          <table:table-cell office:value-type="float" office:value="7.916822" calcext:value-type="float">
            <text:p>7.916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7.64521" calcext:value-type="float">
            <text:p>27.64521</text:p>
          </table:table-cell>
          <table:table-cell office:value-type="float" office:value="53.81972" calcext:value-type="float">
            <text:p>53.81972</text:p>
          </table:table-cell>
          <table:table-cell table:number-columns-repeated="15"/>
          <table:table-cell office:value-type="float" office:value="36.996" calcext:value-type="float">
            <text:p>36.996</text:p>
          </table:table-cell>
          <table:table-cell office:value-type="float" office:value="59.13333" calcext:value-type="float">
            <text:p>59.13333</text:p>
          </table:table-cell>
          <table:table-cell office:value-type="float" office:value="61" calcext:value-type="float">
            <text:p>61</text:p>
          </table:table-cell>
          <table:table-cell office:value-type="float" office:value="7.875051" calcext:value-type="float">
            <text:p>7.87505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8.2009" calcext:value-type="float">
            <text:p>28.2009</text:p>
          </table:table-cell>
          <table:table-cell office:value-type="float" office:value="53.75691" calcext:value-type="float">
            <text:p>53.75691</text:p>
          </table:table-cell>
          <table:table-cell table:number-columns-repeated="15"/>
          <table:table-cell office:value-type="float" office:value="37.05" calcext:value-type="float">
            <text:p>37.05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7.81527" calcext:value-type="float">
            <text:p>7.815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8.77344" calcext:value-type="float">
            <text:p>28.77344</text:p>
          </table:table-cell>
          <table:table-cell office:value-type="float" office:value="53.70821" calcext:value-type="float">
            <text:p>53.70821</text:p>
          </table:table-cell>
          <table:table-cell table:number-columns-repeated="15"/>
          <table:table-cell office:value-type="float" office:value="37.106" calcext:value-type="float">
            <text:p>37.106</text:p>
          </table:table-cell>
          <table:table-cell office:value-type="float" office:value="60.56667" calcext:value-type="float">
            <text:p>60.56667</text:p>
          </table:table-cell>
          <table:table-cell office:value-type="float" office:value="61" calcext:value-type="float">
            <text:p>61</text:p>
          </table:table-cell>
          <table:table-cell office:value-type="float" office:value="7.813041" calcext:value-type="float">
            <text:p>7.8130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9.31098" calcext:value-type="float">
            <text:p>29.31098</text:p>
          </table:table-cell>
          <table:table-cell office:value-type="float" office:value="53.62135" calcext:value-type="float">
            <text:p>53.62135</text:p>
          </table:table-cell>
          <table:table-cell table:number-columns-repeated="15"/>
          <table:table-cell office:value-type="float" office:value="37.16" calcext:value-type="float">
            <text:p>37.16</text:p>
          </table:table-cell>
          <table:table-cell office:value-type="float" office:value="60.93334" calcext:value-type="float">
            <text:p>60.93334</text:p>
          </table:table-cell>
          <table:table-cell office:value-type="float" office:value="61" calcext:value-type="float">
            <text:p>61</text:p>
          </table:table-cell>
          <table:table-cell office:value-type="float" office:value="7.845718" calcext:value-type="float">
            <text:p>7.8457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9.81332" calcext:value-type="float">
            <text:p>29.81332</text:p>
          </table:table-cell>
          <table:table-cell office:value-type="float" office:value="53.53149" calcext:value-type="float">
            <text:p>53.53149</text:p>
          </table:table-cell>
          <table:table-cell table:number-columns-repeated="15"/>
          <table:table-cell office:value-type="float" office:value="37.353" calcext:value-type="float">
            <text:p>37.353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1" calcext:value-type="float">
            <text:p>61</text:p>
          </table:table-cell>
          <table:table-cell office:value-type="float" office:value="7.321444" calcext:value-type="float">
            <text:p>7.32144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0.15048" calcext:value-type="float">
            <text:p>30.15048</text:p>
          </table:table-cell>
          <table:table-cell office:value-type="float" office:value="53.44931" calcext:value-type="float">
            <text:p>53.44931</text:p>
          </table:table-cell>
          <table:table-cell table:number-columns-repeated="15"/>
          <table:table-cell office:value-type="float" office:value="37.412" calcext:value-type="float">
            <text:p>37.412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7.816385" calcext:value-type="float">
            <text:p>7.81638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0.62489" calcext:value-type="float">
            <text:p>30.62489</text:p>
          </table:table-cell>
          <table:table-cell office:value-type="float" office:value="53.31054" calcext:value-type="float">
            <text:p>53.31054</text:p>
          </table:table-cell>
          <table:table-cell table:number-columns-repeated="15"/>
          <table:table-cell office:value-type="float" office:value="37.469" calcext:value-type="float">
            <text:p>37.469</text:p>
          </table:table-cell>
          <table:table-cell office:value-type="float" office:value="63.13334" calcext:value-type="float">
            <text:p>63.13334</text:p>
          </table:table-cell>
          <table:table-cell office:value-type="float" office:value="61" calcext:value-type="float">
            <text:p>61</text:p>
          </table:table-cell>
          <table:table-cell office:value-type="float" office:value="7.638351" calcext:value-type="float">
            <text:p>7.63835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1.04557" calcext:value-type="float">
            <text:p>31.04557</text:p>
          </table:table-cell>
          <table:table-cell office:value-type="float" office:value="53.13542" calcext:value-type="float">
            <text:p>53.13542</text:p>
          </table:table-cell>
          <table:table-cell table:number-columns-repeated="15"/>
          <table:table-cell office:value-type="float" office:value="37.524" calcext:value-type="float">
            <text:p>37.524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7.466809" calcext:value-type="float">
            <text:p>7.4668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1.50858" calcext:value-type="float">
            <text:p>31.50858</text:p>
          </table:table-cell>
          <table:table-cell office:value-type="float" office:value="52.96455" calcext:value-type="float">
            <text:p>52.96455</text:p>
          </table:table-cell>
          <table:table-cell table:number-columns-repeated="15"/>
          <table:table-cell office:value-type="float" office:value="37.706" calcext:value-type="float">
            <text:p>37.706</text:p>
          </table:table-cell>
          <table:table-cell office:value-type="float" office:value="59.86667" calcext:value-type="float">
            <text:p>59.86667</text:p>
          </table:table-cell>
          <table:table-cell office:value-type="float" office:value="61" calcext:value-type="float">
            <text:p>61</text:p>
          </table:table-cell>
          <table:table-cell office:value-type="float" office:value="7.886374" calcext:value-type="float">
            <text:p>7.8863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1.98002" calcext:value-type="float">
            <text:p>31.98002</text:p>
          </table:table-cell>
          <table:table-cell office:value-type="float" office:value="52.816" calcext:value-type="float">
            <text:p>52.816</text:p>
          </table:table-cell>
          <table:table-cell table:number-columns-repeated="15"/>
          <table:table-cell office:value-type="float" office:value="37.761" calcext:value-type="float">
            <text:p>37.761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7.873937" calcext:value-type="float">
            <text:p>7.873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2.42503" calcext:value-type="float">
            <text:p>32.42503</text:p>
          </table:table-cell>
          <table:table-cell office:value-type="float" office:value="52.67463" calcext:value-type="float">
            <text:p>52.67463</text:p>
          </table:table-cell>
          <table:table-cell table:number-columns-repeated="15"/>
          <table:table-cell office:value-type="float" office:value="37.816" calcext:value-type="float">
            <text:p>37.816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1" calcext:value-type="float">
            <text:p>61</text:p>
          </table:table-cell>
          <table:table-cell office:value-type="float" office:value="7.813041" calcext:value-type="float">
            <text:p>7.8130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2.90577" calcext:value-type="float">
            <text:p>32.90577</text:p>
          </table:table-cell>
          <table:table-cell office:value-type="float" office:value="52.56439" calcext:value-type="float">
            <text:p>52.56439</text:p>
          </table:table-cell>
          <table:table-cell table:number-columns-repeated="15"/>
          <table:table-cell office:value-type="float" office:value="37.87" calcext:value-type="float">
            <text:p>37.87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7.844604" calcext:value-type="float">
            <text:p>7.8446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3.35971" calcext:value-type="float">
            <text:p>33.35971</text:p>
          </table:table-cell>
          <table:table-cell office:value-type="float" office:value="52.44521" calcext:value-type="float">
            <text:p>52.44521</text:p>
          </table:table-cell>
          <table:table-cell table:number-columns-repeated="15"/>
          <table:table-cell office:value-type="float" office:value="38.063" calcext:value-type="float">
            <text:p>38.063</text:p>
          </table:table-cell>
          <table:table-cell office:value-type="float" office:value="60.2" calcext:value-type="float">
            <text:p>60.2</text:p>
          </table:table-cell>
          <table:table-cell office:value-type="float" office:value="61" calcext:value-type="float">
            <text:p>61</text:p>
          </table:table-cell>
          <table:table-cell office:value-type="float" office:value="7.858156" calcext:value-type="float">
            <text:p>7.85815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3.74785" calcext:value-type="float">
            <text:p>33.74785</text:p>
          </table:table-cell>
          <table:table-cell office:value-type="float" office:value="52.39764" calcext:value-type="float">
            <text:p>52.39764</text:p>
          </table:table-cell>
          <table:table-cell table:number-columns-repeated="15"/>
          <table:table-cell office:value-type="float" office:value="38.121" calcext:value-type="float">
            <text:p>38.121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7.623684" calcext:value-type="float">
            <text:p>7.6236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4.19901" calcext:value-type="float">
            <text:p>34.19901</text:p>
          </table:table-cell>
          <table:table-cell office:value-type="float" office:value="52.241" calcext:value-type="float">
            <text:p>52.241</text:p>
          </table:table-cell>
          <table:table-cell table:number-columns-repeated="15"/>
          <table:table-cell office:value-type="float" office:value="38.179" calcext:value-type="float">
            <text:p>38.179</text:p>
          </table:table-cell>
          <table:table-cell office:value-type="float" office:value="59.8" calcext:value-type="float">
            <text:p>59.8</text:p>
          </table:table-cell>
          <table:table-cell office:value-type="float" office:value="61" calcext:value-type="float">
            <text:p>61</text:p>
          </table:table-cell>
          <table:table-cell office:value-type="float" office:value="7.491489" calcext:value-type="float">
            <text:p>7.491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4.63138" calcext:value-type="float">
            <text:p>34.63138</text:p>
          </table:table-cell>
          <table:table-cell office:value-type="float" office:value="52.06688" calcext:value-type="float">
            <text:p>52.06688</text:p>
          </table:table-cell>
          <table:table-cell table:number-columns-repeated="15"/>
          <table:table-cell office:value-type="float" office:value="38.234" calcext:value-type="float">
            <text:p>38.234</text:p>
          </table:table-cell>
          <table:table-cell office:value-type="float" office:value="62.86666" calcext:value-type="float">
            <text:p>62.86666</text:p>
          </table:table-cell>
          <table:table-cell office:value-type="float" office:value="61" calcext:value-type="float">
            <text:p>61</text:p>
          </table:table-cell>
          <table:table-cell office:value-type="float" office:value="7.480362" calcext:value-type="float">
            <text:p>7.48036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5.04396" calcext:value-type="float">
            <text:p>35.04396</text:p>
          </table:table-cell>
          <table:table-cell office:value-type="float" office:value="51.85848" calcext:value-type="float">
            <text:p>51.85848</text:p>
          </table:table-cell>
          <table:table-cell table:number-columns-repeated="15"/>
          <table:table-cell office:value-type="float" office:value="38.419" calcext:value-type="float">
            <text:p>38.419</text:p>
          </table:table-cell>
          <table:table-cell office:value-type="float" office:value="60.93334" calcext:value-type="float">
            <text:p>60.93334</text:p>
          </table:table-cell>
          <table:table-cell office:value-type="float" office:value="61" calcext:value-type="float">
            <text:p>61</text:p>
          </table:table-cell>
          <table:table-cell office:value-type="float" office:value="7.305477" calcext:value-type="float">
            <text:p>7.30547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5.49093" calcext:value-type="float">
            <text:p>35.49093</text:p>
          </table:table-cell>
          <table:table-cell office:value-type="float" office:value="51.64744" calcext:value-type="float">
            <text:p>51.64744</text:p>
          </table:table-cell>
          <table:table-cell table:number-columns-repeated="15"/>
          <table:table-cell office:value-type="float" office:value="38.477" calcext:value-type="float">
            <text:p>38.477</text:p>
          </table:table-cell>
          <table:table-cell office:value-type="float" office:value="59.7" calcext:value-type="float">
            <text:p>59.7</text:p>
          </table:table-cell>
          <table:table-cell office:value-type="float" office:value="61" calcext:value-type="float">
            <text:p>61</text:p>
          </table:table-cell>
          <table:table-cell office:value-type="float" office:value="7.394777" calcext:value-type="float">
            <text:p>7.39477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5.82007" calcext:value-type="float">
            <text:p>35.82007</text:p>
          </table:table-cell>
          <table:table-cell office:value-type="float" office:value="51.49604" calcext:value-type="float">
            <text:p>51.49604</text:p>
          </table:table-cell>
          <table:table-cell table:number-columns-repeated="15"/>
          <table:table-cell office:value-type="float" office:value="38.534" calcext:value-type="float">
            <text:p>38.534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7.245695" calcext:value-type="float">
            <text:p>7.24569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6.24076" calcext:value-type="float">
            <text:p>36.24076</text:p>
          </table:table-cell>
          <table:table-cell office:value-type="float" office:value="51.27844" calcext:value-type="float">
            <text:p>51.27844</text:p>
          </table:table-cell>
          <table:table-cell table:number-columns-repeated="15"/>
          <table:table-cell office:value-type="float" office:value="38.591" calcext:value-type="float">
            <text:p>38.591</text:p>
          </table:table-cell>
          <table:table-cell office:value-type="float" office:value="61.2" calcext:value-type="float">
            <text:p>61.2</text:p>
          </table:table-cell>
          <table:table-cell office:value-type="float" office:value="61" calcext:value-type="float">
            <text:p>61</text:p>
          </table:table-cell>
          <table:table-cell office:value-type="float" office:value="7.438776" calcext:value-type="float">
            <text:p>7.43877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6.69163" calcext:value-type="float">
            <text:p>36.69163</text:p>
          </table:table-cell>
          <table:table-cell office:value-type="float" office:value="51.12094" calcext:value-type="float">
            <text:p>51.12094</text:p>
          </table:table-cell>
          <table:table-cell table:number-columns-repeated="15"/>
          <table:table-cell office:value-type="float" office:value="38.773" calcext:value-type="float">
            <text:p>38.773</text:p>
          </table:table-cell>
          <table:table-cell office:value-type="float" office:value="59.4" calcext:value-type="float">
            <text:p>59.4</text:p>
          </table:table-cell>
          <table:table-cell office:value-type="float" office:value="61" calcext:value-type="float">
            <text:p>61</text:p>
          </table:table-cell>
          <table:table-cell office:value-type="float" office:value="7.844604" calcext:value-type="float">
            <text:p>7.8446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7.07055" calcext:value-type="float">
            <text:p>37.07055</text:p>
          </table:table-cell>
          <table:table-cell office:value-type="float" office:value="51.06474" calcext:value-type="float">
            <text:p>51.06474</text:p>
          </table:table-cell>
          <table:table-cell table:number-columns-repeated="15"/>
          <table:table-cell office:value-type="float" office:value="38.827" calcext:value-type="float">
            <text:p>38.827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1" calcext:value-type="float">
            <text:p>61</text:p>
          </table:table-cell>
          <table:table-cell office:value-type="float" office:value="7.871707" calcext:value-type="float">
            <text:p>7.8717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7.51536" calcext:value-type="float">
            <text:p>37.51536</text:p>
          </table:table-cell>
          <table:table-cell office:value-type="float" office:value="50.93727" calcext:value-type="float">
            <text:p>50.93727</text:p>
          </table:table-cell>
          <table:table-cell table:number-columns-repeated="15"/>
          <table:table-cell office:value-type="float" office:value="38.887" calcext:value-type="float">
            <text:p>38.887</text:p>
          </table:table-cell>
          <table:table-cell office:value-type="float" office:value="57.5" calcext:value-type="float">
            <text:p>57.5</text:p>
          </table:table-cell>
          <table:table-cell office:value-type="float" office:value="61" calcext:value-type="float">
            <text:p>61</text:p>
          </table:table-cell>
          <table:table-cell office:value-type="float" office:value="7.870408" calcext:value-type="float">
            <text:p>7.8704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7.92786" calcext:value-type="float">
            <text:p>37.92786</text:p>
          </table:table-cell>
          <table:table-cell office:value-type="float" office:value="50.84857" calcext:value-type="float">
            <text:p>50.84857</text:p>
          </table:table-cell>
          <table:table-cell table:number-columns-repeated="15"/>
          <table:table-cell office:value-type="float" office:value="38.946" calcext:value-type="float">
            <text:p>38.946</text:p>
          </table:table-cell>
          <table:table-cell office:value-type="float" office:value="60.9" calcext:value-type="float">
            <text:p>60.9</text:p>
          </table:table-cell>
          <table:table-cell office:value-type="float" office:value="61" calcext:value-type="float">
            <text:p>61</text:p>
          </table:table-cell>
          <table:table-cell office:value-type="float" office:value="8.324878" calcext:value-type="float">
            <text:p>8.3248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8.3582" calcext:value-type="float">
            <text:p>38.3582</text:p>
          </table:table-cell>
          <table:table-cell office:value-type="float" office:value="50.76163" calcext:value-type="float">
            <text:p>50.76163</text:p>
          </table:table-cell>
          <table:table-cell table:number-columns-repeated="15"/>
          <table:table-cell office:value-type="float" office:value="39.129" calcext:value-type="float">
            <text:p>39.129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8.411763" calcext:value-type="float">
            <text:p>8.41176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8.75562" calcext:value-type="float">
            <text:p>38.75562</text:p>
          </table:table-cell>
          <table:table-cell office:value-type="float" office:value="50.71338" calcext:value-type="float">
            <text:p>50.71338</text:p>
          </table:table-cell>
          <table:table-cell table:number-columns-repeated="15"/>
          <table:table-cell office:value-type="float" office:value="39.183" calcext:value-type="float">
            <text:p>39.183</text:p>
          </table:table-cell>
          <table:table-cell office:value-type="float" office:value="60.46667" calcext:value-type="float">
            <text:p>60.46667</text:p>
          </table:table-cell>
          <table:table-cell office:value-type="float" office:value="61" calcext:value-type="float">
            <text:p>61</text:p>
          </table:table-cell>
          <table:table-cell office:value-type="float" office:value="8.297959" calcext:value-type="float">
            <text:p>8.29795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9.08637" calcext:value-type="float">
            <text:p>39.08637</text:p>
          </table:table-cell>
          <table:table-cell office:value-type="float" office:value="50.75661" calcext:value-type="float">
            <text:p>50.75661</text:p>
          </table:table-cell>
          <table:table-cell table:number-columns-repeated="15"/>
          <table:table-cell office:value-type="float" office:value="39.238" calcext:value-type="float">
            <text:p>39.238</text:p>
          </table:table-cell>
          <table:table-cell office:value-type="float" office:value="61.56667" calcext:value-type="float">
            <text:p>61.56667</text:p>
          </table:table-cell>
          <table:table-cell office:value-type="float" office:value="61" calcext:value-type="float">
            <text:p>61</text:p>
          </table:table-cell>
          <table:table-cell office:value-type="float" office:value="8.251545" calcext:value-type="float">
            <text:p>8.25154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9.44098" calcext:value-type="float">
            <text:p>39.44098</text:p>
          </table:table-cell>
          <table:table-cell office:value-type="float" office:value="50.70662" calcext:value-type="float">
            <text:p>50.70662</text:p>
          </table:table-cell>
          <table:table-cell table:number-columns-repeated="15"/>
          <table:table-cell office:value-type="float" office:value="39.292" calcext:value-type="float">
            <text:p>39.292</text:p>
          </table:table-cell>
          <table:table-cell office:value-type="float" office:value="58.8" calcext:value-type="float">
            <text:p>58.8</text:p>
          </table:table-cell>
          <table:table-cell office:value-type="float" office:value="61" calcext:value-type="float">
            <text:p>61</text:p>
          </table:table-cell>
          <table:table-cell office:value-type="float" office:value="7.781292" calcext:value-type="float">
            <text:p>7.78129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9.70872" calcext:value-type="float">
            <text:p>39.70872</text:p>
          </table:table-cell>
          <table:table-cell office:value-type="float" office:value="50.60833" calcext:value-type="float">
            <text:p>50.60833</text:p>
          </table:table-cell>
          <table:table-cell table:number-columns-repeated="15"/>
          <table:table-cell office:value-type="float" office:value="39.486" calcext:value-type="float">
            <text:p>39.486</text:p>
          </table:table-cell>
          <table:table-cell office:value-type="float" office:value="61.56667" calcext:value-type="float">
            <text:p>61.56667</text:p>
          </table:table-cell>
          <table:table-cell office:value-type="float" office:value="61" calcext:value-type="float">
            <text:p>61</text:p>
          </table:table-cell>
          <table:table-cell office:value-type="float" office:value="7.754375" calcext:value-type="float">
            <text:p>7.75437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0.03816" calcext:value-type="float">
            <text:p>40.03816</text:p>
          </table:table-cell>
          <table:table-cell office:value-type="float" office:value="50.59022" calcext:value-type="float">
            <text:p>50.59022</text:p>
          </table:table-cell>
          <table:table-cell table:number-columns-repeated="15"/>
          <table:table-cell office:value-type="float" office:value="39.546" calcext:value-type="float">
            <text:p>39.546</text:p>
          </table:table-cell>
          <table:table-cell office:value-type="float" office:value="59.13333" calcext:value-type="float">
            <text:p>59.13333</text:p>
          </table:table-cell>
          <table:table-cell office:value-type="float" office:value="61" calcext:value-type="float">
            <text:p>61</text:p>
          </table:table-cell>
          <table:table-cell office:value-type="float" office:value="7.457706" calcext:value-type="float">
            <text:p>7.4577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0.37647" calcext:value-type="float">
            <text:p>40.37647</text:p>
          </table:table-cell>
          <table:table-cell office:value-type="float" office:value="50.56646" calcext:value-type="float">
            <text:p>50.56646</text:p>
          </table:table-cell>
          <table:table-cell table:number-columns-repeated="15"/>
          <table:table-cell office:value-type="float" office:value="39.602" calcext:value-type="float">
            <text:p>39.602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1" calcext:value-type="float">
            <text:p>61</text:p>
          </table:table-cell>
          <table:table-cell office:value-type="float" office:value="7.772385" calcext:value-type="float">
            <text:p>7.77238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0.71471" calcext:value-type="float">
            <text:p>40.71471</text:p>
          </table:table-cell>
          <table:table-cell office:value-type="float" office:value="50.56265" calcext:value-type="float">
            <text:p>50.56265</text:p>
          </table:table-cell>
          <table:table-cell table:number-columns-repeated="15"/>
          <table:table-cell office:value-type="float" office:value="39.657" calcext:value-type="float">
            <text:p>39.657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1" calcext:value-type="float">
            <text:p>61</text:p>
          </table:table-cell>
          <table:table-cell office:value-type="float" office:value="7.711489" calcext:value-type="float">
            <text:p>7.711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1.0349" calcext:value-type="float">
            <text:p>41.0349</text:p>
          </table:table-cell>
          <table:table-cell office:value-type="float" office:value="50.5954" calcext:value-type="float">
            <text:p>50.5954</text:p>
          </table:table-cell>
          <table:table-cell table:number-columns-repeated="15"/>
          <table:table-cell office:value-type="float" office:value="39.84" calcext:value-type="float">
            <text:p>39.84</text:p>
          </table:table-cell>
          <table:table-cell office:value-type="float" office:value="59.03333" calcext:value-type="float">
            <text:p>59.03333</text:p>
          </table:table-cell>
          <table:table-cell office:value-type="float" office:value="61" calcext:value-type="float">
            <text:p>61</text:p>
          </table:table-cell>
          <table:table-cell office:value-type="float" office:value="7.317914" calcext:value-type="float">
            <text:p>7.3179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1.37315" calcext:value-type="float">
            <text:p>41.37315</text:p>
          </table:table-cell>
          <table:table-cell office:value-type="float" office:value="50.59584" calcext:value-type="float">
            <text:p>50.59584</text:p>
          </table:table-cell>
          <table:table-cell table:number-columns-repeated="15"/>
          <table:table-cell office:value-type="float" office:value="39.894" calcext:value-type="float">
            <text:p>39.894</text:p>
          </table:table-cell>
          <table:table-cell office:value-type="float" office:value="59.06667" calcext:value-type="float">
            <text:p>59.06667</text:p>
          </table:table-cell>
          <table:table-cell office:value-type="float" office:value="61" calcext:value-type="float">
            <text:p>61</text:p>
          </table:table-cell>
          <table:table-cell office:value-type="float" office:value="7.319029" calcext:value-type="float">
            <text:p>7.3190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1.65773" calcext:value-type="float">
            <text:p>41.65773</text:p>
          </table:table-cell>
          <table:table-cell office:value-type="float" office:value="50.64841" calcext:value-type="float">
            <text:p>50.64841</text:p>
          </table:table-cell>
          <table:table-cell table:number-columns-repeated="15"/>
          <table:table-cell office:value-type="float" office:value="39.948" calcext:value-type="float">
            <text:p>39.948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7.260362" calcext:value-type="float">
            <text:p>7.26036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1.99597" calcext:value-type="float">
            <text:p>41.99597</text:p>
          </table:table-cell>
          <table:table-cell office:value-type="float" office:value="50.65219" calcext:value-type="float">
            <text:p>50.65219</text:p>
          </table:table-cell>
          <table:table-cell table:number-columns-repeated="15"/>
          <table:table-cell office:value-type="float" office:value="40.003" calcext:value-type="float">
            <text:p>40.003</text:p>
          </table:table-cell>
          <table:table-cell office:value-type="float" office:value="60.43334" calcext:value-type="float">
            <text:p>60.43334</text:p>
          </table:table-cell>
          <table:table-cell office:value-type="float" office:value="61" calcext:value-type="float">
            <text:p>61</text:p>
          </table:table-cell>
          <table:table-cell office:value-type="float" office:value="7.258132" calcext:value-type="float">
            <text:p>7.25813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2.3349" calcext:value-type="float">
            <text:p>42.3349</text:p>
          </table:table-cell>
          <table:table-cell office:value-type="float" office:value="50.64011" calcext:value-type="float">
            <text:p>50.64011</text:p>
          </table:table-cell>
          <table:table-cell table:number-columns-repeated="15"/>
          <table:table-cell office:value-type="float" office:value="40.202" calcext:value-type="float">
            <text:p>40.202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1" calcext:value-type="float">
            <text:p>61</text:p>
          </table:table-cell>
          <table:table-cell office:value-type="float" office:value="7.37881" calcext:value-type="float">
            <text:p>7.378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2.66405" calcext:value-type="float">
            <text:p>42.66405</text:p>
          </table:table-cell>
          <table:table-cell office:value-type="float" office:value="50.65477" calcext:value-type="float">
            <text:p>50.65477</text:p>
          </table:table-cell>
          <table:table-cell table:number-columns-repeated="15"/>
          <table:table-cell office:value-type="float" office:value="40.258" calcext:value-type="float">
            <text:p>40.258</text:p>
          </table:table-cell>
          <table:table-cell office:value-type="float" office:value="59.53333" calcext:value-type="float">
            <text:p>59.53333</text:p>
          </table:table-cell>
          <table:table-cell office:value-type="float" office:value="61" calcext:value-type="float">
            <text:p>61</text:p>
          </table:table-cell>
          <table:table-cell office:value-type="float" office:value="7.37881" calcext:value-type="float">
            <text:p>7.378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2.97666" calcext:value-type="float">
            <text:p>42.97666</text:p>
          </table:table-cell>
          <table:table-cell office:value-type="float" office:value="50.65204" calcext:value-type="float">
            <text:p>50.65204</text:p>
          </table:table-cell>
          <table:table-cell table:number-columns-repeated="15"/>
          <table:table-cell office:value-type="float" office:value="40.313" calcext:value-type="float">
            <text:p>40.313</text:p>
          </table:table-cell>
          <table:table-cell office:value-type="float" office:value="58.53333" calcext:value-type="float">
            <text:p>58.53333</text:p>
          </table:table-cell>
          <table:table-cell office:value-type="float" office:value="61" calcext:value-type="float">
            <text:p>61</text:p>
          </table:table-cell>
          <table:table-cell office:value-type="float" office:value="7.408143" calcext:value-type="float">
            <text:p>7.4081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3.24721" calcext:value-type="float">
            <text:p>43.24721</text:p>
          </table:table-cell>
          <table:table-cell office:value-type="float" office:value="50.62167" calcext:value-type="float">
            <text:p>50.62167</text:p>
          </table:table-cell>
          <table:table-cell table:number-columns-repeated="15"/>
          <table:table-cell office:value-type="float" office:value="40.367" calcext:value-type="float">
            <text:p>40.367</text:p>
          </table:table-cell>
          <table:table-cell office:value-type="float" office:value="61.26667" calcext:value-type="float">
            <text:p>61.26667</text:p>
          </table:table-cell>
          <table:table-cell office:value-type="float" office:value="61" calcext:value-type="float">
            <text:p>61</text:p>
          </table:table-cell>
          <table:table-cell office:value-type="float" office:value="7.42411" calcext:value-type="float">
            <text:p>7.424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3.5087" calcext:value-type="float">
            <text:p>43.5087</text:p>
          </table:table-cell>
          <table:table-cell office:value-type="float" office:value="50.59971" calcext:value-type="float">
            <text:p>50.59971</text:p>
          </table:table-cell>
          <table:table-cell table:number-columns-repeated="15"/>
          <table:table-cell office:value-type="float" office:value="40.563" calcext:value-type="float">
            <text:p>40.563</text:p>
          </table:table-cell>
          <table:table-cell office:value-type="float" office:value="58.5" calcext:value-type="float">
            <text:p>58.5</text:p>
          </table:table-cell>
          <table:table-cell office:value-type="float" office:value="61" calcext:value-type="float">
            <text:p>61</text:p>
          </table:table-cell>
          <table:table-cell office:value-type="float" office:value="7.38011" calcext:value-type="float">
            <text:p>7.38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3.7577" calcext:value-type="float">
            <text:p>43.7577</text:p>
          </table:table-cell>
          <table:table-cell office:value-type="float" office:value="50.65545" calcext:value-type="float">
            <text:p>50.65545</text:p>
          </table:table-cell>
          <table:table-cell table:number-columns-repeated="15"/>
          <table:table-cell office:value-type="float" office:value="40.617" calcext:value-type="float">
            <text:p>40.617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7.497443" calcext:value-type="float">
            <text:p>7.4974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4.03481" calcext:value-type="float">
            <text:p>44.03481</text:p>
          </table:table-cell>
          <table:table-cell office:value-type="float" office:value="50.66917" calcext:value-type="float">
            <text:p>50.66917</text:p>
          </table:table-cell>
          <table:table-cell table:number-columns-repeated="15"/>
          <table:table-cell office:value-type="float" office:value="40.671" calcext:value-type="float">
            <text:p>40.671</text:p>
          </table:table-cell>
          <table:table-cell office:value-type="float" office:value="58.33333" calcext:value-type="float">
            <text:p>58.33333</text:p>
          </table:table-cell>
          <table:table-cell office:value-type="float" office:value="61" calcext:value-type="float">
            <text:p>61</text:p>
          </table:table-cell>
          <table:table-cell office:value-type="float" office:value="7.783707" calcext:value-type="float">
            <text:p>7.7837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4.53628" calcext:value-type="float">
            <text:p>44.53628</text:p>
          </table:table-cell>
          <table:table-cell office:value-type="float" office:value="50.71068" calcext:value-type="float">
            <text:p>50.71068</text:p>
          </table:table-cell>
          <table:table-cell table:number-columns-repeated="15"/>
          <table:table-cell office:value-type="float" office:value="40.725" calcext:value-type="float">
            <text:p>40.725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7.992384" calcext:value-type="float">
            <text:p>7.9923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4.7788" calcext:value-type="float">
            <text:p>44.7788</text:p>
          </table:table-cell>
          <table:table-cell office:value-type="float" office:value="50.72187" calcext:value-type="float">
            <text:p>50.72187</text:p>
          </table:table-cell>
          <table:table-cell table:number-columns-repeated="15"/>
          <table:table-cell office:value-type="float" office:value="40.918" calcext:value-type="float">
            <text:p>40.918</text:p>
          </table:table-cell>
          <table:table-cell office:value-type="float" office:value="59.4" calcext:value-type="float">
            <text:p>59.4</text:p>
          </table:table-cell>
          <table:table-cell office:value-type="float" office:value="61" calcext:value-type="float">
            <text:p>61</text:p>
          </table:table-cell>
          <table:table-cell office:value-type="float" office:value="7.858156" calcext:value-type="float">
            <text:p>7.85815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4.95512" calcext:value-type="float">
            <text:p>44.95512</text:p>
          </table:table-cell>
          <table:table-cell office:value-type="float" office:value="50.66028" calcext:value-type="float">
            <text:p>50.66028</text:p>
          </table:table-cell>
          <table:table-cell table:number-columns-repeated="15"/>
          <table:table-cell office:value-type="float" office:value="40.972" calcext:value-type="float">
            <text:p>40.972</text:p>
          </table:table-cell>
          <table:table-cell office:value-type="float" office:value="58.96667" calcext:value-type="float">
            <text:p>58.96667</text:p>
          </table:table-cell>
          <table:table-cell office:value-type="float" office:value="61" calcext:value-type="float">
            <text:p>61</text:p>
          </table:table-cell>
          <table:table-cell office:value-type="float" office:value="7.916822" calcext:value-type="float">
            <text:p>7.916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5.1269" calcext:value-type="float">
            <text:p>45.1269</text:p>
          </table:table-cell>
          <table:table-cell office:value-type="float" office:value="50.70227" calcext:value-type="float">
            <text:p>50.70227</text:p>
          </table:table-cell>
          <table:table-cell table:number-columns-repeated="15"/>
          <table:table-cell office:value-type="float" office:value="41.026" calcext:value-type="float">
            <text:p>41.026</text:p>
          </table:table-cell>
          <table:table-cell office:value-type="float" office:value="59.63334" calcext:value-type="float">
            <text:p>59.63334</text:p>
          </table:table-cell>
          <table:table-cell office:value-type="float" office:value="61" calcext:value-type="float">
            <text:p>61</text:p>
          </table:table-cell>
          <table:table-cell office:value-type="float" office:value="7.932603" calcext:value-type="float">
            <text:p>7.9326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5.3272" calcext:value-type="float">
            <text:p>45.3272</text:p>
          </table:table-cell>
          <table:table-cell office:value-type="float" office:value="50.68428" calcext:value-type="float">
            <text:p>50.68428</text:p>
          </table:table-cell>
          <table:table-cell table:number-columns-repeated="15"/>
          <table:table-cell office:value-type="float" office:value="41.08" calcext:value-type="float">
            <text:p>41.08</text:p>
          </table:table-cell>
          <table:table-cell office:value-type="float" office:value="59.86667" calcext:value-type="float">
            <text:p>59.86667</text:p>
          </table:table-cell>
          <table:table-cell office:value-type="float" office:value="61" calcext:value-type="float">
            <text:p>61</text:p>
          </table:table-cell>
          <table:table-cell office:value-type="float" office:value="7.915708" calcext:value-type="float">
            <text:p>7.9157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5.51782" calcext:value-type="float">
            <text:p>45.51782</text:p>
          </table:table-cell>
          <table:table-cell office:value-type="float" office:value="50.69145" calcext:value-type="float">
            <text:p>50.69145</text:p>
          </table:table-cell>
          <table:table-cell table:number-columns-repeated="15"/>
          <table:table-cell office:value-type="float" office:value="41.275" calcext:value-type="float">
            <text:p>41.275</text:p>
          </table:table-cell>
          <table:table-cell office:value-type="float" office:value="61.1" calcext:value-type="float">
            <text:p>61.1</text:p>
          </table:table-cell>
          <table:table-cell office:value-type="float" office:value="61" calcext:value-type="float">
            <text:p>61</text:p>
          </table:table-cell>
          <table:table-cell office:value-type="float" office:value="8.352178" calcext:value-type="float">
            <text:p>8.3521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5.69171" calcext:value-type="float">
            <text:p>45.69171</text:p>
          </table:table-cell>
          <table:table-cell office:value-type="float" office:value="50.68002" calcext:value-type="float">
            <text:p>50.68002</text:p>
          </table:table-cell>
          <table:table-cell table:number-columns-repeated="15"/>
          <table:table-cell office:value-type="float" office:value="41.329" calcext:value-type="float">
            <text:p>41.329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7.755489" calcext:value-type="float">
            <text:p>7.755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5.85768" calcext:value-type="float">
            <text:p>45.85768</text:p>
          </table:table-cell>
          <table:table-cell office:value-type="float" office:value="50.64162" calcext:value-type="float">
            <text:p>50.64162</text:p>
          </table:table-cell>
          <table:table-cell table:number-columns-repeated="15"/>
          <table:table-cell office:value-type="float" office:value="41.384" calcext:value-type="float">
            <text:p>41.384</text:p>
          </table:table-cell>
          <table:table-cell office:value-type="float" office:value="59.4" calcext:value-type="float">
            <text:p>59.4</text:p>
          </table:table-cell>
          <table:table-cell office:value-type="float" office:value="61" calcext:value-type="float">
            <text:p>61</text:p>
          </table:table-cell>
          <table:table-cell office:value-type="float" office:value="7.871707" calcext:value-type="float">
            <text:p>7.8717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0146" calcext:value-type="float">
            <text:p>46.0146</text:p>
          </table:table-cell>
          <table:table-cell office:value-type="float" office:value="50.6111" calcext:value-type="float">
            <text:p>50.6111</text:p>
          </table:table-cell>
          <table:table-cell table:number-columns-repeated="15"/>
          <table:table-cell office:value-type="float" office:value="41.438" calcext:value-type="float">
            <text:p>41.438</text:p>
          </table:table-cell>
          <table:table-cell office:value-type="float" office:value="59.7" calcext:value-type="float">
            <text:p>59.7</text:p>
          </table:table-cell>
          <table:table-cell office:value-type="float" office:value="61" calcext:value-type="float">
            <text:p>61</text:p>
          </table:table-cell>
          <table:table-cell office:value-type="float" office:value="7.784822" calcext:value-type="float">
            <text:p>7.784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1541" calcext:value-type="float">
            <text:p>46.1541</text:p>
          </table:table-cell>
          <table:table-cell office:value-type="float" office:value="50.57964" calcext:value-type="float">
            <text:p>50.57964</text:p>
          </table:table-cell>
          <table:table-cell table:number-columns-repeated="15"/>
          <table:table-cell office:value-type="float" office:value="41.632" calcext:value-type="float">
            <text:p>41.632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7.770155" calcext:value-type="float">
            <text:p>7.77015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28498" calcext:value-type="float">
            <text:p>46.28498</text:p>
          </table:table-cell>
          <table:table-cell office:value-type="float" office:value="50.53886" calcext:value-type="float">
            <text:p>50.53886</text:p>
          </table:table-cell>
          <table:table-cell table:number-columns-repeated="15"/>
          <table:table-cell office:value-type="float" office:value="41.69" calcext:value-type="float">
            <text:p>41.69</text:p>
          </table:table-cell>
          <table:table-cell office:value-type="float" office:value="61.53333" calcext:value-type="float">
            <text:p>61.53333</text:p>
          </table:table-cell>
          <table:table-cell office:value-type="float" office:value="61" calcext:value-type="float">
            <text:p>61</text:p>
          </table:table-cell>
          <table:table-cell office:value-type="float" office:value="7.888603" calcext:value-type="float">
            <text:p>7.8886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41572" calcext:value-type="float">
            <text:p>46.41572</text:p>
          </table:table-cell>
          <table:table-cell office:value-type="float" office:value="50.49761" calcext:value-type="float">
            <text:p>50.49761</text:p>
          </table:table-cell>
          <table:table-cell table:number-columns-repeated="15"/>
          <table:table-cell office:value-type="float" office:value="41.747" calcext:value-type="float">
            <text:p>41.747</text:p>
          </table:table-cell>
          <table:table-cell office:value-type="float" office:value="61.93334" calcext:value-type="float">
            <text:p>61.93334</text:p>
          </table:table-cell>
          <table:table-cell office:value-type="float" office:value="61" calcext:value-type="float">
            <text:p>61</text:p>
          </table:table-cell>
          <table:table-cell office:value-type="float" office:value="7.857041" calcext:value-type="float">
            <text:p>7.8570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53732" calcext:value-type="float">
            <text:p>46.53732</text:p>
          </table:table-cell>
          <table:table-cell office:value-type="float" office:value="50.4818" calcext:value-type="float">
            <text:p>50.4818</text:p>
          </table:table-cell>
          <table:table-cell table:number-columns-repeated="15"/>
          <table:table-cell office:value-type="float" office:value="41.802" calcext:value-type="float">
            <text:p>41.802</text:p>
          </table:table-cell>
          <table:table-cell office:value-type="float" office:value="63.8" calcext:value-type="float">
            <text:p>63.8</text:p>
          </table:table-cell>
          <table:table-cell office:value-type="float" office:value="61" calcext:value-type="float">
            <text:p>61</text:p>
          </table:table-cell>
          <table:table-cell office:value-type="float" office:value="7.915708" calcext:value-type="float">
            <text:p>7.9157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66759" calcext:value-type="float">
            <text:p>46.66759</text:p>
          </table:table-cell>
          <table:table-cell office:value-type="float" office:value="50.45689" calcext:value-type="float">
            <text:p>50.45689</text:p>
          </table:table-cell>
          <table:table-cell table:number-columns-repeated="15"/>
          <table:table-cell office:value-type="float" office:value="41.985" calcext:value-type="float">
            <text:p>41.985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7.887488" calcext:value-type="float">
            <text:p>7.88748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78042" calcext:value-type="float">
            <text:p>46.78042</text:p>
          </table:table-cell>
          <table:table-cell office:value-type="float" office:value="50.43134" calcext:value-type="float">
            <text:p>50.43134</text:p>
          </table:table-cell>
          <table:table-cell table:number-columns-repeated="15"/>
          <table:table-cell office:value-type="float" office:value="42.04" calcext:value-type="float">
            <text:p>42.04</text:p>
          </table:table-cell>
          <table:table-cell office:value-type="float" office:value="61.86666" calcext:value-type="float">
            <text:p>61.86666</text:p>
          </table:table-cell>
          <table:table-cell office:value-type="float" office:value="61" calcext:value-type="float">
            <text:p>61</text:p>
          </table:table-cell>
          <table:table-cell office:value-type="float" office:value="7.811741" calcext:value-type="float">
            <text:p>7.81174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89314" calcext:value-type="float">
            <text:p>46.89314</text:p>
          </table:table-cell>
          <table:table-cell office:value-type="float" office:value="50.42273" calcext:value-type="float">
            <text:p>50.42273</text:p>
          </table:table-cell>
          <table:table-cell table:number-columns-repeated="15"/>
          <table:table-cell office:value-type="float" office:value="42.095" calcext:value-type="float">
            <text:p>42.09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.902156" calcext:value-type="float">
            <text:p>7.90215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6.99718" calcext:value-type="float">
            <text:p>46.99718</text:p>
          </table:table-cell>
          <table:table-cell office:value-type="float" office:value="50.42241" calcext:value-type="float">
            <text:p>50.42241</text:p>
          </table:table-cell>
          <table:table-cell table:number-columns-repeated="15"/>
          <table:table-cell office:value-type="float" office:value="42.15" calcext:value-type="float">
            <text:p>42.15</text:p>
          </table:table-cell>
          <table:table-cell office:value-type="float" office:value="59.03333" calcext:value-type="float">
            <text:p>59.03333</text:p>
          </table:table-cell>
          <table:table-cell office:value-type="float" office:value="61" calcext:value-type="float">
            <text:p>61</text:p>
          </table:table-cell>
          <table:table-cell office:value-type="float" office:value="7.770155" calcext:value-type="float">
            <text:p>7.77015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10123" calcext:value-type="float">
            <text:p>47.10123</text:p>
          </table:table-cell>
          <table:table-cell office:value-type="float" office:value="50.42176" calcext:value-type="float">
            <text:p>50.42176</text:p>
          </table:table-cell>
          <table:table-cell table:number-columns-repeated="15"/>
          <table:table-cell office:value-type="float" office:value="42.343" calcext:value-type="float">
            <text:p>42.343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1" calcext:value-type="float">
            <text:p>61</text:p>
          </table:table-cell>
          <table:table-cell office:value-type="float" office:value="7.919052" calcext:value-type="float">
            <text:p>7.91905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14465" calcext:value-type="float">
            <text:p>47.14465</text:p>
          </table:table-cell>
          <table:table-cell office:value-type="float" office:value="50.43004" calcext:value-type="float">
            <text:p>50.43004</text:p>
          </table:table-cell>
          <table:table-cell table:number-columns-repeated="15"/>
          <table:table-cell office:value-type="float" office:value="42.402" calcext:value-type="float">
            <text:p>42.402</text:p>
          </table:table-cell>
          <table:table-cell office:value-type="float" office:value="62.26667" calcext:value-type="float">
            <text:p>62.26667</text:p>
          </table:table-cell>
          <table:table-cell office:value-type="float" office:value="61" calcext:value-type="float">
            <text:p>61</text:p>
          </table:table-cell>
          <table:table-cell office:value-type="float" office:value="7.72504" calcext:value-type="float">
            <text:p>7.725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22278" calcext:value-type="float">
            <text:p>47.22278</text:p>
          </table:table-cell>
          <table:table-cell office:value-type="float" office:value="50.43781" calcext:value-type="float">
            <text:p>50.43781</text:p>
          </table:table-cell>
          <table:table-cell table:number-columns-repeated="15"/>
          <table:table-cell office:value-type="float" office:value="42.458" calcext:value-type="float">
            <text:p>42.458</text:p>
          </table:table-cell>
          <table:table-cell office:value-type="float" office:value="60.1" calcext:value-type="float">
            <text:p>60.1</text:p>
          </table:table-cell>
          <table:table-cell office:value-type="float" office:value="61" calcext:value-type="float">
            <text:p>61</text:p>
          </table:table-cell>
          <table:table-cell office:value-type="float" office:value="7.784822" calcext:value-type="float">
            <text:p>7.784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31828" calcext:value-type="float">
            <text:p>47.31828</text:p>
          </table:table-cell>
          <table:table-cell office:value-type="float" office:value="50.44511" calcext:value-type="float">
            <text:p>50.44511</text:p>
          </table:table-cell>
          <table:table-cell table:number-columns-repeated="15"/>
          <table:table-cell office:value-type="float" office:value="42.512" calcext:value-type="float">
            <text:p>42.512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7.612166" calcext:value-type="float">
            <text:p>7.61216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38762" calcext:value-type="float">
            <text:p>47.38762</text:p>
          </table:table-cell>
          <table:table-cell office:value-type="float" office:value="50.44397" calcext:value-type="float">
            <text:p>50.44397</text:p>
          </table:table-cell>
          <table:table-cell table:number-columns-repeated="15"/>
          <table:table-cell office:value-type="float" office:value="42.696" calcext:value-type="float">
            <text:p>42.696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7.814156" calcext:value-type="float">
            <text:p>7.81415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44846" calcext:value-type="float">
            <text:p>47.44846</text:p>
          </table:table-cell>
          <table:table-cell office:value-type="float" office:value="50.45156" calcext:value-type="float">
            <text:p>50.45156</text:p>
          </table:table-cell>
          <table:table-cell table:number-columns-repeated="15"/>
          <table:table-cell office:value-type="float" office:value="42.75" calcext:value-type="float">
            <text:p>42.75</text:p>
          </table:table-cell>
          <table:table-cell office:value-type="float" office:value="57.76667" calcext:value-type="float">
            <text:p>57.76667</text:p>
          </table:table-cell>
          <table:table-cell office:value-type="float" office:value="61" calcext:value-type="float">
            <text:p>61</text:p>
          </table:table-cell>
          <table:table-cell office:value-type="float" office:value="7.961937" calcext:value-type="float">
            <text:p>7.961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52633" calcext:value-type="float">
            <text:p>47.52633</text:p>
          </table:table-cell>
          <table:table-cell office:value-type="float" office:value="50.44145" calcext:value-type="float">
            <text:p>50.44145</text:p>
          </table:table-cell>
          <table:table-cell table:number-columns-repeated="15"/>
          <table:table-cell office:value-type="float" office:value="42.804" calcext:value-type="float">
            <text:p>42.804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7.843489" calcext:value-type="float">
            <text:p>7.843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57833" calcext:value-type="float">
            <text:p>47.57833</text:p>
          </table:table-cell>
          <table:table-cell office:value-type="float" office:value="50.44046" calcext:value-type="float">
            <text:p>50.44046</text:p>
          </table:table-cell>
          <table:table-cell table:number-columns-repeated="15"/>
          <table:table-cell office:value-type="float" office:value="42.859" calcext:value-type="float">
            <text:p>42.859</text:p>
          </table:table-cell>
          <table:table-cell office:value-type="float" office:value="60.63334" calcext:value-type="float">
            <text:p>60.63334</text:p>
          </table:table-cell>
          <table:table-cell office:value-type="float" office:value="61" calcext:value-type="float">
            <text:p>61</text:p>
          </table:table-cell>
          <table:table-cell office:value-type="float" office:value="7.870408" calcext:value-type="float">
            <text:p>7.8704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62152" calcext:value-type="float">
            <text:p>47.62152</text:p>
          </table:table-cell>
          <table:table-cell office:value-type="float" office:value="50.43098" calcext:value-type="float">
            <text:p>50.43098</text:p>
          </table:table-cell>
          <table:table-cell table:number-columns-repeated="15"/>
          <table:table-cell office:value-type="float" office:value="43.053" calcext:value-type="float">
            <text:p>43.053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7.37881" calcext:value-type="float">
            <text:p>7.378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67354" calcext:value-type="float">
            <text:p>47.67354</text:p>
          </table:table-cell>
          <table:table-cell office:value-type="float" office:value="50.43004" calcext:value-type="float">
            <text:p>50.43004</text:p>
          </table:table-cell>
          <table:table-cell table:number-columns-repeated="15"/>
          <table:table-cell office:value-type="float" office:value="43.111" calcext:value-type="float">
            <text:p>43.111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7.305477" calcext:value-type="float">
            <text:p>7.30547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69969" calcext:value-type="float">
            <text:p>47.69969</text:p>
          </table:table-cell>
          <table:table-cell office:value-type="float" office:value="50.43825" calcext:value-type="float">
            <text:p>50.43825</text:p>
          </table:table-cell>
          <table:table-cell table:number-columns-repeated="15"/>
          <table:table-cell office:value-type="float" office:value="43.167" calcext:value-type="float">
            <text:p>43.167</text:p>
          </table:table-cell>
          <table:table-cell office:value-type="float" office:value="59.03333" calcext:value-type="float">
            <text:p>59.03333</text:p>
          </table:table-cell>
          <table:table-cell office:value-type="float" office:value="61" calcext:value-type="float">
            <text:p>61</text:p>
          </table:table-cell>
          <table:table-cell office:value-type="float" office:value="7.38011" calcext:value-type="float">
            <text:p>7.38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72557" calcext:value-type="float">
            <text:p>47.72557</text:p>
          </table:table-cell>
          <table:table-cell office:value-type="float" office:value="50.42916" calcext:value-type="float">
            <text:p>50.42916</text:p>
          </table:table-cell>
          <table:table-cell table:number-columns-repeated="15"/>
          <table:table-cell office:value-type="float" office:value="43.223" calcext:value-type="float">
            <text:p>43.223</text:p>
          </table:table-cell>
          <table:table-cell office:value-type="float" office:value="58.7" calcext:value-type="float">
            <text:p>58.7</text:p>
          </table:table-cell>
          <table:table-cell office:value-type="float" office:value="61" calcext:value-type="float">
            <text:p>61</text:p>
          </table:table-cell>
          <table:table-cell office:value-type="float" office:value="7.349476" calcext:value-type="float">
            <text:p>7.34947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75145" calcext:value-type="float">
            <text:p>47.75145</text:p>
          </table:table-cell>
          <table:table-cell office:value-type="float" office:value="50.42011" calcext:value-type="float">
            <text:p>50.42011</text:p>
          </table:table-cell>
          <table:table-cell table:number-columns-repeated="15"/>
          <table:table-cell office:value-type="float" office:value="43.407" calcext:value-type="float">
            <text:p>43.407</text:p>
          </table:table-cell>
          <table:table-cell office:value-type="float" office:value="60.46667" calcext:value-type="float">
            <text:p>60.46667</text:p>
          </table:table-cell>
          <table:table-cell office:value-type="float" office:value="61" calcext:value-type="float">
            <text:p>61</text:p>
          </table:table-cell>
          <table:table-cell office:value-type="float" office:value="7.785937" calcext:value-type="float">
            <text:p>7.785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79468" calcext:value-type="float">
            <text:p>47.79468</text:p>
          </table:table-cell>
          <table:table-cell office:value-type="float" office:value="50.41086" calcext:value-type="float">
            <text:p>50.41086</text:p>
          </table:table-cell>
          <table:table-cell table:number-columns-repeated="15"/>
          <table:table-cell office:value-type="float" office:value="43.461" calcext:value-type="float">
            <text:p>43.461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7.915708" calcext:value-type="float">
            <text:p>7.9157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82936" calcext:value-type="float">
            <text:p>47.82936</text:p>
          </table:table-cell>
          <table:table-cell office:value-type="float" office:value="50.41046" calcext:value-type="float">
            <text:p>50.41046</text:p>
          </table:table-cell>
          <table:table-cell table:number-columns-repeated="15"/>
          <table:table-cell office:value-type="float" office:value="43.515" calcext:value-type="float">
            <text:p>43.515</text:p>
          </table:table-cell>
          <table:table-cell office:value-type="float" office:value="60.46667" calcext:value-type="float">
            <text:p>60.46667</text:p>
          </table:table-cell>
          <table:table-cell office:value-type="float" office:value="61" calcext:value-type="float">
            <text:p>61</text:p>
          </table:table-cell>
          <table:table-cell office:value-type="float" office:value="7.782407" calcext:value-type="float">
            <text:p>7.7824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87279" calcext:value-type="float">
            <text:p>47.87279</text:p>
          </table:table-cell>
          <table:table-cell office:value-type="float" office:value="50.41869" calcext:value-type="float">
            <text:p>50.41869</text:p>
          </table:table-cell>
          <table:table-cell table:number-columns-repeated="15"/>
          <table:table-cell office:value-type="float" office:value="43.57" calcext:value-type="float">
            <text:p>43.57</text:p>
          </table:table-cell>
          <table:table-cell office:value-type="float" office:value="61.66667" calcext:value-type="float">
            <text:p>61.66667</text:p>
          </table:table-cell>
          <table:table-cell office:value-type="float" office:value="61" calcext:value-type="float">
            <text:p>61</text:p>
          </table:table-cell>
          <table:table-cell office:value-type="float" office:value="7.782407" calcext:value-type="float">
            <text:p>7.7824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90762" calcext:value-type="float">
            <text:p>47.90762</text:p>
          </table:table-cell>
          <table:table-cell office:value-type="float" office:value="50.43573" calcext:value-type="float">
            <text:p>50.43573</text:p>
          </table:table-cell>
          <table:table-cell table:number-columns-repeated="15"/>
          <table:table-cell office:value-type="float" office:value="43.764" calcext:value-type="float">
            <text:p>43.764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7.931489" calcext:value-type="float">
            <text:p>7.9314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7.95091" calcext:value-type="float">
            <text:p>47.95091</text:p>
          </table:table-cell>
          <table:table-cell office:value-type="float" office:value="50.42677" calcext:value-type="float">
            <text:p>50.42677</text:p>
          </table:table-cell>
          <table:table-cell table:number-columns-repeated="15"/>
          <table:table-cell office:value-type="float" office:value="43.821" calcext:value-type="float">
            <text:p>43.821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7.876362" calcext:value-type="float">
            <text:p>7.87636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00302" calcext:value-type="float">
            <text:p>48.00302</text:p>
          </table:table-cell>
          <table:table-cell office:value-type="float" office:value="50.44384" calcext:value-type="float">
            <text:p>50.44384</text:p>
          </table:table-cell>
          <table:table-cell table:number-columns-repeated="15"/>
          <table:table-cell office:value-type="float" office:value="43.88" calcext:value-type="float">
            <text:p>43.88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7.569281" calcext:value-type="float">
            <text:p>7.56928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05504" calcext:value-type="float">
            <text:p>48.05504</text:p>
          </table:table-cell>
          <table:table-cell office:value-type="float" office:value="50.44364" calcext:value-type="float">
            <text:p>50.44364</text:p>
          </table:table-cell>
          <table:table-cell table:number-columns-repeated="15"/>
          <table:table-cell office:value-type="float" office:value="43.935" calcext:value-type="float">
            <text:p>43.935</text:p>
          </table:table-cell>
          <table:table-cell office:value-type="float" office:value="61.66667" calcext:value-type="float">
            <text:p>61.66667</text:p>
          </table:table-cell>
          <table:table-cell office:value-type="float" office:value="61" calcext:value-type="float">
            <text:p>61</text:p>
          </table:table-cell>
          <table:table-cell office:value-type="float" office:value="7.930374" calcext:value-type="float">
            <text:p>7.9303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11571" calcext:value-type="float">
            <text:p>48.11571</text:p>
          </table:table-cell>
          <table:table-cell office:value-type="float" office:value="50.43483" calcext:value-type="float">
            <text:p>50.43483</text:p>
          </table:table-cell>
          <table:table-cell table:number-columns-repeated="15"/>
          <table:table-cell office:value-type="float" office:value="44.118" calcext:value-type="float">
            <text:p>44.118</text:p>
          </table:table-cell>
          <table:table-cell office:value-type="float" office:value="59.93333" calcext:value-type="float">
            <text:p>59.93333</text:p>
          </table:table-cell>
          <table:table-cell office:value-type="float" office:value="61" calcext:value-type="float">
            <text:p>61</text:p>
          </table:table-cell>
          <table:table-cell office:value-type="float" office:value="7.886374" calcext:value-type="float">
            <text:p>7.8863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1764" calcext:value-type="float">
            <text:p>48.1764</text:p>
          </table:table-cell>
          <table:table-cell office:value-type="float" office:value="50.4261" calcext:value-type="float">
            <text:p>50.4261</text:p>
          </table:table-cell>
          <table:table-cell table:number-columns-repeated="15"/>
          <table:table-cell office:value-type="float" office:value="44.173" calcext:value-type="float">
            <text:p>44.173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7.898626" calcext:value-type="float">
            <text:p>7.89862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22842" calcext:value-type="float">
            <text:p>48.22842</text:p>
          </table:table-cell>
          <table:table-cell office:value-type="float" office:value="50.42611" calcext:value-type="float">
            <text:p>50.42611</text:p>
          </table:table-cell>
          <table:table-cell table:number-columns-repeated="15"/>
          <table:table-cell office:value-type="float" office:value="44.228" calcext:value-type="float">
            <text:p>44.228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7.907534" calcext:value-type="float">
            <text:p>7.9075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27181" calcext:value-type="float">
            <text:p>48.27181</text:p>
          </table:table-cell>
          <table:table-cell office:value-type="float" office:value="50.40016" calcext:value-type="float">
            <text:p>50.40016</text:p>
          </table:table-cell>
          <table:table-cell table:number-columns-repeated="15"/>
          <table:table-cell office:value-type="float" office:value="44.282" calcext:value-type="float">
            <text:p>44.282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.356431" calcext:value-type="float">
            <text:p>8.3564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32389" calcext:value-type="float">
            <text:p>48.32389</text:p>
          </table:table-cell>
          <table:table-cell office:value-type="float" office:value="50.38299" calcext:value-type="float">
            <text:p>50.38299</text:p>
          </table:table-cell>
          <table:table-cell table:number-columns-repeated="15"/>
          <table:table-cell office:value-type="float" office:value="44.476" calcext:value-type="float">
            <text:p>44.476</text:p>
          </table:table-cell>
          <table:table-cell office:value-type="float" office:value="58.93333" calcext:value-type="float">
            <text:p>58.93333</text:p>
          </table:table-cell>
          <table:table-cell office:value-type="float" office:value="61" calcext:value-type="float">
            <text:p>61</text:p>
          </table:table-cell>
          <table:table-cell office:value-type="float" office:value="7.907534" calcext:value-type="float">
            <text:p>7.9075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376" calcext:value-type="float">
            <text:p>48.376</text:p>
          </table:table-cell>
          <table:table-cell office:value-type="float" office:value="50.36588" calcext:value-type="float">
            <text:p>50.36588</text:p>
          </table:table-cell>
          <table:table-cell table:number-columns-repeated="15"/>
          <table:table-cell office:value-type="float" office:value="44.535" calcext:value-type="float">
            <text:p>44.535</text:p>
          </table:table-cell>
          <table:table-cell office:value-type="float" office:value="59.7" calcext:value-type="float">
            <text:p>59.7</text:p>
          </table:table-cell>
          <table:table-cell office:value-type="float" office:value="61" calcext:value-type="float">
            <text:p>61</text:p>
          </table:table-cell>
          <table:table-cell office:value-type="float" office:value="7.828822" calcext:value-type="float">
            <text:p>7.828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43685" calcext:value-type="float">
            <text:p>48.43685</text:p>
          </table:table-cell>
          <table:table-cell office:value-type="float" office:value="50.34025" calcext:value-type="float">
            <text:p>50.34025</text:p>
          </table:table-cell>
          <table:table-cell table:number-columns-repeated="15"/>
          <table:table-cell office:value-type="float" office:value="44.591" calcext:value-type="float">
            <text:p>44.591</text:p>
          </table:table-cell>
          <table:table-cell office:value-type="float" office:value="60.26667" calcext:value-type="float">
            <text:p>60.26667</text:p>
          </table:table-cell>
          <table:table-cell office:value-type="float" office:value="61" calcext:value-type="float">
            <text:p>61</text:p>
          </table:table-cell>
          <table:table-cell office:value-type="float" office:value="7.841074" calcext:value-type="float">
            <text:p>7.8410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49772" calcext:value-type="float">
            <text:p>48.49772</text:p>
          </table:table-cell>
          <table:table-cell office:value-type="float" office:value="50.31468" calcext:value-type="float">
            <text:p>50.31468</text:p>
          </table:table-cell>
          <table:table-cell table:number-columns-repeated="15"/>
          <table:table-cell office:value-type="float" office:value="44.647" calcext:value-type="float">
            <text:p>44.647</text:p>
          </table:table-cell>
          <table:table-cell office:value-type="float" office:value="59.36666" calcext:value-type="float">
            <text:p>59.36666</text:p>
          </table:table-cell>
          <table:table-cell office:value-type="float" office:value="61" calcext:value-type="float">
            <text:p>61</text:p>
          </table:table-cell>
          <table:table-cell office:value-type="float" office:value="7.916822" calcext:value-type="float">
            <text:p>7.91682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5413" calcext:value-type="float">
            <text:p>48.5413</text:p>
          </table:table-cell>
          <table:table-cell office:value-type="float" office:value="50.28903" calcext:value-type="float">
            <text:p>50.28903</text:p>
          </table:table-cell>
          <table:table-cell table:number-columns-repeated="15"/>
          <table:table-cell office:value-type="float" office:value="44.83" calcext:value-type="float">
            <text:p>44.83</text:p>
          </table:table-cell>
          <table:table-cell office:value-type="float" office:value="62.33333" calcext:value-type="float">
            <text:p>62.33333</text:p>
          </table:table-cell>
          <table:table-cell office:value-type="float" office:value="61" calcext:value-type="float">
            <text:p>61</text:p>
          </table:table-cell>
          <table:table-cell office:value-type="float" office:value="7.882844" calcext:value-type="float">
            <text:p>7.88284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58489" calcext:value-type="float">
            <text:p>48.58489</text:p>
          </table:table-cell>
          <table:table-cell office:value-type="float" office:value="50.26343" calcext:value-type="float">
            <text:p>50.26343</text:p>
          </table:table-cell>
          <table:table-cell table:number-columns-repeated="15"/>
          <table:table-cell office:value-type="float" office:value="44.887" calcext:value-type="float">
            <text:p>44.887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7.89974" calcext:value-type="float">
            <text:p>7.899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63726" calcext:value-type="float">
            <text:p>48.63726</text:p>
          </table:table-cell>
          <table:table-cell office:value-type="float" office:value="50.22928" calcext:value-type="float">
            <text:p>50.22928</text:p>
          </table:table-cell>
          <table:table-cell table:number-columns-repeated="15"/>
          <table:table-cell office:value-type="float" office:value="44.945" calcext:value-type="float">
            <text:p>44.945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7.959708" calcext:value-type="float">
            <text:p>7.9597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69823" calcext:value-type="float">
            <text:p>48.69823</text:p>
          </table:table-cell>
          <table:table-cell office:value-type="float" office:value="50.20391" calcext:value-type="float">
            <text:p>50.20391</text:p>
          </table:table-cell>
          <table:table-cell table:number-columns-repeated="15"/>
          <table:table-cell office:value-type="float" office:value="45.001" calcext:value-type="float">
            <text:p>45.001</text:p>
          </table:table-cell>
          <table:table-cell office:value-type="float" office:value="59.86667" calcext:value-type="float">
            <text:p>59.86667</text:p>
          </table:table-cell>
          <table:table-cell office:value-type="float" office:value="61" calcext:value-type="float">
            <text:p>61</text:p>
          </table:table-cell>
          <table:table-cell office:value-type="float" office:value="7.85927" calcext:value-type="float">
            <text:p>7.859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75043" calcext:value-type="float">
            <text:p>48.75043</text:p>
          </table:table-cell>
          <table:table-cell office:value-type="float" office:value="50.18714" calcext:value-type="float">
            <text:p>50.18714</text:p>
          </table:table-cell>
          <table:table-cell table:number-columns-repeated="15"/>
          <table:table-cell office:value-type="float" office:value="45.185" calcext:value-type="float">
            <text:p>45.185</text:p>
          </table:table-cell>
          <table:table-cell office:value-type="float" office:value="59.3" calcext:value-type="float">
            <text:p>59.3</text:p>
          </table:table-cell>
          <table:table-cell office:value-type="float" office:value="61" calcext:value-type="float">
            <text:p>61</text:p>
          </table:table-cell>
          <table:table-cell office:value-type="float" office:value="7.825293" calcext:value-type="float">
            <text:p>7.82529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81141" calcext:value-type="float">
            <text:p>48.81141</text:p>
          </table:table-cell>
          <table:table-cell office:value-type="float" office:value="50.1618" calcext:value-type="float">
            <text:p>50.1618</text:p>
          </table:table-cell>
          <table:table-cell table:number-columns-repeated="15"/>
          <table:table-cell office:value-type="float" office:value="45.24" calcext:value-type="float">
            <text:p>45.2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.914407" calcext:value-type="float">
            <text:p>7.9144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84628" calcext:value-type="float">
            <text:p>48.84628</text:p>
          </table:table-cell>
          <table:table-cell office:value-type="float" office:value="50.14484" calcext:value-type="float">
            <text:p>50.14484</text:p>
          </table:table-cell>
          <table:table-cell table:number-columns-repeated="15"/>
          <table:table-cell office:value-type="float" office:value="45.295" calcext:value-type="float">
            <text:p>45.295</text:p>
          </table:table-cell>
          <table:table-cell office:value-type="float" office:value="60.96667" calcext:value-type="float">
            <text:p>60.96667</text:p>
          </table:table-cell>
          <table:table-cell office:value-type="float" office:value="61" calcext:value-type="float">
            <text:p>61</text:p>
          </table:table-cell>
          <table:table-cell office:value-type="float" office:value="7.810626" calcext:value-type="float">
            <text:p>7.81062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88992" calcext:value-type="float">
            <text:p>48.88992</text:p>
          </table:table-cell>
          <table:table-cell office:value-type="float" office:value="50.11931" calcext:value-type="float">
            <text:p>50.11931</text:p>
          </table:table-cell>
          <table:table-cell table:number-columns-repeated="15"/>
          <table:table-cell office:value-type="float" office:value="45.35" calcext:value-type="float">
            <text:p>45.35</text:p>
          </table:table-cell>
          <table:table-cell office:value-type="float" office:value="61.26667" calcext:value-type="float">
            <text:p>61.26667</text:p>
          </table:table-cell>
          <table:table-cell office:value-type="float" office:value="61" calcext:value-type="float">
            <text:p>61</text:p>
          </table:table-cell>
          <table:table-cell office:value-type="float" office:value="7.871707" calcext:value-type="float">
            <text:p>7.8717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92478" calcext:value-type="float">
            <text:p>48.92478</text:p>
          </table:table-cell>
          <table:table-cell office:value-type="float" office:value="50.10234" calcext:value-type="float">
            <text:p>50.10234</text:p>
          </table:table-cell>
          <table:table-cell table:number-columns-repeated="15"/>
          <table:table-cell office:value-type="float" office:value="45.543" calcext:value-type="float">
            <text:p>45.543</text:p>
          </table:table-cell>
          <table:table-cell office:value-type="float" office:value="60.73333" calcext:value-type="float">
            <text:p>60.73333</text:p>
          </table:table-cell>
          <table:table-cell office:value-type="float" office:value="61" calcext:value-type="float">
            <text:p>61</text:p>
          </table:table-cell>
          <table:table-cell office:value-type="float" office:value="7.882844" calcext:value-type="float">
            <text:p>7.88284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.95965" calcext:value-type="float">
            <text:p>48.95965</text:p>
          </table:table-cell>
          <table:table-cell office:value-type="float" office:value="50.08537" calcext:value-type="float">
            <text:p>50.08537</text:p>
          </table:table-cell>
          <table:table-cell table:number-columns-repeated="15"/>
          <table:table-cell office:value-type="float" office:value="45.601" calcext:value-type="float">
            <text:p>45.601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7.826407" calcext:value-type="float">
            <text:p>7.8264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00308" calcext:value-type="float">
            <text:p>49.00308</text:p>
          </table:table-cell>
          <table:table-cell office:value-type="float" office:value="50.07711" calcext:value-type="float">
            <text:p>50.07711</text:p>
          </table:table-cell>
          <table:table-cell table:number-columns-repeated="15"/>
          <table:table-cell office:value-type="float" office:value="45.657" calcext:value-type="float">
            <text:p>45.657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7.795959" calcext:value-type="float">
            <text:p>7.79595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02917" calcext:value-type="float">
            <text:p>49.02917</text:p>
          </table:table-cell>
          <table:table-cell office:value-type="float" office:value="50.06866" calcext:value-type="float">
            <text:p>50.06866</text:p>
          </table:table-cell>
          <table:table-cell table:number-columns-repeated="15"/>
          <table:table-cell office:value-type="float" office:value="45.713" calcext:value-type="float">
            <text:p>45.713</text:p>
          </table:table-cell>
          <table:table-cell office:value-type="float" office:value="60.23334" calcext:value-type="float">
            <text:p>60.23334</text:p>
          </table:table-cell>
          <table:table-cell office:value-type="float" office:value="61" calcext:value-type="float">
            <text:p>61</text:p>
          </table:table-cell>
          <table:table-cell office:value-type="float" office:value="7.89974" calcext:value-type="float">
            <text:p>7.8997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06385" calcext:value-type="float">
            <text:p>49.06385</text:p>
          </table:table-cell>
          <table:table-cell office:value-type="float" office:value="50.06895" calcext:value-type="float">
            <text:p>50.06895</text:p>
          </table:table-cell>
          <table:table-cell table:number-columns-repeated="15"/>
          <table:table-cell office:value-type="float" office:value="45.896" calcext:value-type="float">
            <text:p>45.896</text:p>
          </table:table-cell>
          <table:table-cell office:value-type="float" office:value="63.43334" calcext:value-type="float">
            <text:p>63.43334</text:p>
          </table:table-cell>
          <table:table-cell office:value-type="float" office:value="61" calcext:value-type="float">
            <text:p>61</text:p>
          </table:table-cell>
          <table:table-cell office:value-type="float" office:value="8.355708" calcext:value-type="float">
            <text:p>8.3557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10727" calcext:value-type="float">
            <text:p>49.10727</text:p>
          </table:table-cell>
          <table:table-cell office:value-type="float" office:value="50.06059" calcext:value-type="float">
            <text:p>50.06059</text:p>
          </table:table-cell>
          <table:table-cell table:number-columns-repeated="15"/>
          <table:table-cell office:value-type="float" office:value="45.951" calcext:value-type="float">
            <text:p>45.951</text:p>
          </table:table-cell>
          <table:table-cell office:value-type="float" office:value="63.33333" calcext:value-type="float">
            <text:p>63.33333</text:p>
          </table:table-cell>
          <table:table-cell office:value-type="float" office:value="61" calcext:value-type="float">
            <text:p>61</text:p>
          </table:table-cell>
          <table:table-cell office:value-type="float" office:value="8.42643" calcext:value-type="float">
            <text:p>8.426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14195" calcext:value-type="float">
            <text:p>49.14195</text:p>
          </table:table-cell>
          <table:table-cell office:value-type="float" office:value="50.06082" calcext:value-type="float">
            <text:p>50.06082</text:p>
          </table:table-cell>
          <table:table-cell table:number-columns-repeated="15"/>
          <table:table-cell office:value-type="float" office:value="46.005" calcext:value-type="float">
            <text:p>46.005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8.64643" calcext:value-type="float">
            <text:p>8.646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15928" calcext:value-type="float">
            <text:p>49.15928</text:p>
          </table:table-cell>
          <table:table-cell office:value-type="float" office:value="50.06093" calcext:value-type="float">
            <text:p>50.06093</text:p>
          </table:table-cell>
          <table:table-cell table:number-columns-repeated="15"/>
          <table:table-cell office:value-type="float" office:value="46.059" calcext:value-type="float">
            <text:p>46.059</text:p>
          </table:table-cell>
          <table:table-cell office:value-type="float" office:value="60.9" calcext:value-type="float">
            <text:p>60.9</text:p>
          </table:table-cell>
          <table:table-cell office:value-type="float" office:value="61" calcext:value-type="float">
            <text:p>61</text:p>
          </table:table-cell>
          <table:table-cell office:value-type="float" office:value="8.64643" calcext:value-type="float">
            <text:p>8.646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19396" calcext:value-type="float">
            <text:p>49.19396</text:p>
          </table:table-cell>
          <table:table-cell office:value-type="float" office:value="50.06113" calcext:value-type="float">
            <text:p>50.06113</text:p>
          </table:table-cell>
          <table:table-cell table:number-columns-repeated="15"/>
          <table:table-cell office:value-type="float" office:value="46.252" calcext:value-type="float">
            <text:p>46.252</text:p>
          </table:table-cell>
          <table:table-cell office:value-type="float" office:value="61.03333" calcext:value-type="float">
            <text:p>61.03333</text:p>
          </table:table-cell>
          <table:table-cell office:value-type="float" office:value="61" calcext:value-type="float">
            <text:p>61</text:p>
          </table:table-cell>
          <table:table-cell office:value-type="float" office:value="8.631763" calcext:value-type="float">
            <text:p>8.63176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0259" calcext:value-type="float">
            <text:p>49.20259</text:p>
          </table:table-cell>
          <table:table-cell office:value-type="float" office:value="50.06985" calcext:value-type="float">
            <text:p>50.06985</text:p>
          </table:table-cell>
          <table:table-cell table:number-columns-repeated="15"/>
          <table:table-cell office:value-type="float" office:value="46.303" calcext:value-type="float">
            <text:p>46.303</text:p>
          </table:table-cell>
          <table:table-cell office:value-type="float" office:value="60.33333" calcext:value-type="float">
            <text:p>60.33333</text:p>
          </table:table-cell>
          <table:table-cell office:value-type="float" office:value="61" calcext:value-type="float">
            <text:p>61</text:p>
          </table:table-cell>
          <table:table-cell office:value-type="float" office:value="8.632878" calcext:value-type="float">
            <text:p>8.6328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2856" calcext:value-type="float">
            <text:p>49.22856</text:p>
          </table:table-cell>
          <table:table-cell office:value-type="float" office:value="50.07865" calcext:value-type="float">
            <text:p>50.07865</text:p>
          </table:table-cell>
          <table:table-cell table:number-columns-repeated="15"/>
          <table:table-cell office:value-type="float" office:value="46.358" calcext:value-type="float">
            <text:p>46.358</text:p>
          </table:table-cell>
          <table:table-cell office:value-type="float" office:value="59.66667" calcext:value-type="float">
            <text:p>59.66667</text:p>
          </table:table-cell>
          <table:table-cell office:value-type="float" office:value="61" calcext:value-type="float">
            <text:p>61</text:p>
          </table:table-cell>
          <table:table-cell office:value-type="float" office:value="8.590178" calcext:value-type="float">
            <text:p>8.5901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4591" calcext:value-type="float">
            <text:p>49.24591</text:p>
          </table:table-cell>
          <table:table-cell office:value-type="float" office:value="50.07873" calcext:value-type="float">
            <text:p>50.07873</text:p>
          </table:table-cell>
          <table:table-cell table:number-columns-repeated="15"/>
          <table:table-cell office:value-type="float" office:value="46.413" calcext:value-type="float">
            <text:p>46.413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8.47043" calcext:value-type="float">
            <text:p>8.470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6324" calcext:value-type="float">
            <text:p>49.26324</text:p>
          </table:table-cell>
          <table:table-cell office:value-type="float" office:value="50.0788" calcext:value-type="float">
            <text:p>50.0788</text:p>
          </table:table-cell>
          <table:table-cell table:number-columns-repeated="15"/>
          <table:table-cell office:value-type="float" office:value="46.607" calcext:value-type="float">
            <text:p>46.607</text:p>
          </table:table-cell>
          <table:table-cell office:value-type="float" office:value="62.63334" calcext:value-type="float">
            <text:p>62.63334</text:p>
          </table:table-cell>
          <table:table-cell office:value-type="float" office:value="61" calcext:value-type="float">
            <text:p>61</text:p>
          </table:table-cell>
          <table:table-cell office:value-type="float" office:value="8.558431" calcext:value-type="float">
            <text:p>8.5584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8058" calcext:value-type="float">
            <text:p>49.28058</text:p>
          </table:table-cell>
          <table:table-cell office:value-type="float" office:value="50.07886" calcext:value-type="float">
            <text:p>50.07886</text:p>
          </table:table-cell>
          <table:table-cell table:number-columns-repeated="15"/>
          <table:table-cell office:value-type="float" office:value="46.661" calcext:value-type="float">
            <text:p>46.661</text:p>
          </table:table-cell>
          <table:table-cell office:value-type="float" office:value="62.93334" calcext:value-type="float">
            <text:p>62.93334</text:p>
          </table:table-cell>
          <table:table-cell office:value-type="float" office:value="61" calcext:value-type="float">
            <text:p>61</text:p>
          </table:table-cell>
          <table:table-cell office:value-type="float" office:value="8.486212" calcext:value-type="float">
            <text:p>8.4862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8928" calcext:value-type="float">
            <text:p>49.28928</text:p>
          </table:table-cell>
          <table:table-cell office:value-type="float" office:value="50.07022" calcext:value-type="float">
            <text:p>50.07022</text:p>
          </table:table-cell>
          <table:table-cell table:number-columns-repeated="15"/>
          <table:table-cell office:value-type="float" office:value="46.715" calcext:value-type="float">
            <text:p>46.715</text:p>
          </table:table-cell>
          <table:table-cell office:value-type="float" office:value="59.36666" calcext:value-type="float">
            <text:p>59.36666</text:p>
          </table:table-cell>
          <table:table-cell office:value-type="float" office:value="61" calcext:value-type="float">
            <text:p>61</text:p>
          </table:table-cell>
          <table:table-cell office:value-type="float" office:value="8.546179" calcext:value-type="float">
            <text:p>8.54617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9793" calcext:value-type="float">
            <text:p>49.29793</text:p>
          </table:table-cell>
          <table:table-cell office:value-type="float" office:value="50.07892" calcext:value-type="float">
            <text:p>50.07892</text:p>
          </table:table-cell>
          <table:table-cell table:number-columns-repeated="15"/>
          <table:table-cell office:value-type="float" office:value="46.769" calcext:value-type="float">
            <text:p>46.769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8.066637" calcext:value-type="float">
            <text:p>8.0666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29793" calcext:value-type="float">
            <text:p>49.29793</text:p>
          </table:table-cell>
          <table:table-cell office:value-type="float" office:value="50.07892" calcext:value-type="float">
            <text:p>50.07892</text:p>
          </table:table-cell>
          <table:table-cell table:number-columns-repeated="15"/>
          <table:table-cell office:value-type="float" office:value="46.962" calcext:value-type="float">
            <text:p>46.96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.428845" calcext:value-type="float">
            <text:p>8.42884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0657" calcext:value-type="float">
            <text:p>49.30657</text:p>
          </table:table-cell>
          <table:table-cell office:value-type="float" office:value="50.08762" calcext:value-type="float">
            <text:p>50.08762</text:p>
          </table:table-cell>
          <table:table-cell table:number-columns-repeated="15"/>
          <table:table-cell office:value-type="float" office:value="47.017" calcext:value-type="float">
            <text:p>47.017</text:p>
          </table:table-cell>
          <table:table-cell office:value-type="float" office:value="58.43334" calcext:value-type="float">
            <text:p>58.43334</text:p>
          </table:table-cell>
          <table:table-cell office:value-type="float" office:value="61" calcext:value-type="float">
            <text:p>61</text:p>
          </table:table-cell>
          <table:table-cell office:value-type="float" office:value="8.455764" calcext:value-type="float">
            <text:p>8.45576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1527" calcext:value-type="float">
            <text:p>49.31527</text:p>
          </table:table-cell>
          <table:table-cell office:value-type="float" office:value="50.07898" calcext:value-type="float">
            <text:p>50.07898</text:p>
          </table:table-cell>
          <table:table-cell table:number-columns-repeated="15"/>
          <table:table-cell office:value-type="float" office:value="47.073" calcext:value-type="float">
            <text:p>47.073</text:p>
          </table:table-cell>
          <table:table-cell office:value-type="float" office:value="59.23334" calcext:value-type="float">
            <text:p>59.23334</text:p>
          </table:table-cell>
          <table:table-cell office:value-type="float" office:value="61" calcext:value-type="float">
            <text:p>61</text:p>
          </table:table-cell>
          <table:table-cell office:value-type="float" office:value="8.502178" calcext:value-type="float">
            <text:p>8.5021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2391" calcext:value-type="float">
            <text:p>49.32391</text:p>
          </table:table-cell>
          <table:table-cell office:value-type="float" office:value="50.08768" calcext:value-type="float">
            <text:p>50.08768</text:p>
          </table:table-cell>
          <table:table-cell table:number-columns-repeated="15"/>
          <table:table-cell office:value-type="float" office:value="47.127" calcext:value-type="float">
            <text:p>47.127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8.384846" calcext:value-type="float">
            <text:p>8.38484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2391" calcext:value-type="float">
            <text:p>49.32391</text:p>
          </table:table-cell>
          <table:table-cell office:value-type="float" office:value="50.08768" calcext:value-type="float">
            <text:p>50.08768</text:p>
          </table:table-cell>
          <table:table-cell table:number-columns-repeated="15"/>
          <table:table-cell office:value-type="float" office:value="47.32" calcext:value-type="float">
            <text:p>47.32</text:p>
          </table:table-cell>
          <table:table-cell office:value-type="float" office:value="60.7" calcext:value-type="float">
            <text:p>60.7</text:p>
          </table:table-cell>
          <table:table-cell office:value-type="float" office:value="61" calcext:value-type="float">
            <text:p>61</text:p>
          </table:table-cell>
          <table:table-cell office:value-type="float" office:value="8.367764" calcext:value-type="float">
            <text:p>8.36776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3256" calcext:value-type="float">
            <text:p>49.33256</text:p>
          </table:table-cell>
          <table:table-cell office:value-type="float" office:value="50.09637" calcext:value-type="float">
            <text:p>50.09637</text:p>
          </table:table-cell>
          <table:table-cell table:number-columns-repeated="15"/>
          <table:table-cell office:value-type="float" office:value="47.379" calcext:value-type="float">
            <text:p>47.379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8.559546" calcext:value-type="float">
            <text:p>8.55954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4995" calcext:value-type="float">
            <text:p>49.34995</text:p>
          </table:table-cell>
          <table:table-cell office:value-type="float" office:value="50.07907" calcext:value-type="float">
            <text:p>50.07907</text:p>
          </table:table-cell>
          <table:table-cell table:number-columns-repeated="15"/>
          <table:table-cell office:value-type="float" office:value="47.435" calcext:value-type="float">
            <text:p>47.435</text:p>
          </table:table-cell>
          <table:table-cell office:value-type="float" office:value="61.6" calcext:value-type="float">
            <text:p>61.6</text:p>
          </table:table-cell>
          <table:table-cell office:value-type="float" office:value="61" calcext:value-type="float">
            <text:p>61</text:p>
          </table:table-cell>
          <table:table-cell office:value-type="float" office:value="8.33843" calcext:value-type="float">
            <text:p>8.3384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6729" calcext:value-type="float">
            <text:p>49.36729</text:p>
          </table:table-cell>
          <table:table-cell office:value-type="float" office:value="50.07913" calcext:value-type="float">
            <text:p>50.07913</text:p>
          </table:table-cell>
          <table:table-cell table:number-columns-repeated="15"/>
          <table:table-cell office:value-type="float" office:value="47.49" calcext:value-type="float">
            <text:p>47.4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8.411763" calcext:value-type="float">
            <text:p>8.41176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9332" calcext:value-type="float">
            <text:p>49.39332</text:p>
          </table:table-cell>
          <table:table-cell office:value-type="float" office:value="50.07051" calcext:value-type="float">
            <text:p>50.07051</text:p>
          </table:table-cell>
          <table:table-cell table:number-columns-repeated="15"/>
          <table:table-cell office:value-type="float" office:value="47.681" calcext:value-type="float">
            <text:p>47.681</text:p>
          </table:table-cell>
          <table:table-cell office:value-type="float" office:value="59.26667" calcext:value-type="float">
            <text:p>59.26667</text:p>
          </table:table-cell>
          <table:table-cell office:value-type="float" office:value="61" calcext:value-type="float">
            <text:p>61</text:p>
          </table:table-cell>
          <table:table-cell office:value-type="float" office:value="8.398211" calcext:value-type="float">
            <text:p>8.3982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9332" calcext:value-type="float">
            <text:p>49.39332</text:p>
          </table:table-cell>
          <table:table-cell office:value-type="float" office:value="50.07051" calcext:value-type="float">
            <text:p>50.07051</text:p>
          </table:table-cell>
          <table:table-cell table:number-columns-repeated="15"/>
          <table:table-cell office:value-type="float" office:value="47.736" calcext:value-type="float">
            <text:p>47.736</text:p>
          </table:table-cell>
          <table:table-cell office:value-type="float" office:value="62.56667" calcext:value-type="float">
            <text:p>62.56667</text:p>
          </table:table-cell>
          <table:table-cell office:value-type="float" office:value="61" calcext:value-type="float">
            <text:p>61</text:p>
          </table:table-cell>
          <table:table-cell office:value-type="float" office:value="8.498649" calcext:value-type="float">
            <text:p>8.49864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39332" calcext:value-type="float">
            <text:p>49.39332</text:p>
          </table:table-cell>
          <table:table-cell office:value-type="float" office:value="50.07051" calcext:value-type="float">
            <text:p>50.07051</text:p>
          </table:table-cell>
          <table:table-cell table:number-columns-repeated="15"/>
          <table:table-cell office:value-type="float" office:value="47.792" calcext:value-type="float">
            <text:p>47.792</text:p>
          </table:table-cell>
          <table:table-cell office:value-type="float" office:value="59.8" calcext:value-type="float">
            <text:p>59.8</text:p>
          </table:table-cell>
          <table:table-cell office:value-type="float" office:value="61" calcext:value-type="float">
            <text:p>61</text:p>
          </table:table-cell>
          <table:table-cell office:value-type="float" office:value="8.381512" calcext:value-type="float">
            <text:p>8.3815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0198" calcext:value-type="float">
            <text:p>49.40198</text:p>
          </table:table-cell>
          <table:table-cell office:value-type="float" office:value="50.07919" calcext:value-type="float">
            <text:p>50.07919</text:p>
          </table:table-cell>
          <table:table-cell table:number-columns-repeated="15"/>
          <table:table-cell office:value-type="float" office:value="47.847" calcext:value-type="float">
            <text:p>47.847</text:p>
          </table:table-cell>
          <table:table-cell office:value-type="float" office:value="61.66667" calcext:value-type="float">
            <text:p>61.66667</text:p>
          </table:table-cell>
          <table:table-cell office:value-type="float" office:value="61" calcext:value-type="float">
            <text:p>61</text:p>
          </table:table-cell>
          <table:table-cell office:value-type="float" office:value="7.94727" calcext:value-type="float">
            <text:p>7.947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1063" calcext:value-type="float">
            <text:p>49.41063</text:p>
          </table:table-cell>
          <table:table-cell office:value-type="float" office:value="50.08788" calcext:value-type="float">
            <text:p>50.08788</text:p>
          </table:table-cell>
          <table:table-cell table:number-columns-repeated="15"/>
          <table:table-cell office:value-type="float" office:value="48.044" calcext:value-type="float">
            <text:p>48.044</text:p>
          </table:table-cell>
          <table:table-cell office:value-type="float" office:value="61.36667" calcext:value-type="float">
            <text:p>61.36667</text:p>
          </table:table-cell>
          <table:table-cell office:value-type="float" office:value="61" calcext:value-type="float">
            <text:p>61</text:p>
          </table:table-cell>
          <table:table-cell office:value-type="float" office:value="8.372212" calcext:value-type="float">
            <text:p>8.3722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1063" calcext:value-type="float">
            <text:p>49.41063</text:p>
          </table:table-cell>
          <table:table-cell office:value-type="float" office:value="50.08788" calcext:value-type="float">
            <text:p>50.08788</text:p>
          </table:table-cell>
          <table:table-cell table:number-columns-repeated="15"/>
          <table:table-cell office:value-type="float" office:value="48.1" calcext:value-type="float">
            <text:p>48.1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8.468201" calcext:value-type="float">
            <text:p>8.4682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2801" calcext:value-type="float">
            <text:p>49.42801</text:p>
          </table:table-cell>
          <table:table-cell office:value-type="float" office:value="50.07055" calcext:value-type="float">
            <text:p>50.07055</text:p>
          </table:table-cell>
          <table:table-cell table:number-columns-repeated="15"/>
          <table:table-cell office:value-type="float" office:value="48.157" calcext:value-type="float">
            <text:p>48.157</text:p>
          </table:table-cell>
          <table:table-cell office:value-type="float" office:value="62.26667" calcext:value-type="float">
            <text:p>62.26667</text:p>
          </table:table-cell>
          <table:table-cell office:value-type="float" office:value="61" calcext:value-type="float">
            <text:p>61</text:p>
          </table:table-cell>
          <table:table-cell office:value-type="float" office:value="8.586649" calcext:value-type="float">
            <text:p>8.58664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3668" calcext:value-type="float">
            <text:p>49.43668</text:p>
          </table:table-cell>
          <table:table-cell office:value-type="float" office:value="50.06189" calcext:value-type="float">
            <text:p>50.06189</text:p>
          </table:table-cell>
          <table:table-cell table:number-columns-repeated="15"/>
          <table:table-cell office:value-type="float" office:value="48.213" calcext:value-type="float">
            <text:p>48.213</text:p>
          </table:table-cell>
          <table:table-cell office:value-type="float" office:value="59.2" calcext:value-type="float">
            <text:p>59.2</text:p>
          </table:table-cell>
          <table:table-cell office:value-type="float" office:value="61" calcext:value-type="float">
            <text:p>61</text:p>
          </table:table-cell>
          <table:table-cell office:value-type="float" office:value="8.469316" calcext:value-type="float">
            <text:p>8.4693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6269" calcext:value-type="float">
            <text:p>49.46269</text:p>
          </table:table-cell>
          <table:table-cell office:value-type="float" office:value="50.07058" calcext:value-type="float">
            <text:p>50.07058</text:p>
          </table:table-cell>
          <table:table-cell table:number-columns-repeated="15"/>
          <table:table-cell office:value-type="float" office:value="48.397" calcext:value-type="float">
            <text:p>48.397</text:p>
          </table:table-cell>
          <table:table-cell office:value-type="float" office:value="62.06666" calcext:value-type="float">
            <text:p>62.06666</text:p>
          </table:table-cell>
          <table:table-cell office:value-type="float" office:value="61" calcext:value-type="float">
            <text:p>61</text:p>
          </table:table-cell>
          <table:table-cell office:value-type="float" office:value="8.869764" calcext:value-type="float">
            <text:p>8.86976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887" calcext:value-type="float">
            <text:p>49.4887</text:p>
          </table:table-cell>
          <table:table-cell office:value-type="float" office:value="50.06192" calcext:value-type="float">
            <text:p>50.06192</text:p>
          </table:table-cell>
          <table:table-cell table:number-columns-repeated="15"/>
          <table:table-cell office:value-type="float" office:value="48.451" calcext:value-type="float">
            <text:p>48.451</text:p>
          </table:table-cell>
          <table:table-cell office:value-type="float" office:value="63.43334" calcext:value-type="float">
            <text:p>63.43334</text:p>
          </table:table-cell>
          <table:table-cell office:value-type="float" office:value="61" calcext:value-type="float">
            <text:p>61</text:p>
          </table:table-cell>
          <table:table-cell office:value-type="float" office:value="8.485097" calcext:value-type="float">
            <text:p>8.48509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887" calcext:value-type="float">
            <text:p>49.4887</text:p>
          </table:table-cell>
          <table:table-cell office:value-type="float" office:value="50.06192" calcext:value-type="float">
            <text:p>50.06192</text:p>
          </table:table-cell>
          <table:table-cell table:number-columns-repeated="15"/>
          <table:table-cell office:value-type="float" office:value="48.505" calcext:value-type="float">
            <text:p>48.505</text:p>
          </table:table-cell>
          <table:table-cell office:value-type="float" office:value="60.1" calcext:value-type="float">
            <text:p>60.1</text:p>
          </table:table-cell>
          <table:table-cell office:value-type="float" office:value="61" calcext:value-type="float">
            <text:p>61</text:p>
          </table:table-cell>
          <table:table-cell office:value-type="float" office:value="8.354212" calcext:value-type="float">
            <text:p>8.3542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9738" calcext:value-type="float">
            <text:p>49.49738</text:p>
          </table:table-cell>
          <table:table-cell office:value-type="float" office:value="50.05325" calcext:value-type="float">
            <text:p>50.05325</text:p>
          </table:table-cell>
          <table:table-cell table:number-columns-repeated="15"/>
          <table:table-cell office:value-type="float" office:value="48.559" calcext:value-type="float">
            <text:p>48.559</text:p>
          </table:table-cell>
          <table:table-cell office:value-type="float" office:value="61.83333" calcext:value-type="float">
            <text:p>61.83333</text:p>
          </table:table-cell>
          <table:table-cell office:value-type="float" office:value="61" calcext:value-type="float">
            <text:p>61</text:p>
          </table:table-cell>
          <table:table-cell office:value-type="float" office:value="8.558431" calcext:value-type="float">
            <text:p>8.5584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49738" calcext:value-type="float">
            <text:p>49.49738</text:p>
          </table:table-cell>
          <table:table-cell office:value-type="float" office:value="50.05325" calcext:value-type="float">
            <text:p>50.05325</text:p>
          </table:table-cell>
          <table:table-cell table:number-columns-repeated="15"/>
          <table:table-cell office:value-type="float" office:value="48.753" calcext:value-type="float">
            <text:p>48.7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.499763" calcext:value-type="float">
            <text:p>8.49976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0605" calcext:value-type="float">
            <text:p>49.50605</text:p>
          </table:table-cell>
          <table:table-cell office:value-type="float" office:value="50.06192" calcext:value-type="float">
            <text:p>50.06192</text:p>
          </table:table-cell>
          <table:table-cell table:number-columns-repeated="15"/>
          <table:table-cell office:value-type="float" office:value="48.812" calcext:value-type="float">
            <text:p>48.812</text:p>
          </table:table-cell>
          <table:table-cell office:value-type="float" office:value="62.13334" calcext:value-type="float">
            <text:p>62.13334</text:p>
          </table:table-cell>
          <table:table-cell office:value-type="float" office:value="61" calcext:value-type="float">
            <text:p>61</text:p>
          </table:table-cell>
          <table:table-cell office:value-type="float" office:value="8.513316" calcext:value-type="float">
            <text:p>8.5133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2339" calcext:value-type="float">
            <text:p>49.52339</text:p>
          </table:table-cell>
          <table:table-cell office:value-type="float" office:value="50.06193" calcext:value-type="float">
            <text:p>50.06193</text:p>
          </table:table-cell>
          <table:table-cell table:number-columns-repeated="15"/>
          <table:table-cell office:value-type="float" office:value="48.869" calcext:value-type="float">
            <text:p>48.869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8.3802" calcext:value-type="float">
            <text:p>8.38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4073" calcext:value-type="float">
            <text:p>49.54073</text:p>
          </table:table-cell>
          <table:table-cell office:value-type="float" office:value="50.04459" calcext:value-type="float">
            <text:p>50.04459</text:p>
          </table:table-cell>
          <table:table-cell table:number-columns-repeated="15"/>
          <table:table-cell office:value-type="float" office:value="48.924" calcext:value-type="float">
            <text:p>48.924</text:p>
          </table:table-cell>
          <table:table-cell office:value-type="float" office:value="60.23334" calcext:value-type="float">
            <text:p>60.23334</text:p>
          </table:table-cell>
          <table:table-cell office:value-type="float" office:value="61" calcext:value-type="float">
            <text:p>61</text:p>
          </table:table-cell>
          <table:table-cell office:value-type="float" office:value="8.412878" calcext:value-type="float">
            <text:p>8.4128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494" calcext:value-type="float">
            <text:p>49.5494</text:p>
          </table:table-cell>
          <table:table-cell office:value-type="float" office:value="50.03592" calcext:value-type="float">
            <text:p>50.03592</text:p>
          </table:table-cell>
          <table:table-cell table:number-columns-repeated="15"/>
          <table:table-cell office:value-type="float" office:value="49.107" calcext:value-type="float">
            <text:p>49.107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7.960823" calcext:value-type="float">
            <text:p>7.96082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5808" calcext:value-type="float">
            <text:p>49.55808</text:p>
          </table:table-cell>
          <table:table-cell office:value-type="float" office:value="50.02726" calcext:value-type="float">
            <text:p>50.02726</text:p>
          </table:table-cell>
          <table:table-cell table:number-columns-repeated="15"/>
          <table:table-cell office:value-type="float" office:value="49.161" calcext:value-type="float">
            <text:p>49.161</text:p>
          </table:table-cell>
          <table:table-cell office:value-type="float" office:value="60.93334" calcext:value-type="float">
            <text:p>60.93334</text:p>
          </table:table-cell>
          <table:table-cell office:value-type="float" office:value="61" calcext:value-type="float">
            <text:p>61</text:p>
          </table:table-cell>
          <table:table-cell office:value-type="float" office:value="7.99127" calcext:value-type="float">
            <text:p>7.991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6676" calcext:value-type="float">
            <text:p>49.56676</text:p>
          </table:table-cell>
          <table:table-cell office:value-type="float" office:value="50.03593" calcext:value-type="float">
            <text:p>50.03593</text:p>
          </table:table-cell>
          <table:table-cell table:number-columns-repeated="15"/>
          <table:table-cell office:value-type="float" office:value="49.215" calcext:value-type="float">
            <text:p>49.215</text:p>
          </table:table-cell>
          <table:table-cell office:value-type="float" office:value="59.76667" calcext:value-type="float">
            <text:p>59.76667</text:p>
          </table:table-cell>
          <table:table-cell office:value-type="float" office:value="61" calcext:value-type="float">
            <text:p>61</text:p>
          </table:table-cell>
          <table:table-cell office:value-type="float" office:value="7.845718" calcext:value-type="float">
            <text:p>7.8457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59276" calcext:value-type="float">
            <text:p>49.59276</text:p>
          </table:table-cell>
          <table:table-cell office:value-type="float" office:value="50.04459" calcext:value-type="float">
            <text:p>50.04459</text:p>
          </table:table-cell>
          <table:table-cell table:number-columns-repeated="15"/>
          <table:table-cell office:value-type="float" office:value="49.269" calcext:value-type="float">
            <text:p>49.269</text:p>
          </table:table-cell>
          <table:table-cell office:value-type="float" office:value="60.06667" calcext:value-type="float">
            <text:p>60.06667</text:p>
          </table:table-cell>
          <table:table-cell office:value-type="float" office:value="61" calcext:value-type="float">
            <text:p>61</text:p>
          </table:table-cell>
          <table:table-cell office:value-type="float" office:value="8.137937" calcext:value-type="float">
            <text:p>8.13793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0143" calcext:value-type="float">
            <text:p>49.60143</text:p>
          </table:table-cell>
          <table:table-cell office:value-type="float" office:value="50.03592" calcext:value-type="float">
            <text:p>50.03592</text:p>
          </table:table-cell>
          <table:table-cell table:number-columns-repeated="15"/>
          <table:table-cell office:value-type="float" office:value="49.463" calcext:value-type="float">
            <text:p>49.463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8.370179" calcext:value-type="float">
            <text:p>8.37017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2744" calcext:value-type="float">
            <text:p>49.62744</text:p>
          </table:table-cell>
          <table:table-cell office:value-type="float" office:value="50.04457" calcext:value-type="float">
            <text:p>50.04457</text:p>
          </table:table-cell>
          <table:table-cell table:number-columns-repeated="15"/>
          <table:table-cell office:value-type="float" office:value="49.523" calcext:value-type="float">
            <text:p>49.523</text:p>
          </table:table-cell>
          <table:table-cell office:value-type="float" office:value="60.53333" calcext:value-type="float">
            <text:p>60.53333</text:p>
          </table:table-cell>
          <table:table-cell office:value-type="float" office:value="61" calcext:value-type="float">
            <text:p>61</text:p>
          </table:table-cell>
          <table:table-cell office:value-type="float" office:value="8.471545" calcext:value-type="float">
            <text:p>8.47154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2744" calcext:value-type="float">
            <text:p>49.62744</text:p>
          </table:table-cell>
          <table:table-cell office:value-type="float" office:value="50.04457" calcext:value-type="float">
            <text:p>50.04457</text:p>
          </table:table-cell>
          <table:table-cell table:number-columns-repeated="15"/>
          <table:table-cell office:value-type="float" office:value="49.579" calcext:value-type="float">
            <text:p>49.579</text:p>
          </table:table-cell>
          <table:table-cell office:value-type="float" office:value="61.06667" calcext:value-type="float">
            <text:p>61.06667</text:p>
          </table:table-cell>
          <table:table-cell office:value-type="float" office:value="61" calcext:value-type="float">
            <text:p>61</text:p>
          </table:table-cell>
          <table:table-cell office:value-type="float" office:value="8.588878" calcext:value-type="float">
            <text:p>8.58887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3612" calcext:value-type="float">
            <text:p>49.63612</text:p>
          </table:table-cell>
          <table:table-cell office:value-type="float" office:value="50.05324" calcext:value-type="float">
            <text:p>50.05324</text:p>
          </table:table-cell>
          <table:table-cell table:number-columns-repeated="15"/>
          <table:table-cell office:value-type="float" office:value="49.635" calcext:value-type="float">
            <text:p>49.635</text:p>
          </table:table-cell>
          <table:table-cell office:value-type="float" office:value="62.46667" calcext:value-type="float">
            <text:p>62.46667</text:p>
          </table:table-cell>
          <table:table-cell office:value-type="float" office:value="61" calcext:value-type="float">
            <text:p>61</text:p>
          </table:table-cell>
          <table:table-cell office:value-type="float" office:value="8.455764" calcext:value-type="float">
            <text:p>8.45576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3612" calcext:value-type="float">
            <text:p>49.63612</text:p>
          </table:table-cell>
          <table:table-cell office:value-type="float" office:value="50.05324" calcext:value-type="float">
            <text:p>50.05324</text:p>
          </table:table-cell>
          <table:table-cell table:number-columns-repeated="15"/>
          <table:table-cell office:value-type="float" office:value="49.819" calcext:value-type="float">
            <text:p>49.819</text:p>
          </table:table-cell>
          <table:table-cell office:value-type="float" office:value="61.16667" calcext:value-type="float">
            <text:p>61.16667</text:p>
          </table:table-cell>
          <table:table-cell office:value-type="float" office:value="61" calcext:value-type="float">
            <text:p>61</text:p>
          </table:table-cell>
          <table:table-cell office:value-type="float" office:value="8.472846" calcext:value-type="float">
            <text:p>8.47284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4479" calcext:value-type="float">
            <text:p>49.64479</text:p>
          </table:table-cell>
          <table:table-cell office:value-type="float" office:value="50.04457" calcext:value-type="float">
            <text:p>50.04457</text:p>
          </table:table-cell>
          <table:table-cell table:number-columns-repeated="15"/>
          <table:table-cell office:value-type="float" office:value="49.873" calcext:value-type="float">
            <text:p>49.873</text:p>
          </table:table-cell>
          <table:table-cell office:value-type="float" office:value="60.86667" calcext:value-type="float">
            <text:p>60.86667</text:p>
          </table:table-cell>
          <table:table-cell office:value-type="float" office:value="61" calcext:value-type="float">
            <text:p>61</text:p>
          </table:table-cell>
          <table:table-cell office:value-type="float" office:value="8.384846" calcext:value-type="float">
            <text:p>8.38484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5346" calcext:value-type="float">
            <text:p>49.65346</text:p>
          </table:table-cell>
          <table:table-cell office:value-type="float" office:value="50.05324" calcext:value-type="float">
            <text:p>50.05324</text:p>
          </table:table-cell>
          <table:table-cell table:number-columns-repeated="15"/>
          <table:table-cell office:value-type="float" office:value="49.927" calcext:value-type="float">
            <text:p>49.92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.400626" calcext:value-type="float">
            <text:p>8.40062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9.65346" calcext:value-type="float">
            <text:p>49.65346</text:p>
          </table:table-cell>
          <table:table-cell office:value-type="float" office:value="50.05324" calcext:value-type="float">
            <text:p>50.05324</text:p>
          </table:table-cell>
          <table:table-cell table:number-columns-repeated="15"/>
          <table:table-cell office:value-type="float" office:value="49.99" calcext:value-type="float">
            <text:p>49.99</text:p>
          </table:table-cell>
          <table:table-cell office:value-type="float" office:value="61.93334" calcext:value-type="float">
            <text:p>61.93334</text:p>
          </table:table-cell>
          <table:table-cell office:value-type="float" office:value="61" calcext:value-type="float">
            <text:p>61</text:p>
          </table:table-cell>
          <table:table-cell office:value-type="float" office:value="8.411763" calcext:value-type="float">
            <text:p>8.41176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172" calcext:value-type="float">
            <text:p>50.172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.381315" calcext:value-type="float">
            <text:p>8.38131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226" calcext:value-type="float">
            <text:p>50.226</text:p>
          </table:table-cell>
          <table:table-cell office:value-type="float" office:value="59.43334" calcext:value-type="float">
            <text:p>59.43334</text:p>
          </table:table-cell>
          <table:table-cell office:value-type="float" office:value="61" calcext:value-type="float">
            <text:p>61</text:p>
          </table:table-cell>
          <table:table-cell office:value-type="float" office:value="8.459293" calcext:value-type="float">
            <text:p>8.45929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281" calcext:value-type="float">
            <text:p>50.281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8.339545" calcext:value-type="float">
            <text:p>8.33954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336" calcext:value-type="float">
            <text:p>50.336</text:p>
          </table:table-cell>
          <table:table-cell office:value-type="float" office:value="57.83333" calcext:value-type="float">
            <text:p>57.83333</text:p>
          </table:table-cell>
          <table:table-cell office:value-type="float" office:value="61" calcext:value-type="float">
            <text:p>61</text:p>
          </table:table-cell>
          <table:table-cell office:value-type="float" office:value="8.383545" calcext:value-type="float">
            <text:p>8.38354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529" calcext:value-type="float">
            <text:p>50.529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8.370179" calcext:value-type="float">
            <text:p>8.37017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583" calcext:value-type="float">
            <text:p>50.583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1" calcext:value-type="float">
            <text:p>61</text:p>
          </table:table-cell>
          <table:table-cell office:value-type="float" office:value="7.858156" calcext:value-type="float">
            <text:p>7.85815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638" calcext:value-type="float">
            <text:p>50.638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7.857041" calcext:value-type="float">
            <text:p>7.85704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692" calcext:value-type="float">
            <text:p>50.692</text:p>
          </table:table-cell>
          <table:table-cell office:value-type="float" office:value="59.83333" calcext:value-type="float">
            <text:p>59.83333</text:p>
          </table:table-cell>
          <table:table-cell office:value-type="float" office:value="61" calcext:value-type="float">
            <text:p>61</text:p>
          </table:table-cell>
          <table:table-cell office:value-type="float" office:value="7.858156" calcext:value-type="float">
            <text:p>7.85815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886" calcext:value-type="float">
            <text:p>50.886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1" calcext:value-type="float">
            <text:p>61</text:p>
          </table:table-cell>
          <table:table-cell office:value-type="float" office:value="8.004823" calcext:value-type="float">
            <text:p>8.00482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0.946" calcext:value-type="float">
            <text:p>50.946</text:p>
          </table:table-cell>
          <table:table-cell office:value-type="float" office:value="60.86667" calcext:value-type="float">
            <text:p>60.86667</text:p>
          </table:table-cell>
          <table:table-cell office:value-type="float" office:value="61" calcext:value-type="float">
            <text:p>61</text:p>
          </table:table-cell>
          <table:table-cell office:value-type="float" office:value="8.058845" calcext:value-type="float">
            <text:p>8.05884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002" calcext:value-type="float">
            <text:p>51.002</text:p>
          </table:table-cell>
          <table:table-cell office:value-type="float" office:value="60.26667" calcext:value-type="float">
            <text:p>60.26667</text:p>
          </table:table-cell>
          <table:table-cell office:value-type="float" office:value="61" calcext:value-type="float">
            <text:p>61</text:p>
          </table:table-cell>
          <table:table-cell office:value-type="float" office:value="8.34196" calcext:value-type="float">
            <text:p>8.3419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058" calcext:value-type="float">
            <text:p>51.058</text:p>
          </table:table-cell>
          <table:table-cell office:value-type="float" office:value="58.76667" calcext:value-type="float">
            <text:p>58.76667</text:p>
          </table:table-cell>
          <table:table-cell office:value-type="float" office:value="61" calcext:value-type="float">
            <text:p>61</text:p>
          </table:table-cell>
          <table:table-cell office:value-type="float" office:value="8.488626" calcext:value-type="float">
            <text:p>8.48862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244" calcext:value-type="float">
            <text:p>51.244</text:p>
          </table:table-cell>
          <table:table-cell office:value-type="float" office:value="58.83333" calcext:value-type="float">
            <text:p>58.83333</text:p>
          </table:table-cell>
          <table:table-cell office:value-type="float" office:value="61" calcext:value-type="float">
            <text:p>61</text:p>
          </table:table-cell>
          <table:table-cell office:value-type="float" office:value="8.472846" calcext:value-type="float">
            <text:p>8.47284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299" calcext:value-type="float">
            <text:p>51.299</text:p>
          </table:table-cell>
          <table:table-cell office:value-type="float" office:value="60.33333" calcext:value-type="float">
            <text:p>60.33333</text:p>
          </table:table-cell>
          <table:table-cell office:value-type="float" office:value="61" calcext:value-type="float">
            <text:p>61</text:p>
          </table:table-cell>
          <table:table-cell office:value-type="float" office:value="8.516845" calcext:value-type="float">
            <text:p>8.51684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357" calcext:value-type="float">
            <text:p>51.357</text:p>
          </table:table-cell>
          <table:table-cell office:value-type="float" office:value="59.36666" calcext:value-type="float">
            <text:p>59.36666</text:p>
          </table:table-cell>
          <table:table-cell office:value-type="float" office:value="61" calcext:value-type="float">
            <text:p>61</text:p>
          </table:table-cell>
          <table:table-cell office:value-type="float" office:value="8.516845" calcext:value-type="float">
            <text:p>8.51684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412" calcext:value-type="float">
            <text:p>51.412</text:p>
          </table:table-cell>
          <table:table-cell office:value-type="float" office:value="60.33333" calcext:value-type="float">
            <text:p>60.33333</text:p>
          </table:table-cell>
          <table:table-cell office:value-type="float" office:value="61" calcext:value-type="float">
            <text:p>61</text:p>
          </table:table-cell>
          <table:table-cell office:value-type="float" office:value="8.593132" calcext:value-type="float">
            <text:p>8.59313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594" calcext:value-type="float">
            <text:p>51.594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1" calcext:value-type="float">
            <text:p>61</text:p>
          </table:table-cell>
          <table:table-cell office:value-type="float" office:value="8.33843" calcext:value-type="float">
            <text:p>8.3384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65" calcext:value-type="float">
            <text:p>51.65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8.454649" calcext:value-type="float">
            <text:p>8.45464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704" calcext:value-type="float">
            <text:p>51.704</text:p>
          </table:table-cell>
          <table:table-cell office:value-type="float" office:value="59.06667" calcext:value-type="float">
            <text:p>59.06667</text:p>
          </table:table-cell>
          <table:table-cell office:value-type="float" office:value="61" calcext:value-type="float">
            <text:p>61</text:p>
          </table:table-cell>
          <table:table-cell office:value-type="float" office:value="8.328017" calcext:value-type="float">
            <text:p>8.32801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758" calcext:value-type="float">
            <text:p>51.758</text:p>
          </table:table-cell>
          <table:table-cell office:value-type="float" office:value="61.4" calcext:value-type="float">
            <text:p>61.4</text:p>
          </table:table-cell>
          <table:table-cell office:value-type="float" office:value="61" calcext:value-type="float">
            <text:p>61</text:p>
          </table:table-cell>
          <table:table-cell office:value-type="float" office:value="8.503098" calcext:value-type="float">
            <text:p>8.503098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1.952" calcext:value-type="float">
            <text:p>51.952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8.162626" calcext:value-type="float">
            <text:p>8.16262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013" calcext:value-type="float">
            <text:p>52.013</text:p>
          </table:table-cell>
          <table:table-cell office:value-type="float" office:value="59.06667" calcext:value-type="float">
            <text:p>59.06667</text:p>
          </table:table-cell>
          <table:table-cell office:value-type="float" office:value="61" calcext:value-type="float">
            <text:p>61</text:p>
          </table:table-cell>
          <table:table-cell office:value-type="float" office:value="7.946155" calcext:value-type="float">
            <text:p>7.94615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068" calcext:value-type="float">
            <text:p>52.068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7.873937" calcext:value-type="float">
            <text:p>7.87393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123" calcext:value-type="float">
            <text:p>52.123</text:p>
          </table:table-cell>
          <table:table-cell office:value-type="float" office:value="61.06667" calcext:value-type="float">
            <text:p>61.06667</text:p>
          </table:table-cell>
          <table:table-cell office:value-type="float" office:value="61" calcext:value-type="float">
            <text:p>61</text:p>
          </table:table-cell>
          <table:table-cell office:value-type="float" office:value="7.799489" calcext:value-type="float">
            <text:p>7.79948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306" calcext:value-type="float">
            <text:p>52.306</text:p>
          </table:table-cell>
          <table:table-cell office:value-type="float" office:value="60.66667" calcext:value-type="float">
            <text:p>60.66667</text:p>
          </table:table-cell>
          <table:table-cell office:value-type="float" office:value="61" calcext:value-type="float">
            <text:p>61</text:p>
          </table:table-cell>
          <table:table-cell office:value-type="float" office:value="7.942626" calcext:value-type="float">
            <text:p>7.94262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36" calcext:value-type="float">
            <text:p>52.36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7.826407" calcext:value-type="float">
            <text:p>7.82640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415" calcext:value-type="float">
            <text:p>52.415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61" calcext:value-type="float">
            <text:p>61</text:p>
          </table:table-cell>
          <table:table-cell office:value-type="float" office:value="7.958407" calcext:value-type="float">
            <text:p>7.95840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466" calcext:value-type="float">
            <text:p>52.466</text:p>
          </table:table-cell>
          <table:table-cell office:value-type="float" office:value="62.7" calcext:value-type="float">
            <text:p>62.7</text:p>
          </table:table-cell>
          <table:table-cell office:value-type="float" office:value="61" calcext:value-type="float">
            <text:p>61</text:p>
          </table:table-cell>
          <table:table-cell office:value-type="float" office:value="8.513316" calcext:value-type="float">
            <text:p>8.51331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659" calcext:value-type="float">
            <text:p>52.65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.468201" calcext:value-type="float">
            <text:p>8.46820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714" calcext:value-type="float">
            <text:p>52.714</text:p>
          </table:table-cell>
          <table:table-cell office:value-type="float" office:value="61.13334" calcext:value-type="float">
            <text:p>61.13334</text:p>
          </table:table-cell>
          <table:table-cell office:value-type="float" office:value="61" calcext:value-type="float">
            <text:p>61</text:p>
          </table:table-cell>
          <table:table-cell office:value-type="float" office:value="8.51443" calcext:value-type="float">
            <text:p>8.5144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769" calcext:value-type="float">
            <text:p>52.769</text:p>
          </table:table-cell>
          <table:table-cell office:value-type="float" office:value="63.7" calcext:value-type="float">
            <text:p>63.7</text:p>
          </table:table-cell>
          <table:table-cell office:value-type="float" office:value="61" calcext:value-type="float">
            <text:p>61</text:p>
          </table:table-cell>
          <table:table-cell office:value-type="float" office:value="8.483982" calcext:value-type="float">
            <text:p>8.48398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2.823" calcext:value-type="float">
            <text:p>52.823</text:p>
          </table:table-cell>
          <table:table-cell office:value-type="float" office:value="61.5" calcext:value-type="float">
            <text:p>61.5</text:p>
          </table:table-cell>
          <table:table-cell office:value-type="float" office:value="61" calcext:value-type="float">
            <text:p>61</text:p>
          </table:table-cell>
          <table:table-cell office:value-type="float" office:value="8.469316" calcext:value-type="float">
            <text:p>8.46931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019" calcext:value-type="float">
            <text:p>53.019</text:p>
          </table:table-cell>
          <table:table-cell office:value-type="float" office:value="46.96667" calcext:value-type="float">
            <text:p>46.96667</text:p>
          </table:table-cell>
          <table:table-cell office:value-type="float" office:value="61" calcext:value-type="float">
            <text:p>61</text:p>
          </table:table-cell>
          <table:table-cell office:value-type="float" office:value="8.854569" calcext:value-type="float">
            <text:p>8.85456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073" calcext:value-type="float">
            <text:p>53.073</text:p>
          </table:table-cell>
          <table:table-cell office:value-type="float" office:value="47.26667" calcext:value-type="float">
            <text:p>47.26667</text:p>
          </table:table-cell>
          <table:table-cell office:value-type="float" office:value="61" calcext:value-type="float">
            <text:p>61</text:p>
          </table:table-cell>
          <table:table-cell office:value-type="float" office:value="13.44118" calcext:value-type="float">
            <text:p>13.44118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127" calcext:value-type="float">
            <text:p>53.127</text:p>
          </table:table-cell>
          <table:table-cell office:value-type="float" office:value="47.13334" calcext:value-type="float">
            <text:p>47.13334</text:p>
          </table:table-cell>
          <table:table-cell office:value-type="float" office:value="61" calcext:value-type="float">
            <text:p>61</text:p>
          </table:table-cell>
          <table:table-cell office:value-type="float" office:value="16.29948" calcext:value-type="float">
            <text:p>16.29948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182" calcext:value-type="float">
            <text:p>53.182</text:p>
          </table:table-cell>
          <table:table-cell office:value-type="float" office:value="44.03333" calcext:value-type="float">
            <text:p>44.03333</text:p>
          </table:table-cell>
          <table:table-cell office:value-type="float" office:value="61" calcext:value-type="float">
            <text:p>61</text:p>
          </table:table-cell>
          <table:table-cell office:value-type="float" office:value="15.2437" calcext:value-type="float">
            <text:p>15.243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378" calcext:value-type="float">
            <text:p>53.378</text:p>
          </table:table-cell>
          <table:table-cell office:value-type="float" office:value="52.03333" calcext:value-type="float">
            <text:p>52.03333</text:p>
          </table:table-cell>
          <table:table-cell office:value-type="float" office:value="61" calcext:value-type="float">
            <text:p>61</text:p>
          </table:table-cell>
          <table:table-cell office:value-type="float" office:value="34.22385" calcext:value-type="float">
            <text:p>34.2238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433" calcext:value-type="float">
            <text:p>53.433</text:p>
          </table:table-cell>
          <table:table-cell office:value-type="float" office:value="53.3" calcext:value-type="float">
            <text:p>53.3</text:p>
          </table:table-cell>
          <table:table-cell office:value-type="float" office:value="61" calcext:value-type="float">
            <text:p>61</text:p>
          </table:table-cell>
          <table:table-cell office:value-type="float" office:value="34.16367" calcext:value-type="float">
            <text:p>34.1636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49" calcext:value-type="float">
            <text:p>53.49</text:p>
          </table:table-cell>
          <table:table-cell office:value-type="float" office:value="57.5" calcext:value-type="float">
            <text:p>57.5</text:p>
          </table:table-cell>
          <table:table-cell office:value-type="float" office:value="61" calcext:value-type="float">
            <text:p>61</text:p>
          </table:table-cell>
          <table:table-cell office:value-type="float" office:value="33.67633" calcext:value-type="float">
            <text:p>33.6763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546" calcext:value-type="float">
            <text:p>53.546</text:p>
          </table:table-cell>
          <table:table-cell office:value-type="float" office:value="58.46667" calcext:value-type="float">
            <text:p>58.46667</text:p>
          </table:table-cell>
          <table:table-cell office:value-type="float" office:value="61" calcext:value-type="float">
            <text:p>61</text:p>
          </table:table-cell>
          <table:table-cell office:value-type="float" office:value="32.59119" calcext:value-type="float">
            <text:p>32.5911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73" calcext:value-type="float">
            <text:p>53.73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15.31024" calcext:value-type="float">
            <text:p>15.3102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786" calcext:value-type="float">
            <text:p>53.786</text:p>
          </table:table-cell>
          <table:table-cell office:value-type="float" office:value="57.06666" calcext:value-type="float">
            <text:p>57.06666</text:p>
          </table:table-cell>
          <table:table-cell office:value-type="float" office:value="61" calcext:value-type="float">
            <text:p>61</text:p>
          </table:table-cell>
          <table:table-cell office:value-type="float" office:value="9.930252" calcext:value-type="float">
            <text:p>9.93025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84" calcext:value-type="float">
            <text:p>53.84</text:p>
          </table:table-cell>
          <table:table-cell office:value-type="float" office:value="60.43334" calcext:value-type="float">
            <text:p>60.43334</text:p>
          </table:table-cell>
          <table:table-cell office:value-type="float" office:value="61" calcext:value-type="float">
            <text:p>61</text:p>
          </table:table-cell>
          <table:table-cell office:value-type="float" office:value="5.213873" calcext:value-type="float">
            <text:p>5.21387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3.895" calcext:value-type="float">
            <text:p>53.895</text:p>
          </table:table-cell>
          <table:table-cell office:value-type="float" office:value="66.76667" calcext:value-type="float">
            <text:p>66.76667</text:p>
          </table:table-cell>
          <table:table-cell office:value-type="float" office:value="61" calcext:value-type="float">
            <text:p>61</text:p>
          </table:table-cell>
          <table:table-cell office:value-type="float" office:value="21.50743" calcext:value-type="float">
            <text:p>21.5074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088" calcext:value-type="float">
            <text:p>54.088</text:p>
          </table:table-cell>
          <table:table-cell office:value-type="float" office:value="45.23334" calcext:value-type="float">
            <text:p>45.23334</text:p>
          </table:table-cell>
          <table:table-cell office:value-type="float" office:value="61" calcext:value-type="float">
            <text:p>61</text:p>
          </table:table-cell>
          <table:table-cell office:value-type="float" office:value="35.48969" calcext:value-type="float">
            <text:p>35.4896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146" calcext:value-type="float">
            <text:p>54.146</text:p>
          </table:table-cell>
          <table:table-cell office:value-type="float" office:value="50.1" calcext:value-type="float">
            <text:p>50.1</text:p>
          </table:table-cell>
          <table:table-cell office:value-type="float" office:value="61" calcext:value-type="float">
            <text:p>61</text:p>
          </table:table-cell>
          <table:table-cell office:value-type="float" office:value="34.91487" calcext:value-type="float">
            <text:p>34.9148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202" calcext:value-type="float">
            <text:p>54.20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35.07195" calcext:value-type="float">
            <text:p>35.0719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257" calcext:value-type="float">
            <text:p>54.257</text:p>
          </table:table-cell>
          <table:table-cell office:value-type="float" office:value="53.23333" calcext:value-type="float">
            <text:p>53.23333</text:p>
          </table:table-cell>
          <table:table-cell office:value-type="float" office:value="61" calcext:value-type="float">
            <text:p>61</text:p>
          </table:table-cell>
          <table:table-cell office:value-type="float" office:value="35.58784" calcext:value-type="float">
            <text:p>35.5878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44" calcext:value-type="float">
            <text:p>54.44</text:p>
          </table:table-cell>
          <table:table-cell office:value-type="float" office:value="54.3" calcext:value-type="float">
            <text:p>54.3</text:p>
          </table:table-cell>
          <table:table-cell office:value-type="float" office:value="61" calcext:value-type="float">
            <text:p>61</text:p>
          </table:table-cell>
          <table:table-cell office:value-type="float" office:value="33.40992" calcext:value-type="float">
            <text:p>33.4099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494" calcext:value-type="float">
            <text:p>54.494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  <table:table-cell office:value-type="float" office:value="33.0917" calcext:value-type="float">
            <text:p>33.091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549" calcext:value-type="float">
            <text:p>54.549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31.61279" calcext:value-type="float">
            <text:p>31.6127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604" calcext:value-type="float">
            <text:p>54.604</text:p>
          </table:table-cell>
          <table:table-cell office:value-type="float" office:value="59.73333" calcext:value-type="float">
            <text:p>59.73333</text:p>
          </table:table-cell>
          <table:table-cell office:value-type="float" office:value="61" calcext:value-type="float">
            <text:p>61</text:p>
          </table:table-cell>
          <table:table-cell office:value-type="float" office:value="30.3457" calcext:value-type="float">
            <text:p>30.345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798" calcext:value-type="float">
            <text:p>54.798</text:p>
          </table:table-cell>
          <table:table-cell office:value-type="float" office:value="64.13333" calcext:value-type="float">
            <text:p>64.13333</text:p>
          </table:table-cell>
          <table:table-cell office:value-type="float" office:value="61" calcext:value-type="float">
            <text:p>61</text:p>
          </table:table-cell>
          <table:table-cell office:value-type="float" office:value="10.46195" calcext:value-type="float">
            <text:p>10.4619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857" calcext:value-type="float">
            <text:p>54.857</text:p>
          </table:table-cell>
          <table:table-cell office:value-type="float" office:value="65.86667" calcext:value-type="float">
            <text:p>65.86667</text:p>
          </table:table-cell>
          <table:table-cell office:value-type="float" office:value="61" calcext:value-type="float">
            <text:p>61</text:p>
          </table:table-cell>
          <table:table-cell office:value-type="float" office:value="10.74771" calcext:value-type="float">
            <text:p>10.7477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912" calcext:value-type="float">
            <text:p>54.912</text:p>
          </table:table-cell>
          <table:table-cell office:value-type="float" office:value="63.56667" calcext:value-type="float">
            <text:p>63.56667</text:p>
          </table:table-cell>
          <table:table-cell office:value-type="float" office:value="61" calcext:value-type="float">
            <text:p>61</text:p>
          </table:table-cell>
          <table:table-cell office:value-type="float" office:value="12.58096" calcext:value-type="float">
            <text:p>12.5809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4.971" calcext:value-type="float">
            <text:p>54.971</text:p>
          </table:table-cell>
          <table:table-cell office:value-type="float" office:value="63.16667" calcext:value-type="float">
            <text:p>63.16667</text:p>
          </table:table-cell>
          <table:table-cell office:value-type="float" office:value="61" calcext:value-type="float">
            <text:p>61</text:p>
          </table:table-cell>
          <table:table-cell office:value-type="float" office:value="11.68721" calcext:value-type="float">
            <text:p>11.6872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154" calcext:value-type="float">
            <text:p>55.154</text:p>
          </table:table-cell>
          <table:table-cell office:value-type="float" office:value="53.13334" calcext:value-type="float">
            <text:p>53.13334</text:p>
          </table:table-cell>
          <table:table-cell office:value-type="float" office:value="61" calcext:value-type="float">
            <text:p>61</text:p>
          </table:table-cell>
          <table:table-cell office:value-type="float" office:value="14.64727" calcext:value-type="float">
            <text:p>14.6472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213" calcext:value-type="float">
            <text:p>55.213</text:p>
          </table:table-cell>
          <table:table-cell office:value-type="float" office:value="51.13334" calcext:value-type="float">
            <text:p>51.13334</text:p>
          </table:table-cell>
          <table:table-cell office:value-type="float" office:value="61" calcext:value-type="float">
            <text:p>61</text:p>
          </table:table-cell>
          <table:table-cell office:value-type="float" office:value="15.32806" calcext:value-type="float">
            <text:p>15.3280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269" calcext:value-type="float">
            <text:p>55.269</text:p>
          </table:table-cell>
          <table:table-cell office:value-type="float" office:value="52.63334" calcext:value-type="float">
            <text:p>52.63334</text:p>
          </table:table-cell>
          <table:table-cell office:value-type="float" office:value="61" calcext:value-type="float">
            <text:p>61</text:p>
          </table:table-cell>
          <table:table-cell office:value-type="float" office:value="15.36237" calcext:value-type="float">
            <text:p>15.3623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324" calcext:value-type="float">
            <text:p>55.324</text:p>
          </table:table-cell>
          <table:table-cell office:value-type="float" office:value="52.06666" calcext:value-type="float">
            <text:p>52.06666</text:p>
          </table:table-cell>
          <table:table-cell office:value-type="float" office:value="61" calcext:value-type="float">
            <text:p>61</text:p>
          </table:table-cell>
          <table:table-cell office:value-type="float" office:value="35.72299" calcext:value-type="float">
            <text:p>35.7229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506" calcext:value-type="float">
            <text:p>55.506</text:p>
          </table:table-cell>
          <table:table-cell office:value-type="float" office:value="56.56667" calcext:value-type="float">
            <text:p>56.56667</text:p>
          </table:table-cell>
          <table:table-cell office:value-type="float" office:value="61" calcext:value-type="float">
            <text:p>61</text:p>
          </table:table-cell>
          <table:table-cell office:value-type="float" office:value="31.77746" calcext:value-type="float">
            <text:p>31.7774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56" calcext:value-type="float">
            <text:p>55.56</text:p>
          </table:table-cell>
          <table:table-cell office:value-type="float" office:value="57.96667" calcext:value-type="float">
            <text:p>57.96667</text:p>
          </table:table-cell>
          <table:table-cell office:value-type="float" office:value="61" calcext:value-type="float">
            <text:p>61</text:p>
          </table:table-cell>
          <table:table-cell office:value-type="float" office:value="30.56962" calcext:value-type="float">
            <text:p>30.5696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615" calcext:value-type="float">
            <text:p>55.615</text:p>
          </table:table-cell>
          <table:table-cell office:value-type="float" office:value="61.5" calcext:value-type="float">
            <text:p>61.5</text:p>
          </table:table-cell>
          <table:table-cell office:value-type="float" office:value="61" calcext:value-type="float">
            <text:p>61</text:p>
          </table:table-cell>
          <table:table-cell office:value-type="float" office:value="15.43576" calcext:value-type="float">
            <text:p>15.4357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669" calcext:value-type="float">
            <text:p>55.669</text:p>
          </table:table-cell>
          <table:table-cell office:value-type="float" office:value="55.36666" calcext:value-type="float">
            <text:p>55.36666</text:p>
          </table:table-cell>
          <table:table-cell office:value-type="float" office:value="61" calcext:value-type="float">
            <text:p>61</text:p>
          </table:table-cell>
          <table:table-cell office:value-type="float" office:value="12.07124" calcext:value-type="float">
            <text:p>12.0712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864" calcext:value-type="float">
            <text:p>55.864</text:p>
          </table:table-cell>
          <table:table-cell office:value-type="float" office:value="56.2" calcext:value-type="float">
            <text:p>56.2</text:p>
          </table:table-cell>
          <table:table-cell office:value-type="float" office:value="61" calcext:value-type="float">
            <text:p>61</text:p>
          </table:table-cell>
          <table:table-cell office:value-type="float" office:value="13.91641" calcext:value-type="float">
            <text:p>13.9164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921" calcext:value-type="float">
            <text:p>55.921</text:p>
          </table:table-cell>
          <table:table-cell office:value-type="float" office:value="58.96667" calcext:value-type="float">
            <text:p>58.96667</text:p>
          </table:table-cell>
          <table:table-cell office:value-type="float" office:value="61" calcext:value-type="float">
            <text:p>61</text:p>
          </table:table-cell>
          <table:table-cell office:value-type="float" office:value="14.35953" calcext:value-type="float">
            <text:p>14.3595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5.979" calcext:value-type="float">
            <text:p>55.979</text:p>
          </table:table-cell>
          <table:table-cell office:value-type="float" office:value="57.63334" calcext:value-type="float">
            <text:p>57.63334</text:p>
          </table:table-cell>
          <table:table-cell office:value-type="float" office:value="61" calcext:value-type="float">
            <text:p>61</text:p>
          </table:table-cell>
          <table:table-cell office:value-type="float" office:value="16.24126" calcext:value-type="float">
            <text:p>16.2412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034" calcext:value-type="float">
            <text:p>56.034</text:p>
          </table:table-cell>
          <table:table-cell office:value-type="float" office:value="47.66667" calcext:value-type="float">
            <text:p>47.66667</text:p>
          </table:table-cell>
          <table:table-cell office:value-type="float" office:value="61" calcext:value-type="float">
            <text:p>61</text:p>
          </table:table-cell>
          <table:table-cell office:value-type="float" office:value="10.85801" calcext:value-type="float">
            <text:p>10.8580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218" calcext:value-type="float">
            <text:p>56.218</text:p>
          </table:table-cell>
          <table:table-cell office:value-type="float" office:value="52.9" calcext:value-type="float">
            <text:p>52.9</text:p>
          </table:table-cell>
          <table:table-cell office:value-type="float" office:value="61" calcext:value-type="float">
            <text:p>61</text:p>
          </table:table-cell>
          <table:table-cell office:value-type="float" office:value="34.38019" calcext:value-type="float">
            <text:p>34.3801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274" calcext:value-type="float">
            <text:p>56.274</text:p>
          </table:table-cell>
          <table:table-cell office:value-type="float" office:value="54.16667" calcext:value-type="float">
            <text:p>54.16667</text:p>
          </table:table-cell>
          <table:table-cell office:value-type="float" office:value="61" calcext:value-type="float">
            <text:p>61</text:p>
          </table:table-cell>
          <table:table-cell office:value-type="float" office:value="35.05539" calcext:value-type="float">
            <text:p>35.0553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328" calcext:value-type="float">
            <text:p>56.328</text:p>
          </table:table-cell>
          <table:table-cell office:value-type="float" office:value="57.06666" calcext:value-type="float">
            <text:p>57.06666</text:p>
          </table:table-cell>
          <table:table-cell office:value-type="float" office:value="61" calcext:value-type="float">
            <text:p>61</text:p>
          </table:table-cell>
          <table:table-cell office:value-type="float" office:value="34.54854" calcext:value-type="float">
            <text:p>34.5485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382" calcext:value-type="float">
            <text:p>56.382</text:p>
          </table:table-cell>
          <table:table-cell office:value-type="float" office:value="56.73334" calcext:value-type="float">
            <text:p>56.73334</text:p>
          </table:table-cell>
          <table:table-cell office:value-type="float" office:value="61" calcext:value-type="float">
            <text:p>61</text:p>
          </table:table-cell>
          <table:table-cell office:value-type="float" office:value="33.38746" calcext:value-type="float">
            <text:p>33.3874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578" calcext:value-type="float">
            <text:p>56.578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29.95211" calcext:value-type="float">
            <text:p>29.9521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634" calcext:value-type="float">
            <text:p>56.634</text:p>
          </table:table-cell>
          <table:table-cell office:value-type="float" office:value="61.23333" calcext:value-type="float">
            <text:p>61.23333</text:p>
          </table:table-cell>
          <table:table-cell office:value-type="float" office:value="61" calcext:value-type="float">
            <text:p>61</text:p>
          </table:table-cell>
          <table:table-cell office:value-type="float" office:value="17.57339" calcext:value-type="float">
            <text:p>17.5733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691" calcext:value-type="float">
            <text:p>56.691</text:p>
          </table:table-cell>
          <table:table-cell office:value-type="float" office:value="60.83333" calcext:value-type="float">
            <text:p>60.83333</text:p>
          </table:table-cell>
          <table:table-cell office:value-type="float" office:value="61" calcext:value-type="float">
            <text:p>61</text:p>
          </table:table-cell>
          <table:table-cell office:value-type="float" office:value="10.2383" calcext:value-type="float">
            <text:p>10.238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746" calcext:value-type="float">
            <text:p>56.746</text:p>
          </table:table-cell>
          <table:table-cell office:value-type="float" office:value="61.43333" calcext:value-type="float">
            <text:p>61.43333</text:p>
          </table:table-cell>
          <table:table-cell office:value-type="float" office:value="61" calcext:value-type="float">
            <text:p>61</text:p>
          </table:table-cell>
          <table:table-cell office:value-type="float" office:value="15.12926" calcext:value-type="float">
            <text:p>15.1292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93" calcext:value-type="float">
            <text:p>56.93</text:p>
          </table:table-cell>
          <table:table-cell office:value-type="float" office:value="62.86666" calcext:value-type="float">
            <text:p>62.86666</text:p>
          </table:table-cell>
          <table:table-cell office:value-type="float" office:value="61" calcext:value-type="float">
            <text:p>61</text:p>
          </table:table-cell>
          <table:table-cell office:value-type="float" office:value="11.92792" calcext:value-type="float">
            <text:p>11.9279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6.984" calcext:value-type="float">
            <text:p>56.984</text:p>
          </table:table-cell>
          <table:table-cell office:value-type="float" office:value="61.9" calcext:value-type="float">
            <text:p>61.9</text:p>
          </table:table-cell>
          <table:table-cell office:value-type="float" office:value="61" calcext:value-type="float">
            <text:p>61</text:p>
          </table:table-cell>
          <table:table-cell office:value-type="float" office:value="10.45018" calcext:value-type="float">
            <text:p>10.45018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START</text:p>
          </table:table-cell>
          <table:table-cell office:value-type="float" office:value="57.038" calcext:value-type="float">
            <text:p>57.038</text:p>
          </table:table-cell>
          <table:table-cell office:value-type="float" office:value="61.36667" calcext:value-type="float">
            <text:p>61.36667</text:p>
          </table:table-cell>
          <table:table-cell office:value-type="float" office:value="61" calcext:value-type="float">
            <text:p>61</text:p>
          </table:table-cell>
          <table:table-cell office:value-type="float" office:value="9.751016" calcext:value-type="float">
            <text:p>9.75101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092" calcext:value-type="float">
            <text:p>57.092</text:p>
          </table:table-cell>
          <table:table-cell office:value-type="float" office:value="51.83333" calcext:value-type="float">
            <text:p>51.83333</text:p>
          </table:table-cell>
          <table:table-cell office:value-type="float" office:value="61" calcext:value-type="float">
            <text:p>61</text:p>
          </table:table-cell>
          <table:table-cell office:value-type="float" office:value="12.74347" calcext:value-type="float">
            <text:p>12.7434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286" calcext:value-type="float">
            <text:p>57.286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61" calcext:value-type="float">
            <text:p>61</text:p>
          </table:table-cell>
          <table:table-cell office:value-type="float" office:value="13.28744" calcext:value-type="float">
            <text:p>13.2874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346" calcext:value-type="float">
            <text:p>57.346</text:p>
          </table:table-cell>
          <table:table-cell office:value-type="float" office:value="56.06667" calcext:value-type="float">
            <text:p>56.06667</text:p>
          </table:table-cell>
          <table:table-cell office:value-type="float" office:value="61" calcext:value-type="float">
            <text:p>61</text:p>
          </table:table-cell>
          <table:table-cell office:value-type="float" office:value="19.18132" calcext:value-type="float">
            <text:p>19.1813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402" calcext:value-type="float">
            <text:p>57.402</text:p>
          </table:table-cell>
          <table:table-cell office:value-type="float" office:value="55.96667" calcext:value-type="float">
            <text:p>55.96667</text:p>
          </table:table-cell>
          <table:table-cell office:value-type="float" office:value="61" calcext:value-type="float">
            <text:p>61</text:p>
          </table:table-cell>
          <table:table-cell office:value-type="float" office:value="21.84072" calcext:value-type="float">
            <text:p>21.8407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457" calcext:value-type="float">
            <text:p>57.457</text:p>
          </table:table-cell>
          <table:table-cell office:value-type="float" office:value="51.4" calcext:value-type="float">
            <text:p>51.4</text:p>
          </table:table-cell>
          <table:table-cell office:value-type="float" office:value="61" calcext:value-type="float">
            <text:p>61</text:p>
          </table:table-cell>
          <table:table-cell office:value-type="float" office:value="28.04451" calcext:value-type="float">
            <text:p>28.0445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64" calcext:value-type="float">
            <text:p>57.64</text:p>
          </table:table-cell>
          <table:table-cell office:value-type="float" office:value="58.63334" calcext:value-type="float">
            <text:p>58.63334</text:p>
          </table:table-cell>
          <table:table-cell office:value-type="float" office:value="61" calcext:value-type="float">
            <text:p>61</text:p>
          </table:table-cell>
          <table:table-cell office:value-type="float" office:value="18.38317" calcext:value-type="float">
            <text:p>18.38317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695" calcext:value-type="float">
            <text:p>57.695</text:p>
          </table:table-cell>
          <table:table-cell office:value-type="float" office:value="57.8" calcext:value-type="float">
            <text:p>57.8</text:p>
          </table:table-cell>
          <table:table-cell office:value-type="float" office:value="61" calcext:value-type="float">
            <text:p>61</text:p>
          </table:table-cell>
          <table:table-cell office:value-type="float" office:value="14.89151" calcext:value-type="float">
            <text:p>14.8915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75" calcext:value-type="float">
            <text:p>57.75</text:p>
          </table:table-cell>
          <table:table-cell office:value-type="float" office:value="63.03333" calcext:value-type="float">
            <text:p>63.03333</text:p>
          </table:table-cell>
          <table:table-cell office:value-type="float" office:value="61" calcext:value-type="float">
            <text:p>61</text:p>
          </table:table-cell>
          <table:table-cell office:value-type="float" office:value="17.06749" calcext:value-type="float">
            <text:p>17.0674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805" calcext:value-type="float">
            <text:p>57.805</text:p>
          </table:table-cell>
          <table:table-cell office:value-type="float" office:value="57.8" calcext:value-type="float">
            <text:p>57.8</text:p>
          </table:table-cell>
          <table:table-cell office:value-type="float" office:value="61" calcext:value-type="float">
            <text:p>61</text:p>
          </table:table-cell>
          <table:table-cell office:value-type="float" office:value="12.3746" calcext:value-type="float">
            <text:p>12.374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7.998" calcext:value-type="float">
            <text:p>57.998</text:p>
          </table:table-cell>
          <table:table-cell office:value-type="float" office:value="64.73333" calcext:value-type="float">
            <text:p>64.73333</text:p>
          </table:table-cell>
          <table:table-cell office:value-type="float" office:value="61" calcext:value-type="float">
            <text:p>61</text:p>
          </table:table-cell>
          <table:table-cell office:value-type="float" office:value="11.05151" calcext:value-type="float">
            <text:p>11.0515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057" calcext:value-type="float">
            <text:p>58.057</text:p>
          </table:table-cell>
          <table:table-cell office:value-type="float" office:value="63.7" calcext:value-type="float">
            <text:p>63.7</text:p>
          </table:table-cell>
          <table:table-cell office:value-type="float" office:value="61" calcext:value-type="float">
            <text:p>61</text:p>
          </table:table-cell>
          <table:table-cell office:value-type="float" office:value="11.02846" calcext:value-type="float">
            <text:p>11.02846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STOP</text:p>
          </table:table-cell>
          <table:table-cell office:value-type="float" office:value="58.112" calcext:value-type="float">
            <text:p>58.112</text:p>
          </table:table-cell>
          <table:table-cell office:value-type="float" office:value="61.3" calcext:value-type="float">
            <text:p>61.3</text:p>
          </table:table-cell>
          <table:table-cell office:value-type="float" office:value="61" calcext:value-type="float">
            <text:p>61</text:p>
          </table:table-cell>
          <table:table-cell office:value-type="float" office:value="10.9611" calcext:value-type="float">
            <text:p>10.961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167" calcext:value-type="float">
            <text:p>58.167</text:p>
          </table:table-cell>
          <table:table-cell office:value-type="float" office:value="64.46667" calcext:value-type="float">
            <text:p>64.46667</text:p>
          </table:table-cell>
          <table:table-cell office:value-type="float" office:value="61" calcext:value-type="float">
            <text:p>61</text:p>
          </table:table-cell>
          <table:table-cell office:value-type="float" office:value="9.44544" calcext:value-type="float">
            <text:p>9.44544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352" calcext:value-type="float">
            <text:p>58.352</text:p>
          </table:table-cell>
          <table:table-cell office:value-type="float" office:value="63.86667" calcext:value-type="float">
            <text:p>63.86667</text:p>
          </table:table-cell>
          <table:table-cell office:value-type="float" office:value="61" calcext:value-type="float">
            <text:p>61</text:p>
          </table:table-cell>
          <table:table-cell office:value-type="float" office:value="7.574649" calcext:value-type="float">
            <text:p>7.574649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406" calcext:value-type="float">
            <text:p>58.406</text:p>
          </table:table-cell>
          <table:table-cell office:value-type="float" office:value="63.53333" calcext:value-type="float">
            <text:p>63.53333</text:p>
          </table:table-cell>
          <table:table-cell office:value-type="float" office:value="61" calcext:value-type="float">
            <text:p>61</text:p>
          </table:table-cell>
          <table:table-cell office:value-type="float" office:value="7.369511" calcext:value-type="float">
            <text:p>7.36951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46" calcext:value-type="float">
            <text:p>58.46</text:p>
          </table:table-cell>
          <table:table-cell office:value-type="float" office:value="62.73334" calcext:value-type="float">
            <text:p>62.73334</text:p>
          </table:table-cell>
          <table:table-cell office:value-type="float" office:value="61" calcext:value-type="float">
            <text:p>61</text:p>
          </table:table-cell>
          <table:table-cell office:value-type="float" office:value="7.218581" calcext:value-type="float">
            <text:p>7.21858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514" calcext:value-type="float">
            <text:p>58.514</text:p>
          </table:table-cell>
          <table:table-cell office:value-type="float" office:value="63.6" calcext:value-type="float">
            <text:p>63.6</text:p>
          </table:table-cell>
          <table:table-cell office:value-type="float" office:value="61" calcext:value-type="float">
            <text:p>61</text:p>
          </table:table-cell>
          <table:table-cell office:value-type="float" office:value="6.58458" calcext:value-type="float">
            <text:p>6.58458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711" calcext:value-type="float">
            <text:p>58.711</text:p>
          </table:table-cell>
          <table:table-cell office:value-type="float" office:value="60.9" calcext:value-type="float">
            <text:p>60.9</text:p>
          </table:table-cell>
          <table:table-cell office:value-type="float" office:value="61" calcext:value-type="float">
            <text:p>61</text:p>
          </table:table-cell>
          <table:table-cell office:value-type="float" office:value="6.414535" calcext:value-type="float">
            <text:p>6.414535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767" calcext:value-type="float">
            <text:p>58.767</text:p>
          </table:table-cell>
          <table:table-cell office:value-type="float" office:value="62.9" calcext:value-type="float">
            <text:p>62.9</text:p>
          </table:table-cell>
          <table:table-cell office:value-type="float" office:value="61" calcext:value-type="float">
            <text:p>61</text:p>
          </table:table-cell>
          <table:table-cell office:value-type="float" office:value="6.382973" calcext:value-type="float">
            <text:p>6.382973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824" calcext:value-type="float">
            <text:p>58.824</text:p>
          </table:table-cell>
          <table:table-cell office:value-type="float" office:value="62.6" calcext:value-type="float">
            <text:p>62.6</text:p>
          </table:table-cell>
          <table:table-cell office:value-type="float" office:value="61" calcext:value-type="float">
            <text:p>61</text:p>
          </table:table-cell>
          <table:table-cell office:value-type="float" office:value="6.649202" calcext:value-type="float">
            <text:p>6.64920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8.879" calcext:value-type="float">
            <text:p>58.879</text:p>
          </table:table-cell>
          <table:table-cell office:value-type="float" office:value="63.9" calcext:value-type="float">
            <text:p>63.9</text:p>
          </table:table-cell>
          <table:table-cell office:value-type="float" office:value="61" calcext:value-type="float">
            <text:p>61</text:p>
          </table:table-cell>
          <table:table-cell office:value-type="float" office:value="7.111466" calcext:value-type="float">
            <text:p>7.111466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9.063" calcext:value-type="float">
            <text:p>59.063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7.20281" calcext:value-type="float">
            <text:p>7.2028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9.121" calcext:value-type="float">
            <text:p>59.121</text:p>
          </table:table-cell>
          <table:table-cell office:value-type="float" office:value="63.76667" calcext:value-type="float">
            <text:p>63.76667</text:p>
          </table:table-cell>
          <table:table-cell office:value-type="float" office:value="61" calcext:value-type="float">
            <text:p>61</text:p>
          </table:table-cell>
          <table:table-cell office:value-type="float" office:value="7.348361" calcext:value-type="float">
            <text:p>7.34836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9.179" calcext:value-type="float">
            <text:p>59.179</text:p>
          </table:table-cell>
          <table:table-cell office:value-type="float" office:value="62.86666" calcext:value-type="float">
            <text:p>62.86666</text:p>
          </table:table-cell>
          <table:table-cell office:value-type="float" office:value="61" calcext:value-type="float">
            <text:p>61</text:p>
          </table:table-cell>
          <table:table-cell office:value-type="float" office:value="7.258132" calcext:value-type="float">
            <text:p>7.258132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59.234" calcext:value-type="float">
            <text:p>59.234</text:p>
          </table:table-cell>
          <table:table-cell office:value-type="float" office:value="63.53333" calcext:value-type="float">
            <text:p>63.53333</text:p>
          </table:table-cell>
          <table:table-cell office:value-type="float" office:value="61" calcext:value-type="float">
            <text:p>61</text:p>
          </table:table-cell>
          <table:table-cell office:value-type="float" office:value="7.407028" calcext:value-type="float">
            <text:p>7.4070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3:41:41.785213310</meta:creation-date>
    <meta:editing-duration>PT2M2S</meta:editing-duration>
    <meta:editing-cycles>2</meta:editing-cycles>
    <meta:generator>LibreOffice/7.3.7.2$Linux_X86_64 LibreOffice_project/30$Build-2</meta:generator>
    <dc:date>2023-03-08T14:05:24.692803543</dc:date>
    <meta:document-statistic meta:table-count="1" meta:cell-count="425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C2:Sheet1.E158" svg:x="0.32cm" svg:y="0.18cm" svg:width="12.508cm" svg:height="8.64cm">
          <chart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58" chart:class="chart:scatter">
            <chart:domain table:cell-range-address="Sheet1.C2:Sheet1.C158"/>
            <chart:data-point chart:repeated="157"/>
          </chart:series>
          <chart:series chart:style-name="ch8" chart:values-cell-range-address="Sheet1.E2:Sheet1.E158" chart:class="chart:scatter">
            <chart:data-point chart:repeated="1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02">
                <text:p>16.402</text:p>
                <draw:g>
                  <svg:desc>Sheet1.C2:Sheet1.C158</svg:desc>
                </draw:g>
              </table:table-cell>
              <table:table-cell office:value-type="float" office:value="0.5040429">
                <text:p>0.5040429</text:p>
                <draw:g>
                  <svg:desc>Sheet1.D2:Sheet1.D158</svg:desc>
                </draw:g>
              </table:table-cell>
              <table:table-cell office:value-type="float" office:value="0.4538946">
                <text:p>0.4538946</text:p>
                <draw:g>
                  <svg:desc>Sheet1.E2:Sheet1.E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424">
                <text:p>16.424</text:p>
              </table:table-cell>
              <table:table-cell office:value-type="float" office:value="0.5239602">
                <text:p>0.5239602</text:p>
              </table:table-cell>
              <table:table-cell office:value-type="float" office:value="0.4585064">
                <text:p>0.4585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5">
                <text:p>16.445</text:p>
              </table:table-cell>
              <table:table-cell office:value-type="float" office:value="0.5789327">
                <text:p>0.5789327</text:p>
              </table:table-cell>
              <table:table-cell office:value-type="float" office:value="0.463252">
                <text:p>0.46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68">
                <text:p>16.468</text:p>
              </table:table-cell>
              <table:table-cell office:value-type="float" office:value="0.6553477">
                <text:p>0.6553477</text:p>
              </table:table-cell>
              <table:table-cell office:value-type="float" office:value="0.4486146">
                <text:p>0.4486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491">
                <text:p>16.491</text:p>
              </table:table-cell>
              <table:table-cell office:value-type="float" office:value="0.6549353">
                <text:p>0.6549353</text:p>
              </table:table-cell>
              <table:table-cell office:value-type="float" office:value="0.429054">
                <text:p>0.42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13">
                <text:p>16.513</text:p>
              </table:table-cell>
              <table:table-cell office:value-type="float" office:value="0.5930677">
                <text:p>0.5930677</text:p>
              </table:table-cell>
              <table:table-cell office:value-type="float" office:value="0.4078671">
                <text:p>0.4078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85">
                <text:p>16.685</text:p>
              </table:table-cell>
              <table:table-cell office:value-type="float" office:value="0.611336">
                <text:p>0.611336</text:p>
              </table:table-cell>
              <table:table-cell office:value-type="float" office:value="0.4209222">
                <text:p>0.4209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706">
                <text:p>16.706</text:p>
              </table:table-cell>
              <table:table-cell office:value-type="float" office:value="0.5552278">
                <text:p>0.5552278</text:p>
              </table:table-cell>
              <table:table-cell office:value-type="float" office:value="0.4266926">
                <text:p>0.4266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28">
                <text:p>16.728</text:p>
              </table:table-cell>
              <table:table-cell office:value-type="float" office:value="0.544334">
                <text:p>0.544334</text:p>
              </table:table-cell>
              <table:table-cell office:value-type="float" office:value="0.4606788">
                <text:p>0.460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51">
                <text:p>16.751</text:p>
              </table:table-cell>
              <table:table-cell office:value-type="float" office:value="0.638227">
                <text:p>0.638227</text:p>
              </table:table-cell>
              <table:table-cell office:value-type="float" office:value="0.4773988">
                <text:p>0.4773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773">
                <text:p>16.773</text:p>
              </table:table-cell>
              <table:table-cell office:value-type="float" office:value="0.6892671">
                <text:p>0.6892671</text:p>
              </table:table-cell>
              <table:table-cell office:value-type="float" office:value="0.4605451">
                <text:p>0.4605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95">
                <text:p>16.795</text:p>
              </table:table-cell>
              <table:table-cell office:value-type="float" office:value="0.6786953">
                <text:p>0.6786953</text:p>
              </table:table-cell>
              <table:table-cell office:value-type="float" office:value="0.4361609">
                <text:p>0.4361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16">
                <text:p>16.816</text:p>
              </table:table-cell>
              <table:table-cell office:value-type="float" office:value="0.6120822">
                <text:p>0.6120822</text:p>
              </table:table-cell>
              <table:table-cell office:value-type="float" office:value="0.4105423">
                <text:p>0.4105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838">
                <text:p>16.838</text:p>
              </table:table-cell>
              <table:table-cell office:value-type="float" office:value="0.535656">
                <text:p>0.535656</text:p>
              </table:table-cell>
              <table:table-cell office:value-type="float" office:value="0.3652499">
                <text:p>0.3652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6">
                <text:p>16.86</text:p>
              </table:table-cell>
              <table:table-cell office:value-type="float" office:value="0.5307884">
                <text:p>0.5307884</text:p>
              </table:table-cell>
              <table:table-cell office:value-type="float" office:value="0.3820802">
                <text:p>0.3820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82">
                <text:p>16.882</text:p>
              </table:table-cell>
              <table:table-cell office:value-type="float" office:value="0.574254">
                <text:p>0.574254</text:p>
              </table:table-cell>
              <table:table-cell office:value-type="float" office:value="0.4417864">
                <text:p>0.4417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043">
                <text:p>17.043</text:p>
              </table:table-cell>
              <table:table-cell office:value-type="float" office:value="0.5498147">
                <text:p>0.5498147</text:p>
              </table:table-cell>
              <table:table-cell office:value-type="float" office:value="0.469267">
                <text:p>0.469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68">
                <text:p>17.068</text:p>
              </table:table-cell>
              <table:table-cell office:value-type="float" office:value="0.646147">
                <text:p>0.646147</text:p>
              </table:table-cell>
              <table:table-cell office:value-type="float" office:value="0.4845174">
                <text:p>0.4845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9">
                <text:p>17.09</text:p>
              </table:table-cell>
              <table:table-cell office:value-type="float" office:value="0.6738946">
                <text:p>0.6738946</text:p>
              </table:table-cell>
              <table:table-cell office:value-type="float" office:value="0.4637864">
                <text:p>0.4637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12">
                <text:p>17.112</text:p>
              </table:table-cell>
              <table:table-cell office:value-type="float" office:value="0.6417353">
                <text:p>0.6417353</text:p>
              </table:table-cell>
              <table:table-cell office:value-type="float" office:value="0.425534">
                <text:p>0.425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135">
                <text:p>17.135</text:p>
              </table:table-cell>
              <table:table-cell office:value-type="float" office:value="0.5789098">
                <text:p>0.5789098</text:p>
              </table:table-cell>
              <table:table-cell office:value-type="float" office:value="0.3874153">
                <text:p>0.3874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59">
                <text:p>17.159</text:p>
              </table:table-cell>
              <table:table-cell office:value-type="float" office:value="0.5382291">
                <text:p>0.5382291</text:p>
              </table:table-cell>
              <table:table-cell office:value-type="float" office:value="0.390334">
                <text:p>0.390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181">
                <text:p>17.181</text:p>
              </table:table-cell>
              <table:table-cell office:value-type="float" office:value="0.5177222">
                <text:p>0.5177222</text:p>
              </table:table-cell>
              <table:table-cell office:value-type="float" office:value="0.441185">
                <text:p>0.441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202">
                <text:p>17.202</text:p>
              </table:table-cell>
              <table:table-cell office:value-type="float" office:value="0.5421733">
                <text:p>0.5421733</text:p>
              </table:table-cell>
              <table:table-cell office:value-type="float" office:value="0.4943863">
                <text:p>0.4943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224">
                <text:p>17.224</text:p>
              </table:table-cell>
              <table:table-cell office:value-type="float" office:value="0.6648388">
                <text:p>0.6648388</text:p>
              </table:table-cell>
              <table:table-cell office:value-type="float" office:value="0.4959457">
                <text:p>0.4959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399">
                <text:p>17.399</text:p>
              </table:table-cell>
              <table:table-cell office:value-type="float" office:value="0.6844664">
                <text:p>0.6844664</text:p>
              </table:table-cell>
              <table:table-cell office:value-type="float" office:value="0.4798388">
                <text:p>0.4798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424">
                <text:p>17.424</text:p>
              </table:table-cell>
              <table:table-cell office:value-type="float" office:value="0.7366533">
                <text:p>0.7366533</text:p>
              </table:table-cell>
              <table:table-cell office:value-type="float" office:value="0.471172">
                <text:p>0.47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451">
                <text:p>17.451</text:p>
              </table:table-cell>
              <table:table-cell office:value-type="float" office:value="0.6336815">
                <text:p>0.6336815</text:p>
              </table:table-cell>
              <table:table-cell office:value-type="float" office:value="0.4539726">
                <text:p>0.4539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73">
                <text:p>17.473</text:p>
              </table:table-cell>
              <table:table-cell office:value-type="float" office:value="0.5783084">
                <text:p>0.5783084</text:p>
              </table:table-cell>
              <table:table-cell office:value-type="float" office:value="0.4532933">
                <text:p>0.4532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94">
                <text:p>17.494</text:p>
              </table:table-cell>
              <table:table-cell office:value-type="float" office:value="0.5583471">
                <text:p>0.5583471</text:p>
              </table:table-cell>
              <table:table-cell office:value-type="float" office:value="0.4762402">
                <text:p>0.4762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16">
                <text:p>17.516</text:p>
              </table:table-cell>
              <table:table-cell office:value-type="float" office:value="0.5947726">
                <text:p>0.5947726</text:p>
              </table:table-cell>
              <table:table-cell office:value-type="float" office:value="0.4789471">
                <text:p>0.4789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538">
                <text:p>17.538</text:p>
              </table:table-cell>
              <table:table-cell office:value-type="float" office:value="0.656707">
                <text:p>0.656707</text:p>
              </table:table-cell>
              <table:table-cell office:value-type="float" office:value="0.4765857">
                <text:p>0.4765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6">
                <text:p>17.56</text:p>
              </table:table-cell>
              <table:table-cell office:value-type="float" office:value="0.664894">
                <text:p>0.664894</text:p>
              </table:table-cell>
              <table:table-cell office:value-type="float" office:value="0.4693686">
                <text:p>0.4693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582">
                <text:p>17.582</text:p>
              </table:table-cell>
              <table:table-cell office:value-type="float" office:value="0.6231215">
                <text:p>0.6231215</text:p>
              </table:table-cell>
              <table:table-cell office:value-type="float" office:value="0.4535719">
                <text:p>0.4535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53">
                <text:p>17.753</text:p>
              </table:table-cell>
              <table:table-cell office:value-type="float" office:value="0.606056">
                <text:p>0.606056</text:p>
              </table:table-cell>
              <table:table-cell office:value-type="float" office:value="0.4166002">
                <text:p>0.4166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75">
                <text:p>17.775</text:p>
              </table:table-cell>
              <table:table-cell office:value-type="float" office:value="0.5496692">
                <text:p>0.5496692</text:p>
              </table:table-cell>
              <table:table-cell office:value-type="float" office:value="0.413214">
                <text:p>0.413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8">
                <text:p>17.8</text:p>
              </table:table-cell>
              <table:table-cell office:value-type="float" office:value="0.5135891">
                <text:p>0.5135891</text:p>
              </table:table-cell>
              <table:table-cell office:value-type="float" office:value="0.4318277">
                <text:p>0.4318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824">
                <text:p>17.824</text:p>
              </table:table-cell>
              <table:table-cell office:value-type="float" office:value="0.5471746">
                <text:p>0.5471746</text:p>
              </table:table-cell>
              <table:table-cell office:value-type="float" office:value="0.4773671">
                <text:p>0.477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846">
                <text:p>17.846</text:p>
              </table:table-cell>
              <table:table-cell office:value-type="float" office:value="0.6126401">
                <text:p>0.6126401</text:p>
              </table:table-cell>
              <table:table-cell office:value-type="float" office:value="0.461492">
                <text:p>0.461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868">
                <text:p>17.868</text:p>
              </table:table-cell>
              <table:table-cell office:value-type="float" office:value="0.6997602">
                <text:p>0.6997602</text:p>
              </table:table-cell>
              <table:table-cell office:value-type="float" office:value="0.4145733">
                <text:p>0.4145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891">
                <text:p>17.891</text:p>
              </table:table-cell>
              <table:table-cell office:value-type="float" office:value="0.7170146">
                <text:p>0.7170146</text:p>
              </table:table-cell>
              <table:table-cell office:value-type="float" office:value="0.4073995">
                <text:p>0.4073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13">
                <text:p>17.913</text:p>
              </table:table-cell>
              <table:table-cell office:value-type="float" office:value="0.6583216">
                <text:p>0.6583216</text:p>
              </table:table-cell>
              <table:table-cell office:value-type="float" office:value="0.3972402">
                <text:p>0.397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5">
                <text:p>17.935</text:p>
              </table:table-cell>
              <table:table-cell office:value-type="float" office:value="0.5644285">
                <text:p>0.5644285</text:p>
              </table:table-cell>
              <table:table-cell office:value-type="float" office:value="0.3945222">
                <text:p>0.3945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108">
                <text:p>18.108</text:p>
              </table:table-cell>
              <table:table-cell office:value-type="float" office:value="0.4798704">
                <text:p>0.4798704</text:p>
              </table:table-cell>
              <table:table-cell office:value-type="float" office:value="0.4050822">
                <text:p>0.4050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13">
                <text:p>18.13</text:p>
              </table:table-cell>
              <table:table-cell office:value-type="float" office:value="0.4855629">
                <text:p>0.4855629</text:p>
              </table:table-cell>
              <table:table-cell office:value-type="float" office:value="0.4094616">
                <text:p>0.4094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152">
                <text:p>18.152</text:p>
              </table:table-cell>
              <table:table-cell office:value-type="float" office:value="0.5844802">
                <text:p>0.5844802</text:p>
              </table:table-cell>
              <table:table-cell office:value-type="float" office:value="0.4152761">
                <text:p>0.4152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174">
                <text:p>18.174</text:p>
              </table:table-cell>
              <table:table-cell office:value-type="float" office:value="0.652385">
                <text:p>0.652385</text:p>
              </table:table-cell>
              <table:table-cell office:value-type="float" office:value="0.4379326">
                <text:p>0.4379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199">
                <text:p>18.199</text:p>
              </table:table-cell>
              <table:table-cell office:value-type="float" office:value="0.6683471">
                <text:p>0.6683471</text:p>
              </table:table-cell>
              <table:table-cell office:value-type="float" office:value="0.4733995">
                <text:p>0.4733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223">
                <text:p>18.223</text:p>
              </table:table-cell>
              <table:table-cell office:value-type="float" office:value="0.5753229">
                <text:p>0.5753229</text:p>
              </table:table-cell>
              <table:table-cell office:value-type="float" office:value="0.4327746">
                <text:p>0.4327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245">
                <text:p>18.245</text:p>
              </table:table-cell>
              <table:table-cell office:value-type="float" office:value="0.5433202">
                <text:p>0.5433202</text:p>
              </table:table-cell>
              <table:table-cell office:value-type="float" office:value="0.4412519">
                <text:p>0.4412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268">
                <text:p>18.268</text:p>
              </table:table-cell>
              <table:table-cell office:value-type="float" office:value="0.5988505">
                <text:p>0.5988505</text:p>
              </table:table-cell>
              <table:table-cell office:value-type="float" office:value="0.5604209">
                <text:p>0.5604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29">
                <text:p>18.29</text:p>
              </table:table-cell>
              <table:table-cell office:value-type="float" office:value="0.7155016">
                <text:p>0.7155016</text:p>
              </table:table-cell>
              <table:table-cell office:value-type="float" office:value="0.6751002">
                <text:p>0.6751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462">
                <text:p>18.462</text:p>
              </table:table-cell>
              <table:table-cell office:value-type="float" office:value="1.003285">
                <text:p>1.003285</text:p>
              </table:table-cell>
              <table:table-cell office:value-type="float" office:value="0.922961">
                <text:p>0.922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484">
                <text:p>18.484</text:p>
              </table:table-cell>
              <table:table-cell office:value-type="float" office:value="1.057723">
                <text:p>1.057723</text:p>
              </table:table-cell>
              <table:table-cell office:value-type="float" office:value="0.9265479">
                <text:p>0.9265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6">
                <text:p>18.506</text:p>
              </table:table-cell>
              <table:table-cell office:value-type="float" office:value="1.158868">
                <text:p>1.158868</text:p>
              </table:table-cell>
              <table:table-cell office:value-type="float" office:value="0.9161217">
                <text:p>0.9161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527">
                <text:p>18.527</text:p>
              </table:table-cell>
              <table:table-cell office:value-type="float" office:value="1.205964">
                <text:p>1.205964</text:p>
              </table:table-cell>
              <table:table-cell office:value-type="float" office:value="0.8733237">
                <text:p>0.8733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49">
                <text:p>18.549</text:p>
              </table:table-cell>
              <table:table-cell office:value-type="float" office:value="1.163645">
                <text:p>1.163645</text:p>
              </table:table-cell>
              <table:table-cell office:value-type="float" office:value="0.8154326">
                <text:p>0.8154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71">
                <text:p>18.571</text:p>
              </table:table-cell>
              <table:table-cell office:value-type="float" office:value="1.019726">
                <text:p>1.019726</text:p>
              </table:table-cell>
              <table:table-cell office:value-type="float" office:value="0.7543783">
                <text:p>0.7543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594">
                <text:p>18.594</text:p>
              </table:table-cell>
              <table:table-cell office:value-type="float" office:value="0.9718719">
                <text:p>0.9718719</text:p>
              </table:table-cell>
              <table:table-cell office:value-type="float" office:value="0.7434844">
                <text:p>0.7434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616">
                <text:p>18.616</text:p>
              </table:table-cell>
              <table:table-cell office:value-type="float" office:value="1.000857">
                <text:p>1.000857</text:p>
              </table:table-cell>
              <table:table-cell office:value-type="float" office:value="0.8244678">
                <text:p>0.824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638">
                <text:p>18.638</text:p>
              </table:table-cell>
              <table:table-cell office:value-type="float" office:value="1.085015">
                <text:p>1.085015</text:p>
              </table:table-cell>
              <table:table-cell office:value-type="float" office:value="0.9946651">
                <text:p>0.9946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59">
                <text:p>18.659</text:p>
              </table:table-cell>
              <table:table-cell office:value-type="float" office:value="1.151093">
                <text:p>1.151093</text:p>
              </table:table-cell>
              <table:table-cell office:value-type="float" office:value="1.063105">
                <text:p>1.063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2">
                <text:p>18.82</text:p>
              </table:table-cell>
              <table:table-cell office:value-type="float" office:value="1.066924">
                <text:p>1.066924</text:p>
              </table:table-cell>
              <table:table-cell office:value-type="float" office:value="0.9771203">
                <text:p>0.9771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842">
                <text:p>18.842</text:p>
              </table:table-cell>
              <table:table-cell office:value-type="float" office:value="1.072326">
                <text:p>1.072326</text:p>
              </table:table-cell>
              <table:table-cell office:value-type="float" office:value="0.976885">
                <text:p>0.976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867">
                <text:p>18.867</text:p>
              </table:table-cell>
              <table:table-cell office:value-type="float" office:value="1.045313">
                <text:p>1.045313</text:p>
              </table:table-cell>
              <table:table-cell office:value-type="float" office:value="0.8678202">
                <text:p>0.8678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97">
                <text:p>18.897</text:p>
              </table:table-cell>
              <table:table-cell office:value-type="float" office:value="1.0139">
                <text:p>1.0139</text:p>
              </table:table-cell>
              <table:table-cell office:value-type="float" office:value="0.7610176">
                <text:p>0.7610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919">
                <text:p>18.919</text:p>
              </table:table-cell>
              <table:table-cell office:value-type="float" office:value="0.9988065">
                <text:p>0.9988065</text:p>
              </table:table-cell>
              <table:table-cell office:value-type="float" office:value="0.7898458">
                <text:p>0.7898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94">
                <text:p>18.94</text:p>
              </table:table-cell>
              <table:table-cell office:value-type="float" office:value="0.962581">
                <text:p>0.962581</text:p>
              </table:table-cell>
              <table:table-cell office:value-type="float" office:value="0.7980996">
                <text:p>0.7980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962">
                <text:p>18.962</text:p>
              </table:table-cell>
              <table:table-cell office:value-type="float" office:value="0.8420093">
                <text:p>0.8420093</text:p>
              </table:table-cell>
              <table:table-cell office:value-type="float" office:value="0.7337029">
                <text:p>0.7337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84">
                <text:p>18.984</text:p>
              </table:table-cell>
              <table:table-cell office:value-type="float" office:value="0.7894216">
                <text:p>0.7894216</text:p>
              </table:table-cell>
              <table:table-cell office:value-type="float" office:value="0.7310975">
                <text:p>0.7310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06">
                <text:p>19.006</text:p>
              </table:table-cell>
              <table:table-cell office:value-type="float" office:value="0.8966279">
                <text:p>0.8966279</text:p>
              </table:table-cell>
              <table:table-cell office:value-type="float" office:value="0.8226527">
                <text:p>0.8226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178">
                <text:p>19.178</text:p>
              </table:table-cell>
              <table:table-cell office:value-type="float" office:value="0.5448015">
                <text:p>0.5448015</text:p>
              </table:table-cell>
              <table:table-cell office:value-type="float" office:value="0.417103">
                <text:p>0.417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201">
                <text:p>19.201</text:p>
              </table:table-cell>
              <table:table-cell office:value-type="float" office:value="0.6013451">
                <text:p>0.6013451</text:p>
              </table:table-cell>
              <table:table-cell office:value-type="float" office:value="0.5082774">
                <text:p>0.508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224">
                <text:p>19.224</text:p>
              </table:table-cell>
              <table:table-cell office:value-type="float" office:value="0.6934113">
                <text:p>0.6934113</text:p>
              </table:table-cell>
              <table:table-cell office:value-type="float" office:value="0.5644637">
                <text:p>0.56446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46">
                <text:p>19.246</text:p>
              </table:table-cell>
              <table:table-cell office:value-type="float" office:value="0.7506664">
                <text:p>0.7506664</text:p>
              </table:table-cell>
              <table:table-cell office:value-type="float" office:value="0.511507">
                <text:p>0.511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69">
                <text:p>19.269</text:p>
              </table:table-cell>
              <table:table-cell office:value-type="float" office:value="0.7070002">
                <text:p>0.7070002</text:p>
              </table:table-cell>
              <table:table-cell office:value-type="float" office:value="0.4113202">
                <text:p>0.4113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91">
                <text:p>19.291</text:p>
              </table:table-cell>
              <table:table-cell office:value-type="float" office:value="0.6298829">
                <text:p>0.6298829</text:p>
              </table:table-cell>
              <table:table-cell office:value-type="float" office:value="0.3804422">
                <text:p>0.3804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12">
                <text:p>19.312</text:p>
              </table:table-cell>
              <table:table-cell office:value-type="float" office:value="0.5873754">
                <text:p>0.5873754</text:p>
              </table:table-cell>
              <table:table-cell office:value-type="float" office:value="0.3803084">
                <text:p>0.3803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35">
                <text:p>19.335</text:p>
              </table:table-cell>
              <table:table-cell office:value-type="float" office:value="0.5243497">
                <text:p>0.5243497</text:p>
              </table:table-cell>
              <table:table-cell office:value-type="float" office:value="0.4186946">
                <text:p>0.4186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357">
                <text:p>19.357</text:p>
              </table:table-cell>
              <table:table-cell office:value-type="float" office:value="0.5237484">
                <text:p>0.5237484</text:p>
              </table:table-cell>
              <table:table-cell office:value-type="float" office:value="0.4620264">
                <text:p>0.4620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29">
                <text:p>19.529</text:p>
              </table:table-cell>
              <table:table-cell office:value-type="float" office:value="0.5623346">
                <text:p>0.5623346</text:p>
              </table:table-cell>
              <table:table-cell office:value-type="float" office:value="0.3961285">
                <text:p>0.3961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551">
                <text:p>19.551</text:p>
              </table:table-cell>
              <table:table-cell office:value-type="float" office:value="0.6339602">
                <text:p>0.6339602</text:p>
              </table:table-cell>
              <table:table-cell office:value-type="float" office:value="0.3932526">
                <text:p>0.3932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573">
                <text:p>19.573</text:p>
              </table:table-cell>
              <table:table-cell office:value-type="float" office:value="0.628814">
                <text:p>0.628814</text:p>
              </table:table-cell>
              <table:table-cell office:value-type="float" office:value="0.4166671">
                <text:p>0.4166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594">
                <text:p>19.594</text:p>
              </table:table-cell>
              <table:table-cell office:value-type="float" office:value="0.575747">
                <text:p>0.575747</text:p>
              </table:table-cell>
              <table:table-cell office:value-type="float" office:value="0.4342002">
                <text:p>0.4342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616">
                <text:p>19.616</text:p>
              </table:table-cell>
              <table:table-cell office:value-type="float" office:value="0.527736">
                <text:p>0.527736</text:p>
              </table:table-cell>
              <table:table-cell office:value-type="float" office:value="0.4449609">
                <text:p>0.4449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639">
                <text:p>19.639</text:p>
              </table:table-cell>
              <table:table-cell office:value-type="float" office:value="0.5041098">
                <text:p>0.5041098</text:p>
              </table:table-cell>
              <table:table-cell office:value-type="float" office:value="0.4622153">
                <text:p>0.4622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61">
                <text:p>19.661</text:p>
              </table:table-cell>
              <table:table-cell office:value-type="float" office:value="0.4937064">
                <text:p>0.4937064</text:p>
              </table:table-cell>
              <table:table-cell office:value-type="float" office:value="0.4633071">
                <text:p>0.4633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683">
                <text:p>19.683</text:p>
              </table:table-cell>
              <table:table-cell office:value-type="float" office:value="0.5567877">
                <text:p>0.5567877</text:p>
              </table:table-cell>
              <table:table-cell office:value-type="float" office:value="0.466627">
                <text:p>0.466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704">
                <text:p>19.704</text:p>
              </table:table-cell>
              <table:table-cell office:value-type="float" office:value="0.6246146">
                <text:p>0.6246146</text:p>
              </table:table-cell>
              <table:table-cell office:value-type="float" office:value="0.4782119">
                <text:p>0.478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726">
                <text:p>19.726</text:p>
              </table:table-cell>
              <table:table-cell office:value-type="float" office:value="0.6663753">
                <text:p>0.6663753</text:p>
              </table:table-cell>
              <table:table-cell office:value-type="float" office:value="0.475694">
                <text:p>0.475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887">
                <text:p>19.887</text:p>
              </table:table-cell>
              <table:table-cell office:value-type="float" office:value="1.07794">
                <text:p>1.07794</text:p>
              </table:table-cell>
              <table:table-cell office:value-type="float" office:value="0.7455002">
                <text:p>0.7455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91">
                <text:p>19.91</text:p>
              </table:table-cell>
              <table:table-cell office:value-type="float" office:value="1.07638">
                <text:p>1.07638</text:p>
              </table:table-cell>
              <table:table-cell office:value-type="float" office:value="0.7846326">
                <text:p>0.7846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935">
                <text:p>19.935</text:p>
              </table:table-cell>
              <table:table-cell office:value-type="float" office:value="1.06494">
                <text:p>1.06494</text:p>
              </table:table-cell>
              <table:table-cell office:value-type="float" office:value="0.8138844">
                <text:p>0.8138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958">
                <text:p>19.958</text:p>
              </table:table-cell>
              <table:table-cell office:value-type="float" office:value="1.003863">
                <text:p>1.003863</text:p>
              </table:table-cell>
              <table:table-cell office:value-type="float" office:value="0.827674">
                <text:p>0.827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979">
                <text:p>19.979</text:p>
              </table:table-cell>
              <table:table-cell office:value-type="float" office:value="0.8781561">
                <text:p>0.8781561</text:p>
              </table:table-cell>
              <table:table-cell office:value-type="float" office:value="0.762821">
                <text:p>0.76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02">
                <text:p>20.002</text:p>
              </table:table-cell>
              <table:table-cell office:value-type="float" office:value="0.8147409">
                <text:p>0.8147409</text:p>
              </table:table-cell>
              <table:table-cell office:value-type="float" office:value="0.6982471">
                <text:p>0.6982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024">
                <text:p>20.024</text:p>
              </table:table-cell>
              <table:table-cell office:value-type="float" office:value="0.9143265">
                <text:p>0.9143265</text:p>
              </table:table-cell>
              <table:table-cell office:value-type="float" office:value="0.7103782">
                <text:p>0.7103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046">
                <text:p>20.046</text:p>
              </table:table-cell>
              <table:table-cell office:value-type="float" office:value="1.021553">
                <text:p>1.021553</text:p>
              </table:table-cell>
              <table:table-cell office:value-type="float" office:value="0.7295933">
                <text:p>0.7295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069">
                <text:p>20.069</text:p>
              </table:table-cell>
              <table:table-cell office:value-type="float" office:value="1.038595">
                <text:p>1.038595</text:p>
              </table:table-cell>
              <table:table-cell office:value-type="float" office:value="0.7379809">
                <text:p>0.7379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241">
                <text:p>20.241</text:p>
              </table:table-cell>
              <table:table-cell office:value-type="float" office:value="1.140879">
                <text:p>1.140879</text:p>
              </table:table-cell>
              <table:table-cell office:value-type="float" office:value="0.8792631">
                <text:p>0.8792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66">
                <text:p>20.266</text:p>
              </table:table-cell>
              <table:table-cell office:value-type="float" office:value="1.344426">
                <text:p>1.344426</text:p>
              </table:table-cell>
              <table:table-cell office:value-type="float" office:value="1.139999">
                <text:p>1.13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88">
                <text:p>20.288</text:p>
              </table:table-cell>
              <table:table-cell office:value-type="float" office:value="1.275472">
                <text:p>1.275472</text:p>
              </table:table-cell>
              <table:table-cell office:value-type="float" office:value="1.118098">
                <text:p>1.118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311">
                <text:p>20.311</text:p>
              </table:table-cell>
              <table:table-cell office:value-type="float" office:value="0.9767161">
                <text:p>0.9767161</text:p>
              </table:table-cell>
              <table:table-cell office:value-type="float" office:value="0.9214216">
                <text:p>0.92142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41">
                <text:p>20.341</text:p>
              </table:table-cell>
              <table:table-cell office:value-type="float" office:value="0.7974637">
                <text:p>0.7974637</text:p>
              </table:table-cell>
              <table:table-cell office:value-type="float" office:value="0.7605153">
                <text:p>0.7605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62">
                <text:p>20.362</text:p>
              </table:table-cell>
              <table:table-cell office:value-type="float" office:value="0.8535396">
                <text:p>0.8535396</text:p>
              </table:table-cell>
              <table:table-cell office:value-type="float" office:value="0.7538326">
                <text:p>0.7538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384">
                <text:p>20.384</text:p>
              </table:table-cell>
              <table:table-cell office:value-type="float" office:value="0.992112">
                <text:p>0.992112</text:p>
              </table:table-cell>
              <table:table-cell office:value-type="float" office:value="0.7951927">
                <text:p>0.7951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407">
                <text:p>20.407</text:p>
              </table:table-cell>
              <table:table-cell office:value-type="float" office:value="1.045435">
                <text:p>1.045435</text:p>
              </table:table-cell>
              <table:table-cell office:value-type="float" office:value="0.7710753">
                <text:p>0.7710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429">
                <text:p>20.429</text:p>
              </table:table-cell>
              <table:table-cell office:value-type="float" office:value="1.025285">
                <text:p>1.025285</text:p>
              </table:table-cell>
              <table:table-cell office:value-type="float" office:value="0.7564844">
                <text:p>0.7564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601">
                <text:p>20.601</text:p>
              </table:table-cell>
              <table:table-cell office:value-type="float" office:value="0.721905">
                <text:p>0.721905</text:p>
              </table:table-cell>
              <table:table-cell office:value-type="float" office:value="0.4368519">
                <text:p>0.4368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624">
                <text:p>20.624</text:p>
              </table:table-cell>
              <table:table-cell office:value-type="float" office:value="0.7075464">
                <text:p>0.7075464</text:p>
              </table:table-cell>
              <table:table-cell office:value-type="float" office:value="0.4438251">
                <text:p>0.4438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645">
                <text:p>20.645</text:p>
              </table:table-cell>
              <table:table-cell office:value-type="float" office:value="0.6662416">
                <text:p>0.6662416</text:p>
              </table:table-cell>
              <table:table-cell office:value-type="float" office:value="0.4493608">
                <text:p>0.4493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668">
                <text:p>20.668</text:p>
              </table:table-cell>
              <table:table-cell office:value-type="float" office:value="0.5777622">
                <text:p>0.5777622</text:p>
              </table:table-cell>
              <table:table-cell office:value-type="float" office:value="0.440494">
                <text:p>0.440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691">
                <text:p>20.691</text:p>
              </table:table-cell>
              <table:table-cell office:value-type="float" office:value="0.5360016">
                <text:p>0.5360016</text:p>
              </table:table-cell>
              <table:table-cell office:value-type="float" office:value="0.4559333">
                <text:p>0.4559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713">
                <text:p>20.713</text:p>
              </table:table-cell>
              <table:table-cell office:value-type="float" office:value="0.600387">
                <text:p>0.600387</text:p>
              </table:table-cell>
              <table:table-cell office:value-type="float" office:value="0.4880257">
                <text:p>0.4880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736">
                <text:p>20.736</text:p>
              </table:table-cell>
              <table:table-cell office:value-type="float" office:value="0.7061319">
                <text:p>0.7061319</text:p>
              </table:table-cell>
              <table:table-cell office:value-type="float" office:value="0.4800388">
                <text:p>0.4800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57">
                <text:p>20.757</text:p>
              </table:table-cell>
              <table:table-cell office:value-type="float" office:value="0.7327877">
                <text:p>0.7327877</text:p>
              </table:table-cell>
              <table:table-cell office:value-type="float" office:value="0.4610795">
                <text:p>0.461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779">
                <text:p>20.779</text:p>
              </table:table-cell>
              <table:table-cell office:value-type="float" office:value="0.6711092">
                <text:p>0.6711092</text:p>
              </table:table-cell>
              <table:table-cell office:value-type="float" office:value="0.4340553">
                <text:p>0.43405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802">
                <text:p>20.802</text:p>
              </table:table-cell>
              <table:table-cell office:value-type="float" office:value="0.5439767">
                <text:p>0.5439767</text:p>
              </table:table-cell>
              <table:table-cell office:value-type="float" office:value="0.3995347">
                <text:p>0.3995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962">
                <text:p>20.962</text:p>
              </table:table-cell>
              <table:table-cell office:value-type="float" office:value="0.5351767">
                <text:p>0.5351767</text:p>
              </table:table-cell>
              <table:table-cell office:value-type="float" office:value="0.4189616">
                <text:p>0.4189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985">
                <text:p>20.985</text:p>
              </table:table-cell>
              <table:table-cell office:value-type="float" office:value="0.4903636">
                <text:p>0.4903636</text:p>
              </table:table-cell>
              <table:table-cell office:value-type="float" office:value="0.4182822">
                <text:p>0.41828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009">
                <text:p>21.009</text:p>
              </table:table-cell>
              <table:table-cell office:value-type="float" office:value="0.5310002">
                <text:p>0.5310002</text:p>
              </table:table-cell>
              <table:table-cell office:value-type="float" office:value="0.4479464">
                <text:p>0.4479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03">
                <text:p>21.03</text:p>
              </table:table-cell>
              <table:table-cell office:value-type="float" office:value="0.5957864">
                <text:p>0.5957864</text:p>
              </table:table-cell>
              <table:table-cell office:value-type="float" office:value="0.4836926">
                <text:p>0.48369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052">
                <text:p>21.052</text:p>
              </table:table-cell>
              <table:table-cell office:value-type="float" office:value="0.727252">
                <text:p>0.727252</text:p>
              </table:table-cell>
              <table:table-cell office:value-type="float" office:value="0.5127995">
                <text:p>0.5127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077">
                <text:p>21.077</text:p>
              </table:table-cell>
              <table:table-cell office:value-type="float" office:value="0.7783706">
                <text:p>0.7783706</text:p>
              </table:table-cell>
              <table:table-cell office:value-type="float" office:value="0.5437561">
                <text:p>0.54375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099">
                <text:p>21.099</text:p>
              </table:table-cell>
              <table:table-cell office:value-type="float" office:value="0.8430347">
                <text:p>0.8430347</text:p>
              </table:table-cell>
              <table:table-cell office:value-type="float" office:value="0.611194">
                <text:p>0.611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121">
                <text:p>21.121</text:p>
              </table:table-cell>
              <table:table-cell office:value-type="float" office:value="0.9416064">
                <text:p>0.9416064</text:p>
              </table:table-cell>
              <table:table-cell office:value-type="float" office:value="0.77199">
                <text:p>0.77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146">
                <text:p>21.146</text:p>
              </table:table-cell>
              <table:table-cell office:value-type="float" office:value="1.051273">
                <text:p>1.051273</text:p>
              </table:table-cell>
              <table:table-cell office:value-type="float" office:value="0.9562561">
                <text:p>0.95625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318">
                <text:p>21.318</text:p>
              </table:table-cell>
              <table:table-cell office:value-type="float" office:value="0.665896">
                <text:p>0.665896</text:p>
              </table:table-cell>
              <table:table-cell office:value-type="float" office:value="0.5303209">
                <text:p>0.5303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4">
                <text:p>21.34</text:p>
              </table:table-cell>
              <table:table-cell office:value-type="float" office:value="0.5847471">
                <text:p>0.5847471</text:p>
              </table:table-cell>
              <table:table-cell office:value-type="float" office:value="0.5028637">
                <text:p>0.5028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362">
                <text:p>21.362</text:p>
              </table:table-cell>
              <table:table-cell office:value-type="float" office:value="0.8004726">
                <text:p>0.8004726</text:p>
              </table:table-cell>
              <table:table-cell office:value-type="float" office:value="0.6460051">
                <text:p>0.64600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384">
                <text:p>21.384</text:p>
              </table:table-cell>
              <table:table-cell office:value-type="float" office:value="1.082819">
                <text:p>1.082819</text:p>
              </table:table-cell>
              <table:table-cell office:value-type="float" office:value="0.8170588">
                <text:p>0.8170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06">
                <text:p>21.406</text:p>
              </table:table-cell>
              <table:table-cell office:value-type="float" office:value="1.102089">
                <text:p>1.102089</text:p>
              </table:table-cell>
              <table:table-cell office:value-type="float" office:value="0.7663961">
                <text:p>0.7663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427">
                <text:p>21.427</text:p>
              </table:table-cell>
              <table:table-cell office:value-type="float" office:value="0.9150146">
                <text:p>0.9150146</text:p>
              </table:table-cell>
              <table:table-cell office:value-type="float" office:value="0.6019464">
                <text:p>0.6019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9">
                <text:p>21.449</text:p>
              </table:table-cell>
              <table:table-cell office:value-type="float" office:value="0.678974">
                <text:p>0.678974</text:p>
              </table:table-cell>
              <table:table-cell office:value-type="float" office:value="0.5045451">
                <text:p>0.50454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72">
                <text:p>21.472</text:p>
              </table:table-cell>
              <table:table-cell office:value-type="float" office:value="0.6877423">
                <text:p>0.6877423</text:p>
              </table:table-cell>
              <table:table-cell office:value-type="float" office:value="0.5617134">
                <text:p>0.5617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494">
                <text:p>21.494</text:p>
              </table:table-cell>
              <table:table-cell office:value-type="float" office:value="0.9425099">
                <text:p>0.9425099</text:p>
              </table:table-cell>
              <table:table-cell office:value-type="float" office:value="0.8226527">
                <text:p>0.82265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16">
                <text:p>21.516</text:p>
              </table:table-cell>
              <table:table-cell office:value-type="float" office:value="1.180267">
                <text:p>1.180267</text:p>
              </table:table-cell>
              <table:table-cell office:value-type="float" office:value="1.07968">
                <text:p>1.07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676">
                <text:p>21.676</text:p>
              </table:table-cell>
              <table:table-cell office:value-type="float" office:value="0.9112307">
                <text:p>0.9112307</text:p>
              </table:table-cell>
              <table:table-cell office:value-type="float" office:value="0.8726009">
                <text:p>0.8726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698">
                <text:p>21.698</text:p>
              </table:table-cell>
              <table:table-cell office:value-type="float" office:value="1.159995">
                <text:p>1.159995</text:p>
              </table:table-cell>
              <table:table-cell office:value-type="float" office:value="1.097527">
                <text:p>1.0975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72">
                <text:p>21.72</text:p>
              </table:table-cell>
              <table:table-cell office:value-type="float" office:value="1.556387">
                <text:p>1.556387</text:p>
              </table:table-cell>
              <table:table-cell office:value-type="float" office:value="1.430492">
                <text:p>1.4304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746">
                <text:p>21.746</text:p>
              </table:table-cell>
              <table:table-cell office:value-type="float" office:value="2.032189">
                <text:p>2.032189</text:p>
              </table:table-cell>
              <table:table-cell office:value-type="float" office:value="1.687775">
                <text:p>1.6877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768">
                <text:p>21.768</text:p>
              </table:table-cell>
              <table:table-cell office:value-type="float" office:value="1.904106">
                <text:p>1.904106</text:p>
              </table:table-cell>
              <table:table-cell office:value-type="float" office:value="1.568559">
                <text:p>1.5685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79">
                <text:p>21.79</text:p>
              </table:table-cell>
              <table:table-cell office:value-type="float" office:value="1.430117">
                <text:p>1.430117</text:p>
              </table:table-cell>
              <table:table-cell office:value-type="float" office:value="1.099983">
                <text:p>1.099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813">
                <text:p>21.813</text:p>
              </table:table-cell>
              <table:table-cell office:value-type="float" office:value="0.9216422">
                <text:p>0.9216422</text:p>
              </table:table-cell>
              <table:table-cell office:value-type="float" office:value="0.7416546">
                <text:p>0.7416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835">
                <text:p>21.835</text:p>
              </table:table-cell>
              <table:table-cell office:value-type="float" office:value="0.5680822">
                <text:p>0.5680822</text:p>
              </table:table-cell>
              <table:table-cell office:value-type="float" office:value="0.4447602">
                <text:p>0.4447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857">
                <text:p>21.857</text:p>
              </table:table-cell>
              <table:table-cell office:value-type="float" office:value="0.5307884">
                <text:p>0.5307884</text:p>
              </table:table-cell>
              <table:table-cell office:value-type="float" office:value="0.4660257">
                <text:p>0.4660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029">
                <text:p>22.029</text:p>
              </table:table-cell>
              <table:table-cell office:value-type="float" office:value="0.5299753">
                <text:p>0.5299753</text:p>
              </table:table-cell>
              <table:table-cell office:value-type="float" office:value="0.4277064">
                <text:p>0.4277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051">
                <text:p>22.051</text:p>
              </table:table-cell>
              <table:table-cell office:value-type="float" office:value="0.6247595">
                <text:p>0.6247595</text:p>
              </table:table-cell>
              <table:table-cell office:value-type="float" office:value="0.474547">
                <text:p>0.474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072">
                <text:p>22.072</text:p>
              </table:table-cell>
              <table:table-cell office:value-type="float" office:value="0.7101864">
                <text:p>0.7101864</text:p>
              </table:table-cell>
              <table:table-cell office:value-type="float" office:value="0.4753602">
                <text:p>0.4753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094">
                <text:p>22.094</text:p>
              </table:table-cell>
              <table:table-cell office:value-type="float" office:value="0.7076684">
                <text:p>0.7076684</text:p>
              </table:table-cell>
              <table:table-cell office:value-type="float" office:value="0.4484139">
                <text:p>0.4484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.116">
                <text:p>22.116</text:p>
              </table:table-cell>
              <table:table-cell office:value-type="float" office:value="0.6501229">
                <text:p>0.6501229</text:p>
              </table:table-cell>
              <table:table-cell office:value-type="float" office:value="0.4340553">
                <text:p>0.43405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38">
                <text:p>22.138</text:p>
              </table:table-cell>
              <table:table-cell office:value-type="float" office:value="0.5565085">
                <text:p>0.5565085</text:p>
              </table:table-cell>
              <table:table-cell office:value-type="float" office:value="0.4109747">
                <text:p>0.4109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6">
                <text:p>22.16</text:p>
              </table:table-cell>
              <table:table-cell office:value-type="float" office:value="0.4384084">
                <text:p>0.4384084</text:p>
              </table:table-cell>
              <table:table-cell office:value-type="float" office:value="0.3116485">
                <text:p>0.3116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181">
                <text:p>22.181</text:p>
              </table:table-cell>
              <table:table-cell office:value-type="float" office:value="0.2857143">
                <text:p>0.2857143</text:p>
              </table:table-cell>
              <table:table-cell office:value-type="float" office:value="0.2222522">
                <text:p>0.2222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203">
                <text:p>22.203</text:p>
              </table:table-cell>
              <table:table-cell office:value-type="float" office:value="0.1018946">
                <text:p>0.1018946</text:p>
              </table:table-cell>
              <table:table-cell office:value-type="float" office:value="0.03648069">
                <text:p>0.036480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225">
                <text:p>2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386">
                <text:p>22.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9cm" svg:height="26.038cm" xlink:href=".." xlink:type="simple" chart:class="chart:scatter" chart:style-name="ch1">
        <chart:legend chart:legend-position="end" svg:x="43.491cm" svg:y="12.72cm" style:legend-expansion="high" chart:style-name="ch2"/>
        <chart:plot-area chart:style-name="ch3" table:cell-range-address="Sheet1.K3:Sheet1.L411" svg:x="0.925cm" svg:y="0.52cm" svg:width="41.641cm" svg:height="24.998cm">
          <chart:coordinate-region svg:x="1.163cm" svg:y="0.719cm" svg:width="41.216cm" svg:height="24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411" chart:class="chart:scatter">
            <chart:domain table:cell-range-address="Sheet1.K3:Sheet1.K411"/>
            <chart:data-point chart:repeated="4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3:Sheet1.K411</svg:desc>
                </draw:g>
              </table:table-cell>
              <table:table-cell office:value-type="float" office:value="0">
                <text:p>0</text:p>
                <draw:g>
                  <svg:desc>Sheet1.L3:Sheet1.L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91">
                <text:p>6.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34096">
                <text:p>0.01734096</text:p>
              </table:table-cell>
              <table:table-cell office:value-type="float" office:value="0.01734085">
                <text:p>0.01734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069335">
                <text:p>0.06069335</text:p>
              </table:table-cell>
              <table:table-cell office:value-type="float" office:value="0.06069296">
                <text:p>0.06069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70478">
                <text:p>0.08670478</text:p>
              </table:table-cell>
              <table:table-cell office:value-type="float" office:value="0.08670423">
                <text:p>0.08670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37575">
                <text:p>0.09537575</text:p>
              </table:table-cell>
              <table:table-cell office:value-type="float" office:value="0.09537416">
                <text:p>0.09537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67058">
                <text:p>0.0867058</text:p>
              </table:table-cell>
              <table:table-cell office:value-type="float" office:value="0.1040451">
                <text:p>0.1040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803587">
                <text:p>0.07803587</text:p>
              </table:table-cell>
              <table:table-cell office:value-type="float" office:value="0.1127161">
                <text:p>0.1127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36593">
                <text:p>0.06936593</text:p>
              </table:table-cell>
              <table:table-cell office:value-type="float" office:value="0.1213871">
                <text:p>0.1213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01624">
                <text:p>0.02601624</text:p>
              </table:table-cell>
              <table:table-cell office:value-type="float" office:value="0.1647419">
                <text:p>0.1647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201319">
                <text:p>-0.05201319</text:p>
              </table:table-cell>
              <table:table-cell office:value-type="float" office:value="0.2427805">
                <text:p>0.2427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647319">
                <text:p>-0.1647319</text:p>
              </table:table-cell>
              <table:table-cell office:value-type="float" office:value="0.3554935">
                <text:p>0.3554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254561">
                <text:p>-0.2254561</text:p>
              </table:table-cell>
              <table:table-cell office:value-type="float" office:value="0.4335034">
                <text:p>0.4335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4297">
                <text:p>-0.1994297</text:p>
              </table:table-cell>
              <table:table-cell office:value-type="float" office:value="0.4075072">
                <text:p>0.4075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734023">
                <text:p>-0.1734023</text:p>
              </table:table-cell>
              <table:table-cell office:value-type="float" office:value="0.3815119">
                <text:p>0.38151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473859">
                <text:p>-0.1473859</text:p>
              </table:table-cell>
              <table:table-cell office:value-type="float" office:value="0.3728565">
                <text:p>0.3728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13704">
                <text:p>-0.1213704</text:p>
              </table:table-cell>
              <table:table-cell office:value-type="float" office:value="0.3641987">
                <text:p>0.3641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670285">
                <text:p>-0.08670285</text:p>
              </table:table-cell>
              <table:table-cell office:value-type="float" office:value="0.3988947">
                <text:p>0.3988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736226">
                <text:p>-0.01736226</text:p>
              </table:table-cell>
              <table:table-cell office:value-type="float" office:value="0.4682814">
                <text:p>0.4682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13396">
                <text:p>0.1213396</text:p>
              </table:table-cell>
              <table:table-cell office:value-type="float" office:value="0.5896966">
                <text:p>0.5896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74312">
                <text:p>0.2774312</text:p>
              </table:table-cell>
              <table:table-cell office:value-type="float" office:value="0.7457413">
                <text:p>0.7457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55387">
                <text:p>0.3555387</text:p>
              </table:table-cell>
              <table:table-cell office:value-type="float" office:value="0.8237018">
                <text:p>0.8237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8162">
                <text:p>0.338162</text:p>
              </table:table-cell>
              <table:table-cell office:value-type="float" office:value="0.7890379">
                <text:p>0.7890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08133">
                <text:p>0.3208133</text:p>
              </table:table-cell>
              <table:table-cell office:value-type="float" office:value="0.7717047">
                <text:p>0.7717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74631">
                <text:p>0.2774631</text:p>
              </table:table-cell>
              <table:table-cell office:value-type="float" office:value="0.7456901">
                <text:p>0.7456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4488">
                <text:p>0.2514488</text:p>
              </table:table-cell>
              <table:table-cell office:value-type="float" office:value="0.754352">
                <text:p>0.754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4153">
                <text:p>0.1994153</text:p>
              </table:table-cell>
              <table:table-cell office:value-type="float" office:value="0.7716604">
                <text:p>0.7716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99918">
                <text:p>0.1299918</text:p>
              </table:table-cell>
              <table:table-cell office:value-type="float" office:value="0.8409641">
                <text:p>0.8409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791343">
                <text:p>0.07791343</text:p>
              </table:table-cell>
              <table:table-cell office:value-type="float" office:value="0.892931">
                <text:p>0.892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628078">
                <text:p>-0.02628078</text:p>
              </table:table-cell>
              <table:table-cell office:value-type="float" office:value="0.9968275">
                <text:p>0.9968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087121">
                <text:p>-0.2087121</text:p>
              </table:table-cell>
              <table:table-cell office:value-type="float" office:value="1.178555">
                <text:p>1.178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825682">
                <text:p>-0.3825682</text:p>
              </table:table-cell>
              <table:table-cell office:value-type="float" office:value="1.351515">
                <text:p>1.351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73574">
                <text:p>-0.4173574</text:p>
              </table:table-cell>
              <table:table-cell office:value-type="float" office:value="1.386089">
                <text:p>1.386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912655">
                <text:p>-0.3912655</text:p>
              </table:table-cell>
              <table:table-cell office:value-type="float" office:value="1.360159">
                <text:p>1.360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738748">
                <text:p>-0.3738748</text:p>
              </table:table-cell>
              <table:table-cell office:value-type="float" office:value="1.342868">
                <text:p>1.342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565339">
                <text:p>-0.3565339</text:p>
              </table:table-cell>
              <table:table-cell office:value-type="float" office:value="1.342914">
                <text:p>1.342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219358">
                <text:p>-0.3219358</text:p>
              </table:table-cell>
              <table:table-cell office:value-type="float" office:value="1.377679">
                <text:p>1.377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86758">
                <text:p>-0.2786758</text:p>
              </table:table-cell>
              <table:table-cell office:value-type="float" office:value="1.421123">
                <text:p>1.421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921013">
                <text:p>-0.1921013</text:p>
              </table:table-cell>
              <table:table-cell office:value-type="float" office:value="1.490649">
                <text:p>1.490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687265">
                <text:p>-0.09687265</text:p>
              </table:table-cell>
              <table:table-cell office:value-type="float" office:value="1.568862">
                <text:p>1.568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5856">
                <text:p>0.0155856</text:p>
              </table:table-cell>
              <table:table-cell office:value-type="float" office:value="1.681834">
                <text:p>1.6818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3957">
                <text:p>0.153957</text:p>
              </table:table-cell>
              <table:table-cell office:value-type="float" office:value="1.803626">
                <text:p>1.803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16963">
                <text:p>0.2316963</text:p>
              </table:table-cell>
              <table:table-cell office:value-type="float" office:value="1.881954">
                <text:p>1.881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9377">
                <text:p>0.309377</text:p>
              </table:table-cell>
              <table:table-cell office:value-type="float" office:value="1.96034">
                <text:p>1.960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02057">
                <text:p>0.4302057</text:p>
              </table:table-cell>
              <table:table-cell office:value-type="float" office:value="2.082281">
                <text:p>2.082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83136">
                <text:p>0.5683136</text:p>
              </table:table-cell>
              <table:table-cell office:value-type="float" office:value="2.238897">
                <text:p>2.2388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66052">
                <text:p>0.7066052</text:p>
              </table:table-cell>
              <table:table-cell office:value-type="float" office:value="2.395351">
                <text:p>2.3953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77166">
                <text:p>0.8277166</text:p>
              </table:table-cell>
              <table:table-cell office:value-type="float" office:value="2.620931">
                <text:p>2.620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32031">
                <text:p>0.9232031</text:p>
              </table:table-cell>
              <table:table-cell office:value-type="float" office:value="2.854988">
                <text:p>2.854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35275">
                <text:p>0.9235275</text:p>
              </table:table-cell>
              <table:table-cell office:value-type="float" office:value="3.011055">
                <text:p>3.011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60876">
                <text:p>0.8460876</text:p>
              </table:table-cell>
              <table:table-cell office:value-type="float" office:value="3.176074">
                <text:p>3.1760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44613">
                <text:p>0.6044613</text:p>
              </table:table-cell>
              <table:table-cell office:value-type="float" office:value="3.402734">
                <text:p>3.402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29865">
                <text:p>0.3029865</text:p>
              </table:table-cell>
              <table:table-cell office:value-type="float" office:value="3.708178">
                <text:p>3.7081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7566568">
                <text:p>-0.07566568</text:p>
              </table:table-cell>
              <table:table-cell office:value-type="float" office:value="4.075297">
                <text:p>4.0752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4796382">
                <text:p>-0.4796382</text:p>
              </table:table-cell>
              <table:table-cell office:value-type="float" office:value="4.486317">
                <text:p>4.486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577396">
                <text:p>-0.8577396</text:p>
              </table:table-cell>
              <table:table-cell office:value-type="float" office:value="4.871184">
                <text:p>4.871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123851">
                <text:p>-1.123851</text:p>
              </table:table-cell>
              <table:table-cell office:value-type="float" office:value="5.176997">
                <text:p>5.176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347472">
                <text:p>-1.347472</text:p>
              </table:table-cell>
              <table:table-cell office:value-type="float" office:value="5.404225">
                <text:p>5.404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19426">
                <text:p>-1.519426</text:p>
              </table:table-cell>
              <table:table-cell office:value-type="float" office:value="5.630768">
                <text:p>5.6307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83132">
                <text:p>-1.683132</text:p>
              </table:table-cell>
              <table:table-cell office:value-type="float" office:value="5.865593">
                <text:p>5.865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91491">
                <text:p>-1.691491</text:p>
              </table:table-cell>
              <table:table-cell office:value-type="float" office:value="6.047687">
                <text:p>6.04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839432">
                <text:p>-1.839432</text:p>
              </table:table-cell>
              <table:table-cell office:value-type="float" office:value="6.455002">
                <text:p>6.455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71004">
                <text:p>-1.771004</text:p>
              </table:table-cell>
              <table:table-cell office:value-type="float" office:value="6.715363">
                <text:p>6.715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3384">
                <text:p>-1.63384</text:p>
              </table:table-cell>
              <table:table-cell office:value-type="float" office:value="7.010889">
                <text:p>7.010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410119">
                <text:p>-1.410119</text:p>
              </table:table-cell>
              <table:table-cell office:value-type="float" office:value="7.272475">
                <text:p>7.272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29385">
                <text:p>-1.229385</text:p>
              </table:table-cell>
              <table:table-cell office:value-type="float" office:value="7.438689">
                <text:p>7.438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86629">
                <text:p>-0.9886629</text:p>
              </table:table-cell>
              <table:table-cell office:value-type="float" office:value="7.649148">
                <text:p>7.6491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7481554">
                <text:p>-0.7481554</text:p>
              </table:table-cell>
              <table:table-cell office:value-type="float" office:value="7.842746">
                <text:p>7.842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16645">
                <text:p>-0.516645</text:p>
              </table:table-cell>
              <table:table-cell office:value-type="float" office:value="8.02811">
                <text:p>8.028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858534">
                <text:p>-0.2858534</text:p>
              </table:table-cell>
              <table:table-cell office:value-type="float" office:value="8.231353">
                <text:p>8.2313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853537">
                <text:p>-0.03853537</text:p>
              </table:table-cell>
              <table:table-cell office:value-type="float" office:value="8.452808">
                <text:p>8.452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0709">
                <text:p>0.1060709</text:p>
              </table:table-cell>
              <table:table-cell office:value-type="float" office:value="8.585962">
                <text:p>8.585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8488">
                <text:p>0.318488</text:p>
              </table:table-cell>
              <table:table-cell office:value-type="float" office:value="8.773091">
                <text:p>8.7730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16198">
                <text:p>0.5216198</text:p>
              </table:table-cell>
              <table:table-cell office:value-type="float" office:value="8.969114">
                <text:p>8.969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32837">
                <text:p>0.6732837</text:p>
              </table:table-cell>
              <table:table-cell office:value-type="float" office:value="9.129466">
                <text:p>9.129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11001">
                <text:p>0.8411001</text:p>
              </table:table-cell>
              <table:table-cell office:value-type="float" office:value="9.325153">
                <text:p>9.3251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056">
                <text:p>1.00056</text:p>
              </table:table-cell>
              <table:table-cell office:value-type="float" office:value="9.511872">
                <text:p>9.511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5818">
                <text:p>1.115818</text:p>
              </table:table-cell>
              <table:table-cell office:value-type="float" office:value="9.740499">
                <text:p>9.740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04626">
                <text:p>1.204626</text:p>
              </table:table-cell>
              <table:table-cell office:value-type="float" office:value="10.01152">
                <text:p>10.01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85947">
                <text:p>1.285947</text:p>
              </table:table-cell>
              <table:table-cell office:value-type="float" office:value="10.27337">
                <text:p>10.273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06343">
                <text:p>1.306343</text:p>
              </table:table-cell>
              <table:table-cell office:value-type="float" office:value="10.62922">
                <text:p>10.62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59531">
                <text:p>1.259531</text:p>
              </table:table-cell>
              <table:table-cell office:value-type="float" office:value="10.98427">
                <text:p>10.98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45797">
                <text:p>1.145797</text:p>
              </table:table-cell>
              <table:table-cell office:value-type="float" office:value="11.37415">
                <text:p>11.374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96034">
                <text:p>0.9396034</text:p>
              </table:table-cell>
              <table:table-cell office:value-type="float" office:value="11.80858">
                <text:p>11.80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77987">
                <text:p>0.7177987</text:p>
              </table:table-cell>
              <table:table-cell office:value-type="float" office:value="12.14051">
                <text:p>12.14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84344">
                <text:p>0.3784344</text:p>
              </table:table-cell>
              <table:table-cell office:value-type="float" office:value="12.57989">
                <text:p>12.57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2815682">
                <text:p>-0.02815682</text:p>
              </table:table-cell>
              <table:table-cell office:value-type="float" office:value="13.02242">
                <text:p>13.02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408039">
                <text:p>-0.3408039</text:p>
              </table:table-cell>
              <table:table-cell office:value-type="float" office:value="13.35118">
                <text:p>13.35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46052">
                <text:p>-0.746052</text:p>
              </table:table-cell>
              <table:table-cell office:value-type="float" office:value="13.76113">
                <text:p>13.76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50597">
                <text:p>-1.050597</text:p>
              </table:table-cell>
              <table:table-cell office:value-type="float" office:value="14.0469">
                <text:p>14.0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6942">
                <text:p>-1.26942</text:p>
              </table:table-cell>
              <table:table-cell office:value-type="float" office:value="14.29564">
                <text:p>14.295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453972">
                <text:p>-1.453972</text:p>
              </table:table-cell>
              <table:table-cell office:value-type="float" office:value="14.54316">
                <text:p>14.54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87232">
                <text:p>-1.587232</text:p>
              </table:table-cell>
              <table:table-cell office:value-type="float" office:value="14.78897">
                <text:p>14.788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70379">
                <text:p>-1.70379</text:p>
              </table:table-cell>
              <table:table-cell office:value-type="float" office:value="15.05129">
                <text:p>15.05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751295">
                <text:p>-1.751295</text:p>
              </table:table-cell>
              <table:table-cell office:value-type="float" office:value="15.38145">
                <text:p>15.38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739774">
                <text:p>-1.739774</text:p>
              </table:table-cell>
              <table:table-cell office:value-type="float" office:value="15.7542">
                <text:p>15.7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686931">
                <text:p>-1.686931</text:p>
              </table:table-cell>
              <table:table-cell office:value-type="float" office:value="16.15293">
                <text:p>16.15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66463">
                <text:p>-1.566463</text:p>
              </table:table-cell>
              <table:table-cell office:value-type="float" office:value="16.55205">
                <text:p>16.552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342902">
                <text:p>-1.342902</text:p>
              </table:table-cell>
              <table:table-cell office:value-type="float" office:value="16.8828">
                <text:p>16.8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137357">
                <text:p>-1.137357</text:p>
              </table:table-cell>
              <table:table-cell office:value-type="float" office:value="17.17937">
                <text:p>17.179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318633">
                <text:p>-0.9318633</text:p>
              </table:table-cell>
              <table:table-cell office:value-type="float" office:value="17.40718">
                <text:p>17.40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7606107">
                <text:p>-0.7606107</text:p>
              </table:table-cell>
              <table:table-cell office:value-type="float" office:value="17.56561">
                <text:p>17.56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303041">
                <text:p>-0.5303041</text:p>
              </table:table-cell>
              <table:table-cell office:value-type="float" office:value="17.80344">
                <text:p>17.80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832962">
                <text:p>-0.2832962</text:p>
              </table:table-cell>
              <table:table-cell office:value-type="float" office:value="18.04222">
                <text:p>18.04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844277">
                <text:p>-0.02844277</text:p>
              </table:table-cell>
              <table:table-cell office:value-type="float" office:value="18.29051">
                <text:p>18.290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25955">
                <text:p>0.2425955</text:p>
              </table:table-cell>
              <table:table-cell office:value-type="float" office:value="18.5573">
                <text:p>18.5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00583">
                <text:p>0.4200583</text:p>
              </table:table-cell>
              <table:table-cell office:value-type="float" office:value="18.727">
                <text:p>18.7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37648">
                <text:p>0.6137648</text:p>
              </table:table-cell>
              <table:table-cell office:value-type="float" office:value="18.91515">
                <text:p>18.91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6619">
                <text:p>0.756619</text:p>
              </table:table-cell>
              <table:table-cell office:value-type="float" office:value="19.05018">
                <text:p>19.05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51209">
                <text:p>0.9151209</text:p>
              </table:table-cell>
              <table:table-cell office:value-type="float" office:value="19.22093">
                <text:p>19.220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89902">
                <text:p>1.089902</text:p>
              </table:table-cell>
              <table:table-cell office:value-type="float" office:value="19.41002">
                <text:p>19.41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54047">
                <text:p>1.254047</text:p>
              </table:table-cell>
              <table:table-cell office:value-type="float" office:value="19.64229">
                <text:p>19.642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64082">
                <text:p>1.364082</text:p>
              </table:table-cell>
              <table:table-cell office:value-type="float" office:value="19.92444">
                <text:p>19.92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65316">
                <text:p>1.465316</text:p>
              </table:table-cell>
              <table:table-cell office:value-type="float" office:value="20.21482">
                <text:p>20.21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68073">
                <text:p>1.368073</text:p>
              </table:table-cell>
              <table:table-cell office:value-type="float" office:value="20.48876">
                <text:p>20.48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9497">
                <text:p>1.389497</text:p>
              </table:table-cell>
              <table:table-cell office:value-type="float" office:value="20.85394">
                <text:p>20.85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80427">
                <text:p>1.280427</text:p>
              </table:table-cell>
              <table:table-cell office:value-type="float" office:value="21.258">
                <text:p>21.2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76731">
                <text:p>1.076731</text:p>
              </table:table-cell>
              <table:table-cell office:value-type="float" office:value="21.6856">
                <text:p>21.68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43401">
                <text:p>0.8143401</text:p>
              </table:table-cell>
              <table:table-cell office:value-type="float" office:value="22.10377">
                <text:p>22.103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84248">
                <text:p>0.484248</text:p>
              </table:table-cell>
              <table:table-cell office:value-type="float" office:value="22.52146">
                <text:p>22.52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21367">
                <text:p>0.1121367</text:p>
              </table:table-cell>
              <table:table-cell office:value-type="float" office:value="22.94817">
                <text:p>22.948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675727">
                <text:p>-0.2675727</text:p>
              </table:table-cell>
              <table:table-cell office:value-type="float" office:value="23.40204">
                <text:p>23.402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5492006">
                <text:p>-0.5492006</text:p>
              </table:table-cell>
              <table:table-cell office:value-type="float" office:value="23.74547">
                <text:p>23.745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5242">
                <text:p>-0.95242</text:p>
              </table:table-cell>
              <table:table-cell office:value-type="float" office:value="24.20991">
                <text:p>24.20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372123">
                <text:p>-1.372123</text:p>
              </table:table-cell>
              <table:table-cell office:value-type="float" office:value="24.69242">
                <text:p>24.69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782177">
                <text:p>-1.782177</text:p>
              </table:table-cell>
              <table:table-cell office:value-type="float" office:value="25.14969">
                <text:p>25.14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191483">
                <text:p>-2.191483</text:p>
              </table:table-cell>
              <table:table-cell office:value-type="float" office:value="25.60762">
                <text:p>25.60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74072">
                <text:p>-2.574072</text:p>
              </table:table-cell>
              <table:table-cell office:value-type="float" office:value="26.07493">
                <text:p>26.074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843151">
                <text:p>-2.843151</text:p>
              </table:table-cell>
              <table:table-cell office:value-type="float" office:value="26.4302">
                <text:p>26.43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40635">
                <text:p>-3.40635</text:p>
              </table:table-cell>
              <table:table-cell office:value-type="float" office:value="27.28882">
                <text:p>27.28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6053">
                <text:p>-3.6053</text:p>
              </table:table-cell>
              <table:table-cell office:value-type="float" office:value="27.57527">
                <text:p>27.575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70908">
                <text:p>-3.70908</text:p>
              </table:table-cell>
              <table:table-cell office:value-type="float" office:value="27.7142">
                <text:p>27.7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726396">
                <text:p>-3.726396</text:p>
              </table:table-cell>
              <table:table-cell office:value-type="float" office:value="27.73157">
                <text:p>27.73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700405">
                <text:p>-3.700405</text:p>
              </table:table-cell>
              <table:table-cell office:value-type="float" office:value="27.70553">
                <text:p>27.705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700405">
                <text:p>-3.700405</text:p>
              </table:table-cell>
              <table:table-cell office:value-type="float" office:value="27.70553">
                <text:p>27.70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674397">
                <text:p>-3.674397</text:p>
              </table:table-cell>
              <table:table-cell office:value-type="float" office:value="27.69686">
                <text:p>27.696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648381">
                <text:p>-3.648381</text:p>
              </table:table-cell>
              <table:table-cell office:value-type="float" office:value="27.72286">
                <text:p>27.72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587674">
                <text:p>-3.587674</text:p>
              </table:table-cell>
              <table:table-cell office:value-type="float" office:value="27.7662">
                <text:p>27.7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500903">
                <text:p>-3.500903</text:p>
              </table:table-cell>
              <table:table-cell office:value-type="float" office:value="27.85283">
                <text:p>27.852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379406">
                <text:p>-3.379406</text:p>
              </table:table-cell>
              <table:table-cell office:value-type="float" office:value="27.97411">
                <text:p>27.97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301345">
                <text:p>-3.301345</text:p>
              </table:table-cell>
              <table:table-cell office:value-type="float" office:value="28.03477">
                <text:p>28.03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136704">
                <text:p>-3.136704</text:p>
              </table:table-cell>
              <table:table-cell office:value-type="float" office:value="28.18228">
                <text:p>28.18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963564">
                <text:p>-2.963564</text:p>
              </table:table-cell>
              <table:table-cell office:value-type="float" office:value="28.33864">
                <text:p>28.33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799304">
                <text:p>-2.799304</text:p>
              </table:table-cell>
              <table:table-cell office:value-type="float" office:value="28.48657">
                <text:p>28.486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600775">
                <text:p>-2.600775</text:p>
              </table:table-cell>
              <table:table-cell office:value-type="float" office:value="28.66962">
                <text:p>28.66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368032">
                <text:p>-2.368032</text:p>
              </table:table-cell>
              <table:table-cell office:value-type="float" office:value="28.88785">
                <text:p>28.887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135699">
                <text:p>-2.135699</text:p>
              </table:table-cell>
              <table:table-cell office:value-type="float" office:value="29.1237">
                <text:p>29.12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03559">
                <text:p>-1.903559</text:p>
              </table:table-cell>
              <table:table-cell office:value-type="float" office:value="29.34256">
                <text:p>29.342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67181">
                <text:p>-1.67181</text:p>
              </table:table-cell>
              <table:table-cell office:value-type="float" office:value="29.56184">
                <text:p>29.56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09189">
                <text:p>-1.509189</text:p>
              </table:table-cell>
              <table:table-cell office:value-type="float" office:value="29.72867">
                <text:p>29.72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30427">
                <text:p>-1.30427</text:p>
              </table:table-cell>
              <table:table-cell office:value-type="float" office:value="29.93989">
                <text:p>29.93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57254">
                <text:p>-1.057254</text:p>
              </table:table-cell>
              <table:table-cell office:value-type="float" office:value="30.19567">
                <text:p>30.19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937367">
                <text:p>-0.7937367</text:p>
              </table:table-cell>
              <table:table-cell office:value-type="float" office:value="30.46963">
                <text:p>30.46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5306572">
                <text:p>-0.5306572</text:p>
              </table:table-cell>
              <table:table-cell office:value-type="float" office:value="30.744">
                <text:p>30.7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680238">
                <text:p>-0.2680238</text:p>
              </table:table-cell>
              <table:table-cell office:value-type="float" office:value="31.01879">
                <text:p>31.018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106673">
                <text:p>0.01106673</text:p>
              </table:table-cell>
              <table:table-cell office:value-type="float" office:value="31.31178">
                <text:p>31.311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12655">
                <text:p>0.2812655</text:p>
              </table:table-cell>
              <table:table-cell office:value-type="float" office:value="31.59631">
                <text:p>31.596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425876">
                <text:p>0.5425876</text:p>
              </table:table-cell>
              <table:table-cell office:value-type="float" office:value="31.87235">
                <text:p>31.87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03285">
                <text:p>0.8203285</text:p>
              </table:table-cell>
              <table:table-cell office:value-type="float" office:value="32.16662">
                <text:p>32.16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06671">
                <text:p>1.106671</text:p>
              </table:table-cell>
              <table:table-cell office:value-type="float" office:value="32.45279">
                <text:p>32.452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92227">
                <text:p>1.392227</text:p>
              </table:table-cell>
              <table:table-cell office:value-type="float" office:value="32.75654">
                <text:p>32.75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01998">
                <text:p>1.601998</text:p>
              </table:table-cell>
              <table:table-cell office:value-type="float" office:value="32.98007">
                <text:p>32.98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20542">
                <text:p>1.820542</text:p>
              </table:table-cell>
              <table:table-cell office:value-type="float" office:value="33.19539">
                <text:p>33.19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114348">
                <text:p>2.114348</text:p>
              </table:table-cell>
              <table:table-cell office:value-type="float" office:value="33.49142">
                <text:p>33.491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16923">
                <text:p>2.416923</text:p>
              </table:table-cell>
              <table:table-cell office:value-type="float" office:value="33.77928">
                <text:p>33.779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52785">
                <text:p>2.752785</text:p>
              </table:table-cell>
              <table:table-cell office:value-type="float" office:value="34.10316">
                <text:p>34.103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7121">
                <text:p>3.07121</text:p>
              </table:table-cell>
              <table:table-cell office:value-type="float" office:value="34.42657">
                <text:p>34.42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406879">
                <text:p>3.406879</text:p>
              </table:table-cell>
              <table:table-cell office:value-type="float" office:value="34.75067">
                <text:p>34.750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768211">
                <text:p>3.768211</text:p>
              </table:table-cell>
              <table:table-cell office:value-type="float" office:value="35.08437">
                <text:p>35.08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20574">
                <text:p>4.120574</text:p>
              </table:table-cell>
              <table:table-cell office:value-type="float" office:value="35.42643">
                <text:p>35.426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388783">
                <text:p>4.388783</text:p>
              </table:table-cell>
              <table:table-cell office:value-type="float" office:value="35.69607">
                <text:p>35.696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32451">
                <text:p>4.732451</text:p>
              </table:table-cell>
              <table:table-cell office:value-type="float" office:value="36.04622">
                <text:p>36.046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084176">
                <text:p>5.084176</text:p>
              </table:table-cell>
              <table:table-cell office:value-type="float" office:value="36.42241">
                <text:p>36.422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444567">
                <text:p>5.444567</text:p>
              </table:table-cell>
              <table:table-cell office:value-type="float" office:value="36.80728">
                <text:p>36.807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05795">
                <text:p>5.805795</text:p>
              </table:table-cell>
              <table:table-cell office:value-type="float" office:value="37.17455">
                <text:p>37.17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066037">
                <text:p>6.066037</text:p>
              </table:table-cell>
              <table:table-cell office:value-type="float" office:value="37.45161">
                <text:p>37.451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418904">
                <text:p>6.418904</text:p>
              </table:table-cell>
              <table:table-cell office:value-type="float" office:value="37.82672">
                <text:p>37.826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806715">
                <text:p>6.806715</text:p>
              </table:table-cell>
              <table:table-cell office:value-type="float" office:value="38.2026">
                <text:p>38.20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94777">
                <text:p>7.194777</text:p>
              </table:table-cell>
              <table:table-cell office:value-type="float" office:value="38.57823">
                <text:p>38.578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90976">
                <text:p>7.590976</text:p>
              </table:table-cell>
              <table:table-cell office:value-type="float" office:value="38.97988">
                <text:p>38.979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996363">
                <text:p>7.996363</text:p>
              </table:table-cell>
              <table:table-cell office:value-type="float" office:value="39.37283">
                <text:p>39.37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384753">
                <text:p>8.384753</text:p>
              </table:table-cell>
              <table:table-cell office:value-type="float" office:value="39.76496">
                <text:p>39.764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906">
                <text:p>8.68906</text:p>
              </table:table-cell>
              <table:table-cell office:value-type="float" office:value="40.06783">
                <text:p>40.067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993577">
                <text:p>8.993577</text:p>
              </table:table-cell>
              <table:table-cell office:value-type="float" office:value="40.37049">
                <text:p>40.370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381986">
                <text:p>9.381986</text:p>
              </table:table-cell>
              <table:table-cell office:value-type="float" office:value="40.79643">
                <text:p>40.79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771616">
                <text:p>9.771616</text:p>
              </table:table-cell>
              <table:table-cell office:value-type="float" office:value="41.18732">
                <text:p>41.187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17849">
                <text:p>10.17849</text:p>
              </table:table-cell>
              <table:table-cell office:value-type="float" office:value="41.59566">
                <text:p>41.59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8557">
                <text:p>10.58557</text:p>
              </table:table-cell>
              <table:table-cell office:value-type="float" office:value="42.00378">
                <text:p>42.00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9289">
                <text:p>10.99289</text:p>
              </table:table-cell>
              <table:table-cell office:value-type="float" office:value="42.41167">
                <text:p>42.411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39151">
                <text:p>11.39151</text:p>
              </table:table-cell>
              <table:table-cell office:value-type="float" office:value="42.82788">
                <text:p>42.827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80795">
                <text:p>11.80795</text:p>
              </table:table-cell>
              <table:table-cell office:value-type="float" office:value="43.22702">
                <text:p>43.227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0961">
                <text:p>12.0961</text:p>
              </table:table-cell>
              <table:table-cell office:value-type="float" office:value="43.5453">
                <text:p>43.54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52123">
                <text:p>12.52123</text:p>
              </table:table-cell>
              <table:table-cell office:value-type="float" office:value="43.95307">
                <text:p>43.953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93723">
                <text:p>12.93723</text:p>
              </table:table-cell>
              <table:table-cell office:value-type="float" office:value="44.3866">
                <text:p>44.3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3629">
                <text:p>13.33629</text:p>
              </table:table-cell>
              <table:table-cell office:value-type="float" office:value="44.80238">
                <text:p>44.802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76108">
                <text:p>13.76108</text:p>
              </table:table-cell>
              <table:table-cell office:value-type="float" office:value="45.22748">
                <text:p>45.22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07544">
                <text:p>14.07544</text:p>
              </table:table-cell>
              <table:table-cell office:value-type="float" office:value="45.53762">
                <text:p>45.53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50852">
                <text:p>14.50852</text:p>
              </table:table-cell>
              <table:table-cell office:value-type="float" office:value="45.97175">
                <text:p>45.97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94148">
                <text:p>14.94148</text:p>
              </table:table-cell>
              <table:table-cell office:value-type="float" office:value="46.40601">
                <text:p>46.406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38236">
                <text:p>15.38236</text:p>
              </table:table-cell>
              <table:table-cell office:value-type="float" office:value="46.86665">
                <text:p>46.866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81528">
                <text:p>15.81528</text:p>
              </table:table-cell>
              <table:table-cell office:value-type="float" office:value="47.28399">
                <text:p>47.283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23028">
                <text:p>16.23028</text:p>
              </table:table-cell>
              <table:table-cell office:value-type="float" office:value="47.71848">
                <text:p>47.71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67087">
                <text:p>16.67087</text:p>
              </table:table-cell>
              <table:table-cell office:value-type="float" office:value="48.16244">
                <text:p>48.162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99235">
                <text:p>16.99235</text:p>
              </table:table-cell>
              <table:table-cell office:value-type="float" office:value="48.49973">
                <text:p>48.499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.43234">
                <text:p>17.43234</text:p>
              </table:table-cell>
              <table:table-cell office:value-type="float" office:value="48.94428">
                <text:p>48.944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.872">
                <text:p>17.872</text:p>
              </table:table-cell>
              <table:table-cell office:value-type="float" office:value="49.38916">
                <text:p>49.389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3198">
                <text:p>18.3198</text:p>
              </table:table-cell>
              <table:table-cell office:value-type="float" office:value="49.84323">
                <text:p>49.843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.75834">
                <text:p>18.75834</text:p>
              </table:table-cell>
              <table:table-cell office:value-type="float" office:value="50.30609">
                <text:p>50.306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20598">
                <text:p>19.20598</text:p>
              </table:table-cell>
              <table:table-cell office:value-type="float" office:value="50.74346">
                <text:p>50.74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65235">
                <text:p>19.65235</text:p>
              </table:table-cell>
              <table:table-cell office:value-type="float" office:value="51.21579">
                <text:p>51.215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98952">
                <text:p>19.98952</text:p>
              </table:table-cell>
              <table:table-cell office:value-type="float" office:value="51.55513">
                <text:p>51.555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43642">
                <text:p>20.43642</text:p>
              </table:table-cell>
              <table:table-cell office:value-type="float" office:value="51.99325">
                <text:p>51.993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79108">
                <text:p>20.79108</text:p>
              </table:table-cell>
              <table:table-cell office:value-type="float" office:value="52.31615">
                <text:p>52.316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26417">
                <text:p>21.26417</text:p>
              </table:table-cell>
              <table:table-cell office:value-type="float" office:value="52.72968">
                <text:p>52.72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78159">
                <text:p>21.78159</text:p>
              </table:table-cell>
              <table:table-cell office:value-type="float" office:value="53.10167">
                <text:p>53.101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30942">
                <text:p>22.30942</text:p>
              </table:table-cell>
              <table:table-cell office:value-type="float" office:value="53.41358">
                <text:p>53.413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85674">
                <text:p>22.85674</text:p>
              </table:table-cell>
              <table:table-cell office:value-type="float" office:value="53.65684">
                <text:p>53.656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6035">
                <text:p>23.36035</text:p>
              </table:table-cell>
              <table:table-cell office:value-type="float" office:value="53.90758">
                <text:p>53.907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78296">
                <text:p>23.78296</text:p>
              </table:table-cell>
              <table:table-cell office:value-type="float" office:value="53.98232">
                <text:p>53.98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29943">
                <text:p>24.29943</text:p>
              </table:table-cell>
              <table:table-cell office:value-type="float" office:value="54.10366">
                <text:p>54.103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79196">
                <text:p>24.79196</text:p>
              </table:table-cell>
              <table:table-cell office:value-type="float" office:value="54.16317">
                <text:p>54.163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26832">
                <text:p>25.26832</text:p>
              </table:table-cell>
              <table:table-cell office:value-type="float" office:value="54.18692">
                <text:p>54.186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3789">
                <text:p>25.73789</text:p>
              </table:table-cell>
              <table:table-cell office:value-type="float" office:value="54.14916">
                <text:p>54.14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23461">
                <text:p>26.23461</text:p>
              </table:table-cell>
              <table:table-cell office:value-type="float" office:value="54.06786">
                <text:p>54.067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68881">
                <text:p>26.68881</text:p>
              </table:table-cell>
              <table:table-cell office:value-type="float" office:value="53.94046">
                <text:p>53.94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19412">
                <text:p>27.19412</text:p>
              </table:table-cell>
              <table:table-cell office:value-type="float" office:value="53.82959">
                <text:p>53.82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64521">
                <text:p>27.64521</text:p>
              </table:table-cell>
              <table:table-cell office:value-type="float" office:value="53.81972">
                <text:p>53.819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2009">
                <text:p>28.2009</text:p>
              </table:table-cell>
              <table:table-cell office:value-type="float" office:value="53.75691">
                <text:p>53.756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77344">
                <text:p>28.77344</text:p>
              </table:table-cell>
              <table:table-cell office:value-type="float" office:value="53.70821">
                <text:p>53.708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31098">
                <text:p>29.31098</text:p>
              </table:table-cell>
              <table:table-cell office:value-type="float" office:value="53.62135">
                <text:p>53.62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81332">
                <text:p>29.81332</text:p>
              </table:table-cell>
              <table:table-cell office:value-type="float" office:value="53.53149">
                <text:p>53.53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15048">
                <text:p>30.15048</text:p>
              </table:table-cell>
              <table:table-cell office:value-type="float" office:value="53.44931">
                <text:p>53.449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62489">
                <text:p>30.62489</text:p>
              </table:table-cell>
              <table:table-cell office:value-type="float" office:value="53.31054">
                <text:p>53.310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04557">
                <text:p>31.04557</text:p>
              </table:table-cell>
              <table:table-cell office:value-type="float" office:value="53.13542">
                <text:p>53.135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50858">
                <text:p>31.50858</text:p>
              </table:table-cell>
              <table:table-cell office:value-type="float" office:value="52.96455">
                <text:p>52.96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98002">
                <text:p>31.98002</text:p>
              </table:table-cell>
              <table:table-cell office:value-type="float" office:value="52.816">
                <text:p>52.8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.42503">
                <text:p>32.42503</text:p>
              </table:table-cell>
              <table:table-cell office:value-type="float" office:value="52.67463">
                <text:p>52.67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.90577">
                <text:p>32.90577</text:p>
              </table:table-cell>
              <table:table-cell office:value-type="float" office:value="52.56439">
                <text:p>52.564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35971">
                <text:p>33.35971</text:p>
              </table:table-cell>
              <table:table-cell office:value-type="float" office:value="52.44521">
                <text:p>52.445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74785">
                <text:p>33.74785</text:p>
              </table:table-cell>
              <table:table-cell office:value-type="float" office:value="52.39764">
                <text:p>52.397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19901">
                <text:p>34.19901</text:p>
              </table:table-cell>
              <table:table-cell office:value-type="float" office:value="52.241">
                <text:p>52.2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63138">
                <text:p>34.63138</text:p>
              </table:table-cell>
              <table:table-cell office:value-type="float" office:value="52.06688">
                <text:p>52.06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.04396">
                <text:p>35.04396</text:p>
              </table:table-cell>
              <table:table-cell office:value-type="float" office:value="51.85848">
                <text:p>51.858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49093">
                <text:p>35.49093</text:p>
              </table:table-cell>
              <table:table-cell office:value-type="float" office:value="51.64744">
                <text:p>51.647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82007">
                <text:p>35.82007</text:p>
              </table:table-cell>
              <table:table-cell office:value-type="float" office:value="51.49604">
                <text:p>51.496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.24076">
                <text:p>36.24076</text:p>
              </table:table-cell>
              <table:table-cell office:value-type="float" office:value="51.27844">
                <text:p>51.278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.69163">
                <text:p>36.69163</text:p>
              </table:table-cell>
              <table:table-cell office:value-type="float" office:value="51.12094">
                <text:p>51.120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07055">
                <text:p>37.07055</text:p>
              </table:table-cell>
              <table:table-cell office:value-type="float" office:value="51.06474">
                <text:p>51.064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.51536">
                <text:p>37.51536</text:p>
              </table:table-cell>
              <table:table-cell office:value-type="float" office:value="50.93727">
                <text:p>50.937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.92786">
                <text:p>37.92786</text:p>
              </table:table-cell>
              <table:table-cell office:value-type="float" office:value="50.84857">
                <text:p>50.84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.3582">
                <text:p>38.3582</text:p>
              </table:table-cell>
              <table:table-cell office:value-type="float" office:value="50.76163">
                <text:p>50.761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75562">
                <text:p>38.75562</text:p>
              </table:table-cell>
              <table:table-cell office:value-type="float" office:value="50.71338">
                <text:p>50.713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.08637">
                <text:p>39.08637</text:p>
              </table:table-cell>
              <table:table-cell office:value-type="float" office:value="50.75661">
                <text:p>50.756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.44098">
                <text:p>39.44098</text:p>
              </table:table-cell>
              <table:table-cell office:value-type="float" office:value="50.70662">
                <text:p>50.706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.70872">
                <text:p>39.70872</text:p>
              </table:table-cell>
              <table:table-cell office:value-type="float" office:value="50.60833">
                <text:p>50.608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03816">
                <text:p>40.03816</text:p>
              </table:table-cell>
              <table:table-cell office:value-type="float" office:value="50.59022">
                <text:p>50.59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.37647">
                <text:p>40.37647</text:p>
              </table:table-cell>
              <table:table-cell office:value-type="float" office:value="50.56646">
                <text:p>50.566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.71471">
                <text:p>40.71471</text:p>
              </table:table-cell>
              <table:table-cell office:value-type="float" office:value="50.56265">
                <text:p>50.56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.0349">
                <text:p>41.0349</text:p>
              </table:table-cell>
              <table:table-cell office:value-type="float" office:value="50.5954">
                <text:p>50.5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.37315">
                <text:p>41.37315</text:p>
              </table:table-cell>
              <table:table-cell office:value-type="float" office:value="50.59584">
                <text:p>50.59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65773">
                <text:p>41.65773</text:p>
              </table:table-cell>
              <table:table-cell office:value-type="float" office:value="50.64841">
                <text:p>50.648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.99597">
                <text:p>41.99597</text:p>
              </table:table-cell>
              <table:table-cell office:value-type="float" office:value="50.65219">
                <text:p>50.652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.3349">
                <text:p>42.3349</text:p>
              </table:table-cell>
              <table:table-cell office:value-type="float" office:value="50.64011">
                <text:p>50.640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.66405">
                <text:p>42.66405</text:p>
              </table:table-cell>
              <table:table-cell office:value-type="float" office:value="50.65477">
                <text:p>50.65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.97666">
                <text:p>42.97666</text:p>
              </table:table-cell>
              <table:table-cell office:value-type="float" office:value="50.65204">
                <text:p>50.652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.24721">
                <text:p>43.24721</text:p>
              </table:table-cell>
              <table:table-cell office:value-type="float" office:value="50.62167">
                <text:p>50.621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.5087">
                <text:p>43.5087</text:p>
              </table:table-cell>
              <table:table-cell office:value-type="float" office:value="50.59971">
                <text:p>50.599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.7577">
                <text:p>43.7577</text:p>
              </table:table-cell>
              <table:table-cell office:value-type="float" office:value="50.65545">
                <text:p>50.655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.03481">
                <text:p>44.03481</text:p>
              </table:table-cell>
              <table:table-cell office:value-type="float" office:value="50.66917">
                <text:p>50.669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.53628">
                <text:p>44.53628</text:p>
              </table:table-cell>
              <table:table-cell office:value-type="float" office:value="50.71068">
                <text:p>50.710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.7788">
                <text:p>44.7788</text:p>
              </table:table-cell>
              <table:table-cell office:value-type="float" office:value="50.72187">
                <text:p>50.721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.95512">
                <text:p>44.95512</text:p>
              </table:table-cell>
              <table:table-cell office:value-type="float" office:value="50.66028">
                <text:p>50.660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.1269">
                <text:p>45.1269</text:p>
              </table:table-cell>
              <table:table-cell office:value-type="float" office:value="50.70227">
                <text:p>50.702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5.3272">
                <text:p>45.3272</text:p>
              </table:table-cell>
              <table:table-cell office:value-type="float" office:value="50.68428">
                <text:p>50.68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.51782">
                <text:p>45.51782</text:p>
              </table:table-cell>
              <table:table-cell office:value-type="float" office:value="50.69145">
                <text:p>50.691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.69171">
                <text:p>45.69171</text:p>
              </table:table-cell>
              <table:table-cell office:value-type="float" office:value="50.68002">
                <text:p>50.68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.85768">
                <text:p>45.85768</text:p>
              </table:table-cell>
              <table:table-cell office:value-type="float" office:value="50.64162">
                <text:p>50.641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.0146">
                <text:p>46.0146</text:p>
              </table:table-cell>
              <table:table-cell office:value-type="float" office:value="50.6111">
                <text:p>50.61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.1541">
                <text:p>46.1541</text:p>
              </table:table-cell>
              <table:table-cell office:value-type="float" office:value="50.57964">
                <text:p>50.579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.28498">
                <text:p>46.28498</text:p>
              </table:table-cell>
              <table:table-cell office:value-type="float" office:value="50.53886">
                <text:p>50.538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41572">
                <text:p>46.41572</text:p>
              </table:table-cell>
              <table:table-cell office:value-type="float" office:value="50.49761">
                <text:p>50.49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53732">
                <text:p>46.53732</text:p>
              </table:table-cell>
              <table:table-cell office:value-type="float" office:value="50.4818">
                <text:p>50.48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.66759">
                <text:p>46.66759</text:p>
              </table:table-cell>
              <table:table-cell office:value-type="float" office:value="50.45689">
                <text:p>50.456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.78042">
                <text:p>46.78042</text:p>
              </table:table-cell>
              <table:table-cell office:value-type="float" office:value="50.43134">
                <text:p>50.431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89314">
                <text:p>46.89314</text:p>
              </table:table-cell>
              <table:table-cell office:value-type="float" office:value="50.42273">
                <text:p>50.422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99718">
                <text:p>46.99718</text:p>
              </table:table-cell>
              <table:table-cell office:value-type="float" office:value="50.42241">
                <text:p>50.422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.10123">
                <text:p>47.10123</text:p>
              </table:table-cell>
              <table:table-cell office:value-type="float" office:value="50.42176">
                <text:p>50.42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.14465">
                <text:p>47.14465</text:p>
              </table:table-cell>
              <table:table-cell office:value-type="float" office:value="50.43004">
                <text:p>50.430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.22278">
                <text:p>47.22278</text:p>
              </table:table-cell>
              <table:table-cell office:value-type="float" office:value="50.43781">
                <text:p>50.43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.31828">
                <text:p>47.31828</text:p>
              </table:table-cell>
              <table:table-cell office:value-type="float" office:value="50.44511">
                <text:p>50.445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.38762">
                <text:p>47.38762</text:p>
              </table:table-cell>
              <table:table-cell office:value-type="float" office:value="50.44397">
                <text:p>50.443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.44846">
                <text:p>47.44846</text:p>
              </table:table-cell>
              <table:table-cell office:value-type="float" office:value="50.45156">
                <text:p>50.45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.52633">
                <text:p>47.52633</text:p>
              </table:table-cell>
              <table:table-cell office:value-type="float" office:value="50.44145">
                <text:p>50.441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.57833">
                <text:p>47.57833</text:p>
              </table:table-cell>
              <table:table-cell office:value-type="float" office:value="50.44046">
                <text:p>50.440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7.62152">
                <text:p>47.62152</text:p>
              </table:table-cell>
              <table:table-cell office:value-type="float" office:value="50.43098">
                <text:p>50.430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.67354">
                <text:p>47.67354</text:p>
              </table:table-cell>
              <table:table-cell office:value-type="float" office:value="50.43004">
                <text:p>50.43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.69969">
                <text:p>47.69969</text:p>
              </table:table-cell>
              <table:table-cell office:value-type="float" office:value="50.43825">
                <text:p>50.438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.72557">
                <text:p>47.72557</text:p>
              </table:table-cell>
              <table:table-cell office:value-type="float" office:value="50.42916">
                <text:p>50.429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.75145">
                <text:p>47.75145</text:p>
              </table:table-cell>
              <table:table-cell office:value-type="float" office:value="50.42011">
                <text:p>50.420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.79468">
                <text:p>47.79468</text:p>
              </table:table-cell>
              <table:table-cell office:value-type="float" office:value="50.41086">
                <text:p>50.410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.82936">
                <text:p>47.82936</text:p>
              </table:table-cell>
              <table:table-cell office:value-type="float" office:value="50.41046">
                <text:p>50.41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.87279">
                <text:p>47.87279</text:p>
              </table:table-cell>
              <table:table-cell office:value-type="float" office:value="50.41869">
                <text:p>50.418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.90762">
                <text:p>47.90762</text:p>
              </table:table-cell>
              <table:table-cell office:value-type="float" office:value="50.43573">
                <text:p>50.435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.95091">
                <text:p>47.95091</text:p>
              </table:table-cell>
              <table:table-cell office:value-type="float" office:value="50.42677">
                <text:p>50.426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.00302">
                <text:p>48.00302</text:p>
              </table:table-cell>
              <table:table-cell office:value-type="float" office:value="50.44384">
                <text:p>50.443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.05504">
                <text:p>48.05504</text:p>
              </table:table-cell>
              <table:table-cell office:value-type="float" office:value="50.44364">
                <text:p>50.443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.11571">
                <text:p>48.11571</text:p>
              </table:table-cell>
              <table:table-cell office:value-type="float" office:value="50.43483">
                <text:p>50.43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.1764">
                <text:p>48.1764</text:p>
              </table:table-cell>
              <table:table-cell office:value-type="float" office:value="50.4261">
                <text:p>50.42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.22842">
                <text:p>48.22842</text:p>
              </table:table-cell>
              <table:table-cell office:value-type="float" office:value="50.42611">
                <text:p>50.426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.27181">
                <text:p>48.27181</text:p>
              </table:table-cell>
              <table:table-cell office:value-type="float" office:value="50.40016">
                <text:p>50.40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.32389">
                <text:p>48.32389</text:p>
              </table:table-cell>
              <table:table-cell office:value-type="float" office:value="50.38299">
                <text:p>50.38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.376">
                <text:p>48.376</text:p>
              </table:table-cell>
              <table:table-cell office:value-type="float" office:value="50.36588">
                <text:p>50.365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.43685">
                <text:p>48.43685</text:p>
              </table:table-cell>
              <table:table-cell office:value-type="float" office:value="50.34025">
                <text:p>50.34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.49772">
                <text:p>48.49772</text:p>
              </table:table-cell>
              <table:table-cell office:value-type="float" office:value="50.31468">
                <text:p>50.314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.5413">
                <text:p>48.5413</text:p>
              </table:table-cell>
              <table:table-cell office:value-type="float" office:value="50.28903">
                <text:p>50.289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.58489">
                <text:p>48.58489</text:p>
              </table:table-cell>
              <table:table-cell office:value-type="float" office:value="50.26343">
                <text:p>50.263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.63726">
                <text:p>48.63726</text:p>
              </table:table-cell>
              <table:table-cell office:value-type="float" office:value="50.22928">
                <text:p>50.229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8.69823">
                <text:p>48.69823</text:p>
              </table:table-cell>
              <table:table-cell office:value-type="float" office:value="50.20391">
                <text:p>50.203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.75043">
                <text:p>48.75043</text:p>
              </table:table-cell>
              <table:table-cell office:value-type="float" office:value="50.18714">
                <text:p>50.187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.81141">
                <text:p>48.81141</text:p>
              </table:table-cell>
              <table:table-cell office:value-type="float" office:value="50.1618">
                <text:p>50.16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8.84628">
                <text:p>48.84628</text:p>
              </table:table-cell>
              <table:table-cell office:value-type="float" office:value="50.14484">
                <text:p>50.14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.88992">
                <text:p>48.88992</text:p>
              </table:table-cell>
              <table:table-cell office:value-type="float" office:value="50.11931">
                <text:p>50.119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.92478">
                <text:p>48.92478</text:p>
              </table:table-cell>
              <table:table-cell office:value-type="float" office:value="50.10234">
                <text:p>50.102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.95965">
                <text:p>48.95965</text:p>
              </table:table-cell>
              <table:table-cell office:value-type="float" office:value="50.08537">
                <text:p>50.085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.00308">
                <text:p>49.00308</text:p>
              </table:table-cell>
              <table:table-cell office:value-type="float" office:value="50.07711">
                <text:p>50.077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02917">
                <text:p>49.02917</text:p>
              </table:table-cell>
              <table:table-cell office:value-type="float" office:value="50.06866">
                <text:p>50.068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06385">
                <text:p>49.06385</text:p>
              </table:table-cell>
              <table:table-cell office:value-type="float" office:value="50.06895">
                <text:p>50.068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.10727">
                <text:p>49.10727</text:p>
              </table:table-cell>
              <table:table-cell office:value-type="float" office:value="50.06059">
                <text:p>50.060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.14195">
                <text:p>49.14195</text:p>
              </table:table-cell>
              <table:table-cell office:value-type="float" office:value="50.06082">
                <text:p>50.060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.15928">
                <text:p>49.15928</text:p>
              </table:table-cell>
              <table:table-cell office:value-type="float" office:value="50.06093">
                <text:p>50.060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19396">
                <text:p>49.19396</text:p>
              </table:table-cell>
              <table:table-cell office:value-type="float" office:value="50.06113">
                <text:p>50.061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20259">
                <text:p>49.20259</text:p>
              </table:table-cell>
              <table:table-cell office:value-type="float" office:value="50.06985">
                <text:p>50.069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.22856">
                <text:p>49.22856</text:p>
              </table:table-cell>
              <table:table-cell office:value-type="float" office:value="50.07865">
                <text:p>50.078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.24591">
                <text:p>49.24591</text:p>
              </table:table-cell>
              <table:table-cell office:value-type="float" office:value="50.07873">
                <text:p>50.078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.26324">
                <text:p>49.26324</text:p>
              </table:table-cell>
              <table:table-cell office:value-type="float" office:value="50.0788">
                <text:p>50.07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.28058">
                <text:p>49.28058</text:p>
              </table:table-cell>
              <table:table-cell office:value-type="float" office:value="50.07886">
                <text:p>50.078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.28928">
                <text:p>49.28928</text:p>
              </table:table-cell>
              <table:table-cell office:value-type="float" office:value="50.07022">
                <text:p>50.07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.29793">
                <text:p>49.29793</text:p>
              </table:table-cell>
              <table:table-cell office:value-type="float" office:value="50.07892">
                <text:p>50.078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.29793">
                <text:p>49.29793</text:p>
              </table:table-cell>
              <table:table-cell office:value-type="float" office:value="50.07892">
                <text:p>50.078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.30657">
                <text:p>49.30657</text:p>
              </table:table-cell>
              <table:table-cell office:value-type="float" office:value="50.08762">
                <text:p>50.087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.31527">
                <text:p>49.31527</text:p>
              </table:table-cell>
              <table:table-cell office:value-type="float" office:value="50.07898">
                <text:p>50.078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.32391">
                <text:p>49.32391</text:p>
              </table:table-cell>
              <table:table-cell office:value-type="float" office:value="50.08768">
                <text:p>50.087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.32391">
                <text:p>49.32391</text:p>
              </table:table-cell>
              <table:table-cell office:value-type="float" office:value="50.08768">
                <text:p>50.087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.33256">
                <text:p>49.33256</text:p>
              </table:table-cell>
              <table:table-cell office:value-type="float" office:value="50.09637">
                <text:p>50.096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.34995">
                <text:p>49.34995</text:p>
              </table:table-cell>
              <table:table-cell office:value-type="float" office:value="50.07907">
                <text:p>50.079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.36729">
                <text:p>49.36729</text:p>
              </table:table-cell>
              <table:table-cell office:value-type="float" office:value="50.07913">
                <text:p>50.079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.39332">
                <text:p>49.39332</text:p>
              </table:table-cell>
              <table:table-cell office:value-type="float" office:value="50.07051">
                <text:p>50.070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.39332">
                <text:p>49.39332</text:p>
              </table:table-cell>
              <table:table-cell office:value-type="float" office:value="50.07051">
                <text:p>50.07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.39332">
                <text:p>49.39332</text:p>
              </table:table-cell>
              <table:table-cell office:value-type="float" office:value="50.07051">
                <text:p>50.070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40198">
                <text:p>49.40198</text:p>
              </table:table-cell>
              <table:table-cell office:value-type="float" office:value="50.07919">
                <text:p>50.07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.41063">
                <text:p>49.41063</text:p>
              </table:table-cell>
              <table:table-cell office:value-type="float" office:value="50.08788">
                <text:p>50.087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.41063">
                <text:p>49.41063</text:p>
              </table:table-cell>
              <table:table-cell office:value-type="float" office:value="50.08788">
                <text:p>50.08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.42801">
                <text:p>49.42801</text:p>
              </table:table-cell>
              <table:table-cell office:value-type="float" office:value="50.07055">
                <text:p>50.07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.43668">
                <text:p>49.43668</text:p>
              </table:table-cell>
              <table:table-cell office:value-type="float" office:value="50.06189">
                <text:p>50.061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.46269">
                <text:p>49.46269</text:p>
              </table:table-cell>
              <table:table-cell office:value-type="float" office:value="50.07058">
                <text:p>50.070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.4887">
                <text:p>49.4887</text:p>
              </table:table-cell>
              <table:table-cell office:value-type="float" office:value="50.06192">
                <text:p>50.061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.4887">
                <text:p>49.4887</text:p>
              </table:table-cell>
              <table:table-cell office:value-type="float" office:value="50.06192">
                <text:p>50.061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.49738">
                <text:p>49.49738</text:p>
              </table:table-cell>
              <table:table-cell office:value-type="float" office:value="50.05325">
                <text:p>50.053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.49738">
                <text:p>49.49738</text:p>
              </table:table-cell>
              <table:table-cell office:value-type="float" office:value="50.05325">
                <text:p>50.053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.50605">
                <text:p>49.50605</text:p>
              </table:table-cell>
              <table:table-cell office:value-type="float" office:value="50.06192">
                <text:p>50.061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.52339">
                <text:p>49.52339</text:p>
              </table:table-cell>
              <table:table-cell office:value-type="float" office:value="50.06193">
                <text:p>50.061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.54073">
                <text:p>49.54073</text:p>
              </table:table-cell>
              <table:table-cell office:value-type="float" office:value="50.04459">
                <text:p>50.044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5494">
                <text:p>49.5494</text:p>
              </table:table-cell>
              <table:table-cell office:value-type="float" office:value="50.03592">
                <text:p>50.035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55808">
                <text:p>49.55808</text:p>
              </table:table-cell>
              <table:table-cell office:value-type="float" office:value="50.02726">
                <text:p>50.027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56676">
                <text:p>49.56676</text:p>
              </table:table-cell>
              <table:table-cell office:value-type="float" office:value="50.03593">
                <text:p>50.035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.59276">
                <text:p>49.59276</text:p>
              </table:table-cell>
              <table:table-cell office:value-type="float" office:value="50.04459">
                <text:p>50.044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.60143">
                <text:p>49.60143</text:p>
              </table:table-cell>
              <table:table-cell office:value-type="float" office:value="50.03592">
                <text:p>50.035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62744">
                <text:p>49.62744</text:p>
              </table:table-cell>
              <table:table-cell office:value-type="float" office:value="50.04457">
                <text:p>50.044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.62744">
                <text:p>49.62744</text:p>
              </table:table-cell>
              <table:table-cell office:value-type="float" office:value="50.04457">
                <text:p>50.04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.63612">
                <text:p>49.63612</text:p>
              </table:table-cell>
              <table:table-cell office:value-type="float" office:value="50.05324">
                <text:p>50.053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.63612">
                <text:p>49.63612</text:p>
              </table:table-cell>
              <table:table-cell office:value-type="float" office:value="50.05324">
                <text:p>50.053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.64479">
                <text:p>49.64479</text:p>
              </table:table-cell>
              <table:table-cell office:value-type="float" office:value="50.04457">
                <text:p>50.044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.65346">
                <text:p>49.65346</text:p>
              </table:table-cell>
              <table:table-cell office:value-type="float" office:value="50.05324">
                <text:p>50.053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65346">
                <text:p>49.65346</text:p>
              </table:table-cell>
              <table:table-cell office:value-type="float" office:value="50.05324">
                <text:p>50.05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188cm" svg:height="22.043cm" xlink:href=".." xlink:type="simple" chart:class="chart:scatter" chart:style-name="ch1">
        <chart:legend chart:legend-position="end" svg:x="36.336cm" svg:y="10.473cm" style:legend-expansion="high" chart:style-name="ch2"/>
        <chart:plot-area chart:style-name="ch3" table:cell-range-address="Sheet1.R3:Sheet1.T104" svg:x="0.783cm" svg:y="0.44cm" svg:width="34.77cm" svg:height="21.163cm">
          <chart:coordinate-region svg:x="1.404cm" svg:y="0.64cm" svg:width="33.962cm" svg:height="20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3:Sheet1.S104" chart:class="chart:scatter">
            <chart:domain table:cell-range-address="Sheet1.R3:Sheet1.R104"/>
            <chart:data-point chart:repeated="102"/>
          </chart:series>
          <chart:series chart:style-name="ch8" chart:values-cell-range-address="Sheet1.T3:Sheet1.T104" chart:class="chart:scatter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282">
                <text:p>9.282</text:p>
                <draw:g>
                  <svg:desc>Sheet1.R3:Sheet1.R104</svg:desc>
                </draw:g>
              </table:table-cell>
              <table:table-cell office:value-type="float" office:value="58.63334">
                <text:p>58.63334</text:p>
                <draw:g>
                  <svg:desc>Sheet1.S3:Sheet1.S104</svg:desc>
                </draw:g>
              </table:table-cell>
              <table:table-cell office:value-type="float" office:value="60">
                <text:p>60</text:p>
                <draw:g>
                  <svg:desc>Sheet1.T3:Sheet1.T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2">
                <text:p>9.342</text:p>
              </table:table-cell>
              <table:table-cell office:value-type="float" office:value="57.03333">
                <text:p>57.0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98">
                <text:p>9.398</text:p>
              </table:table-cell>
              <table:table-cell office:value-type="float" office:value="60.76667">
                <text:p>60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53">
                <text:p>9.453</text:p>
              </table:table-cell>
              <table:table-cell office:value-type="float" office:value="58.63334">
                <text:p>58.6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37">
                <text:p>9.637</text:p>
              </table:table-cell>
              <table:table-cell office:value-type="float" office:value="58.1">
                <text:p>58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92">
                <text:p>9.692</text:p>
              </table:table-cell>
              <table:table-cell office:value-type="float" office:value="58.76667">
                <text:p>58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46">
                <text:p>9.746</text:p>
              </table:table-cell>
              <table:table-cell office:value-type="float" office:value="57.1">
                <text:p>57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47.66667">
                <text:p>47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3">
                <text:p>9.993</text:p>
              </table:table-cell>
              <table:table-cell office:value-type="float" office:value="50.7">
                <text:p>50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47">
                <text:p>10.047</text:p>
              </table:table-cell>
              <table:table-cell office:value-type="float" office:value="48.83333">
                <text:p>48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01">
                <text:p>10.101</text:p>
              </table:table-cell>
              <table:table-cell office:value-type="float" office:value="50.13334">
                <text:p>50.1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56">
                <text:p>10.156</text:p>
              </table:table-cell>
              <table:table-cell office:value-type="float" office:value="50.26667">
                <text:p>50.2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5">
                <text:p>10.35</text:p>
              </table:table-cell>
              <table:table-cell office:value-type="float" office:value="57.23333">
                <text:p>57.2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1">
                <text:p>10.41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65">
                <text:p>10.465</text:p>
              </table:table-cell>
              <table:table-cell office:value-type="float" office:value="55.66667">
                <text:p>55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2">
                <text:p>10.52</text:p>
              </table:table-cell>
              <table:table-cell office:value-type="float" office:value="58.03333">
                <text:p>58.0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04">
                <text:p>10.704</text:p>
              </table:table-cell>
              <table:table-cell office:value-type="float" office:value="59.46667">
                <text:p>59.4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61">
                <text:p>10.761</text:p>
              </table:table-cell>
              <table:table-cell office:value-type="float" office:value="59.16667">
                <text:p>59.1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2">
                <text:p>10.82</text:p>
              </table:table-cell>
              <table:table-cell office:value-type="float" office:value="59.26667">
                <text:p>59.2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77">
                <text:p>10.877</text:p>
              </table:table-cell>
              <table:table-cell office:value-type="float" office:value="61.7">
                <text:p>61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059">
                <text:p>11.059</text:p>
              </table:table-cell>
              <table:table-cell office:value-type="float" office:value="59.33333">
                <text:p>59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114">
                <text:p>11.114</text:p>
              </table:table-cell>
              <table:table-cell office:value-type="float" office:value="61.53333">
                <text:p>61.5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68">
                <text:p>11.168</text:p>
              </table:table-cell>
              <table:table-cell office:value-type="float" office:value="59.26667">
                <text:p>59.2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22">
                <text:p>11.222</text:p>
              </table:table-cell>
              <table:table-cell office:value-type="float" office:value="59.76667">
                <text:p>59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416">
                <text:p>11.416</text:p>
              </table:table-cell>
              <table:table-cell office:value-type="float" office:value="59.83333">
                <text:p>59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76">
                <text:p>11.476</text:p>
              </table:table-cell>
              <table:table-cell office:value-type="float" office:value="59.8">
                <text:p>59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533">
                <text:p>11.533</text:p>
              </table:table-cell>
              <table:table-cell office:value-type="float" office:value="57.93334">
                <text:p>57.9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588">
                <text:p>11.588</text:p>
              </table:table-cell>
              <table:table-cell office:value-type="float" office:value="57.7">
                <text:p>57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7">
                <text:p>11.77</text:p>
              </table:table-cell>
              <table:table-cell office:value-type="float" office:value="57.46667">
                <text:p>57.4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83">
                <text:p>11.83</text:p>
              </table:table-cell>
              <table:table-cell office:value-type="float" office:value="56.33333">
                <text:p>56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887">
                <text:p>11.887</text:p>
              </table:table-cell>
              <table:table-cell office:value-type="float" office:value="58.5">
                <text:p>58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943">
                <text:p>11.943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126">
                <text:p>12.126</text:p>
              </table:table-cell>
              <table:table-cell office:value-type="float" office:value="47.93334">
                <text:p>47.9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181">
                <text:p>12.181</text:p>
              </table:table-cell>
              <table:table-cell office:value-type="float" office:value="49.16667">
                <text:p>49.1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35">
                <text:p>12.235</text:p>
              </table:table-cell>
              <table:table-cell office:value-type="float" office:value="53.33333">
                <text:p>53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89">
                <text:p>12.289</text:p>
              </table:table-cell>
              <table:table-cell office:value-type="float" office:value="51.66667">
                <text:p>51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83">
                <text:p>12.483</text:p>
              </table:table-cell>
              <table:table-cell office:value-type="float" office:value="55.06667">
                <text:p>55.0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43">
                <text:p>12.543</text:p>
              </table:table-cell>
              <table:table-cell office:value-type="float" office:value="54.83333">
                <text:p>54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99">
                <text:p>12.599</text:p>
              </table:table-cell>
              <table:table-cell office:value-type="float" office:value="54.7">
                <text:p>54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653">
                <text:p>12.653</text:p>
              </table:table-cell>
              <table:table-cell office:value-type="float" office:value="59.16667">
                <text:p>59.1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37">
                <text:p>12.837</text:p>
              </table:table-cell>
              <table:table-cell office:value-type="float" office:value="54.03333">
                <text:p>54.0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91">
                <text:p>12.891</text:p>
              </table:table-cell>
              <table:table-cell office:value-type="float" office:value="61.76667">
                <text:p>61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46">
                <text:p>12.946</text:p>
              </table:table-cell>
              <table:table-cell office:value-type="float" office:value="58.36667">
                <text:p>58.3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56.6">
                <text:p>56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194">
                <text:p>13.194</text:p>
              </table:table-cell>
              <table:table-cell office:value-type="float" office:value="61.33333">
                <text:p>61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252">
                <text:p>13.252</text:p>
              </table:table-cell>
              <table:table-cell office:value-type="float" office:value="61.06667">
                <text:p>61.0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08">
                <text:p>13.308</text:p>
              </table:table-cell>
              <table:table-cell office:value-type="float" office:value="63.43334">
                <text:p>63.4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364">
                <text:p>13.364</text:p>
              </table:table-cell>
              <table:table-cell office:value-type="float" office:value="61.13334">
                <text:p>61.1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48">
                <text:p>13.548</text:p>
              </table:table-cell>
              <table:table-cell office:value-type="float" office:value="59.7">
                <text:p>59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602">
                <text:p>13.602</text:p>
              </table:table-cell>
              <table:table-cell office:value-type="float" office:value="59.66667">
                <text:p>59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657">
                <text:p>13.657</text:p>
              </table:table-cell>
              <table:table-cell office:value-type="float" office:value="57.83333">
                <text:p>57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712">
                <text:p>13.712</text:p>
              </table:table-cell>
              <table:table-cell office:value-type="float" office:value="58.36667">
                <text:p>58.3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906">
                <text:p>13.906</text:p>
              </table:table-cell>
              <table:table-cell office:value-type="float" office:value="46.6">
                <text:p>46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964">
                <text:p>13.964</text:p>
              </table:table-cell>
              <table:table-cell office:value-type="float" office:value="50.3">
                <text:p>50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50.16667">
                <text:p>50.1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076">
                <text:p>14.076</text:p>
              </table:table-cell>
              <table:table-cell office:value-type="float" office:value="49.56666">
                <text:p>49.566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259">
                <text:p>14.259</text:p>
              </table:table-cell>
              <table:table-cell office:value-type="float" office:value="54.1">
                <text:p>54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32">
                <text:p>14.32</text:p>
              </table:table-cell>
              <table:table-cell office:value-type="float" office:value="54.36666">
                <text:p>54.366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376">
                <text:p>14.376</text:p>
              </table:table-cell>
              <table:table-cell office:value-type="float" office:value="51.33333">
                <text:p>51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431">
                <text:p>14.431</text:p>
              </table:table-cell>
              <table:table-cell office:value-type="float" office:value="56.83333">
                <text:p>56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614">
                <text:p>14.614</text:p>
              </table:table-cell>
              <table:table-cell office:value-type="float" office:value="60.7">
                <text:p>60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669">
                <text:p>14.669</text:p>
              </table:table-cell>
              <table:table-cell office:value-type="float" office:value="57.5">
                <text:p>57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723">
                <text:p>14.723</text:p>
              </table:table-cell>
              <table:table-cell office:value-type="float" office:value="60.13334">
                <text:p>60.1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777">
                <text:p>14.777</text:p>
              </table:table-cell>
              <table:table-cell office:value-type="float" office:value="58.8">
                <text:p>58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71">
                <text:p>14.971</text:p>
              </table:table-cell>
              <table:table-cell office:value-type="float" office:value="61.5">
                <text:p>61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25">
                <text:p>15.025</text:p>
              </table:table-cell>
              <table:table-cell office:value-type="float" office:value="64.1">
                <text:p>64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79">
                <text:p>15.079</text:p>
              </table:table-cell>
              <table:table-cell office:value-type="float" office:value="64.53333">
                <text:p>64.5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134">
                <text:p>15.134</text:p>
              </table:table-cell>
              <table:table-cell office:value-type="float" office:value="62.16667">
                <text:p>62.1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327">
                <text:p>15.327</text:p>
              </table:table-cell>
              <table:table-cell office:value-type="float" office:value="60.7">
                <text:p>60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381">
                <text:p>15.381</text:p>
              </table:table-cell>
              <table:table-cell office:value-type="float" office:value="59.56666">
                <text:p>59.566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435">
                <text:p>15.435</text:p>
              </table:table-cell>
              <table:table-cell office:value-type="float" office:value="63.23333">
                <text:p>63.2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92">
                <text:p>15.492</text:p>
              </table:table-cell>
              <table:table-cell office:value-type="float" office:value="62.23333">
                <text:p>62.2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88">
                <text:p>15.688</text:p>
              </table:table-cell>
              <table:table-cell office:value-type="float" office:value="56.73334">
                <text:p>56.7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744">
                <text:p>15.744</text:p>
              </table:table-cell>
              <table:table-cell office:value-type="float" office:value="61.06667">
                <text:p>61.0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799">
                <text:p>15.799</text:p>
              </table:table-cell>
              <table:table-cell office:value-type="float" office:value="60.73333">
                <text:p>60.7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854">
                <text:p>15.854</text:p>
              </table:table-cell>
              <table:table-cell office:value-type="float" office:value="49.43334">
                <text:p>49.4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038">
                <text:p>16.038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098">
                <text:p>16.098</text:p>
              </table:table-cell>
              <table:table-cell office:value-type="float" office:value="52.33333">
                <text:p>52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54">
                <text:p>16.154</text:p>
              </table:table-cell>
              <table:table-cell office:value-type="float" office:value="53.5">
                <text:p>53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1">
                <text:p>16.21</text:p>
              </table:table-cell>
              <table:table-cell office:value-type="float" office:value="52.06666">
                <text:p>52.066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92">
                <text:p>16.392</text:p>
              </table:table-cell>
              <table:table-cell office:value-type="float" office:value="54.23334">
                <text:p>54.2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46">
                <text:p>16.446</text:p>
              </table:table-cell>
              <table:table-cell office:value-type="float" office:value="58.93333">
                <text:p>58.9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">
                <text:p>16.5</text:p>
              </table:table-cell>
              <table:table-cell office:value-type="float" office:value="55.83333">
                <text:p>55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554">
                <text:p>16.554</text:p>
              </table:table-cell>
              <table:table-cell office:value-type="float" office:value="58.66667">
                <text:p>58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748">
                <text:p>16.748</text:p>
              </table:table-cell>
              <table:table-cell office:value-type="float" office:value="59.53333">
                <text:p>59.5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799">
                <text:p>16.79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854">
                <text:p>16.854</text:p>
              </table:table-cell>
              <table:table-cell office:value-type="float" office:value="63.3">
                <text:p>63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09">
                <text:p>16.909</text:p>
              </table:table-cell>
              <table:table-cell office:value-type="float" office:value="63.63334">
                <text:p>63.6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104">
                <text:p>17.104</text:p>
              </table:table-cell>
              <table:table-cell office:value-type="float" office:value="62.73334">
                <text:p>62.73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162">
                <text:p>17.162</text:p>
              </table:table-cell>
              <table:table-cell office:value-type="float" office:value="62.33333">
                <text:p>62.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22">
                <text:p>17.22</text:p>
              </table:table-cell>
              <table:table-cell office:value-type="float" office:value="61.56667">
                <text:p>61.5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276">
                <text:p>17.276</text:p>
              </table:table-cell>
              <table:table-cell office:value-type="float" office:value="59.46667">
                <text:p>59.4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459">
                <text:p>17.459</text:p>
              </table:table-cell>
              <table:table-cell office:value-type="float" office:value="59.93333">
                <text:p>59.9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514">
                <text:p>17.514</text:p>
              </table:table-cell>
              <table:table-cell office:value-type="float" office:value="59.76667">
                <text:p>59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568">
                <text:p>17.568</text:p>
              </table:table-cell>
              <table:table-cell office:value-type="float" office:value="61.03333">
                <text:p>61.0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622">
                <text:p>17.622</text:p>
              </table:table-cell>
              <table:table-cell office:value-type="float" office:value="59.66667">
                <text:p>59.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816">
                <text:p>17.816</text:p>
              </table:table-cell>
              <table:table-cell office:value-type="float" office:value="59.96667">
                <text:p>59.9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876">
                <text:p>17.876</text:p>
              </table:table-cell>
              <table:table-cell office:value-type="float" office:value="60.06667">
                <text:p>60.0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932">
                <text:p>17.932</text:p>
              </table:table-cell>
              <table:table-cell office:value-type="float" office:value="58.76667">
                <text:p>58.7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994">
                <text:p>17.994</text:p>
              </table:table-cell>
              <table:table-cell office:value-type="float" office:value="57.83333">
                <text:p>57.8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167">
                <text:p>18.167</text:p>
              </table:table-cell>
              <table:table-cell office:value-type="float" office:value="58.96667">
                <text:p>58.9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221">
                <text:p>18.221</text:p>
              </table:table-cell>
              <table:table-cell office:value-type="float" office:value="61.03333">
                <text:p>61.0333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X3:Sheet1.Y116" svg:x="0.32cm" svg:y="0.18cm" svg:width="12.508cm" svg:height="8.64cm">
          <chart:coordinate-region svg:x="1.232cm" svg:y="0.379cm" svg:width="11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3:Sheet1.Y116" chart:class="chart:scatter">
            <chart:domain table:cell-range-address="Sheet1.X3:Sheet1.X116"/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17">
                <text:p>37.17</text:p>
                <draw:g>
                  <svg:desc>Sheet1.X3:Sheet1.X116</svg:desc>
                </draw:g>
              </table:table-cell>
              <table:table-cell office:value-type="float" office:value="0.07368983">
                <text:p>0.07368983</text:p>
                <draw:g>
                  <svg:desc>Sheet1.Y3:Sheet1.Y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63">
                <text:p>37.363</text:p>
              </table:table-cell>
              <table:table-cell office:value-type="float" office:value="0.07011801">
                <text:p>0.07011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422">
                <text:p>37.422</text:p>
              </table:table-cell>
              <table:table-cell office:value-type="float" office:value="0.06896697">
                <text:p>0.0689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48">
                <text:p>37.48</text:p>
              </table:table-cell>
              <table:table-cell office:value-type="float" office:value="0.07115582">
                <text:p>0.07115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35">
                <text:p>37.535</text:p>
              </table:table-cell>
              <table:table-cell office:value-type="float" office:value="0.0719003">
                <text:p>0.0719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717">
                <text:p>37.717</text:p>
              </table:table-cell>
              <table:table-cell office:value-type="float" office:value="0.069238">
                <text:p>0.06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771">
                <text:p>37.771</text:p>
              </table:table-cell>
              <table:table-cell office:value-type="float" office:value="0.07259834">
                <text:p>0.07259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825">
                <text:p>37.825</text:p>
              </table:table-cell>
              <table:table-cell office:value-type="float" office:value="0.07157167">
                <text:p>0.07157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879">
                <text:p>37.879</text:p>
              </table:table-cell>
              <table:table-cell office:value-type="float" office:value="0.07366949">
                <text:p>0.07366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073">
                <text:p>38.073</text:p>
              </table:table-cell>
              <table:table-cell office:value-type="float" office:value="0.07651179">
                <text:p>0.0765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133">
                <text:p>38.133</text:p>
              </table:table-cell>
              <table:table-cell office:value-type="float" office:value="0.07955649">
                <text:p>0.07955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91">
                <text:p>38.191</text:p>
              </table:table-cell>
              <table:table-cell office:value-type="float" office:value="0.08014316">
                <text:p>0.08014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247">
                <text:p>38.247</text:p>
              </table:table-cell>
              <table:table-cell office:value-type="float" office:value="0.0813165">
                <text:p>0.0813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429">
                <text:p>38.429</text:p>
              </table:table-cell>
              <table:table-cell office:value-type="float" office:value="0.08521695">
                <text:p>0.08521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483">
                <text:p>38.483</text:p>
              </table:table-cell>
              <table:table-cell office:value-type="float" office:value="0.08204984">
                <text:p>0.08204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37">
                <text:p>38.537</text:p>
              </table:table-cell>
              <table:table-cell office:value-type="float" office:value="0.0821611">
                <text:p>0.0821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92">
                <text:p>38.592</text:p>
              </table:table-cell>
              <table:table-cell office:value-type="float" office:value="0.08318973">
                <text:p>0.08318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786">
                <text:p>38.786</text:p>
              </table:table-cell>
              <table:table-cell office:value-type="float" office:value="0.08494777">
                <text:p>0.08494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841">
                <text:p>38.841</text:p>
              </table:table-cell>
              <table:table-cell office:value-type="float" office:value="0.0848011">
                <text:p>0.0848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895">
                <text:p>38.895</text:p>
              </table:table-cell>
              <table:table-cell office:value-type="float" office:value="0.08490132">
                <text:p>0.08490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49">
                <text:p>38.949</text:p>
              </table:table-cell>
              <table:table-cell office:value-type="float" office:value="0.08961499">
                <text:p>0.08961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142">
                <text:p>39.142</text:p>
              </table:table-cell>
              <table:table-cell office:value-type="float" office:value="0.08874615">
                <text:p>0.08874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201">
                <text:p>39.201</text:p>
              </table:table-cell>
              <table:table-cell office:value-type="float" office:value="0.08769718">
                <text:p>0.08769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259">
                <text:p>39.259</text:p>
              </table:table-cell>
              <table:table-cell office:value-type="float" office:value="0.08799051">
                <text:p>0.08799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313">
                <text:p>39.313</text:p>
              </table:table-cell>
              <table:table-cell office:value-type="float" office:value="0.08740385">
                <text:p>0.08740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497">
                <text:p>39.497</text:p>
              </table:table-cell>
              <table:table-cell office:value-type="float" office:value="0.1041389">
                <text:p>0.1041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.556">
                <text:p>39.556</text:p>
              </table:table-cell>
              <table:table-cell office:value-type="float" office:value="0.3040795">
                <text:p>0.3040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613">
                <text:p>39.613</text:p>
              </table:table-cell>
              <table:table-cell office:value-type="float" office:value="0.3232656">
                <text:p>0.3232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669">
                <text:p>39.669</text:p>
              </table:table-cell>
              <table:table-cell office:value-type="float" office:value="0.1370904">
                <text:p>0.137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852">
                <text:p>39.852</text:p>
              </table:table-cell>
              <table:table-cell office:value-type="float" office:value="0.1666762">
                <text:p>0.1666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906">
                <text:p>39.906</text:p>
              </table:table-cell>
              <table:table-cell office:value-type="float" office:value="0.1290583">
                <text:p>0.1290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96">
                <text:p>39.96</text:p>
              </table:table-cell>
              <table:table-cell office:value-type="float" office:value="0.1538035">
                <text:p>0.1538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015">
                <text:p>40.015</text:p>
              </table:table-cell>
              <table:table-cell office:value-type="float" office:value="0.2608003">
                <text:p>0.2608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209">
                <text:p>40.209</text:p>
              </table:table-cell>
              <table:table-cell office:value-type="float" office:value="0.1760796">
                <text:p>0.1760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266">
                <text:p>40.266</text:p>
              </table:table-cell>
              <table:table-cell office:value-type="float" office:value="0.1685072">
                <text:p>0.168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324">
                <text:p>40.324</text:p>
              </table:table-cell>
              <table:table-cell office:value-type="float" office:value="0.1884811">
                <text:p>0.1884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383">
                <text:p>40.383</text:p>
              </table:table-cell>
              <table:table-cell office:value-type="float" office:value="0.1870648">
                <text:p>0.1870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566">
                <text:p>40.566</text:p>
              </table:table-cell>
              <table:table-cell office:value-type="float" office:value="0.1302608">
                <text:p>0.1302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624">
                <text:p>40.624</text:p>
              </table:table-cell>
              <table:table-cell office:value-type="float" office:value="0.112158">
                <text:p>0.112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679">
                <text:p>40.679</text:p>
              </table:table-cell>
              <table:table-cell office:value-type="float" office:value="0.1119373">
                <text:p>0.1119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735">
                <text:p>40.735</text:p>
              </table:table-cell>
              <table:table-cell office:value-type="float" office:value="0.1095258">
                <text:p>0.1095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18">
                <text:p>40.918</text:p>
              </table:table-cell>
              <table:table-cell office:value-type="float" office:value="0.0847527">
                <text:p>0.084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973">
                <text:p>40.973</text:p>
              </table:table-cell>
              <table:table-cell office:value-type="float" office:value="0.07730809">
                <text:p>0.07730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028">
                <text:p>41.028</text:p>
              </table:table-cell>
              <table:table-cell office:value-type="float" office:value="0.07380306">
                <text:p>0.07380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082">
                <text:p>41.082</text:p>
              </table:table-cell>
              <table:table-cell office:value-type="float" office:value="0.06839869">
                <text:p>0.06839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275">
                <text:p>41.275</text:p>
              </table:table-cell>
              <table:table-cell office:value-type="float" office:value="0.3933772">
                <text:p>0.3933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335">
                <text:p>41.335</text:p>
              </table:table-cell>
              <table:table-cell office:value-type="float" office:value="0.08710328">
                <text:p>0.08710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.39">
                <text:p>41.39</text:p>
              </table:table-cell>
              <table:table-cell office:value-type="float" office:value="0.1549793">
                <text:p>0.1549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447">
                <text:p>41.447</text:p>
              </table:table-cell>
              <table:table-cell office:value-type="float" office:value="0.1467253">
                <text:p>0.146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637">
                <text:p>41.637</text:p>
              </table:table-cell>
              <table:table-cell office:value-type="float" office:value="0.1806037">
                <text:p>0.1806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.693">
                <text:p>41.693</text:p>
              </table:table-cell>
              <table:table-cell office:value-type="float" office:value="0.1225782">
                <text:p>0.1225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747">
                <text:p>41.747</text:p>
              </table:table-cell>
              <table:table-cell office:value-type="float" office:value="0.2103372">
                <text:p>0.2103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802">
                <text:p>41.802</text:p>
              </table:table-cell>
              <table:table-cell office:value-type="float" office:value="0.3112781">
                <text:p>0.3112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995">
                <text:p>41.995</text:p>
              </table:table-cell>
              <table:table-cell office:value-type="float" office:value="0.1840961">
                <text:p>0.1840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049">
                <text:p>42.049</text:p>
              </table:table-cell>
              <table:table-cell office:value-type="float" office:value="0.1424041">
                <text:p>0.1424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104">
                <text:p>42.104</text:p>
              </table:table-cell>
              <table:table-cell office:value-type="float" office:value="0.149114">
                <text:p>0.149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158">
                <text:p>42.158</text:p>
              </table:table-cell>
              <table:table-cell office:value-type="float" office:value="0.1515701">
                <text:p>0.15157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352">
                <text:p>42.352</text:p>
              </table:table-cell>
              <table:table-cell office:value-type="float" office:value="0.1102591">
                <text:p>0.1102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406">
                <text:p>42.406</text:p>
              </table:table-cell>
              <table:table-cell office:value-type="float" office:value="0.1078122">
                <text:p>0.1078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46">
                <text:p>42.46</text:p>
              </table:table-cell>
              <table:table-cell office:value-type="float" office:value="0.09646902">
                <text:p>0.096469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515">
                <text:p>42.515</text:p>
              </table:table-cell>
              <table:table-cell office:value-type="float" office:value="0.08663512">
                <text:p>0.08663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712">
                <text:p>42.712</text:p>
              </table:table-cell>
              <table:table-cell office:value-type="float" office:value="0.1463694">
                <text:p>0.1463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768">
                <text:p>42.768</text:p>
              </table:table-cell>
              <table:table-cell office:value-type="float" office:value="0.3521823">
                <text:p>0.3521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824">
                <text:p>42.824</text:p>
              </table:table-cell>
              <table:table-cell office:value-type="float" office:value="0.1421871">
                <text:p>0.1421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88">
                <text:p>42.88</text:p>
              </table:table-cell>
              <table:table-cell office:value-type="float" office:value="0.1272271">
                <text:p>0.1272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063">
                <text:p>43.063</text:p>
              </table:table-cell>
              <table:table-cell office:value-type="float" office:value="0.1412233">
                <text:p>0.141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121">
                <text:p>43.121</text:p>
              </table:table-cell>
              <table:table-cell office:value-type="float" office:value="0.1825181">
                <text:p>0.1825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179">
                <text:p>43.179</text:p>
              </table:table-cell>
              <table:table-cell office:value-type="float" office:value="0.170868">
                <text:p>0.170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234">
                <text:p>43.234</text:p>
              </table:table-cell>
              <table:table-cell office:value-type="float" office:value="0.1275151">
                <text:p>0.1275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419">
                <text:p>43.419</text:p>
              </table:table-cell>
              <table:table-cell office:value-type="float" office:value="0.1699867">
                <text:p>0.1699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48">
                <text:p>43.48</text:p>
              </table:table-cell>
              <table:table-cell office:value-type="float" office:value="0.1591575">
                <text:p>0.1591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535">
                <text:p>43.535</text:p>
              </table:table-cell>
              <table:table-cell office:value-type="float" office:value="0.1286698">
                <text:p>0.1286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592">
                <text:p>43.592</text:p>
              </table:table-cell>
              <table:table-cell office:value-type="float" office:value="0.1979189">
                <text:p>0.19791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777">
                <text:p>43.777</text:p>
              </table:table-cell>
              <table:table-cell office:value-type="float" office:value="0.1400772">
                <text:p>0.1400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838">
                <text:p>43.838</text:p>
              </table:table-cell>
              <table:table-cell office:value-type="float" office:value="0.1990909">
                <text:p>0.1990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893">
                <text:p>43.893</text:p>
              </table:table-cell>
              <table:table-cell office:value-type="float" office:value="0.1944585">
                <text:p>0.1944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948">
                <text:p>43.948</text:p>
              </table:table-cell>
              <table:table-cell office:value-type="float" office:value="0.1843511">
                <text:p>0.1843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131">
                <text:p>44.131</text:p>
              </table:table-cell>
              <table:table-cell office:value-type="float" office:value="0.2355934">
                <text:p>0.2355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188">
                <text:p>44.188</text:p>
              </table:table-cell>
              <table:table-cell office:value-type="float" office:value="0.2961467">
                <text:p>0.2961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246">
                <text:p>44.246</text:p>
              </table:table-cell>
              <table:table-cell office:value-type="float" office:value="0.114698">
                <text:p>0.114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302">
                <text:p>44.302</text:p>
              </table:table-cell>
              <table:table-cell office:value-type="float" office:value="0.1507324">
                <text:p>0.1507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85">
                <text:p>44.485</text:p>
              </table:table-cell>
              <table:table-cell office:value-type="float" office:value="0.1516558">
                <text:p>0.1516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.542">
                <text:p>44.542</text:p>
              </table:table-cell>
              <table:table-cell office:value-type="float" office:value="0.148354">
                <text:p>0.148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602">
                <text:p>44.602</text:p>
              </table:table-cell>
              <table:table-cell office:value-type="float" office:value="0.1610168">
                <text:p>0.1610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659">
                <text:p>44.659</text:p>
              </table:table-cell>
              <table:table-cell office:value-type="float" office:value="0.1408771">
                <text:p>0.1408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.845">
                <text:p>44.845</text:p>
              </table:table-cell>
              <table:table-cell office:value-type="float" office:value="0.1127282">
                <text:p>0.1127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9">
                <text:p>44.9</text:p>
              </table:table-cell>
              <table:table-cell office:value-type="float" office:value="0.09863177">
                <text:p>0.09863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957">
                <text:p>44.957</text:p>
              </table:table-cell>
              <table:table-cell office:value-type="float" office:value="0.09136913">
                <text:p>0.09136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012">
                <text:p>45.012</text:p>
              </table:table-cell>
              <table:table-cell office:value-type="float" office:value="0.1318461">
                <text:p>0.1318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195">
                <text:p>45.195</text:p>
              </table:table-cell>
              <table:table-cell office:value-type="float" office:value="0.1334305">
                <text:p>0.1334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25">
                <text:p>45.25</text:p>
              </table:table-cell>
              <table:table-cell office:value-type="float" office:value="0.1591116">
                <text:p>0.1591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304">
                <text:p>45.304</text:p>
              </table:table-cell>
              <table:table-cell office:value-type="float" office:value="0.1463681">
                <text:p>0.1463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358">
                <text:p>45.358</text:p>
              </table:table-cell>
              <table:table-cell office:value-type="float" office:value="0.1559818">
                <text:p>0.1559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552">
                <text:p>45.552</text:p>
              </table:table-cell>
              <table:table-cell office:value-type="float" office:value="0.1798355">
                <text:p>0.1798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607">
                <text:p>45.607</text:p>
              </table:table-cell>
              <table:table-cell office:value-type="float" office:value="0.1727346">
                <text:p>0.1727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661">
                <text:p>45.661</text:p>
              </table:table-cell>
              <table:table-cell office:value-type="float" office:value="0.151987">
                <text:p>0.151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715">
                <text:p>45.715</text:p>
              </table:table-cell>
              <table:table-cell office:value-type="float" office:value="0.1324338">
                <text:p>0.13243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913">
                <text:p>45.913</text:p>
              </table:table-cell>
              <table:table-cell office:value-type="float" office:value="0.1053988">
                <text:p>0.10539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.968">
                <text:p>45.968</text:p>
              </table:table-cell>
              <table:table-cell office:value-type="float" office:value="0.09790039">
                <text:p>0.097900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023">
                <text:p>46.023</text:p>
              </table:table-cell>
              <table:table-cell office:value-type="float" office:value="0.09031097">
                <text:p>0.09031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.08">
                <text:p>46.08</text:p>
              </table:table-cell>
              <table:table-cell office:value-type="float" office:value="0.08207741">
                <text:p>0.08207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.263">
                <text:p>46.263</text:p>
              </table:table-cell>
              <table:table-cell office:value-type="float" office:value="0.06643834">
                <text:p>0.066438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.318">
                <text:p>46.318</text:p>
              </table:table-cell>
              <table:table-cell office:value-type="float" office:value="0.06163559">
                <text:p>0.061635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.372">
                <text:p>46.372</text:p>
              </table:table-cell>
              <table:table-cell office:value-type="float" office:value="0.05596204">
                <text:p>0.05596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.426">
                <text:p>46.426</text:p>
              </table:table-cell>
              <table:table-cell office:value-type="float" office:value="0.05739341">
                <text:p>0.057393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.62">
                <text:p>46.62</text:p>
              </table:table-cell>
              <table:table-cell office:value-type="float" office:value="0.05668617">
                <text:p>0.056686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68">
                <text:p>46.68</text:p>
              </table:table-cell>
              <table:table-cell office:value-type="float" office:value="0.05251273">
                <text:p>0.05251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.735">
                <text:p>46.735</text:p>
              </table:table-cell>
              <table:table-cell office:value-type="float" office:value="0.05824192">
                <text:p>0.05824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792">
                <text:p>46.792</text:p>
              </table:table-cell>
              <table:table-cell office:value-type="float" office:value="0.0609357">
                <text:p>0.0609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977">
                <text:p>46.977</text:p>
              </table:table-cell>
              <table:table-cell office:value-type="float" office:value="0.06854926">
                <text:p>0.068549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.031">
                <text:p>47.031</text:p>
              </table:table-cell>
              <table:table-cell office:value-type="float" office:value="0.06909134">
                <text:p>0.06909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091">
                <text:p>47.091</text:p>
              </table:table-cell>
              <table:table-cell office:value-type="float" office:value="0.06852697">
                <text:p>0.06852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146">
                <text:p>47.146</text:p>
              </table:table-cell>
              <table:table-cell office:value-type="float" office:value="0.06879801">
                <text:p>0.06879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329">
                <text:p>47.329</text:p>
              </table:table-cell>
              <table:table-cell office:value-type="float" office:value="0.06940698">
                <text:p>0.06940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2.044cm" svg:height="57.397cm" xlink:href=".." xlink:type="simple" chart:class="chart:scatter" chart:style-name="ch1">
        <chart:legend chart:legend-position="end" svg:x="98.954cm" svg:y="27.901cm" style:legend-expansion="high" chart:style-name="ch2"/>
        <chart:plot-area chart:style-name="ch3" table:cell-range-address="Sheet1.AB3:Sheet1.AE515" svg:x="2.04cm" svg:y="1.147cm" svg:width="94.874cm" svg:height="55.103cm">
          <chart:coordinate-region svg:x="2.661cm" svg:y="1.346cm" svg:width="94.066cm" svg:height="54.2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3:Sheet1.AC515" chart:class="chart:scatter">
            <chart:domain table:cell-range-address="Sheet1.AB3:Sheet1.AB515"/>
            <chart:data-point chart:repeated="513"/>
          </chart:series>
          <chart:series chart:style-name="ch8" chart:values-cell-range-address="Sheet1.AD3:Sheet1.AD515" chart:class="chart:scatter">
            <chart:data-point chart:repeated="513"/>
          </chart:series>
          <chart:series chart:style-name="ch9" chart:values-cell-range-address="Sheet1.AE3:Sheet1.AE515" chart:class="chart:scatter">
            <chart:data-point chart:repeated="5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691">
                <text:p>13.691</text:p>
                <draw:g>
                  <svg:desc>Sheet1.AB3:Sheet1.AB515</svg:desc>
                </draw:g>
              </table:table-cell>
              <table:table-cell office:value-type="float" office:value="58.3">
                <text:p>58.3</text:p>
                <draw:g>
                  <svg:desc>Sheet1.AC3:Sheet1.AC515</svg:desc>
                </draw:g>
              </table:table-cell>
              <table:table-cell office:value-type="float" office:value="61">
                <text:p>61</text:p>
                <draw:g>
                  <svg:desc>Sheet1.AD3:Sheet1.AD515</svg:desc>
                </draw:g>
              </table:table-cell>
              <table:table-cell office:value-type="float" office:value="7.732111">
                <text:p>7.732111</text:p>
                <draw:g>
                  <svg:desc>Sheet1.AE3:Sheet1.AE5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85">
                <text:p>13.885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7.892143">
                <text:p>7.892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4">
                <text:p>13.94</text:p>
              </table:table-cell>
              <table:table-cell office:value-type="float" office:value="62.23333">
                <text:p>62.23333</text:p>
              </table:table-cell>
              <table:table-cell office:value-type="float" office:value="61">
                <text:p>61</text:p>
              </table:table-cell>
              <table:table-cell office:value-type="float" office:value="7.86058">
                <text:p>7.86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94">
                <text:p>13.994</text:p>
              </table:table-cell>
              <table:table-cell office:value-type="float" office:value="58.33333">
                <text:p>58.33333</text:p>
              </table:table-cell>
              <table:table-cell office:value-type="float" office:value="61">
                <text:p>61</text:p>
              </table:table-cell>
              <table:table-cell office:value-type="float" office:value="7.832362">
                <text:p>7.832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048">
                <text:p>14.048</text:p>
              </table:table-cell>
              <table:table-cell office:value-type="float" office:value="61.9">
                <text:p>61.9</text:p>
              </table:table-cell>
              <table:table-cell office:value-type="float" office:value="61">
                <text:p>61</text:p>
              </table:table-cell>
              <table:table-cell office:value-type="float" office:value="7.949695">
                <text:p>7.949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47">
                <text:p>14.247</text:p>
              </table:table-cell>
              <table:table-cell office:value-type="float" office:value="59.1">
                <text:p>59.1</text:p>
              </table:table-cell>
              <table:table-cell office:value-type="float" office:value="61">
                <text:p>61</text:p>
              </table:table-cell>
              <table:table-cell office:value-type="float" office:value="7.832362">
                <text:p>7.832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12">
                <text:p>14.312</text:p>
              </table:table-cell>
              <table:table-cell office:value-type="float" office:value="57.1">
                <text:p>57.1</text:p>
              </table:table-cell>
              <table:table-cell office:value-type="float" office:value="61">
                <text:p>61</text:p>
              </table:table-cell>
              <table:table-cell office:value-type="float" office:value="8.041224">
                <text:p>8.041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66">
                <text:p>14.366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7.921477">
                <text:p>7.921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23">
                <text:p>14.423</text:p>
              </table:table-cell>
              <table:table-cell office:value-type="float" office:value="58.06667">
                <text:p>58.06667</text:p>
              </table:table-cell>
              <table:table-cell office:value-type="float" office:value="61">
                <text:p>61</text:p>
              </table:table-cell>
              <table:table-cell office:value-type="float" office:value="7.912569">
                <text:p>7.912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94">
                <text:p>14.594</text:p>
              </table:table-cell>
              <table:table-cell office:value-type="float" office:value="58.36667">
                <text:p>58.36667</text:p>
              </table:table-cell>
              <table:table-cell office:value-type="float" office:value="61">
                <text:p>61</text:p>
              </table:table-cell>
              <table:table-cell office:value-type="float" office:value="7.805444">
                <text:p>7.805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48">
                <text:p>14.648</text:p>
              </table:table-cell>
              <table:table-cell office:value-type="float" office:value="57.76667">
                <text:p>57.76667</text:p>
              </table:table-cell>
              <table:table-cell office:value-type="float" office:value="61">
                <text:p>61</text:p>
              </table:table-cell>
              <table:table-cell office:value-type="float" office:value="7.790777">
                <text:p>7.790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03">
                <text:p>14.703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7.77611">
                <text:p>7.77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757">
                <text:p>14.757</text:p>
              </table:table-cell>
              <table:table-cell office:value-type="float" office:value="58.2">
                <text:p>58.2</text:p>
              </table:table-cell>
              <table:table-cell office:value-type="float" office:value="61">
                <text:p>61</text:p>
              </table:table-cell>
              <table:table-cell office:value-type="float" office:value="7.806558">
                <text:p>7.80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51">
                <text:p>14.951</text:p>
              </table:table-cell>
              <table:table-cell office:value-type="float" office:value="58.76667">
                <text:p>58.76667</text:p>
              </table:table-cell>
              <table:table-cell office:value-type="float" office:value="61">
                <text:p>61</text:p>
              </table:table-cell>
              <table:table-cell office:value-type="float" office:value="8.535051">
                <text:p>8.535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05">
                <text:p>15.005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7.892143">
                <text:p>7.89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59">
                <text:p>15.059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7.717443">
                <text:p>7.717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13">
                <text:p>15.113</text:p>
              </table:table-cell>
              <table:table-cell office:value-type="float" office:value="58.23333">
                <text:p>58.23333</text:p>
              </table:table-cell>
              <table:table-cell office:value-type="float" office:value="61">
                <text:p>61</text:p>
              </table:table-cell>
              <table:table-cell office:value-type="float" office:value="7.817695">
                <text:p>7.817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06">
                <text:p>15.306</text:p>
              </table:table-cell>
              <table:table-cell office:value-type="float" office:value="61.1">
                <text:p>61.1</text:p>
              </table:table-cell>
              <table:table-cell office:value-type="float" office:value="61">
                <text:p>61</text:p>
              </table:table-cell>
              <table:table-cell office:value-type="float" office:value="7.845913">
                <text:p>7.845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6">
                <text:p>15.36</text:p>
              </table:table-cell>
              <table:table-cell office:value-type="float" office:value="61.63333">
                <text:p>61.63333</text:p>
              </table:table-cell>
              <table:table-cell office:value-type="float" office:value="61">
                <text:p>61</text:p>
              </table:table-cell>
              <table:table-cell office:value-type="float" office:value="7.931489">
                <text:p>7.931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14">
                <text:p>15.414</text:p>
              </table:table-cell>
              <table:table-cell office:value-type="float" office:value="57.66667">
                <text:p>57.66667</text:p>
              </table:table-cell>
              <table:table-cell office:value-type="float" office:value="61">
                <text:p>61</text:p>
              </table:table-cell>
              <table:table-cell office:value-type="float" office:value="8.29574">
                <text:p>8.29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68">
                <text:p>15.468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8.312822">
                <text:p>8.312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658">
                <text:p>15.658</text:p>
              </table:table-cell>
              <table:table-cell office:value-type="float" office:value="61.03333">
                <text:p>61.03333</text:p>
              </table:table-cell>
              <table:table-cell office:value-type="float" office:value="61">
                <text:p>61</text:p>
              </table:table-cell>
              <table:table-cell office:value-type="float" office:value="7.800799">
                <text:p>7.800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713">
                <text:p>15.713</text:p>
              </table:table-cell>
              <table:table-cell office:value-type="float" office:value="59.16667">
                <text:p>59.16667</text:p>
              </table:table-cell>
              <table:table-cell office:value-type="float" office:value="61">
                <text:p>61</text:p>
              </table:table-cell>
              <table:table-cell office:value-type="float" office:value="7.732111">
                <text:p>7.732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768">
                <text:p>15.768</text:p>
              </table:table-cell>
              <table:table-cell office:value-type="float" office:value="59.53333">
                <text:p>59.53333</text:p>
              </table:table-cell>
              <table:table-cell office:value-type="float" office:value="61">
                <text:p>61</text:p>
              </table:table-cell>
              <table:table-cell office:value-type="float" office:value="7.657476">
                <text:p>7.657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23">
                <text:p>15.823</text:p>
              </table:table-cell>
              <table:table-cell office:value-type="float" office:value="60.03334">
                <text:p>60.03334</text:p>
              </table:table-cell>
              <table:table-cell office:value-type="float" office:value="61">
                <text:p>61</text:p>
              </table:table-cell>
              <table:table-cell office:value-type="float" office:value="8.137937">
                <text:p>8.137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018">
                <text:p>16.018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7.833477">
                <text:p>7.833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72">
                <text:p>16.072</text:p>
              </table:table-cell>
              <table:table-cell office:value-type="float" office:value="60.2">
                <text:p>60.2</text:p>
              </table:table-cell>
              <table:table-cell office:value-type="float" office:value="61">
                <text:p>61</text:p>
              </table:table-cell>
              <table:table-cell office:value-type="float" office:value="7.717443">
                <text:p>7.717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26">
                <text:p>16.126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7.221202">
                <text:p>7.221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182">
                <text:p>16.182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7.005847">
                <text:p>7.005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379">
                <text:p>16.379</text:p>
              </table:table-cell>
              <table:table-cell office:value-type="float" office:value="58.73333">
                <text:p>58.73333</text:p>
              </table:table-cell>
              <table:table-cell office:value-type="float" office:value="61">
                <text:p>61</text:p>
              </table:table-cell>
              <table:table-cell office:value-type="float" office:value="7.866339">
                <text:p>7.866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434">
                <text:p>16.434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8.300385">
                <text:p>8.300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49">
                <text:p>16.49</text:p>
              </table:table-cell>
              <table:table-cell office:value-type="float" office:value="58.93333">
                <text:p>58.93333</text:p>
              </table:table-cell>
              <table:table-cell office:value-type="float" office:value="61">
                <text:p>61</text:p>
              </table:table-cell>
              <table:table-cell office:value-type="float" office:value="8.360167">
                <text:p>8.360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46">
                <text:p>16.546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8.418833">
                <text:p>8.418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3">
                <text:p>16.73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8.38374">
                <text:p>8.38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85">
                <text:p>16.785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8.282374">
                <text:p>8.282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84">
                <text:p>16.84</text:p>
              </table:table-cell>
              <table:table-cell office:value-type="float" office:value="57.93334">
                <text:p>57.93334</text:p>
              </table:table-cell>
              <table:table-cell office:value-type="float" office:value="61">
                <text:p>61</text:p>
              </table:table-cell>
              <table:table-cell office:value-type="float" office:value="8.300385">
                <text:p>8.300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894">
                <text:p>16.894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  <table:table-cell office:value-type="float" office:value="8.267708">
                <text:p>8.267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88">
                <text:p>17.088</text:p>
              </table:table-cell>
              <table:table-cell office:value-type="float" office:value="61.43333">
                <text:p>61.43333</text:p>
              </table:table-cell>
              <table:table-cell office:value-type="float" office:value="61">
                <text:p>61</text:p>
              </table:table-cell>
              <table:table-cell office:value-type="float" office:value="8.414374">
                <text:p>8.414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46">
                <text:p>17.146</text:p>
              </table:table-cell>
              <table:table-cell office:value-type="float" office:value="62.76667">
                <text:p>62.76667</text:p>
              </table:table-cell>
              <table:table-cell office:value-type="float" office:value="61">
                <text:p>61</text:p>
              </table:table-cell>
              <table:table-cell office:value-type="float" office:value="8.545074">
                <text:p>8.545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01">
                <text:p>17.201</text:p>
              </table:table-cell>
              <table:table-cell office:value-type="float" office:value="59.56666">
                <text:p>59.56666</text:p>
              </table:table-cell>
              <table:table-cell office:value-type="float" office:value="61">
                <text:p>61</text:p>
              </table:table-cell>
              <table:table-cell office:value-type="float" office:value="8.370374">
                <text:p>8.370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258">
                <text:p>17.258</text:p>
              </table:table-cell>
              <table:table-cell office:value-type="float" office:value="58.03333">
                <text:p>58.03333</text:p>
              </table:table-cell>
              <table:table-cell office:value-type="float" office:value="61">
                <text:p>61</text:p>
              </table:table-cell>
              <table:table-cell office:value-type="float" office:value="8.386155">
                <text:p>8.386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">
                <text:p>17.44</text:p>
              </table:table-cell>
              <table:table-cell office:value-type="float" office:value="57.16667">
                <text:p>57.16667</text:p>
              </table:table-cell>
              <table:table-cell office:value-type="float" office:value="61">
                <text:p>61</text:p>
              </table:table-cell>
              <table:table-cell office:value-type="float" office:value="7.835892">
                <text:p>7.835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495">
                <text:p>17.495</text:p>
              </table:table-cell>
              <table:table-cell office:value-type="float" office:value="58.8">
                <text:p>58.8</text:p>
              </table:table-cell>
              <table:table-cell office:value-type="float" office:value="61">
                <text:p>61</text:p>
              </table:table-cell>
              <table:table-cell office:value-type="float" office:value="8.418833">
                <text:p>8.418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549">
                <text:p>17.549</text:p>
              </table:table-cell>
              <table:table-cell office:value-type="float" office:value="57.73334">
                <text:p>57.73334</text:p>
              </table:table-cell>
              <table:table-cell office:value-type="float" office:value="61">
                <text:p>61</text:p>
              </table:table-cell>
              <table:table-cell office:value-type="float" office:value="8.328603">
                <text:p>8.328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03">
                <text:p>17.603</text:p>
              </table:table-cell>
              <table:table-cell office:value-type="float" office:value="58.43334">
                <text:p>58.43334</text:p>
              </table:table-cell>
              <table:table-cell office:value-type="float" office:value="61">
                <text:p>61</text:p>
              </table:table-cell>
              <table:table-cell office:value-type="float" office:value="8.300385">
                <text:p>8.300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96">
                <text:p>17.796</text:p>
              </table:table-cell>
              <table:table-cell office:value-type="float" office:value="58.66667">
                <text:p>58.66667</text:p>
              </table:table-cell>
              <table:table-cell office:value-type="float" office:value="61">
                <text:p>61</text:p>
              </table:table-cell>
              <table:table-cell office:value-type="float" office:value="8.109718">
                <text:p>8.109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85">
                <text:p>17.85</text:p>
              </table:table-cell>
              <table:table-cell office:value-type="float" office:value="60.83333">
                <text:p>60.83333</text:p>
              </table:table-cell>
              <table:table-cell office:value-type="float" office:value="61">
                <text:p>61</text:p>
              </table:table-cell>
              <table:table-cell office:value-type="float" office:value="7.919052">
                <text:p>7.919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904">
                <text:p>17.904</text:p>
              </table:table-cell>
              <table:table-cell office:value-type="float" office:value="58.7">
                <text:p>58.7</text:p>
              </table:table-cell>
              <table:table-cell office:value-type="float" office:value="61">
                <text:p>61</text:p>
              </table:table-cell>
              <table:table-cell office:value-type="float" office:value="8.311707">
                <text:p>8.311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955">
                <text:p>17.955</text:p>
              </table:table-cell>
              <table:table-cell office:value-type="float" office:value="58.3">
                <text:p>58.3</text:p>
              </table:table-cell>
              <table:table-cell office:value-type="float" office:value="61">
                <text:p>61</text:p>
              </table:table-cell>
              <table:table-cell office:value-type="float" office:value="8.269937">
                <text:p>8.269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152">
                <text:p>18.152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8.269937">
                <text:p>8.269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206">
                <text:p>18.206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8.224823">
                <text:p>8.224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26">
                <text:p>18.26</text:p>
              </table:table-cell>
              <table:table-cell office:value-type="float" office:value="57.8">
                <text:p>57.8</text:p>
              </table:table-cell>
              <table:table-cell office:value-type="float" office:value="61">
                <text:p>61</text:p>
              </table:table-cell>
              <table:table-cell office:value-type="float" office:value="8.151488">
                <text:p>8.151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315">
                <text:p>18.315</text:p>
              </table:table-cell>
              <table:table-cell office:value-type="float" office:value="57.66667">
                <text:p>57.66667</text:p>
              </table:table-cell>
              <table:table-cell office:value-type="float" office:value="61">
                <text:p>61</text:p>
              </table:table-cell>
              <table:table-cell office:value-type="float" office:value="8.269937">
                <text:p>8.269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11">
                <text:p>18.511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8.355708">
                <text:p>8.355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66">
                <text:p>18.566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8.241718">
                <text:p>8.2417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623">
                <text:p>18.623</text:p>
              </table:table-cell>
              <table:table-cell office:value-type="float" office:value="60.46667">
                <text:p>60.46667</text:p>
              </table:table-cell>
              <table:table-cell office:value-type="float" office:value="61">
                <text:p>61</text:p>
              </table:table-cell>
              <table:table-cell office:value-type="float" office:value="7.964362">
                <text:p>7.964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679">
                <text:p>18.679</text:p>
              </table:table-cell>
              <table:table-cell office:value-type="float" office:value="61.5">
                <text:p>61.5</text:p>
              </table:table-cell>
              <table:table-cell office:value-type="float" office:value="61">
                <text:p>61</text:p>
              </table:table-cell>
              <table:table-cell office:value-type="float" office:value="7.726351">
                <text:p>7.726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862">
                <text:p>18.862</text:p>
              </table:table-cell>
              <table:table-cell office:value-type="float" office:value="59.76667">
                <text:p>59.76667</text:p>
              </table:table-cell>
              <table:table-cell office:value-type="float" office:value="61">
                <text:p>61</text:p>
              </table:table-cell>
              <table:table-cell office:value-type="float" office:value="7.757914">
                <text:p>7.7579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916">
                <text:p>18.916</text:p>
              </table:table-cell>
              <table:table-cell office:value-type="float" office:value="57.36667">
                <text:p>57.36667</text:p>
              </table:table-cell>
              <table:table-cell office:value-type="float" office:value="61">
                <text:p>61</text:p>
              </table:table-cell>
              <table:table-cell office:value-type="float" office:value="7.821225">
                <text:p>7.821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97">
                <text:p>18.97</text:p>
              </table:table-cell>
              <table:table-cell office:value-type="float" office:value="60.26667">
                <text:p>60.26667</text:p>
              </table:table-cell>
              <table:table-cell office:value-type="float" office:value="61">
                <text:p>61</text:p>
              </table:table-cell>
              <table:table-cell office:value-type="float" office:value="7.715029">
                <text:p>7.715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024">
                <text:p>19.024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7.953225">
                <text:p>7.953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219">
                <text:p>19.219</text:p>
              </table:table-cell>
              <table:table-cell office:value-type="float" office:value="57.43333">
                <text:p>57.43333</text:p>
              </table:table-cell>
              <table:table-cell office:value-type="float" office:value="61">
                <text:p>61</text:p>
              </table:table-cell>
              <table:table-cell office:value-type="float" office:value="7.632788">
                <text:p>7.6327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273">
                <text:p>19.273</text:p>
              </table:table-cell>
              <table:table-cell office:value-type="float" office:value="57.86666">
                <text:p>57.86666</text:p>
              </table:table-cell>
              <table:table-cell office:value-type="float" office:value="61">
                <text:p>61</text:p>
              </table:table-cell>
              <table:table-cell office:value-type="float" office:value="7.761444">
                <text:p>7.761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27">
                <text:p>19.327</text:p>
              </table:table-cell>
              <table:table-cell office:value-type="float" office:value="59.76667">
                <text:p>59.76667</text:p>
              </table:table-cell>
              <table:table-cell office:value-type="float" office:value="61">
                <text:p>61</text:p>
              </table:table-cell>
              <table:table-cell office:value-type="float" office:value="7.848143">
                <text:p>7.848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381">
                <text:p>19.381</text:p>
              </table:table-cell>
              <table:table-cell office:value-type="float" office:value="58.53333">
                <text:p>58.53333</text:p>
              </table:table-cell>
              <table:table-cell office:value-type="float" office:value="61">
                <text:p>61</text:p>
              </table:table-cell>
              <table:table-cell office:value-type="float" office:value="7.917937">
                <text:p>7.917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578">
                <text:p>19.578</text:p>
              </table:table-cell>
              <table:table-cell office:value-type="float" office:value="58.93333">
                <text:p>58.93333</text:p>
              </table:table-cell>
              <table:table-cell office:value-type="float" office:value="61">
                <text:p>61</text:p>
              </table:table-cell>
              <table:table-cell office:value-type="float" office:value="8.447052">
                <text:p>8.447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634">
                <text:p>19.634</text:p>
              </table:table-cell>
              <table:table-cell office:value-type="float" office:value="59.46667">
                <text:p>59.46667</text:p>
              </table:table-cell>
              <table:table-cell office:value-type="float" office:value="61">
                <text:p>61</text:p>
              </table:table-cell>
              <table:table-cell office:value-type="float" office:value="8.476385">
                <text:p>8.476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691">
                <text:p>19.691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8.373718">
                <text:p>8.373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745">
                <text:p>19.745</text:p>
              </table:table-cell>
              <table:table-cell office:value-type="float" office:value="58.16667">
                <text:p>58.16667</text:p>
              </table:table-cell>
              <table:table-cell office:value-type="float" office:value="61">
                <text:p>61</text:p>
              </table:table-cell>
              <table:table-cell office:value-type="float" office:value="8.432384">
                <text:p>8.432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927">
                <text:p>19.927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8.54173">
                <text:p>8.54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981">
                <text:p>19.981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8.841742">
                <text:p>8.841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035">
                <text:p>20.035</text:p>
              </table:table-cell>
              <table:table-cell office:value-type="float" office:value="61.23333">
                <text:p>61.23333</text:p>
              </table:table-cell>
              <table:table-cell office:value-type="float" office:value="61">
                <text:p>61</text:p>
              </table:table-cell>
              <table:table-cell office:value-type="float" office:value="9.04596">
                <text:p>9.04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09">
                <text:p>20.09</text:p>
              </table:table-cell>
              <table:table-cell office:value-type="float" office:value="61.96667">
                <text:p>61.96667</text:p>
              </table:table-cell>
              <table:table-cell office:value-type="float" office:value="61">
                <text:p>61</text:p>
              </table:table-cell>
              <table:table-cell office:value-type="float" office:value="8.807763">
                <text:p>8.807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284">
                <text:p>20.284</text:p>
              </table:table-cell>
              <table:table-cell office:value-type="float" office:value="59.53333">
                <text:p>59.53333</text:p>
              </table:table-cell>
              <table:table-cell office:value-type="float" office:value="61">
                <text:p>61</text:p>
              </table:table-cell>
              <table:table-cell office:value-type="float" office:value="8.312822">
                <text:p>8.3128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339">
                <text:p>20.339</text:p>
              </table:table-cell>
              <table:table-cell office:value-type="float" office:value="62.1">
                <text:p>62.1</text:p>
              </table:table-cell>
              <table:table-cell office:value-type="float" office:value="61">
                <text:p>61</text:p>
              </table:table-cell>
              <table:table-cell office:value-type="float" office:value="8.25527">
                <text:p>8.25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399">
                <text:p>20.399</text:p>
              </table:table-cell>
              <table:table-cell office:value-type="float" office:value="61.06667">
                <text:p>61.06667</text:p>
              </table:table-cell>
              <table:table-cell office:value-type="float" office:value="61">
                <text:p>61</text:p>
              </table:table-cell>
              <table:table-cell office:value-type="float" office:value="8.764878">
                <text:p>8.7648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458">
                <text:p>20.458</text:p>
              </table:table-cell>
              <table:table-cell office:value-type="float" office:value="61.36667">
                <text:p>61.36667</text:p>
              </table:table-cell>
              <table:table-cell office:value-type="float" office:value="61">
                <text:p>61</text:p>
              </table:table-cell>
              <table:table-cell office:value-type="float" office:value="8.669086">
                <text:p>8.669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64">
                <text:p>20.64</text:p>
              </table:table-cell>
              <table:table-cell office:value-type="float" office:value="61.03333">
                <text:p>61.03333</text:p>
              </table:table-cell>
              <table:table-cell office:value-type="float" office:value="61">
                <text:p>61</text:p>
              </table:table-cell>
              <table:table-cell office:value-type="float" office:value="7.849444">
                <text:p>7.849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694">
                <text:p>20.694</text:p>
              </table:table-cell>
              <table:table-cell office:value-type="float" office:value="59.83333">
                <text:p>59.83333</text:p>
              </table:table-cell>
              <table:table-cell office:value-type="float" office:value="61">
                <text:p>61</text:p>
              </table:table-cell>
              <table:table-cell office:value-type="float" office:value="7.584144">
                <text:p>7.584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748">
                <text:p>20.748</text:p>
              </table:table-cell>
              <table:table-cell office:value-type="float" office:value="58.06667">
                <text:p>58.06667</text:p>
              </table:table-cell>
              <table:table-cell office:value-type="float" office:value="61">
                <text:p>61</text:p>
              </table:table-cell>
              <table:table-cell office:value-type="float" office:value="7.568362">
                <text:p>7.568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802">
                <text:p>20.802</text:p>
              </table:table-cell>
              <table:table-cell office:value-type="float" office:value="58.4">
                <text:p>58.4</text:p>
              </table:table-cell>
              <table:table-cell office:value-type="float" office:value="61">
                <text:p>61</text:p>
              </table:table-cell>
              <table:table-cell office:value-type="float" office:value="7.791892">
                <text:p>7.791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996">
                <text:p>20.996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8.306144">
                <text:p>8.306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05">
                <text:p>21.05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8.139248">
                <text:p>8.139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104">
                <text:p>21.104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8.122156">
                <text:p>8.122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158">
                <text:p>21.158</text:p>
              </table:table-cell>
              <table:table-cell office:value-type="float" office:value="57.7">
                <text:p>57.7</text:p>
              </table:table-cell>
              <table:table-cell office:value-type="float" office:value="61">
                <text:p>61</text:p>
              </table:table-cell>
              <table:table-cell office:value-type="float" office:value="8.258614">
                <text:p>8.258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352">
                <text:p>21.352</text:p>
              </table:table-cell>
              <table:table-cell office:value-type="float" office:value="58.93333">
                <text:p>58.93333</text:p>
              </table:table-cell>
              <table:table-cell office:value-type="float" office:value="61">
                <text:p>61</text:p>
              </table:table-cell>
              <table:table-cell office:value-type="float" office:value="8.150374">
                <text:p>8.150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406">
                <text:p>21.406</text:p>
              </table:table-cell>
              <table:table-cell office:value-type="float" office:value="61.7">
                <text:p>61.7</text:p>
              </table:table-cell>
              <table:table-cell office:value-type="float" office:value="61">
                <text:p>61</text:p>
              </table:table-cell>
              <table:table-cell office:value-type="float" office:value="8.30058">
                <text:p>8.300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46">
                <text:p>21.46</text:p>
              </table:table-cell>
              <table:table-cell office:value-type="float" office:value="59.83333">
                <text:p>59.83333</text:p>
              </table:table-cell>
              <table:table-cell office:value-type="float" office:value="61">
                <text:p>61</text:p>
              </table:table-cell>
              <table:table-cell office:value-type="float" office:value="7.655247">
                <text:p>7.655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514">
                <text:p>21.514</text:p>
              </table:table-cell>
              <table:table-cell office:value-type="float" office:value="59.7">
                <text:p>59.7</text:p>
              </table:table-cell>
              <table:table-cell office:value-type="float" office:value="61">
                <text:p>61</text:p>
              </table:table-cell>
              <table:table-cell office:value-type="float" office:value="7.759028">
                <text:p>7.759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712">
                <text:p>21.712</text:p>
              </table:table-cell>
              <table:table-cell office:value-type="float" office:value="61.03333">
                <text:p>61.03333</text:p>
              </table:table-cell>
              <table:table-cell office:value-type="float" office:value="61">
                <text:p>61</text:p>
              </table:table-cell>
              <table:table-cell office:value-type="float" office:value="8.312822">
                <text:p>8.312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768">
                <text:p>21.768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8.430156">
                <text:p>8.430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823">
                <text:p>21.823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8.310408">
                <text:p>8.310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88">
                <text:p>21.88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310788">
                <text:p>8.310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062">
                <text:p>22.062</text:p>
              </table:table-cell>
              <table:table-cell office:value-type="float" office:value="60.16667">
                <text:p>60.16667</text:p>
              </table:table-cell>
              <table:table-cell office:value-type="float" office:value="61">
                <text:p>61</text:p>
              </table:table-cell>
              <table:table-cell office:value-type="float" office:value="8.315051">
                <text:p>8.315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116">
                <text:p>22.116</text:p>
              </table:table-cell>
              <table:table-cell office:value-type="float" office:value="58.9">
                <text:p>58.9</text:p>
              </table:table-cell>
              <table:table-cell office:value-type="float" office:value="61">
                <text:p>61</text:p>
              </table:table-cell>
              <table:table-cell office:value-type="float" office:value="8.269937">
                <text:p>8.269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17">
                <text:p>22.17</text:p>
              </table:table-cell>
              <table:table-cell office:value-type="float" office:value="57.86666">
                <text:p>57.86666</text:p>
              </table:table-cell>
              <table:table-cell office:value-type="float" office:value="61">
                <text:p>61</text:p>
              </table:table-cell>
              <table:table-cell office:value-type="float" office:value="8.299271">
                <text:p>8.299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224">
                <text:p>22.224</text:p>
              </table:table-cell>
              <table:table-cell office:value-type="float" office:value="59.33333">
                <text:p>59.33333</text:p>
              </table:table-cell>
              <table:table-cell office:value-type="float" office:value="61">
                <text:p>61</text:p>
              </table:table-cell>
              <table:table-cell office:value-type="float" office:value="8.328603">
                <text:p>8.328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419">
                <text:p>22.419</text:p>
              </table:table-cell>
              <table:table-cell office:value-type="float" office:value="59.1">
                <text:p>59.1</text:p>
              </table:table-cell>
              <table:table-cell office:value-type="float" office:value="61">
                <text:p>61</text:p>
              </table:table-cell>
              <table:table-cell office:value-type="float" office:value="7.82011">
                <text:p>7.82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473">
                <text:p>22.473</text:p>
              </table:table-cell>
              <table:table-cell office:value-type="float" office:value="57.86666">
                <text:p>57.86666</text:p>
              </table:table-cell>
              <table:table-cell office:value-type="float" office:value="61">
                <text:p>61</text:p>
              </table:table-cell>
              <table:table-cell office:value-type="float" office:value="7.589902">
                <text:p>7.5899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527">
                <text:p>22.527</text:p>
              </table:table-cell>
              <table:table-cell office:value-type="float" office:value="57.5">
                <text:p>57.5</text:p>
              </table:table-cell>
              <table:table-cell office:value-type="float" office:value="61">
                <text:p>61</text:p>
              </table:table-cell>
              <table:table-cell office:value-type="float" office:value="7.805444">
                <text:p>7.805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582">
                <text:p>22.582</text:p>
              </table:table-cell>
              <table:table-cell office:value-type="float" office:value="57.56667">
                <text:p>57.56667</text:p>
              </table:table-cell>
              <table:table-cell office:value-type="float" office:value="61">
                <text:p>61</text:p>
              </table:table-cell>
              <table:table-cell office:value-type="float" office:value="8.168386">
                <text:p>8.168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778">
                <text:p>22.778</text:p>
              </table:table-cell>
              <table:table-cell office:value-type="float" office:value="58.8">
                <text:p>58.8</text:p>
              </table:table-cell>
              <table:table-cell office:value-type="float" office:value="61">
                <text:p>61</text:p>
              </table:table-cell>
              <table:table-cell office:value-type="float" office:value="8.359052">
                <text:p>8.3590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839">
                <text:p>22.839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8.536166">
                <text:p>8.536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893">
                <text:p>22.893</text:p>
              </table:table-cell>
              <table:table-cell office:value-type="float" office:value="57.66667">
                <text:p>57.66667</text:p>
              </table:table-cell>
              <table:table-cell office:value-type="float" office:value="61">
                <text:p>61</text:p>
              </table:table-cell>
              <table:table-cell office:value-type="float" office:value="8.404166">
                <text:p>8.404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947">
                <text:p>22.947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8.492167">
                <text:p>8.492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.13">
                <text:p>23.13</text:p>
              </table:table-cell>
              <table:table-cell office:value-type="float" office:value="61.96667">
                <text:p>61.96667</text:p>
              </table:table-cell>
              <table:table-cell office:value-type="float" office:value="61">
                <text:p>61</text:p>
              </table:table-cell>
              <table:table-cell office:value-type="float" office:value="8.969097">
                <text:p>8.969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184">
                <text:p>23.184</text:p>
              </table:table-cell>
              <table:table-cell office:value-type="float" office:value="62.1">
                <text:p>62.1</text:p>
              </table:table-cell>
              <table:table-cell office:value-type="float" office:value="61">
                <text:p>61</text:p>
              </table:table-cell>
              <table:table-cell office:value-type="float" office:value="8.91043">
                <text:p>8.910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38">
                <text:p>23.238</text:p>
              </table:table-cell>
              <table:table-cell office:value-type="float" office:value="61.76667">
                <text:p>61.76667</text:p>
              </table:table-cell>
              <table:table-cell office:value-type="float" office:value="61">
                <text:p>61</text:p>
              </table:table-cell>
              <table:table-cell office:value-type="float" office:value="8.681718">
                <text:p>8.681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292">
                <text:p>23.292</text:p>
              </table:table-cell>
              <table:table-cell office:value-type="float" office:value="61.93334">
                <text:p>61.93334</text:p>
              </table:table-cell>
              <table:table-cell office:value-type="float" office:value="61">
                <text:p>61</text:p>
              </table:table-cell>
              <table:table-cell office:value-type="float" office:value="8.326374">
                <text:p>8.326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485">
                <text:p>23.485</text:p>
              </table:table-cell>
              <table:table-cell office:value-type="float" office:value="63.4">
                <text:p>63.4</text:p>
              </table:table-cell>
              <table:table-cell office:value-type="float" office:value="61">
                <text:p>61</text:p>
              </table:table-cell>
              <table:table-cell office:value-type="float" office:value="8.294625">
                <text:p>8.294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539">
                <text:p>23.539</text:p>
              </table:table-cell>
              <table:table-cell office:value-type="float" office:value="58.6">
                <text:p>58.6</text:p>
              </table:table-cell>
              <table:table-cell office:value-type="float" office:value="61">
                <text:p>61</text:p>
              </table:table-cell>
              <table:table-cell office:value-type="float" office:value="8.181937">
                <text:p>8.181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.593">
                <text:p>23.593</text:p>
              </table:table-cell>
              <table:table-cell office:value-type="float" office:value="62.53334">
                <text:p>62.53334</text:p>
              </table:table-cell>
              <table:table-cell office:value-type="float" office:value="61">
                <text:p>61</text:p>
              </table:table-cell>
              <table:table-cell office:value-type="float" office:value="8.337707">
                <text:p>8.337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647">
                <text:p>23.647</text:p>
              </table:table-cell>
              <table:table-cell office:value-type="float" office:value="59.3">
                <text:p>59.3</text:p>
              </table:table-cell>
              <table:table-cell office:value-type="float" office:value="61">
                <text:p>61</text:p>
              </table:table-cell>
              <table:table-cell office:value-type="float" office:value="7.977718">
                <text:p>7.9777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84">
                <text:p>23.84</text:p>
              </table:table-cell>
              <table:table-cell office:value-type="float" office:value="61.63333">
                <text:p>61.63333</text:p>
              </table:table-cell>
              <table:table-cell office:value-type="float" office:value="61">
                <text:p>61</text:p>
              </table:table-cell>
              <table:table-cell office:value-type="float" office:value="8.240603">
                <text:p>8.240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895">
                <text:p>23.895</text:p>
              </table:table-cell>
              <table:table-cell office:value-type="float" office:value="59.8">
                <text:p>59.8</text:p>
              </table:table-cell>
              <table:table-cell office:value-type="float" office:value="61">
                <text:p>61</text:p>
              </table:table-cell>
              <table:table-cell office:value-type="float" office:value="8.124385">
                <text:p>8.124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949">
                <text:p>23.949</text:p>
              </table:table-cell>
              <table:table-cell office:value-type="float" office:value="61.83333">
                <text:p>61.83333</text:p>
              </table:table-cell>
              <table:table-cell office:value-type="float" office:value="61">
                <text:p>61</text:p>
              </table:table-cell>
              <table:table-cell office:value-type="float" office:value="8.415489">
                <text:p>8.415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003">
                <text:p>24.003</text:p>
              </table:table-cell>
              <table:table-cell office:value-type="float" office:value="58.26667">
                <text:p>58.26667</text:p>
              </table:table-cell>
              <table:table-cell office:value-type="float" office:value="61">
                <text:p>61</text:p>
              </table:table-cell>
              <table:table-cell office:value-type="float" office:value="8.210351">
                <text:p>8.2103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">
                <text:p>24.2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8.028592">
                <text:p>8.028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258">
                <text:p>24.258</text:p>
              </table:table-cell>
              <table:table-cell office:value-type="float" office:value="61.63333">
                <text:p>61.63333</text:p>
              </table:table-cell>
              <table:table-cell office:value-type="float" office:value="61">
                <text:p>61</text:p>
              </table:table-cell>
              <table:table-cell office:value-type="float" office:value="8.297041">
                <text:p>8.297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313">
                <text:p>24.313</text:p>
              </table:table-cell>
              <table:table-cell office:value-type="float" office:value="61.23333">
                <text:p>61.23333</text:p>
              </table:table-cell>
              <table:table-cell office:value-type="float" office:value="61">
                <text:p>61</text:p>
              </table:table-cell>
              <table:table-cell office:value-type="float" office:value="8.416603">
                <text:p>8.4166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367">
                <text:p>24.367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7.821225">
                <text:p>7.8212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552">
                <text:p>24.552</text:p>
              </table:table-cell>
              <table:table-cell office:value-type="float" office:value="58.13334">
                <text:p>58.13334</text:p>
              </table:table-cell>
              <table:table-cell office:value-type="float" office:value="61">
                <text:p>61</text:p>
              </table:table-cell>
              <table:table-cell office:value-type="float" office:value="7.862614">
                <text:p>7.862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6">
                <text:p>24.606</text:p>
              </table:table-cell>
              <table:table-cell office:value-type="float" office:value="58.9">
                <text:p>58.9</text:p>
              </table:table-cell>
              <table:table-cell office:value-type="float" office:value="61">
                <text:p>61</text:p>
              </table:table-cell>
              <table:table-cell office:value-type="float" office:value="8.268822">
                <text:p>8.268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6">
                <text:p>24.66</text:p>
              </table:table-cell>
              <table:table-cell office:value-type="float" office:value="58.23333">
                <text:p>58.23333</text:p>
              </table:table-cell>
              <table:table-cell office:value-type="float" office:value="61">
                <text:p>61</text:p>
              </table:table-cell>
              <table:table-cell office:value-type="float" office:value="8.399708">
                <text:p>8.3997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715">
                <text:p>24.715</text:p>
              </table:table-cell>
              <table:table-cell office:value-type="float" office:value="59.43334">
                <text:p>59.43334</text:p>
              </table:table-cell>
              <table:table-cell office:value-type="float" office:value="61">
                <text:p>61</text:p>
              </table:table-cell>
              <table:table-cell office:value-type="float" office:value="8.283489">
                <text:p>8.283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911">
                <text:p>24.911</text:p>
              </table:table-cell>
              <table:table-cell office:value-type="float" office:value="58.2">
                <text:p>58.2</text:p>
              </table:table-cell>
              <table:table-cell office:value-type="float" office:value="61">
                <text:p>61</text:p>
              </table:table-cell>
              <table:table-cell office:value-type="float" office:value="8.269937">
                <text:p>8.269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966">
                <text:p>24.966</text:p>
              </table:table-cell>
              <table:table-cell office:value-type="float" office:value="58.53333">
                <text:p>58.53333</text:p>
              </table:table-cell>
              <table:table-cell office:value-type="float" office:value="61">
                <text:p>61</text:p>
              </table:table-cell>
              <table:table-cell office:value-type="float" office:value="8.298156">
                <text:p>8.298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024">
                <text:p>25.024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8.635489">
                <text:p>8.6354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079">
                <text:p>25.079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8.503489">
                <text:p>8.5034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268">
                <text:p>25.268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8.311707">
                <text:p>8.311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325">
                <text:p>25.325</text:p>
              </table:table-cell>
              <table:table-cell office:value-type="float" office:value="60.36666">
                <text:p>60.36666</text:p>
              </table:table-cell>
              <table:table-cell office:value-type="float" office:value="61">
                <text:p>61</text:p>
              </table:table-cell>
              <table:table-cell office:value-type="float" office:value="8.29574">
                <text:p>8.295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38">
                <text:p>25.38</text:p>
              </table:table-cell>
              <table:table-cell office:value-type="float" office:value="62.53334">
                <text:p>62.53334</text:p>
              </table:table-cell>
              <table:table-cell office:value-type="float" office:value="61">
                <text:p>61</text:p>
              </table:table-cell>
              <table:table-cell office:value-type="float" office:value="8.283489">
                <text:p>8.2834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434">
                <text:p>25.434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8.354406">
                <text:p>8.354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618">
                <text:p>25.618</text:p>
              </table:table-cell>
              <table:table-cell office:value-type="float" office:value="61.3">
                <text:p>61.3</text:p>
              </table:table-cell>
              <table:table-cell office:value-type="float" office:value="61">
                <text:p>61</text:p>
              </table:table-cell>
              <table:table-cell office:value-type="float" office:value="8.547488">
                <text:p>8.547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672">
                <text:p>25.672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8.315051">
                <text:p>8.315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726">
                <text:p>25.726</text:p>
              </table:table-cell>
              <table:table-cell office:value-type="float" office:value="59.26667">
                <text:p>59.26667</text:p>
              </table:table-cell>
              <table:table-cell office:value-type="float" office:value="61">
                <text:p>61</text:p>
              </table:table-cell>
              <table:table-cell office:value-type="float" office:value="8.329719">
                <text:p>8.329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78">
                <text:p>25.78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8.225937">
                <text:p>8.225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974">
                <text:p>25.97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.489937">
                <text:p>8.489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.028">
                <text:p>26.028</text:p>
              </table:table-cell>
              <table:table-cell office:value-type="float" office:value="59.76667">
                <text:p>59.76667</text:p>
              </table:table-cell>
              <table:table-cell office:value-type="float" office:value="61">
                <text:p>61</text:p>
              </table:table-cell>
              <table:table-cell office:value-type="float" office:value="8.577937">
                <text:p>8.5779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083">
                <text:p>26.083</text:p>
              </table:table-cell>
              <table:table-cell office:value-type="float" office:value="59.43334">
                <text:p>59.43334</text:p>
              </table:table-cell>
              <table:table-cell office:value-type="float" office:value="61">
                <text:p>61</text:p>
              </table:table-cell>
              <table:table-cell office:value-type="float" office:value="8.25527">
                <text:p>8.255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137">
                <text:p>26.137</text:p>
              </table:table-cell>
              <table:table-cell office:value-type="float" office:value="58.8">
                <text:p>58.8</text:p>
              </table:table-cell>
              <table:table-cell office:value-type="float" office:value="61">
                <text:p>61</text:p>
              </table:table-cell>
              <table:table-cell office:value-type="float" office:value="8.195489">
                <text:p>8.1954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33">
                <text:p>26.33</text:p>
              </table:table-cell>
              <table:table-cell office:value-type="float" office:value="58.63334">
                <text:p>58.63334</text:p>
              </table:table-cell>
              <table:table-cell office:value-type="float" office:value="61">
                <text:p>61</text:p>
              </table:table-cell>
              <table:table-cell office:value-type="float" office:value="8.349948">
                <text:p>8.3499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84">
                <text:p>26.384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8.560845">
                <text:p>8.5608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438">
                <text:p>26.438</text:p>
              </table:table-cell>
              <table:table-cell office:value-type="float" office:value="60.1">
                <text:p>60.1</text:p>
              </table:table-cell>
              <table:table-cell office:value-type="float" office:value="61">
                <text:p>61</text:p>
              </table:table-cell>
              <table:table-cell office:value-type="float" office:value="8.837097">
                <text:p>8.8370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495">
                <text:p>26.495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8.355708">
                <text:p>8.3557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689">
                <text:p>26.689</text:p>
              </table:table-cell>
              <table:table-cell office:value-type="float" office:value="58.73333">
                <text:p>58.73333</text:p>
              </table:table-cell>
              <table:table-cell office:value-type="float" office:value="61">
                <text:p>61</text:p>
              </table:table-cell>
              <table:table-cell office:value-type="float" office:value="8.283489">
                <text:p>8.283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745">
                <text:p>26.745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8.645315">
                <text:p>8.645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802">
                <text:p>26.802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8.488822">
                <text:p>8.488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858">
                <text:p>26.858</text:p>
              </table:table-cell>
              <table:table-cell office:value-type="float" office:value="59.56666">
                <text:p>59.56666</text:p>
              </table:table-cell>
              <table:table-cell office:value-type="float" office:value="61">
                <text:p>61</text:p>
              </table:table-cell>
              <table:table-cell office:value-type="float" office:value="8.195489">
                <text:p>8.195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.04">
                <text:p>27.04</text:p>
              </table:table-cell>
              <table:table-cell office:value-type="float" office:value="60.13334">
                <text:p>60.13334</text:p>
              </table:table-cell>
              <table:table-cell office:value-type="float" office:value="61">
                <text:p>61</text:p>
              </table:table-cell>
              <table:table-cell office:value-type="float" office:value="8.178407">
                <text:p>8.178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094">
                <text:p>27.094</text:p>
              </table:table-cell>
              <table:table-cell office:value-type="float" office:value="62.2">
                <text:p>62.2</text:p>
              </table:table-cell>
              <table:table-cell office:value-type="float" office:value="61">
                <text:p>61</text:p>
              </table:table-cell>
              <table:table-cell office:value-type="float" office:value="8.25174">
                <text:p>8.251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148">
                <text:p>27.148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8.312822">
                <text:p>8.3128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202">
                <text:p>27.202</text:p>
              </table:table-cell>
              <table:table-cell office:value-type="float" office:value="59.53333">
                <text:p>59.53333</text:p>
              </table:table-cell>
              <table:table-cell office:value-type="float" office:value="61">
                <text:p>61</text:p>
              </table:table-cell>
              <table:table-cell office:value-type="float" office:value="8.256385">
                <text:p>8.256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.396">
                <text:p>27.396</text:p>
              </table:table-cell>
              <table:table-cell office:value-type="float" office:value="59.06667">
                <text:p>59.06667</text:p>
              </table:table-cell>
              <table:table-cell office:value-type="float" office:value="61">
                <text:p>61</text:p>
              </table:table-cell>
              <table:table-cell office:value-type="float" office:value="8.225937">
                <text:p>8.225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45">
                <text:p>27.45</text:p>
              </table:table-cell>
              <table:table-cell office:value-type="float" office:value="58.6">
                <text:p>58.6</text:p>
              </table:table-cell>
              <table:table-cell office:value-type="float" office:value="61">
                <text:p>61</text:p>
              </table:table-cell>
              <table:table-cell office:value-type="float" office:value="8.239489">
                <text:p>8.239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.504">
                <text:p>27.504</text:p>
              </table:table-cell>
              <table:table-cell office:value-type="float" office:value="58.6">
                <text:p>58.6</text:p>
              </table:table-cell>
              <table:table-cell office:value-type="float" office:value="61">
                <text:p>61</text:p>
              </table:table-cell>
              <table:table-cell office:value-type="float" office:value="8.336396">
                <text:p>8.3363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.558">
                <text:p>27.558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8.313937">
                <text:p>8.313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752">
                <text:p>27.752</text:p>
              </table:table-cell>
              <table:table-cell office:value-type="float" office:value="59.53333">
                <text:p>59.53333</text:p>
              </table:table-cell>
              <table:table-cell office:value-type="float" office:value="61">
                <text:p>61</text:p>
              </table:table-cell>
              <table:table-cell office:value-type="float" office:value="8.095052">
                <text:p>8.095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806">
                <text:p>27.806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8.12327">
                <text:p>8.12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86">
                <text:p>27.86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8.137937">
                <text:p>8.1379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914">
                <text:p>27.914</text:p>
              </table:table-cell>
              <table:table-cell office:value-type="float" office:value="61.9">
                <text:p>61.9</text:p>
              </table:table-cell>
              <table:table-cell office:value-type="float" office:value="61">
                <text:p>61</text:p>
              </table:table-cell>
              <table:table-cell office:value-type="float" office:value="8.195489">
                <text:p>8.1954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.111">
                <text:p>28.111</text:p>
              </table:table-cell>
              <table:table-cell office:value-type="float" office:value="51.6">
                <text:p>51.6</text:p>
              </table:table-cell>
              <table:table-cell office:value-type="float" office:value="61">
                <text:p>61</text:p>
              </table:table-cell>
              <table:table-cell office:value-type="float" office:value="12.92759">
                <text:p>12.927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168">
                <text:p>28.168</text:p>
              </table:table-cell>
              <table:table-cell office:value-type="float" office:value="53.83333">
                <text:p>53.83333</text:p>
              </table:table-cell>
              <table:table-cell office:value-type="float" office:value="61">
                <text:p>61</text:p>
              </table:table-cell>
              <table:table-cell office:value-type="float" office:value="12.80542">
                <text:p>12.805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223">
                <text:p>28.223</text:p>
              </table:table-cell>
              <table:table-cell office:value-type="float" office:value="55.16667">
                <text:p>55.16667</text:p>
              </table:table-cell>
              <table:table-cell office:value-type="float" office:value="61">
                <text:p>61</text:p>
              </table:table-cell>
              <table:table-cell office:value-type="float" office:value="16.61247">
                <text:p>16.61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.28">
                <text:p>28.28</text:p>
              </table:table-cell>
              <table:table-cell office:value-type="float" office:value="54.8">
                <text:p>54.8</text:p>
              </table:table-cell>
              <table:table-cell office:value-type="float" office:value="61">
                <text:p>61</text:p>
              </table:table-cell>
              <table:table-cell office:value-type="float" office:value="12.63929">
                <text:p>12.639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462">
                <text:p>28.462</text:p>
              </table:table-cell>
              <table:table-cell office:value-type="float" office:value="56.06667">
                <text:p>56.06667</text:p>
              </table:table-cell>
              <table:table-cell office:value-type="float" office:value="61">
                <text:p>61</text:p>
              </table:table-cell>
              <table:table-cell office:value-type="float" office:value="15.06831">
                <text:p>15.068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.516">
                <text:p>28.516</text:p>
              </table:table-cell>
              <table:table-cell office:value-type="float" office:value="55.16667">
                <text:p>55.16667</text:p>
              </table:table-cell>
              <table:table-cell office:value-type="float" office:value="61">
                <text:p>61</text:p>
              </table:table-cell>
              <table:table-cell office:value-type="float" office:value="28.92773">
                <text:p>28.92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57">
                <text:p>28.57</text:p>
              </table:table-cell>
              <table:table-cell office:value-type="float" office:value="57.76667">
                <text:p>57.76667</text:p>
              </table:table-cell>
              <table:table-cell office:value-type="float" office:value="61">
                <text:p>61</text:p>
              </table:table-cell>
              <table:table-cell office:value-type="float" office:value="28.35554">
                <text:p>28.355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624">
                <text:p>28.624</text:p>
              </table:table-cell>
              <table:table-cell office:value-type="float" office:value="54.9">
                <text:p>54.9</text:p>
              </table:table-cell>
              <table:table-cell office:value-type="float" office:value="61">
                <text:p>61</text:p>
              </table:table-cell>
              <table:table-cell office:value-type="float" office:value="15.26321">
                <text:p>15.263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819">
                <text:p>28.819</text:p>
              </table:table-cell>
              <table:table-cell office:value-type="float" office:value="58.56667">
                <text:p>58.56667</text:p>
              </table:table-cell>
              <table:table-cell office:value-type="float" office:value="61">
                <text:p>61</text:p>
              </table:table-cell>
              <table:table-cell office:value-type="float" office:value="16.1389">
                <text:p>16.1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873">
                <text:p>28.873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14.31892">
                <text:p>14.31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927">
                <text:p>28.927</text:p>
              </table:table-cell>
              <table:table-cell office:value-type="float" office:value="61.4">
                <text:p>61.4</text:p>
              </table:table-cell>
              <table:table-cell office:value-type="float" office:value="61">
                <text:p>61</text:p>
              </table:table-cell>
              <table:table-cell office:value-type="float" office:value="17.22181">
                <text:p>17.22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981">
                <text:p>28.981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16.34534">
                <text:p>16.345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179">
                <text:p>29.179</text:p>
              </table:table-cell>
              <table:table-cell office:value-type="float" office:value="61.7">
                <text:p>61.7</text:p>
              </table:table-cell>
              <table:table-cell office:value-type="float" office:value="61">
                <text:p>61</text:p>
              </table:table-cell>
              <table:table-cell office:value-type="float" office:value="12.07425">
                <text:p>12.07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.234">
                <text:p>29.234</text:p>
              </table:table-cell>
              <table:table-cell office:value-type="float" office:value="61.36667">
                <text:p>61.36667</text:p>
              </table:table-cell>
              <table:table-cell office:value-type="float" office:value="61">
                <text:p>61</text:p>
              </table:table-cell>
              <table:table-cell office:value-type="float" office:value="10.55638">
                <text:p>10.556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.29">
                <text:p>29.29</text:p>
              </table:table-cell>
              <table:table-cell office:value-type="float" office:value="63.2">
                <text:p>63.2</text:p>
              </table:table-cell>
              <table:table-cell office:value-type="float" office:value="61">
                <text:p>61</text:p>
              </table:table-cell>
              <table:table-cell office:value-type="float" office:value="9.984959">
                <text:p>9.9849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347">
                <text:p>29.347</text:p>
              </table:table-cell>
              <table:table-cell office:value-type="float" office:value="49.96667">
                <text:p>49.96667</text:p>
              </table:table-cell>
              <table:table-cell office:value-type="float" office:value="61">
                <text:p>61</text:p>
              </table:table-cell>
              <table:table-cell office:value-type="float" office:value="12.87711">
                <text:p>12.877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.531">
                <text:p>29.531</text:p>
              </table:table-cell>
              <table:table-cell office:value-type="float" office:value="46.8">
                <text:p>46.8</text:p>
              </table:table-cell>
              <table:table-cell office:value-type="float" office:value="61">
                <text:p>61</text:p>
              </table:table-cell>
              <table:table-cell office:value-type="float" office:value="17.63019">
                <text:p>17.63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.589">
                <text:p>29.589</text:p>
              </table:table-cell>
              <table:table-cell office:value-type="float" office:value="51.23333">
                <text:p>51.23333</text:p>
              </table:table-cell>
              <table:table-cell office:value-type="float" office:value="61">
                <text:p>61</text:p>
              </table:table-cell>
              <table:table-cell office:value-type="float" office:value="31.53637">
                <text:p>31.536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647">
                <text:p>29.647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14.23512">
                <text:p>14.23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.702">
                <text:p>29.702</text:p>
              </table:table-cell>
              <table:table-cell office:value-type="float" office:value="53.66667">
                <text:p>53.66667</text:p>
              </table:table-cell>
              <table:table-cell office:value-type="float" office:value="61">
                <text:p>61</text:p>
              </table:table-cell>
              <table:table-cell office:value-type="float" office:value="20.30629">
                <text:p>20.306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885">
                <text:p>29.88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32.41946">
                <text:p>32.419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943">
                <text:p>29.943</text:p>
              </table:table-cell>
              <table:table-cell office:value-type="float" office:value="57.8">
                <text:p>57.8</text:p>
              </table:table-cell>
              <table:table-cell office:value-type="float" office:value="61">
                <text:p>61</text:p>
              </table:table-cell>
              <table:table-cell office:value-type="float" office:value="19.00474">
                <text:p>19.00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002">
                <text:p>30.002</text:p>
              </table:table-cell>
              <table:table-cell office:value-type="float" office:value="57.6">
                <text:p>57.6</text:p>
              </table:table-cell>
              <table:table-cell office:value-type="float" office:value="61">
                <text:p>61</text:p>
              </table:table-cell>
              <table:table-cell office:value-type="float" office:value="10.40398">
                <text:p>10.403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058">
                <text:p>30.058</text:p>
              </table:table-cell>
              <table:table-cell office:value-type="float" office:value="57.1">
                <text:p>57.1</text:p>
              </table:table-cell>
              <table:table-cell office:value-type="float" office:value="61">
                <text:p>61</text:p>
              </table:table-cell>
              <table:table-cell office:value-type="float" office:value="9.644711">
                <text:p>9.644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244">
                <text:p>30.244</text:p>
              </table:table-cell>
              <table:table-cell office:value-type="float" office:value="49.83333">
                <text:p>49.83333</text:p>
              </table:table-cell>
              <table:table-cell office:value-type="float" office:value="61">
                <text:p>61</text:p>
              </table:table-cell>
              <table:table-cell office:value-type="float" office:value="30.91518">
                <text:p>30.91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3">
                <text:p>30.3</text:p>
              </table:table-cell>
              <table:table-cell office:value-type="float" office:value="52.6">
                <text:p>52.6</text:p>
              </table:table-cell>
              <table:table-cell office:value-type="float" office:value="61">
                <text:p>61</text:p>
              </table:table-cell>
              <table:table-cell office:value-type="float" office:value="33.40407">
                <text:p>33.404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357">
                <text:p>30.357</text:p>
              </table:table-cell>
              <table:table-cell office:value-type="float" office:value="53.8">
                <text:p>53.8</text:p>
              </table:table-cell>
              <table:table-cell office:value-type="float" office:value="61">
                <text:p>61</text:p>
              </table:table-cell>
              <table:table-cell office:value-type="float" office:value="34.93636">
                <text:p>34.93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412">
                <text:p>30.412</text:p>
              </table:table-cell>
              <table:table-cell office:value-type="float" office:value="55.7">
                <text:p>55.7</text:p>
              </table:table-cell>
              <table:table-cell office:value-type="float" office:value="61">
                <text:p>61</text:p>
              </table:table-cell>
              <table:table-cell office:value-type="float" office:value="33.7196">
                <text:p>33.7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594">
                <text:p>30.594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32.23435">
                <text:p>32.234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649">
                <text:p>30.649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20.39374">
                <text:p>20.39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03">
                <text:p>30.703</text:p>
              </table:table-cell>
              <table:table-cell office:value-type="float" office:value="62.53334">
                <text:p>62.53334</text:p>
              </table:table-cell>
              <table:table-cell office:value-type="float" office:value="61">
                <text:p>61</text:p>
              </table:table-cell>
              <table:table-cell office:value-type="float" office:value="5.51583">
                <text:p>5.5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758">
                <text:p>30.758</text:p>
              </table:table-cell>
              <table:table-cell office:value-type="float" office:value="54.46667">
                <text:p>54.46667</text:p>
              </table:table-cell>
              <table:table-cell office:value-type="float" office:value="61">
                <text:p>61</text:p>
              </table:table-cell>
              <table:table-cell office:value-type="float" office:value="15.2885">
                <text:p>15.28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952">
                <text:p>30.952</text:p>
              </table:table-cell>
              <table:table-cell office:value-type="float" office:value="45.16667">
                <text:p>45.16667</text:p>
              </table:table-cell>
              <table:table-cell office:value-type="float" office:value="61">
                <text:p>61</text:p>
              </table:table-cell>
              <table:table-cell office:value-type="float" office:value="18.53689">
                <text:p>18.536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013">
                <text:p>31.013</text:p>
              </table:table-cell>
              <table:table-cell office:value-type="float" office:value="53.33333">
                <text:p>53.33333</text:p>
              </table:table-cell>
              <table:table-cell office:value-type="float" office:value="61">
                <text:p>61</text:p>
              </table:table-cell>
              <table:table-cell office:value-type="float" office:value="24.88006">
                <text:p>24.88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069">
                <text:p>31.069</text:p>
              </table:table-cell>
              <table:table-cell office:value-type="float" office:value="55.66667">
                <text:p>55.66667</text:p>
              </table:table-cell>
              <table:table-cell office:value-type="float" office:value="61">
                <text:p>61</text:p>
              </table:table-cell>
              <table:table-cell office:value-type="float" office:value="35.58862">
                <text:p>35.588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124">
                <text:p>31.124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33.15782">
                <text:p>33.157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307">
                <text:p>31.307</text:p>
              </table:table-cell>
              <table:table-cell office:value-type="float" office:value="53.46667">
                <text:p>53.46667</text:p>
              </table:table-cell>
              <table:table-cell office:value-type="float" office:value="61">
                <text:p>61</text:p>
              </table:table-cell>
              <table:table-cell office:value-type="float" office:value="27.26305">
                <text:p>27.26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361">
                <text:p>31.361</text:p>
              </table:table-cell>
              <table:table-cell office:value-type="float" office:value="57.63334">
                <text:p>57.63334</text:p>
              </table:table-cell>
              <table:table-cell office:value-type="float" office:value="61">
                <text:p>61</text:p>
              </table:table-cell>
              <table:table-cell office:value-type="float" office:value="1.893858">
                <text:p>1.893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423">
                <text:p>31.423</text:p>
              </table:table-cell>
              <table:table-cell office:value-type="float" office:value="64.03333">
                <text:p>64.03333</text:p>
              </table:table-cell>
              <table:table-cell office:value-type="float" office:value="61">
                <text:p>61</text:p>
              </table:table-cell>
              <table:table-cell office:value-type="float" office:value="25.82878">
                <text:p>25.828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48">
                <text:p>31.48</text:p>
              </table:table-cell>
              <table:table-cell office:value-type="float" office:value="46.8">
                <text:p>46.8</text:p>
              </table:table-cell>
              <table:table-cell office:value-type="float" office:value="61">
                <text:p>61</text:p>
              </table:table-cell>
              <table:table-cell office:value-type="float" office:value="5.857006">
                <text:p>5.857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663">
                <text:p>31.663</text:p>
              </table:table-cell>
              <table:table-cell office:value-type="float" office:value="51.36667">
                <text:p>51.36667</text:p>
              </table:table-cell>
              <table:table-cell office:value-type="float" office:value="61">
                <text:p>61</text:p>
              </table:table-cell>
              <table:table-cell office:value-type="float" office:value="33.79503">
                <text:p>33.795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717">
                <text:p>31.717</text:p>
              </table:table-cell>
              <table:table-cell office:value-type="float" office:value="50.83333">
                <text:p>50.83333</text:p>
              </table:table-cell>
              <table:table-cell office:value-type="float" office:value="61">
                <text:p>61</text:p>
              </table:table-cell>
              <table:table-cell office:value-type="float" office:value="33.60973">
                <text:p>33.60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771">
                <text:p>31.771</text:p>
              </table:table-cell>
              <table:table-cell office:value-type="float" office:value="56.66667">
                <text:p>56.66667</text:p>
              </table:table-cell>
              <table:table-cell office:value-type="float" office:value="61">
                <text:p>61</text:p>
              </table:table-cell>
              <table:table-cell office:value-type="float" office:value="34.34563">
                <text:p>34.345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826">
                <text:p>31.826</text:p>
              </table:table-cell>
              <table:table-cell office:value-type="float" office:value="54.6">
                <text:p>54.6</text:p>
              </table:table-cell>
              <table:table-cell office:value-type="float" office:value="61">
                <text:p>61</text:p>
              </table:table-cell>
              <table:table-cell office:value-type="float" office:value="34.63097">
                <text:p>34.630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02">
                <text:p>32.02</text:p>
              </table:table-cell>
              <table:table-cell office:value-type="float" office:value="61.3">
                <text:p>61.3</text:p>
              </table:table-cell>
              <table:table-cell office:value-type="float" office:value="61">
                <text:p>61</text:p>
              </table:table-cell>
              <table:table-cell office:value-type="float" office:value="31.66235">
                <text:p>31.662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079">
                <text:p>32.079</text:p>
              </table:table-cell>
              <table:table-cell office:value-type="float" office:value="62.2">
                <text:p>62.2</text:p>
              </table:table-cell>
              <table:table-cell office:value-type="float" office:value="61">
                <text:p>61</text:p>
              </table:table-cell>
              <table:table-cell office:value-type="float" office:value="29.92612">
                <text:p>29.92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135">
                <text:p>32.135</text:p>
              </table:table-cell>
              <table:table-cell office:value-type="float" office:value="63.73333">
                <text:p>63.73333</text:p>
              </table:table-cell>
              <table:table-cell office:value-type="float" office:value="61">
                <text:p>61</text:p>
              </table:table-cell>
              <table:table-cell office:value-type="float" office:value="28.11311">
                <text:p>28.113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191">
                <text:p>32.191</text:p>
              </table:table-cell>
              <table:table-cell office:value-type="float" office:value="60.83333">
                <text:p>60.83333</text:p>
              </table:table-cell>
              <table:table-cell office:value-type="float" office:value="61">
                <text:p>61</text:p>
              </table:table-cell>
              <table:table-cell office:value-type="float" office:value="10.15208">
                <text:p>10.15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378">
                <text:p>32.378</text:p>
              </table:table-cell>
              <table:table-cell office:value-type="float" office:value="64.66667">
                <text:p>64.66667</text:p>
              </table:table-cell>
              <table:table-cell office:value-type="float" office:value="61">
                <text:p>61</text:p>
              </table:table-cell>
              <table:table-cell office:value-type="float" office:value="11.72482">
                <text:p>11.724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34">
                <text:p>32.434</text:p>
              </table:table-cell>
              <table:table-cell office:value-type="float" office:value="61.26667">
                <text:p>61.26667</text:p>
              </table:table-cell>
              <table:table-cell office:value-type="float" office:value="61">
                <text:p>61</text:p>
              </table:table-cell>
              <table:table-cell office:value-type="float" office:value="10.75314">
                <text:p>10.753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49">
                <text:p>32.49</text:p>
              </table:table-cell>
              <table:table-cell office:value-type="float" office:value="62.43333">
                <text:p>62.43333</text:p>
              </table:table-cell>
              <table:table-cell office:value-type="float" office:value="61">
                <text:p>61</text:p>
              </table:table-cell>
              <table:table-cell office:value-type="float" office:value="9.049441">
                <text:p>9.0494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546">
                <text:p>32.546</text:p>
              </table:table-cell>
              <table:table-cell office:value-type="float" office:value="62.3">
                <text:p>62.3</text:p>
              </table:table-cell>
              <table:table-cell office:value-type="float" office:value="61">
                <text:p>61</text:p>
              </table:table-cell>
              <table:table-cell office:value-type="float" office:value="8.534269">
                <text:p>8.5342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729">
                <text:p>32.729</text:p>
              </table:table-cell>
              <table:table-cell office:value-type="float" office:value="62.4">
                <text:p>62.4</text:p>
              </table:table-cell>
              <table:table-cell office:value-type="float" office:value="61">
                <text:p>61</text:p>
              </table:table-cell>
              <table:table-cell office:value-type="float" office:value="5.510042">
                <text:p>5.5100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.783">
                <text:p>32.783</text:p>
              </table:table-cell>
              <table:table-cell office:value-type="float" office:value="64.4">
                <text:p>64.4</text:p>
              </table:table-cell>
              <table:table-cell office:value-type="float" office:value="61">
                <text:p>61</text:p>
              </table:table-cell>
              <table:table-cell office:value-type="float" office:value="5.379352">
                <text:p>5.3793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.838">
                <text:p>32.838</text:p>
              </table:table-cell>
              <table:table-cell office:value-type="float" office:value="62.83333">
                <text:p>62.83333</text:p>
              </table:table-cell>
              <table:table-cell office:value-type="float" office:value="61">
                <text:p>61</text:p>
              </table:table-cell>
              <table:table-cell office:value-type="float" office:value="4.886444">
                <text:p>4.886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.892">
                <text:p>32.892</text:p>
              </table:table-cell>
              <table:table-cell office:value-type="float" office:value="65.63333">
                <text:p>65.63333</text:p>
              </table:table-cell>
              <table:table-cell office:value-type="float" office:value="61">
                <text:p>61</text:p>
              </table:table-cell>
              <table:table-cell office:value-type="float" office:value="4.375536">
                <text:p>4.375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086">
                <text:p>33.086</text:p>
              </table:table-cell>
              <table:table-cell office:value-type="float" office:value="62.66667">
                <text:p>62.66667</text:p>
              </table:table-cell>
              <table:table-cell office:value-type="float" office:value="61">
                <text:p>61</text:p>
              </table:table-cell>
              <table:table-cell office:value-type="float" office:value="4.604639">
                <text:p>4.6046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146">
                <text:p>33.146</text:p>
              </table:table-cell>
              <table:table-cell office:value-type="float" office:value="59.33333">
                <text:p>59.33333</text:p>
              </table:table-cell>
              <table:table-cell office:value-type="float" office:value="61">
                <text:p>61</text:p>
              </table:table-cell>
              <table:table-cell office:value-type="float" office:value="4.912639">
                <text:p>4.9126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202">
                <text:p>33.202</text:p>
              </table:table-cell>
              <table:table-cell office:value-type="float" office:value="58.03333">
                <text:p>58.03333</text:p>
              </table:table-cell>
              <table:table-cell office:value-type="float" office:value="61">
                <text:p>61</text:p>
              </table:table-cell>
              <table:table-cell office:value-type="float" office:value="5.710007">
                <text:p>5.7100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258">
                <text:p>33.258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5.779996">
                <text:p>5.7799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444">
                <text:p>33.444</text:p>
              </table:table-cell>
              <table:table-cell office:value-type="float" office:value="62.5">
                <text:p>62.5</text:p>
              </table:table-cell>
              <table:table-cell office:value-type="float" office:value="61">
                <text:p>61</text:p>
              </table:table-cell>
              <table:table-cell office:value-type="float" office:value="7.028306">
                <text:p>7.0283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5">
                <text:p>33.5</text:p>
              </table:table-cell>
              <table:table-cell office:value-type="float" office:value="60.03334">
                <text:p>60.03334</text:p>
              </table:table-cell>
              <table:table-cell office:value-type="float" office:value="61">
                <text:p>61</text:p>
              </table:table-cell>
              <table:table-cell office:value-type="float" office:value="7.117225">
                <text:p>7.117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557">
                <text:p>33.557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7.50858">
                <text:p>7.508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612">
                <text:p>33.612</text:p>
              </table:table-cell>
              <table:table-cell office:value-type="float" office:value="62.3">
                <text:p>62.3</text:p>
              </table:table-cell>
              <table:table-cell office:value-type="float" office:value="61">
                <text:p>61</text:p>
              </table:table-cell>
              <table:table-cell office:value-type="float" office:value="7.539029">
                <text:p>7.539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795">
                <text:p>33.795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7.512111">
                <text:p>7.512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849">
                <text:p>33.849</text:p>
              </table:table-cell>
              <table:table-cell office:value-type="float" office:value="58.56667">
                <text:p>58.56667</text:p>
              </table:table-cell>
              <table:table-cell office:value-type="float" office:value="61">
                <text:p>61</text:p>
              </table:table-cell>
              <table:table-cell office:value-type="float" office:value="7.509695">
                <text:p>7.5096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903">
                <text:p>33.903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8.095052">
                <text:p>8.0950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962">
                <text:p>33.962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8.022833">
                <text:p>8.022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.155">
                <text:p>34.155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8.020603">
                <text:p>8.020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.213">
                <text:p>34.213</text:p>
              </table:table-cell>
              <table:table-cell office:value-type="float" office:value="63.06667">
                <text:p>63.06667</text:p>
              </table:table-cell>
              <table:table-cell office:value-type="float" office:value="61">
                <text:p>61</text:p>
              </table:table-cell>
              <table:table-cell office:value-type="float" office:value="7.89974">
                <text:p>7.89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.268">
                <text:p>34.268</text:p>
              </table:table-cell>
              <table:table-cell office:value-type="float" office:value="64.46667">
                <text:p>64.46667</text:p>
              </table:table-cell>
              <table:table-cell office:value-type="float" office:value="61">
                <text:p>61</text:p>
              </table:table-cell>
              <table:table-cell office:value-type="float" office:value="7.945041">
                <text:p>7.9450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324">
                <text:p>34.324</text:p>
              </table:table-cell>
              <table:table-cell office:value-type="float" office:value="58.8">
                <text:p>58.8</text:p>
              </table:table-cell>
              <table:table-cell office:value-type="float" office:value="61">
                <text:p>61</text:p>
              </table:table-cell>
              <table:table-cell office:value-type="float" office:value="7.872822">
                <text:p>7.8728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.507">
                <text:p>34.507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7.889719">
                <text:p>7.8897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561">
                <text:p>34.561</text:p>
              </table:table-cell>
              <table:table-cell office:value-type="float" office:value="60.73333">
                <text:p>60.73333</text:p>
              </table:table-cell>
              <table:table-cell office:value-type="float" office:value="61">
                <text:p>61</text:p>
              </table:table-cell>
              <table:table-cell office:value-type="float" office:value="7.823258">
                <text:p>7.823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615">
                <text:p>34.615</text:p>
              </table:table-cell>
              <table:table-cell office:value-type="float" office:value="61.76667">
                <text:p>61.76667</text:p>
              </table:table-cell>
              <table:table-cell office:value-type="float" office:value="61">
                <text:p>61</text:p>
              </table:table-cell>
              <table:table-cell office:value-type="float" office:value="7.632592">
                <text:p>7.6325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67">
                <text:p>34.67</text:p>
              </table:table-cell>
              <table:table-cell office:value-type="float" office:value="58.63334">
                <text:p>58.63334</text:p>
              </table:table-cell>
              <table:table-cell office:value-type="float" office:value="61">
                <text:p>61</text:p>
              </table:table-cell>
              <table:table-cell office:value-type="float" office:value="7.831051">
                <text:p>7.8310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864">
                <text:p>34.864</text:p>
              </table:table-cell>
              <table:table-cell office:value-type="float" office:value="62.13334">
                <text:p>62.13334</text:p>
              </table:table-cell>
              <table:table-cell office:value-type="float" office:value="61">
                <text:p>61</text:p>
              </table:table-cell>
              <table:table-cell office:value-type="float" office:value="7.364143">
                <text:p>7.3641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24">
                <text:p>34.924</text:p>
              </table:table-cell>
              <table:table-cell office:value-type="float" office:value="61.7">
                <text:p>61.7</text:p>
              </table:table-cell>
              <table:table-cell office:value-type="float" office:value="61">
                <text:p>61</text:p>
              </table:table-cell>
              <table:table-cell office:value-type="float" office:value="7.562788">
                <text:p>7.562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79">
                <text:p>34.979</text:p>
              </table:table-cell>
              <table:table-cell office:value-type="float" office:value="61.96667">
                <text:p>61.96667</text:p>
              </table:table-cell>
              <table:table-cell office:value-type="float" office:value="61">
                <text:p>61</text:p>
              </table:table-cell>
              <table:table-cell office:value-type="float" office:value="7.347247">
                <text:p>7.347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.035">
                <text:p>35.035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7.373236">
                <text:p>7.373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.219">
                <text:p>35.219</text:p>
              </table:table-cell>
              <table:table-cell office:value-type="float" office:value="62.4">
                <text:p>62.4</text:p>
              </table:table-cell>
              <table:table-cell office:value-type="float" office:value="61">
                <text:p>61</text:p>
              </table:table-cell>
              <table:table-cell office:value-type="float" office:value="7.845718">
                <text:p>7.8457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273">
                <text:p>35.273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7.510809">
                <text:p>7.5108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.327">
                <text:p>35.327</text:p>
              </table:table-cell>
              <table:table-cell office:value-type="float" office:value="60.36666">
                <text:p>60.36666</text:p>
              </table:table-cell>
              <table:table-cell office:value-type="float" office:value="61">
                <text:p>61</text:p>
              </table:table-cell>
              <table:table-cell office:value-type="float" office:value="7.787052">
                <text:p>7.787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.382">
                <text:p>35.382</text:p>
              </table:table-cell>
              <table:table-cell office:value-type="float" office:value="60.96667">
                <text:p>60.96667</text:p>
              </table:table-cell>
              <table:table-cell office:value-type="float" office:value="61">
                <text:p>61</text:p>
              </table:table-cell>
              <table:table-cell office:value-type="float" office:value="7.905499">
                <text:p>7.90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.579">
                <text:p>35.579</text:p>
              </table:table-cell>
              <table:table-cell office:value-type="float" office:value="62.16667">
                <text:p>62.16667</text:p>
              </table:table-cell>
              <table:table-cell office:value-type="float" office:value="61">
                <text:p>61</text:p>
              </table:table-cell>
              <table:table-cell office:value-type="float" office:value="7.539029">
                <text:p>7.5390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635">
                <text:p>35.635</text:p>
              </table:table-cell>
              <table:table-cell office:value-type="float" office:value="61.7">
                <text:p>61.7</text:p>
              </table:table-cell>
              <table:table-cell office:value-type="float" office:value="61">
                <text:p>61</text:p>
              </table:table-cell>
              <table:table-cell office:value-type="float" office:value="7.754375">
                <text:p>7.754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.69">
                <text:p>35.69</text:p>
              </table:table-cell>
              <table:table-cell office:value-type="float" office:value="62.56667">
                <text:p>62.56667</text:p>
              </table:table-cell>
              <table:table-cell office:value-type="float" office:value="61">
                <text:p>61</text:p>
              </table:table-cell>
              <table:table-cell office:value-type="float" office:value="7.854626">
                <text:p>7.854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747">
                <text:p>35.747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7.723741">
                <text:p>7.7237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93">
                <text:p>35.93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7.590821">
                <text:p>7.5908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984">
                <text:p>35.984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436362">
                <text:p>7.4363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.038">
                <text:p>36.038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7.33611">
                <text:p>7.336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.092">
                <text:p>36.092</text:p>
              </table:table-cell>
              <table:table-cell office:value-type="float" office:value="62.16667">
                <text:p>62.16667</text:p>
              </table:table-cell>
              <table:table-cell office:value-type="float" office:value="61">
                <text:p>61</text:p>
              </table:table-cell>
              <table:table-cell office:value-type="float" office:value="7.303247">
                <text:p>7.303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.286">
                <text:p>36.286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7.29081">
                <text:p>7.290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346">
                <text:p>36.346</text:p>
              </table:table-cell>
              <table:table-cell office:value-type="float" office:value="62.96667">
                <text:p>62.96667</text:p>
              </table:table-cell>
              <table:table-cell office:value-type="float" office:value="61">
                <text:p>61</text:p>
              </table:table-cell>
              <table:table-cell office:value-type="float" office:value="7.536799">
                <text:p>7.5367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.407">
                <text:p>36.407</text:p>
              </table:table-cell>
              <table:table-cell office:value-type="float" office:value="61.33333">
                <text:p>61.33333</text:p>
              </table:table-cell>
              <table:table-cell office:value-type="float" office:value="61">
                <text:p>61</text:p>
              </table:table-cell>
              <table:table-cell office:value-type="float" office:value="7.72504">
                <text:p>7.725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.462">
                <text:p>36.462</text:p>
              </table:table-cell>
              <table:table-cell office:value-type="float" office:value="61.5">
                <text:p>61.5</text:p>
              </table:table-cell>
              <table:table-cell office:value-type="float" office:value="61">
                <text:p>61</text:p>
              </table:table-cell>
              <table:table-cell office:value-type="float" office:value="8.003707">
                <text:p>8.0037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.647">
                <text:p>36.647</text:p>
              </table:table-cell>
              <table:table-cell office:value-type="float" office:value="63.16667">
                <text:p>63.16667</text:p>
              </table:table-cell>
              <table:table-cell office:value-type="float" office:value="61">
                <text:p>61</text:p>
              </table:table-cell>
              <table:table-cell office:value-type="float" office:value="7.872822">
                <text:p>7.8728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701">
                <text:p>36.701</text:p>
              </table:table-cell>
              <table:table-cell office:value-type="float" office:value="61.7">
                <text:p>61.7</text:p>
              </table:table-cell>
              <table:table-cell office:value-type="float" office:value="61">
                <text:p>61</text:p>
              </table:table-cell>
              <table:table-cell office:value-type="float" office:value="7.685695">
                <text:p>7.6856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.757">
                <text:p>36.757</text:p>
              </table:table-cell>
              <table:table-cell office:value-type="float" office:value="61.33333">
                <text:p>61.33333</text:p>
              </table:table-cell>
              <table:table-cell office:value-type="float" office:value="61">
                <text:p>61</text:p>
              </table:table-cell>
              <table:table-cell office:value-type="float" office:value="7.410558">
                <text:p>7.4105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.813">
                <text:p>36.813</text:p>
              </table:table-cell>
              <table:table-cell office:value-type="float" office:value="61.56667">
                <text:p>61.56667</text:p>
              </table:table-cell>
              <table:table-cell office:value-type="float" office:value="61">
                <text:p>61</text:p>
              </table:table-cell>
              <table:table-cell office:value-type="float" office:value="7.916822">
                <text:p>7.9168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996">
                <text:p>36.996</text:p>
              </table:table-cell>
              <table:table-cell office:value-type="float" office:value="59.13333">
                <text:p>59.13333</text:p>
              </table:table-cell>
              <table:table-cell office:value-type="float" office:value="61">
                <text:p>61</text:p>
              </table:table-cell>
              <table:table-cell office:value-type="float" office:value="7.875051">
                <text:p>7.8750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.05">
                <text:p>37.05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7.81527">
                <text:p>7.815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.106">
                <text:p>37.106</text:p>
              </table:table-cell>
              <table:table-cell office:value-type="float" office:value="60.56667">
                <text:p>60.56667</text:p>
              </table:table-cell>
              <table:table-cell office:value-type="float" office:value="61">
                <text:p>61</text:p>
              </table:table-cell>
              <table:table-cell office:value-type="float" office:value="7.813041">
                <text:p>7.8130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.16">
                <text:p>37.16</text:p>
              </table:table-cell>
              <table:table-cell office:value-type="float" office:value="60.93334">
                <text:p>60.93334</text:p>
              </table:table-cell>
              <table:table-cell office:value-type="float" office:value="61">
                <text:p>61</text:p>
              </table:table-cell>
              <table:table-cell office:value-type="float" office:value="7.845718">
                <text:p>7.845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.353">
                <text:p>37.353</text:p>
              </table:table-cell>
              <table:table-cell office:value-type="float" office:value="58.93333">
                <text:p>58.93333</text:p>
              </table:table-cell>
              <table:table-cell office:value-type="float" office:value="61">
                <text:p>61</text:p>
              </table:table-cell>
              <table:table-cell office:value-type="float" office:value="7.321444">
                <text:p>7.321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412">
                <text:p>37.412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7.816385">
                <text:p>7.8163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.469">
                <text:p>37.469</text:p>
              </table:table-cell>
              <table:table-cell office:value-type="float" office:value="63.13334">
                <text:p>63.13334</text:p>
              </table:table-cell>
              <table:table-cell office:value-type="float" office:value="61">
                <text:p>61</text:p>
              </table:table-cell>
              <table:table-cell office:value-type="float" office:value="7.638351">
                <text:p>7.6383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.524">
                <text:p>37.524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7.466809">
                <text:p>7.4668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.706">
                <text:p>37.706</text:p>
              </table:table-cell>
              <table:table-cell office:value-type="float" office:value="59.86667">
                <text:p>59.86667</text:p>
              </table:table-cell>
              <table:table-cell office:value-type="float" office:value="61">
                <text:p>61</text:p>
              </table:table-cell>
              <table:table-cell office:value-type="float" office:value="7.886374">
                <text:p>7.8863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.761">
                <text:p>37.761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7.873937">
                <text:p>7.8739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816">
                <text:p>37.816</text:p>
              </table:table-cell>
              <table:table-cell office:value-type="float" office:value="59.26667">
                <text:p>59.26667</text:p>
              </table:table-cell>
              <table:table-cell office:value-type="float" office:value="61">
                <text:p>61</text:p>
              </table:table-cell>
              <table:table-cell office:value-type="float" office:value="7.813041">
                <text:p>7.8130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87">
                <text:p>37.87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7.844604">
                <text:p>7.8446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063">
                <text:p>38.063</text:p>
              </table:table-cell>
              <table:table-cell office:value-type="float" office:value="60.2">
                <text:p>60.2</text:p>
              </table:table-cell>
              <table:table-cell office:value-type="float" office:value="61">
                <text:p>61</text:p>
              </table:table-cell>
              <table:table-cell office:value-type="float" office:value="7.858156">
                <text:p>7.8581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.121">
                <text:p>38.121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7.623684">
                <text:p>7.6236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179">
                <text:p>38.179</text:p>
              </table:table-cell>
              <table:table-cell office:value-type="float" office:value="59.8">
                <text:p>59.8</text:p>
              </table:table-cell>
              <table:table-cell office:value-type="float" office:value="61">
                <text:p>61</text:p>
              </table:table-cell>
              <table:table-cell office:value-type="float" office:value="7.491489">
                <text:p>7.4914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.234">
                <text:p>38.234</text:p>
              </table:table-cell>
              <table:table-cell office:value-type="float" office:value="62.86666">
                <text:p>62.86666</text:p>
              </table:table-cell>
              <table:table-cell office:value-type="float" office:value="61">
                <text:p>61</text:p>
              </table:table-cell>
              <table:table-cell office:value-type="float" office:value="7.480362">
                <text:p>7.4803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.419">
                <text:p>38.419</text:p>
              </table:table-cell>
              <table:table-cell office:value-type="float" office:value="60.93334">
                <text:p>60.93334</text:p>
              </table:table-cell>
              <table:table-cell office:value-type="float" office:value="61">
                <text:p>61</text:p>
              </table:table-cell>
              <table:table-cell office:value-type="float" office:value="7.305477">
                <text:p>7.3054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.477">
                <text:p>38.477</text:p>
              </table:table-cell>
              <table:table-cell office:value-type="float" office:value="59.7">
                <text:p>59.7</text:p>
              </table:table-cell>
              <table:table-cell office:value-type="float" office:value="61">
                <text:p>61</text:p>
              </table:table-cell>
              <table:table-cell office:value-type="float" office:value="7.394777">
                <text:p>7.3947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.534">
                <text:p>38.534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7.245695">
                <text:p>7.2456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.591">
                <text:p>38.591</text:p>
              </table:table-cell>
              <table:table-cell office:value-type="float" office:value="61.2">
                <text:p>61.2</text:p>
              </table:table-cell>
              <table:table-cell office:value-type="float" office:value="61">
                <text:p>61</text:p>
              </table:table-cell>
              <table:table-cell office:value-type="float" office:value="7.438776">
                <text:p>7.4387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773">
                <text:p>38.773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  <table:table-cell office:value-type="float" office:value="7.844604">
                <text:p>7.8446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827">
                <text:p>38.827</text:p>
              </table:table-cell>
              <table:table-cell office:value-type="float" office:value="61.03333">
                <text:p>61.03333</text:p>
              </table:table-cell>
              <table:table-cell office:value-type="float" office:value="61">
                <text:p>61</text:p>
              </table:table-cell>
              <table:table-cell office:value-type="float" office:value="7.871707">
                <text:p>7.871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.887">
                <text:p>38.887</text:p>
              </table:table-cell>
              <table:table-cell office:value-type="float" office:value="57.5">
                <text:p>57.5</text:p>
              </table:table-cell>
              <table:table-cell office:value-type="float" office:value="61">
                <text:p>61</text:p>
              </table:table-cell>
              <table:table-cell office:value-type="float" office:value="7.870408">
                <text:p>7.870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946">
                <text:p>38.946</text:p>
              </table:table-cell>
              <table:table-cell office:value-type="float" office:value="60.9">
                <text:p>60.9</text:p>
              </table:table-cell>
              <table:table-cell office:value-type="float" office:value="61">
                <text:p>61</text:p>
              </table:table-cell>
              <table:table-cell office:value-type="float" office:value="8.324878">
                <text:p>8.3248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129">
                <text:p>39.129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8.411763">
                <text:p>8.4117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.183">
                <text:p>39.183</text:p>
              </table:table-cell>
              <table:table-cell office:value-type="float" office:value="60.46667">
                <text:p>60.46667</text:p>
              </table:table-cell>
              <table:table-cell office:value-type="float" office:value="61">
                <text:p>61</text:p>
              </table:table-cell>
              <table:table-cell office:value-type="float" office:value="8.297959">
                <text:p>8.2979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.238">
                <text:p>39.238</text:p>
              </table:table-cell>
              <table:table-cell office:value-type="float" office:value="61.56667">
                <text:p>61.56667</text:p>
              </table:table-cell>
              <table:table-cell office:value-type="float" office:value="61">
                <text:p>61</text:p>
              </table:table-cell>
              <table:table-cell office:value-type="float" office:value="8.251545">
                <text:p>8.2515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.292">
                <text:p>39.292</text:p>
              </table:table-cell>
              <table:table-cell office:value-type="float" office:value="58.8">
                <text:p>58.8</text:p>
              </table:table-cell>
              <table:table-cell office:value-type="float" office:value="61">
                <text:p>61</text:p>
              </table:table-cell>
              <table:table-cell office:value-type="float" office:value="7.781292">
                <text:p>7.7812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.486">
                <text:p>39.486</text:p>
              </table:table-cell>
              <table:table-cell office:value-type="float" office:value="61.56667">
                <text:p>61.56667</text:p>
              </table:table-cell>
              <table:table-cell office:value-type="float" office:value="61">
                <text:p>61</text:p>
              </table:table-cell>
              <table:table-cell office:value-type="float" office:value="7.754375">
                <text:p>7.75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.546">
                <text:p>39.546</text:p>
              </table:table-cell>
              <table:table-cell office:value-type="float" office:value="59.13333">
                <text:p>59.13333</text:p>
              </table:table-cell>
              <table:table-cell office:value-type="float" office:value="61">
                <text:p>61</text:p>
              </table:table-cell>
              <table:table-cell office:value-type="float" office:value="7.457706">
                <text:p>7.4577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602">
                <text:p>39.602</text:p>
              </table:table-cell>
              <table:table-cell office:value-type="float" office:value="58.76667">
                <text:p>58.76667</text:p>
              </table:table-cell>
              <table:table-cell office:value-type="float" office:value="61">
                <text:p>61</text:p>
              </table:table-cell>
              <table:table-cell office:value-type="float" office:value="7.772385">
                <text:p>7.7723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657">
                <text:p>39.657</text:p>
              </table:table-cell>
              <table:table-cell office:value-type="float" office:value="59.33333">
                <text:p>59.33333</text:p>
              </table:table-cell>
              <table:table-cell office:value-type="float" office:value="61">
                <text:p>61</text:p>
              </table:table-cell>
              <table:table-cell office:value-type="float" office:value="7.711489">
                <text:p>7.7114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84">
                <text:p>39.84</text:p>
              </table:table-cell>
              <table:table-cell office:value-type="float" office:value="59.03333">
                <text:p>59.03333</text:p>
              </table:table-cell>
              <table:table-cell office:value-type="float" office:value="61">
                <text:p>61</text:p>
              </table:table-cell>
              <table:table-cell office:value-type="float" office:value="7.317914">
                <text:p>7.317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894">
                <text:p>39.894</text:p>
              </table:table-cell>
              <table:table-cell office:value-type="float" office:value="59.06667">
                <text:p>59.06667</text:p>
              </table:table-cell>
              <table:table-cell office:value-type="float" office:value="61">
                <text:p>61</text:p>
              </table:table-cell>
              <table:table-cell office:value-type="float" office:value="7.319029">
                <text:p>7.3190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948">
                <text:p>39.948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7.260362">
                <text:p>7.260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.003">
                <text:p>40.003</text:p>
              </table:table-cell>
              <table:table-cell office:value-type="float" office:value="60.43334">
                <text:p>60.43334</text:p>
              </table:table-cell>
              <table:table-cell office:value-type="float" office:value="61">
                <text:p>61</text:p>
              </table:table-cell>
              <table:table-cell office:value-type="float" office:value="7.258132">
                <text:p>7.2581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.202">
                <text:p>40.202</text:p>
              </table:table-cell>
              <table:table-cell office:value-type="float" office:value="60.73333">
                <text:p>60.73333</text:p>
              </table:table-cell>
              <table:table-cell office:value-type="float" office:value="61">
                <text:p>61</text:p>
              </table:table-cell>
              <table:table-cell office:value-type="float" office:value="7.37881">
                <text:p>7.378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.258">
                <text:p>40.258</text:p>
              </table:table-cell>
              <table:table-cell office:value-type="float" office:value="59.53333">
                <text:p>59.53333</text:p>
              </table:table-cell>
              <table:table-cell office:value-type="float" office:value="61">
                <text:p>61</text:p>
              </table:table-cell>
              <table:table-cell office:value-type="float" office:value="7.37881">
                <text:p>7.378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.313">
                <text:p>40.313</text:p>
              </table:table-cell>
              <table:table-cell office:value-type="float" office:value="58.53333">
                <text:p>58.53333</text:p>
              </table:table-cell>
              <table:table-cell office:value-type="float" office:value="61">
                <text:p>61</text:p>
              </table:table-cell>
              <table:table-cell office:value-type="float" office:value="7.408143">
                <text:p>7.4081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367">
                <text:p>40.367</text:p>
              </table:table-cell>
              <table:table-cell office:value-type="float" office:value="61.26667">
                <text:p>61.26667</text:p>
              </table:table-cell>
              <table:table-cell office:value-type="float" office:value="61">
                <text:p>61</text:p>
              </table:table-cell>
              <table:table-cell office:value-type="float" office:value="7.42411">
                <text:p>7.424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563">
                <text:p>40.563</text:p>
              </table:table-cell>
              <table:table-cell office:value-type="float" office:value="58.5">
                <text:p>58.5</text:p>
              </table:table-cell>
              <table:table-cell office:value-type="float" office:value="61">
                <text:p>61</text:p>
              </table:table-cell>
              <table:table-cell office:value-type="float" office:value="7.38011">
                <text:p>7.38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617">
                <text:p>40.617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7.497443">
                <text:p>7.4974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671">
                <text:p>40.671</text:p>
              </table:table-cell>
              <table:table-cell office:value-type="float" office:value="58.33333">
                <text:p>58.33333</text:p>
              </table:table-cell>
              <table:table-cell office:value-type="float" office:value="61">
                <text:p>61</text:p>
              </table:table-cell>
              <table:table-cell office:value-type="float" office:value="7.783707">
                <text:p>7.7837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725">
                <text:p>40.725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7.992384">
                <text:p>7.9923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918">
                <text:p>40.918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  <table:table-cell office:value-type="float" office:value="7.858156">
                <text:p>7.8581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972">
                <text:p>40.972</text:p>
              </table:table-cell>
              <table:table-cell office:value-type="float" office:value="58.96667">
                <text:p>58.96667</text:p>
              </table:table-cell>
              <table:table-cell office:value-type="float" office:value="61">
                <text:p>61</text:p>
              </table:table-cell>
              <table:table-cell office:value-type="float" office:value="7.916822">
                <text:p>7.9168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.026">
                <text:p>41.026</text:p>
              </table:table-cell>
              <table:table-cell office:value-type="float" office:value="59.63334">
                <text:p>59.63334</text:p>
              </table:table-cell>
              <table:table-cell office:value-type="float" office:value="61">
                <text:p>61</text:p>
              </table:table-cell>
              <table:table-cell office:value-type="float" office:value="7.932603">
                <text:p>7.9326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.08">
                <text:p>41.08</text:p>
              </table:table-cell>
              <table:table-cell office:value-type="float" office:value="59.86667">
                <text:p>59.86667</text:p>
              </table:table-cell>
              <table:table-cell office:value-type="float" office:value="61">
                <text:p>61</text:p>
              </table:table-cell>
              <table:table-cell office:value-type="float" office:value="7.915708">
                <text:p>7.9157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.275">
                <text:p>41.275</text:p>
              </table:table-cell>
              <table:table-cell office:value-type="float" office:value="61.1">
                <text:p>61.1</text:p>
              </table:table-cell>
              <table:table-cell office:value-type="float" office:value="61">
                <text:p>61</text:p>
              </table:table-cell>
              <table:table-cell office:value-type="float" office:value="8.352178">
                <text:p>8.352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.329">
                <text:p>41.329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7.755489">
                <text:p>7.7554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384">
                <text:p>41.384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  <table:table-cell office:value-type="float" office:value="7.871707">
                <text:p>7.8717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438">
                <text:p>41.438</text:p>
              </table:table-cell>
              <table:table-cell office:value-type="float" office:value="59.7">
                <text:p>59.7</text:p>
              </table:table-cell>
              <table:table-cell office:value-type="float" office:value="61">
                <text:p>61</text:p>
              </table:table-cell>
              <table:table-cell office:value-type="float" office:value="7.784822">
                <text:p>7.7848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632">
                <text:p>41.632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7.770155">
                <text:p>7.7701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69">
                <text:p>41.69</text:p>
              </table:table-cell>
              <table:table-cell office:value-type="float" office:value="61.53333">
                <text:p>61.53333</text:p>
              </table:table-cell>
              <table:table-cell office:value-type="float" office:value="61">
                <text:p>61</text:p>
              </table:table-cell>
              <table:table-cell office:value-type="float" office:value="7.888603">
                <text:p>7.8886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747">
                <text:p>41.747</text:p>
              </table:table-cell>
              <table:table-cell office:value-type="float" office:value="61.93334">
                <text:p>61.93334</text:p>
              </table:table-cell>
              <table:table-cell office:value-type="float" office:value="61">
                <text:p>61</text:p>
              </table:table-cell>
              <table:table-cell office:value-type="float" office:value="7.857041">
                <text:p>7.857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802">
                <text:p>41.802</text:p>
              </table:table-cell>
              <table:table-cell office:value-type="float" office:value="63.8">
                <text:p>63.8</text:p>
              </table:table-cell>
              <table:table-cell office:value-type="float" office:value="61">
                <text:p>61</text:p>
              </table:table-cell>
              <table:table-cell office:value-type="float" office:value="7.915708">
                <text:p>7.9157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985">
                <text:p>41.985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7.887488">
                <text:p>7.887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.04">
                <text:p>42.04</text:p>
              </table:table-cell>
              <table:table-cell office:value-type="float" office:value="61.86666">
                <text:p>61.86666</text:p>
              </table:table-cell>
              <table:table-cell office:value-type="float" office:value="61">
                <text:p>61</text:p>
              </table:table-cell>
              <table:table-cell office:value-type="float" office:value="7.811741">
                <text:p>7.8117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.095">
                <text:p>42.09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7.902156">
                <text:p>7.902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.15">
                <text:p>42.15</text:p>
              </table:table-cell>
              <table:table-cell office:value-type="float" office:value="59.03333">
                <text:p>59.03333</text:p>
              </table:table-cell>
              <table:table-cell office:value-type="float" office:value="61">
                <text:p>61</text:p>
              </table:table-cell>
              <table:table-cell office:value-type="float" office:value="7.770155">
                <text:p>7.7701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343">
                <text:p>42.343</text:p>
              </table:table-cell>
              <table:table-cell office:value-type="float" office:value="59.26667">
                <text:p>59.26667</text:p>
              </table:table-cell>
              <table:table-cell office:value-type="float" office:value="61">
                <text:p>61</text:p>
              </table:table-cell>
              <table:table-cell office:value-type="float" office:value="7.919052">
                <text:p>7.9190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402">
                <text:p>42.402</text:p>
              </table:table-cell>
              <table:table-cell office:value-type="float" office:value="62.26667">
                <text:p>62.26667</text:p>
              </table:table-cell>
              <table:table-cell office:value-type="float" office:value="61">
                <text:p>61</text:p>
              </table:table-cell>
              <table:table-cell office:value-type="float" office:value="7.72504">
                <text:p>7.725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.458">
                <text:p>42.458</text:p>
              </table:table-cell>
              <table:table-cell office:value-type="float" office:value="60.1">
                <text:p>60.1</text:p>
              </table:table-cell>
              <table:table-cell office:value-type="float" office:value="61">
                <text:p>61</text:p>
              </table:table-cell>
              <table:table-cell office:value-type="float" office:value="7.784822">
                <text:p>7.7848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512">
                <text:p>42.512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7.612166">
                <text:p>7.6121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.696">
                <text:p>42.696</text:p>
              </table:table-cell>
              <table:table-cell office:value-type="float" office:value="62.2">
                <text:p>62.2</text:p>
              </table:table-cell>
              <table:table-cell office:value-type="float" office:value="61">
                <text:p>61</text:p>
              </table:table-cell>
              <table:table-cell office:value-type="float" office:value="7.814156">
                <text:p>7.8141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.75">
                <text:p>42.75</text:p>
              </table:table-cell>
              <table:table-cell office:value-type="float" office:value="57.76667">
                <text:p>57.76667</text:p>
              </table:table-cell>
              <table:table-cell office:value-type="float" office:value="61">
                <text:p>61</text:p>
              </table:table-cell>
              <table:table-cell office:value-type="float" office:value="7.961937">
                <text:p>7.9619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804">
                <text:p>42.804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7.843489">
                <text:p>7.843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859">
                <text:p>42.859</text:p>
              </table:table-cell>
              <table:table-cell office:value-type="float" office:value="60.63334">
                <text:p>60.63334</text:p>
              </table:table-cell>
              <table:table-cell office:value-type="float" office:value="61">
                <text:p>61</text:p>
              </table:table-cell>
              <table:table-cell office:value-type="float" office:value="7.870408">
                <text:p>7.8704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.053">
                <text:p>43.053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7.37881">
                <text:p>7.378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.111">
                <text:p>43.111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7.305477">
                <text:p>7.305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.167">
                <text:p>43.167</text:p>
              </table:table-cell>
              <table:table-cell office:value-type="float" office:value="59.03333">
                <text:p>59.03333</text:p>
              </table:table-cell>
              <table:table-cell office:value-type="float" office:value="61">
                <text:p>61</text:p>
              </table:table-cell>
              <table:table-cell office:value-type="float" office:value="7.38011">
                <text:p>7.38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.223">
                <text:p>43.223</text:p>
              </table:table-cell>
              <table:table-cell office:value-type="float" office:value="58.7">
                <text:p>58.7</text:p>
              </table:table-cell>
              <table:table-cell office:value-type="float" office:value="61">
                <text:p>61</text:p>
              </table:table-cell>
              <table:table-cell office:value-type="float" office:value="7.349476">
                <text:p>7.3494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.407">
                <text:p>43.407</text:p>
              </table:table-cell>
              <table:table-cell office:value-type="float" office:value="60.46667">
                <text:p>60.46667</text:p>
              </table:table-cell>
              <table:table-cell office:value-type="float" office:value="61">
                <text:p>61</text:p>
              </table:table-cell>
              <table:table-cell office:value-type="float" office:value="7.785937">
                <text:p>7.7859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461">
                <text:p>43.461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7.915708">
                <text:p>7.9157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15">
                <text:p>43.515</text:p>
              </table:table-cell>
              <table:table-cell office:value-type="float" office:value="60.46667">
                <text:p>60.46667</text:p>
              </table:table-cell>
              <table:table-cell office:value-type="float" office:value="61">
                <text:p>61</text:p>
              </table:table-cell>
              <table:table-cell office:value-type="float" office:value="7.782407">
                <text:p>7.7824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57">
                <text:p>43.57</text:p>
              </table:table-cell>
              <table:table-cell office:value-type="float" office:value="61.66667">
                <text:p>61.66667</text:p>
              </table:table-cell>
              <table:table-cell office:value-type="float" office:value="61">
                <text:p>61</text:p>
              </table:table-cell>
              <table:table-cell office:value-type="float" office:value="7.782407">
                <text:p>7.7824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.764">
                <text:p>43.764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7.931489">
                <text:p>7.9314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.821">
                <text:p>43.821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7.876362">
                <text:p>7.8763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88">
                <text:p>43.88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7.569281">
                <text:p>7.5692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.935">
                <text:p>43.935</text:p>
              </table:table-cell>
              <table:table-cell office:value-type="float" office:value="61.66667">
                <text:p>61.66667</text:p>
              </table:table-cell>
              <table:table-cell office:value-type="float" office:value="61">
                <text:p>61</text:p>
              </table:table-cell>
              <table:table-cell office:value-type="float" office:value="7.930374">
                <text:p>7.9303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118">
                <text:p>44.118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7.886374">
                <text:p>7.8863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173">
                <text:p>44.173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7.898626">
                <text:p>7.8986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228">
                <text:p>44.228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7.907534">
                <text:p>7.9075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282">
                <text:p>44.282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8.356431">
                <text:p>8.3564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476">
                <text:p>44.476</text:p>
              </table:table-cell>
              <table:table-cell office:value-type="float" office:value="58.93333">
                <text:p>58.93333</text:p>
              </table:table-cell>
              <table:table-cell office:value-type="float" office:value="61">
                <text:p>61</text:p>
              </table:table-cell>
              <table:table-cell office:value-type="float" office:value="7.907534">
                <text:p>7.9075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535">
                <text:p>44.535</text:p>
              </table:table-cell>
              <table:table-cell office:value-type="float" office:value="59.7">
                <text:p>59.7</text:p>
              </table:table-cell>
              <table:table-cell office:value-type="float" office:value="61">
                <text:p>61</text:p>
              </table:table-cell>
              <table:table-cell office:value-type="float" office:value="7.828822">
                <text:p>7.8288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591">
                <text:p>44.591</text:p>
              </table:table-cell>
              <table:table-cell office:value-type="float" office:value="60.26667">
                <text:p>60.26667</text:p>
              </table:table-cell>
              <table:table-cell office:value-type="float" office:value="61">
                <text:p>61</text:p>
              </table:table-cell>
              <table:table-cell office:value-type="float" office:value="7.841074">
                <text:p>7.841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647">
                <text:p>44.647</text:p>
              </table:table-cell>
              <table:table-cell office:value-type="float" office:value="59.36666">
                <text:p>59.36666</text:p>
              </table:table-cell>
              <table:table-cell office:value-type="float" office:value="61">
                <text:p>61</text:p>
              </table:table-cell>
              <table:table-cell office:value-type="float" office:value="7.916822">
                <text:p>7.9168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83">
                <text:p>44.83</text:p>
              </table:table-cell>
              <table:table-cell office:value-type="float" office:value="62.33333">
                <text:p>62.33333</text:p>
              </table:table-cell>
              <table:table-cell office:value-type="float" office:value="61">
                <text:p>61</text:p>
              </table:table-cell>
              <table:table-cell office:value-type="float" office:value="7.882844">
                <text:p>7.8828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.887">
                <text:p>44.887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7.89974">
                <text:p>7.899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.945">
                <text:p>44.945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7.959708">
                <text:p>7.9597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001">
                <text:p>45.001</text:p>
              </table:table-cell>
              <table:table-cell office:value-type="float" office:value="59.86667">
                <text:p>59.86667</text:p>
              </table:table-cell>
              <table:table-cell office:value-type="float" office:value="61">
                <text:p>61</text:p>
              </table:table-cell>
              <table:table-cell office:value-type="float" office:value="7.85927">
                <text:p>7.859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.185">
                <text:p>45.185</text:p>
              </table:table-cell>
              <table:table-cell office:value-type="float" office:value="59.3">
                <text:p>59.3</text:p>
              </table:table-cell>
              <table:table-cell office:value-type="float" office:value="61">
                <text:p>61</text:p>
              </table:table-cell>
              <table:table-cell office:value-type="float" office:value="7.825293">
                <text:p>7.8252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.24">
                <text:p>45.24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7.914407">
                <text:p>7.914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295">
                <text:p>45.295</text:p>
              </table:table-cell>
              <table:table-cell office:value-type="float" office:value="60.96667">
                <text:p>60.96667</text:p>
              </table:table-cell>
              <table:table-cell office:value-type="float" office:value="61">
                <text:p>61</text:p>
              </table:table-cell>
              <table:table-cell office:value-type="float" office:value="7.810626">
                <text:p>7.810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35">
                <text:p>45.35</text:p>
              </table:table-cell>
              <table:table-cell office:value-type="float" office:value="61.26667">
                <text:p>61.26667</text:p>
              </table:table-cell>
              <table:table-cell office:value-type="float" office:value="61">
                <text:p>61</text:p>
              </table:table-cell>
              <table:table-cell office:value-type="float" office:value="7.871707">
                <text:p>7.8717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.543">
                <text:p>45.543</text:p>
              </table:table-cell>
              <table:table-cell office:value-type="float" office:value="60.73333">
                <text:p>60.73333</text:p>
              </table:table-cell>
              <table:table-cell office:value-type="float" office:value="61">
                <text:p>61</text:p>
              </table:table-cell>
              <table:table-cell office:value-type="float" office:value="7.882844">
                <text:p>7.8828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.601">
                <text:p>45.601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7.826407">
                <text:p>7.8264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.657">
                <text:p>45.657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7.795959">
                <text:p>7.7959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.713">
                <text:p>45.713</text:p>
              </table:table-cell>
              <table:table-cell office:value-type="float" office:value="60.23334">
                <text:p>60.23334</text:p>
              </table:table-cell>
              <table:table-cell office:value-type="float" office:value="61">
                <text:p>61</text:p>
              </table:table-cell>
              <table:table-cell office:value-type="float" office:value="7.89974">
                <text:p>7.899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.896">
                <text:p>45.896</text:p>
              </table:table-cell>
              <table:table-cell office:value-type="float" office:value="63.43334">
                <text:p>63.43334</text:p>
              </table:table-cell>
              <table:table-cell office:value-type="float" office:value="61">
                <text:p>61</text:p>
              </table:table-cell>
              <table:table-cell office:value-type="float" office:value="8.355708">
                <text:p>8.3557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.951">
                <text:p>45.951</text:p>
              </table:table-cell>
              <table:table-cell office:value-type="float" office:value="63.33333">
                <text:p>63.33333</text:p>
              </table:table-cell>
              <table:table-cell office:value-type="float" office:value="61">
                <text:p>61</text:p>
              </table:table-cell>
              <table:table-cell office:value-type="float" office:value="8.42643">
                <text:p>8.426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005">
                <text:p>46.005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8.64643">
                <text:p>8.646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059">
                <text:p>46.059</text:p>
              </table:table-cell>
              <table:table-cell office:value-type="float" office:value="60.9">
                <text:p>60.9</text:p>
              </table:table-cell>
              <table:table-cell office:value-type="float" office:value="61">
                <text:p>61</text:p>
              </table:table-cell>
              <table:table-cell office:value-type="float" office:value="8.64643">
                <text:p>8.646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252">
                <text:p>46.252</text:p>
              </table:table-cell>
              <table:table-cell office:value-type="float" office:value="61.03333">
                <text:p>61.03333</text:p>
              </table:table-cell>
              <table:table-cell office:value-type="float" office:value="61">
                <text:p>61</text:p>
              </table:table-cell>
              <table:table-cell office:value-type="float" office:value="8.631763">
                <text:p>8.6317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303">
                <text:p>46.303</text:p>
              </table:table-cell>
              <table:table-cell office:value-type="float" office:value="60.33333">
                <text:p>60.33333</text:p>
              </table:table-cell>
              <table:table-cell office:value-type="float" office:value="61">
                <text:p>61</text:p>
              </table:table-cell>
              <table:table-cell office:value-type="float" office:value="8.632878">
                <text:p>8.6328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358">
                <text:p>46.358</text:p>
              </table:table-cell>
              <table:table-cell office:value-type="float" office:value="59.66667">
                <text:p>59.66667</text:p>
              </table:table-cell>
              <table:table-cell office:value-type="float" office:value="61">
                <text:p>61</text:p>
              </table:table-cell>
              <table:table-cell office:value-type="float" office:value="8.590178">
                <text:p>8.5901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413">
                <text:p>46.413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8.47043">
                <text:p>8.470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607">
                <text:p>46.607</text:p>
              </table:table-cell>
              <table:table-cell office:value-type="float" office:value="62.63334">
                <text:p>62.63334</text:p>
              </table:table-cell>
              <table:table-cell office:value-type="float" office:value="61">
                <text:p>61</text:p>
              </table:table-cell>
              <table:table-cell office:value-type="float" office:value="8.558431">
                <text:p>8.5584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.661">
                <text:p>46.661</text:p>
              </table:table-cell>
              <table:table-cell office:value-type="float" office:value="62.93334">
                <text:p>62.93334</text:p>
              </table:table-cell>
              <table:table-cell office:value-type="float" office:value="61">
                <text:p>61</text:p>
              </table:table-cell>
              <table:table-cell office:value-type="float" office:value="8.486212">
                <text:p>8.4862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.715">
                <text:p>46.715</text:p>
              </table:table-cell>
              <table:table-cell office:value-type="float" office:value="59.36666">
                <text:p>59.36666</text:p>
              </table:table-cell>
              <table:table-cell office:value-type="float" office:value="61">
                <text:p>61</text:p>
              </table:table-cell>
              <table:table-cell office:value-type="float" office:value="8.546179">
                <text:p>8.546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.769">
                <text:p>46.769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8.066637">
                <text:p>8.0666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.962">
                <text:p>46.962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.428845">
                <text:p>8.4288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.017">
                <text:p>47.017</text:p>
              </table:table-cell>
              <table:table-cell office:value-type="float" office:value="58.43334">
                <text:p>58.43334</text:p>
              </table:table-cell>
              <table:table-cell office:value-type="float" office:value="61">
                <text:p>61</text:p>
              </table:table-cell>
              <table:table-cell office:value-type="float" office:value="8.455764">
                <text:p>8.4557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.073">
                <text:p>47.073</text:p>
              </table:table-cell>
              <table:table-cell office:value-type="float" office:value="59.23334">
                <text:p>59.23334</text:p>
              </table:table-cell>
              <table:table-cell office:value-type="float" office:value="61">
                <text:p>61</text:p>
              </table:table-cell>
              <table:table-cell office:value-type="float" office:value="8.502178">
                <text:p>8.5021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.127">
                <text:p>47.127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8.384846">
                <text:p>8.3848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.32">
                <text:p>47.32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8.367764">
                <text:p>8.3677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.379">
                <text:p>47.379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8.559546">
                <text:p>8.5595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.435">
                <text:p>47.435</text:p>
              </table:table-cell>
              <table:table-cell office:value-type="float" office:value="61.6">
                <text:p>61.6</text:p>
              </table:table-cell>
              <table:table-cell office:value-type="float" office:value="61">
                <text:p>61</text:p>
              </table:table-cell>
              <table:table-cell office:value-type="float" office:value="8.33843">
                <text:p>8.338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.49">
                <text:p>47.49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8.411763">
                <text:p>8.4117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.681">
                <text:p>47.681</text:p>
              </table:table-cell>
              <table:table-cell office:value-type="float" office:value="59.26667">
                <text:p>59.26667</text:p>
              </table:table-cell>
              <table:table-cell office:value-type="float" office:value="61">
                <text:p>61</text:p>
              </table:table-cell>
              <table:table-cell office:value-type="float" office:value="8.398211">
                <text:p>8.398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.736">
                <text:p>47.736</text:p>
              </table:table-cell>
              <table:table-cell office:value-type="float" office:value="62.56667">
                <text:p>62.56667</text:p>
              </table:table-cell>
              <table:table-cell office:value-type="float" office:value="61">
                <text:p>61</text:p>
              </table:table-cell>
              <table:table-cell office:value-type="float" office:value="8.498649">
                <text:p>8.4986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.792">
                <text:p>47.792</text:p>
              </table:table-cell>
              <table:table-cell office:value-type="float" office:value="59.8">
                <text:p>59.8</text:p>
              </table:table-cell>
              <table:table-cell office:value-type="float" office:value="61">
                <text:p>61</text:p>
              </table:table-cell>
              <table:table-cell office:value-type="float" office:value="8.381512">
                <text:p>8.3815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.847">
                <text:p>47.847</text:p>
              </table:table-cell>
              <table:table-cell office:value-type="float" office:value="61.66667">
                <text:p>61.66667</text:p>
              </table:table-cell>
              <table:table-cell office:value-type="float" office:value="61">
                <text:p>61</text:p>
              </table:table-cell>
              <table:table-cell office:value-type="float" office:value="7.94727">
                <text:p>7.94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.044">
                <text:p>48.044</text:p>
              </table:table-cell>
              <table:table-cell office:value-type="float" office:value="61.36667">
                <text:p>61.36667</text:p>
              </table:table-cell>
              <table:table-cell office:value-type="float" office:value="61">
                <text:p>61</text:p>
              </table:table-cell>
              <table:table-cell office:value-type="float" office:value="8.372212">
                <text:p>8.3722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.1">
                <text:p>48.1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8.468201">
                <text:p>8.4682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.157">
                <text:p>48.157</text:p>
              </table:table-cell>
              <table:table-cell office:value-type="float" office:value="62.26667">
                <text:p>62.26667</text:p>
              </table:table-cell>
              <table:table-cell office:value-type="float" office:value="61">
                <text:p>61</text:p>
              </table:table-cell>
              <table:table-cell office:value-type="float" office:value="8.586649">
                <text:p>8.5866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.213">
                <text:p>48.213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8.469316">
                <text:p>8.469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.397">
                <text:p>48.397</text:p>
              </table:table-cell>
              <table:table-cell office:value-type="float" office:value="62.06666">
                <text:p>62.06666</text:p>
              </table:table-cell>
              <table:table-cell office:value-type="float" office:value="61">
                <text:p>61</text:p>
              </table:table-cell>
              <table:table-cell office:value-type="float" office:value="8.869764">
                <text:p>8.8697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.451">
                <text:p>48.451</text:p>
              </table:table-cell>
              <table:table-cell office:value-type="float" office:value="63.43334">
                <text:p>63.43334</text:p>
              </table:table-cell>
              <table:table-cell office:value-type="float" office:value="61">
                <text:p>61</text:p>
              </table:table-cell>
              <table:table-cell office:value-type="float" office:value="8.485097">
                <text:p>8.4850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.505">
                <text:p>48.505</text:p>
              </table:table-cell>
              <table:table-cell office:value-type="float" office:value="60.1">
                <text:p>60.1</text:p>
              </table:table-cell>
              <table:table-cell office:value-type="float" office:value="61">
                <text:p>61</text:p>
              </table:table-cell>
              <table:table-cell office:value-type="float" office:value="8.354212">
                <text:p>8.354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.559">
                <text:p>48.559</text:p>
              </table:table-cell>
              <table:table-cell office:value-type="float" office:value="61.83333">
                <text:p>61.83333</text:p>
              </table:table-cell>
              <table:table-cell office:value-type="float" office:value="61">
                <text:p>61</text:p>
              </table:table-cell>
              <table:table-cell office:value-type="float" office:value="8.558431">
                <text:p>8.5584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.753">
                <text:p>48.75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499763">
                <text:p>8.4997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.812">
                <text:p>48.812</text:p>
              </table:table-cell>
              <table:table-cell office:value-type="float" office:value="62.13334">
                <text:p>62.13334</text:p>
              </table:table-cell>
              <table:table-cell office:value-type="float" office:value="61">
                <text:p>61</text:p>
              </table:table-cell>
              <table:table-cell office:value-type="float" office:value="8.513316">
                <text:p>8.5133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.869">
                <text:p>48.869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8.3802">
                <text:p>8.38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.924">
                <text:p>48.924</text:p>
              </table:table-cell>
              <table:table-cell office:value-type="float" office:value="60.23334">
                <text:p>60.23334</text:p>
              </table:table-cell>
              <table:table-cell office:value-type="float" office:value="61">
                <text:p>61</text:p>
              </table:table-cell>
              <table:table-cell office:value-type="float" office:value="8.412878">
                <text:p>8.4128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107">
                <text:p>49.107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7.960823">
                <text:p>7.9608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161">
                <text:p>49.161</text:p>
              </table:table-cell>
              <table:table-cell office:value-type="float" office:value="60.93334">
                <text:p>60.93334</text:p>
              </table:table-cell>
              <table:table-cell office:value-type="float" office:value="61">
                <text:p>61</text:p>
              </table:table-cell>
              <table:table-cell office:value-type="float" office:value="7.99127">
                <text:p>7.991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215">
                <text:p>49.215</text:p>
              </table:table-cell>
              <table:table-cell office:value-type="float" office:value="59.76667">
                <text:p>59.76667</text:p>
              </table:table-cell>
              <table:table-cell office:value-type="float" office:value="61">
                <text:p>61</text:p>
              </table:table-cell>
              <table:table-cell office:value-type="float" office:value="7.845718">
                <text:p>7.8457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.269">
                <text:p>49.269</text:p>
              </table:table-cell>
              <table:table-cell office:value-type="float" office:value="60.06667">
                <text:p>60.06667</text:p>
              </table:table-cell>
              <table:table-cell office:value-type="float" office:value="61">
                <text:p>61</text:p>
              </table:table-cell>
              <table:table-cell office:value-type="float" office:value="8.137937">
                <text:p>8.1379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.463">
                <text:p>49.463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8.370179">
                <text:p>8.3701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523">
                <text:p>49.523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8.471545">
                <text:p>8.471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.579">
                <text:p>49.579</text:p>
              </table:table-cell>
              <table:table-cell office:value-type="float" office:value="61.06667">
                <text:p>61.06667</text:p>
              </table:table-cell>
              <table:table-cell office:value-type="float" office:value="61">
                <text:p>61</text:p>
              </table:table-cell>
              <table:table-cell office:value-type="float" office:value="8.588878">
                <text:p>8.5888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.635">
                <text:p>49.635</text:p>
              </table:table-cell>
              <table:table-cell office:value-type="float" office:value="62.46667">
                <text:p>62.46667</text:p>
              </table:table-cell>
              <table:table-cell office:value-type="float" office:value="61">
                <text:p>61</text:p>
              </table:table-cell>
              <table:table-cell office:value-type="float" office:value="8.455764">
                <text:p>8.4557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.819">
                <text:p>49.819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8.472846">
                <text:p>8.4728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.873">
                <text:p>49.873</text:p>
              </table:table-cell>
              <table:table-cell office:value-type="float" office:value="60.86667">
                <text:p>60.86667</text:p>
              </table:table-cell>
              <table:table-cell office:value-type="float" office:value="61">
                <text:p>61</text:p>
              </table:table-cell>
              <table:table-cell office:value-type="float" office:value="8.384846">
                <text:p>8.3848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.927">
                <text:p>49.92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.400626">
                <text:p>8.4006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99">
                <text:p>49.99</text:p>
              </table:table-cell>
              <table:table-cell office:value-type="float" office:value="61.93334">
                <text:p>61.93334</text:p>
              </table:table-cell>
              <table:table-cell office:value-type="float" office:value="61">
                <text:p>61</text:p>
              </table:table-cell>
              <table:table-cell office:value-type="float" office:value="8.411763">
                <text:p>8.4117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.172">
                <text:p>50.172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8.381315">
                <text:p>8.381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.226">
                <text:p>50.226</text:p>
              </table:table-cell>
              <table:table-cell office:value-type="float" office:value="59.43334">
                <text:p>59.43334</text:p>
              </table:table-cell>
              <table:table-cell office:value-type="float" office:value="61">
                <text:p>61</text:p>
              </table:table-cell>
              <table:table-cell office:value-type="float" office:value="8.459293">
                <text:p>8.4592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0.281">
                <text:p>50.281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8.339545">
                <text:p>8.3395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.336">
                <text:p>50.336</text:p>
              </table:table-cell>
              <table:table-cell office:value-type="float" office:value="57.83333">
                <text:p>57.83333</text:p>
              </table:table-cell>
              <table:table-cell office:value-type="float" office:value="61">
                <text:p>61</text:p>
              </table:table-cell>
              <table:table-cell office:value-type="float" office:value="8.383545">
                <text:p>8.383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.529">
                <text:p>50.529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8.370179">
                <text:p>8.3701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.583">
                <text:p>50.583</text:p>
              </table:table-cell>
              <table:table-cell office:value-type="float" office:value="58.76667">
                <text:p>58.76667</text:p>
              </table:table-cell>
              <table:table-cell office:value-type="float" office:value="61">
                <text:p>61</text:p>
              </table:table-cell>
              <table:table-cell office:value-type="float" office:value="7.858156">
                <text:p>7.858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.638">
                <text:p>50.638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7.857041">
                <text:p>7.8570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.692">
                <text:p>50.692</text:p>
              </table:table-cell>
              <table:table-cell office:value-type="float" office:value="59.83333">
                <text:p>59.83333</text:p>
              </table:table-cell>
              <table:table-cell office:value-type="float" office:value="61">
                <text:p>61</text:p>
              </table:table-cell>
              <table:table-cell office:value-type="float" office:value="7.858156">
                <text:p>7.8581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.886">
                <text:p>50.886</text:p>
              </table:table-cell>
              <table:table-cell office:value-type="float" office:value="59.33333">
                <text:p>59.33333</text:p>
              </table:table-cell>
              <table:table-cell office:value-type="float" office:value="61">
                <text:p>61</text:p>
              </table:table-cell>
              <table:table-cell office:value-type="float" office:value="8.004823">
                <text:p>8.0048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.946">
                <text:p>50.946</text:p>
              </table:table-cell>
              <table:table-cell office:value-type="float" office:value="60.86667">
                <text:p>60.86667</text:p>
              </table:table-cell>
              <table:table-cell office:value-type="float" office:value="61">
                <text:p>61</text:p>
              </table:table-cell>
              <table:table-cell office:value-type="float" office:value="8.058845">
                <text:p>8.0588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.002">
                <text:p>51.002</text:p>
              </table:table-cell>
              <table:table-cell office:value-type="float" office:value="60.26667">
                <text:p>60.26667</text:p>
              </table:table-cell>
              <table:table-cell office:value-type="float" office:value="61">
                <text:p>61</text:p>
              </table:table-cell>
              <table:table-cell office:value-type="float" office:value="8.34196">
                <text:p>8.341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.058">
                <text:p>51.058</text:p>
              </table:table-cell>
              <table:table-cell office:value-type="float" office:value="58.76667">
                <text:p>58.76667</text:p>
              </table:table-cell>
              <table:table-cell office:value-type="float" office:value="61">
                <text:p>61</text:p>
              </table:table-cell>
              <table:table-cell office:value-type="float" office:value="8.488626">
                <text:p>8.4886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.244">
                <text:p>51.244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8.472846">
                <text:p>8.4728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.299">
                <text:p>51.299</text:p>
              </table:table-cell>
              <table:table-cell office:value-type="float" office:value="60.33333">
                <text:p>60.33333</text:p>
              </table:table-cell>
              <table:table-cell office:value-type="float" office:value="61">
                <text:p>61</text:p>
              </table:table-cell>
              <table:table-cell office:value-type="float" office:value="8.516845">
                <text:p>8.516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1.357">
                <text:p>51.357</text:p>
              </table:table-cell>
              <table:table-cell office:value-type="float" office:value="59.36666">
                <text:p>59.36666</text:p>
              </table:table-cell>
              <table:table-cell office:value-type="float" office:value="61">
                <text:p>61</text:p>
              </table:table-cell>
              <table:table-cell office:value-type="float" office:value="8.516845">
                <text:p>8.5168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1.412">
                <text:p>51.412</text:p>
              </table:table-cell>
              <table:table-cell office:value-type="float" office:value="60.33333">
                <text:p>60.33333</text:p>
              </table:table-cell>
              <table:table-cell office:value-type="float" office:value="61">
                <text:p>61</text:p>
              </table:table-cell>
              <table:table-cell office:value-type="float" office:value="8.593132">
                <text:p>8.5931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.594">
                <text:p>51.594</text:p>
              </table:table-cell>
              <table:table-cell office:value-type="float" office:value="58.63334">
                <text:p>58.63334</text:p>
              </table:table-cell>
              <table:table-cell office:value-type="float" office:value="61">
                <text:p>61</text:p>
              </table:table-cell>
              <table:table-cell office:value-type="float" office:value="8.33843">
                <text:p>8.338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.65">
                <text:p>51.65</text:p>
              </table:table-cell>
              <table:table-cell office:value-type="float" office:value="59.9">
                <text:p>59.9</text:p>
              </table:table-cell>
              <table:table-cell office:value-type="float" office:value="61">
                <text:p>61</text:p>
              </table:table-cell>
              <table:table-cell office:value-type="float" office:value="8.454649">
                <text:p>8.4546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.704">
                <text:p>51.704</text:p>
              </table:table-cell>
              <table:table-cell office:value-type="float" office:value="59.06667">
                <text:p>59.06667</text:p>
              </table:table-cell>
              <table:table-cell office:value-type="float" office:value="61">
                <text:p>61</text:p>
              </table:table-cell>
              <table:table-cell office:value-type="float" office:value="8.328017">
                <text:p>8.3280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.758">
                <text:p>51.758</text:p>
              </table:table-cell>
              <table:table-cell office:value-type="float" office:value="61.4">
                <text:p>61.4</text:p>
              </table:table-cell>
              <table:table-cell office:value-type="float" office:value="61">
                <text:p>61</text:p>
              </table:table-cell>
              <table:table-cell office:value-type="float" office:value="8.503098">
                <text:p>8.503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.952">
                <text:p>51.952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8.162626">
                <text:p>8.1626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.013">
                <text:p>52.013</text:p>
              </table:table-cell>
              <table:table-cell office:value-type="float" office:value="59.06667">
                <text:p>59.06667</text:p>
              </table:table-cell>
              <table:table-cell office:value-type="float" office:value="61">
                <text:p>61</text:p>
              </table:table-cell>
              <table:table-cell office:value-type="float" office:value="7.946155">
                <text:p>7.9461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.068">
                <text:p>52.068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7.873937">
                <text:p>7.8739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2.123">
                <text:p>52.123</text:p>
              </table:table-cell>
              <table:table-cell office:value-type="float" office:value="61.06667">
                <text:p>61.06667</text:p>
              </table:table-cell>
              <table:table-cell office:value-type="float" office:value="61">
                <text:p>61</text:p>
              </table:table-cell>
              <table:table-cell office:value-type="float" office:value="7.799489">
                <text:p>7.799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.306">
                <text:p>52.306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7.942626">
                <text:p>7.9426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.36">
                <text:p>52.36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7.826407">
                <text:p>7.8264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.415">
                <text:p>52.415</text:p>
              </table:table-cell>
              <table:table-cell office:value-type="float" office:value="59.33333">
                <text:p>59.33333</text:p>
              </table:table-cell>
              <table:table-cell office:value-type="float" office:value="61">
                <text:p>61</text:p>
              </table:table-cell>
              <table:table-cell office:value-type="float" office:value="7.958407">
                <text:p>7.9584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.466">
                <text:p>52.466</text:p>
              </table:table-cell>
              <table:table-cell office:value-type="float" office:value="62.7">
                <text:p>62.7</text:p>
              </table:table-cell>
              <table:table-cell office:value-type="float" office:value="61">
                <text:p>61</text:p>
              </table:table-cell>
              <table:table-cell office:value-type="float" office:value="8.513316">
                <text:p>8.513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.659">
                <text:p>52.65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468201">
                <text:p>8.4682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.714">
                <text:p>52.714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8.51443">
                <text:p>8.514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.769">
                <text:p>52.769</text:p>
              </table:table-cell>
              <table:table-cell office:value-type="float" office:value="63.7">
                <text:p>63.7</text:p>
              </table:table-cell>
              <table:table-cell office:value-type="float" office:value="61">
                <text:p>61</text:p>
              </table:table-cell>
              <table:table-cell office:value-type="float" office:value="8.483982">
                <text:p>8.483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.823">
                <text:p>52.823</text:p>
              </table:table-cell>
              <table:table-cell office:value-type="float" office:value="61.5">
                <text:p>61.5</text:p>
              </table:table-cell>
              <table:table-cell office:value-type="float" office:value="61">
                <text:p>61</text:p>
              </table:table-cell>
              <table:table-cell office:value-type="float" office:value="8.469316">
                <text:p>8.4693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.019">
                <text:p>53.019</text:p>
              </table:table-cell>
              <table:table-cell office:value-type="float" office:value="46.96667">
                <text:p>46.96667</text:p>
              </table:table-cell>
              <table:table-cell office:value-type="float" office:value="61">
                <text:p>61</text:p>
              </table:table-cell>
              <table:table-cell office:value-type="float" office:value="8.854569">
                <text:p>8.8545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.073">
                <text:p>53.073</text:p>
              </table:table-cell>
              <table:table-cell office:value-type="float" office:value="47.26667">
                <text:p>47.26667</text:p>
              </table:table-cell>
              <table:table-cell office:value-type="float" office:value="61">
                <text:p>61</text:p>
              </table:table-cell>
              <table:table-cell office:value-type="float" office:value="13.44118">
                <text:p>13.44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.127">
                <text:p>53.127</text:p>
              </table:table-cell>
              <table:table-cell office:value-type="float" office:value="47.13334">
                <text:p>47.13334</text:p>
              </table:table-cell>
              <table:table-cell office:value-type="float" office:value="61">
                <text:p>61</text:p>
              </table:table-cell>
              <table:table-cell office:value-type="float" office:value="16.29948">
                <text:p>16.299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.182">
                <text:p>53.182</text:p>
              </table:table-cell>
              <table:table-cell office:value-type="float" office:value="44.03333">
                <text:p>44.03333</text:p>
              </table:table-cell>
              <table:table-cell office:value-type="float" office:value="61">
                <text:p>61</text:p>
              </table:table-cell>
              <table:table-cell office:value-type="float" office:value="15.2437">
                <text:p>15.24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.378">
                <text:p>53.378</text:p>
              </table:table-cell>
              <table:table-cell office:value-type="float" office:value="52.03333">
                <text:p>52.03333</text:p>
              </table:table-cell>
              <table:table-cell office:value-type="float" office:value="61">
                <text:p>61</text:p>
              </table:table-cell>
              <table:table-cell office:value-type="float" office:value="34.22385">
                <text:p>34.223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.433">
                <text:p>53.433</text:p>
              </table:table-cell>
              <table:table-cell office:value-type="float" office:value="53.3">
                <text:p>53.3</text:p>
              </table:table-cell>
              <table:table-cell office:value-type="float" office:value="61">
                <text:p>61</text:p>
              </table:table-cell>
              <table:table-cell office:value-type="float" office:value="34.16367">
                <text:p>34.163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.49">
                <text:p>53.49</text:p>
              </table:table-cell>
              <table:table-cell office:value-type="float" office:value="57.5">
                <text:p>57.5</text:p>
              </table:table-cell>
              <table:table-cell office:value-type="float" office:value="61">
                <text:p>61</text:p>
              </table:table-cell>
              <table:table-cell office:value-type="float" office:value="33.67633">
                <text:p>33.676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.546">
                <text:p>53.546</text:p>
              </table:table-cell>
              <table:table-cell office:value-type="float" office:value="58.46667">
                <text:p>58.46667</text:p>
              </table:table-cell>
              <table:table-cell office:value-type="float" office:value="61">
                <text:p>61</text:p>
              </table:table-cell>
              <table:table-cell office:value-type="float" office:value="32.59119">
                <text:p>32.591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.73">
                <text:p>53.73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15.31024">
                <text:p>15.310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786">
                <text:p>53.786</text:p>
              </table:table-cell>
              <table:table-cell office:value-type="float" office:value="57.06666">
                <text:p>57.06666</text:p>
              </table:table-cell>
              <table:table-cell office:value-type="float" office:value="61">
                <text:p>61</text:p>
              </table:table-cell>
              <table:table-cell office:value-type="float" office:value="9.930252">
                <text:p>9.930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.84">
                <text:p>53.84</text:p>
              </table:table-cell>
              <table:table-cell office:value-type="float" office:value="60.43334">
                <text:p>60.43334</text:p>
              </table:table-cell>
              <table:table-cell office:value-type="float" office:value="61">
                <text:p>61</text:p>
              </table:table-cell>
              <table:table-cell office:value-type="float" office:value="5.213873">
                <text:p>5.2138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.895">
                <text:p>53.895</text:p>
              </table:table-cell>
              <table:table-cell office:value-type="float" office:value="66.76667">
                <text:p>66.76667</text:p>
              </table:table-cell>
              <table:table-cell office:value-type="float" office:value="61">
                <text:p>61</text:p>
              </table:table-cell>
              <table:table-cell office:value-type="float" office:value="21.50743">
                <text:p>21.507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.088">
                <text:p>54.088</text:p>
              </table:table-cell>
              <table:table-cell office:value-type="float" office:value="45.23334">
                <text:p>45.23334</text:p>
              </table:table-cell>
              <table:table-cell office:value-type="float" office:value="61">
                <text:p>61</text:p>
              </table:table-cell>
              <table:table-cell office:value-type="float" office:value="35.48969">
                <text:p>35.489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.146">
                <text:p>54.146</text:p>
              </table:table-cell>
              <table:table-cell office:value-type="float" office:value="50.1">
                <text:p>50.1</text:p>
              </table:table-cell>
              <table:table-cell office:value-type="float" office:value="61">
                <text:p>61</text:p>
              </table:table-cell>
              <table:table-cell office:value-type="float" office:value="34.91487">
                <text:p>34.914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.202">
                <text:p>54.202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35.07195">
                <text:p>35.071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.257">
                <text:p>54.257</text:p>
              </table:table-cell>
              <table:table-cell office:value-type="float" office:value="53.23333">
                <text:p>53.23333</text:p>
              </table:table-cell>
              <table:table-cell office:value-type="float" office:value="61">
                <text:p>61</text:p>
              </table:table-cell>
              <table:table-cell office:value-type="float" office:value="35.58784">
                <text:p>35.587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.44">
                <text:p>54.44</text:p>
              </table:table-cell>
              <table:table-cell office:value-type="float" office:value="54.3">
                <text:p>54.3</text:p>
              </table:table-cell>
              <table:table-cell office:value-type="float" office:value="61">
                <text:p>61</text:p>
              </table:table-cell>
              <table:table-cell office:value-type="float" office:value="33.40992">
                <text:p>33.4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.494">
                <text:p>54.494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33.0917">
                <text:p>33.09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.549">
                <text:p>54.549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31.61279">
                <text:p>31.612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.604">
                <text:p>54.604</text:p>
              </table:table-cell>
              <table:table-cell office:value-type="float" office:value="59.73333">
                <text:p>59.73333</text:p>
              </table:table-cell>
              <table:table-cell office:value-type="float" office:value="61">
                <text:p>61</text:p>
              </table:table-cell>
              <table:table-cell office:value-type="float" office:value="30.3457">
                <text:p>30.34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.798">
                <text:p>54.798</text:p>
              </table:table-cell>
              <table:table-cell office:value-type="float" office:value="64.13333">
                <text:p>64.13333</text:p>
              </table:table-cell>
              <table:table-cell office:value-type="float" office:value="61">
                <text:p>61</text:p>
              </table:table-cell>
              <table:table-cell office:value-type="float" office:value="10.46195">
                <text:p>10.461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.857">
                <text:p>54.857</text:p>
              </table:table-cell>
              <table:table-cell office:value-type="float" office:value="65.86667">
                <text:p>65.86667</text:p>
              </table:table-cell>
              <table:table-cell office:value-type="float" office:value="61">
                <text:p>61</text:p>
              </table:table-cell>
              <table:table-cell office:value-type="float" office:value="10.74771">
                <text:p>10.747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.912">
                <text:p>54.912</text:p>
              </table:table-cell>
              <table:table-cell office:value-type="float" office:value="63.56667">
                <text:p>63.56667</text:p>
              </table:table-cell>
              <table:table-cell office:value-type="float" office:value="61">
                <text:p>61</text:p>
              </table:table-cell>
              <table:table-cell office:value-type="float" office:value="12.58096">
                <text:p>12.580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.971">
                <text:p>54.971</text:p>
              </table:table-cell>
              <table:table-cell office:value-type="float" office:value="63.16667">
                <text:p>63.16667</text:p>
              </table:table-cell>
              <table:table-cell office:value-type="float" office:value="61">
                <text:p>61</text:p>
              </table:table-cell>
              <table:table-cell office:value-type="float" office:value="11.68721">
                <text:p>11.687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.154">
                <text:p>55.154</text:p>
              </table:table-cell>
              <table:table-cell office:value-type="float" office:value="53.13334">
                <text:p>53.13334</text:p>
              </table:table-cell>
              <table:table-cell office:value-type="float" office:value="61">
                <text:p>61</text:p>
              </table:table-cell>
              <table:table-cell office:value-type="float" office:value="14.64727">
                <text:p>14.647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.213">
                <text:p>55.213</text:p>
              </table:table-cell>
              <table:table-cell office:value-type="float" office:value="51.13334">
                <text:p>51.13334</text:p>
              </table:table-cell>
              <table:table-cell office:value-type="float" office:value="61">
                <text:p>61</text:p>
              </table:table-cell>
              <table:table-cell office:value-type="float" office:value="15.32806">
                <text:p>15.328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.269">
                <text:p>55.269</text:p>
              </table:table-cell>
              <table:table-cell office:value-type="float" office:value="52.63334">
                <text:p>52.63334</text:p>
              </table:table-cell>
              <table:table-cell office:value-type="float" office:value="61">
                <text:p>61</text:p>
              </table:table-cell>
              <table:table-cell office:value-type="float" office:value="15.36237">
                <text:p>15.362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.324">
                <text:p>55.324</text:p>
              </table:table-cell>
              <table:table-cell office:value-type="float" office:value="52.06666">
                <text:p>52.06666</text:p>
              </table:table-cell>
              <table:table-cell office:value-type="float" office:value="61">
                <text:p>61</text:p>
              </table:table-cell>
              <table:table-cell office:value-type="float" office:value="35.72299">
                <text:p>35.722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.506">
                <text:p>55.506</text:p>
              </table:table-cell>
              <table:table-cell office:value-type="float" office:value="56.56667">
                <text:p>56.56667</text:p>
              </table:table-cell>
              <table:table-cell office:value-type="float" office:value="61">
                <text:p>61</text:p>
              </table:table-cell>
              <table:table-cell office:value-type="float" office:value="31.77746">
                <text:p>31.777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.56">
                <text:p>55.56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30.56962">
                <text:p>30.569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.615">
                <text:p>55.615</text:p>
              </table:table-cell>
              <table:table-cell office:value-type="float" office:value="61.5">
                <text:p>61.5</text:p>
              </table:table-cell>
              <table:table-cell office:value-type="float" office:value="61">
                <text:p>61</text:p>
              </table:table-cell>
              <table:table-cell office:value-type="float" office:value="15.43576">
                <text:p>15.435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.669">
                <text:p>55.669</text:p>
              </table:table-cell>
              <table:table-cell office:value-type="float" office:value="55.36666">
                <text:p>55.36666</text:p>
              </table:table-cell>
              <table:table-cell office:value-type="float" office:value="61">
                <text:p>61</text:p>
              </table:table-cell>
              <table:table-cell office:value-type="float" office:value="12.07124">
                <text:p>12.071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.864">
                <text:p>55.864</text:p>
              </table:table-cell>
              <table:table-cell office:value-type="float" office:value="56.2">
                <text:p>56.2</text:p>
              </table:table-cell>
              <table:table-cell office:value-type="float" office:value="61">
                <text:p>61</text:p>
              </table:table-cell>
              <table:table-cell office:value-type="float" office:value="13.91641">
                <text:p>13.916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5.921">
                <text:p>55.921</text:p>
              </table:table-cell>
              <table:table-cell office:value-type="float" office:value="58.96667">
                <text:p>58.96667</text:p>
              </table:table-cell>
              <table:table-cell office:value-type="float" office:value="61">
                <text:p>61</text:p>
              </table:table-cell>
              <table:table-cell office:value-type="float" office:value="14.35953">
                <text:p>14.359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.979">
                <text:p>55.979</text:p>
              </table:table-cell>
              <table:table-cell office:value-type="float" office:value="57.63334">
                <text:p>57.63334</text:p>
              </table:table-cell>
              <table:table-cell office:value-type="float" office:value="61">
                <text:p>61</text:p>
              </table:table-cell>
              <table:table-cell office:value-type="float" office:value="16.24126">
                <text:p>16.241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.034">
                <text:p>56.034</text:p>
              </table:table-cell>
              <table:table-cell office:value-type="float" office:value="47.66667">
                <text:p>47.66667</text:p>
              </table:table-cell>
              <table:table-cell office:value-type="float" office:value="61">
                <text:p>61</text:p>
              </table:table-cell>
              <table:table-cell office:value-type="float" office:value="10.85801">
                <text:p>10.85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.218">
                <text:p>56.218</text:p>
              </table:table-cell>
              <table:table-cell office:value-type="float" office:value="52.9">
                <text:p>52.9</text:p>
              </table:table-cell>
              <table:table-cell office:value-type="float" office:value="61">
                <text:p>61</text:p>
              </table:table-cell>
              <table:table-cell office:value-type="float" office:value="34.38019">
                <text:p>34.380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.274">
                <text:p>56.274</text:p>
              </table:table-cell>
              <table:table-cell office:value-type="float" office:value="54.16667">
                <text:p>54.16667</text:p>
              </table:table-cell>
              <table:table-cell office:value-type="float" office:value="61">
                <text:p>61</text:p>
              </table:table-cell>
              <table:table-cell office:value-type="float" office:value="35.05539">
                <text:p>35.055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.328">
                <text:p>56.328</text:p>
              </table:table-cell>
              <table:table-cell office:value-type="float" office:value="57.06666">
                <text:p>57.06666</text:p>
              </table:table-cell>
              <table:table-cell office:value-type="float" office:value="61">
                <text:p>61</text:p>
              </table:table-cell>
              <table:table-cell office:value-type="float" office:value="34.54854">
                <text:p>34.54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.382">
                <text:p>56.382</text:p>
              </table:table-cell>
              <table:table-cell office:value-type="float" office:value="56.73334">
                <text:p>56.73334</text:p>
              </table:table-cell>
              <table:table-cell office:value-type="float" office:value="61">
                <text:p>61</text:p>
              </table:table-cell>
              <table:table-cell office:value-type="float" office:value="33.38746">
                <text:p>33.387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578">
                <text:p>56.578</text:p>
              </table:table-cell>
              <table:table-cell office:value-type="float" office:value="59.5">
                <text:p>59.5</text:p>
              </table:table-cell>
              <table:table-cell office:value-type="float" office:value="61">
                <text:p>61</text:p>
              </table:table-cell>
              <table:table-cell office:value-type="float" office:value="29.95211">
                <text:p>29.952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6.634">
                <text:p>56.634</text:p>
              </table:table-cell>
              <table:table-cell office:value-type="float" office:value="61.23333">
                <text:p>61.23333</text:p>
              </table:table-cell>
              <table:table-cell office:value-type="float" office:value="61">
                <text:p>61</text:p>
              </table:table-cell>
              <table:table-cell office:value-type="float" office:value="17.57339">
                <text:p>17.573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.691">
                <text:p>56.691</text:p>
              </table:table-cell>
              <table:table-cell office:value-type="float" office:value="60.83333">
                <text:p>60.83333</text:p>
              </table:table-cell>
              <table:table-cell office:value-type="float" office:value="61">
                <text:p>61</text:p>
              </table:table-cell>
              <table:table-cell office:value-type="float" office:value="10.2383">
                <text:p>10.23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.746">
                <text:p>56.746</text:p>
              </table:table-cell>
              <table:table-cell office:value-type="float" office:value="61.43333">
                <text:p>61.43333</text:p>
              </table:table-cell>
              <table:table-cell office:value-type="float" office:value="61">
                <text:p>61</text:p>
              </table:table-cell>
              <table:table-cell office:value-type="float" office:value="15.12926">
                <text:p>15.129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.93">
                <text:p>56.93</text:p>
              </table:table-cell>
              <table:table-cell office:value-type="float" office:value="62.86666">
                <text:p>62.86666</text:p>
              </table:table-cell>
              <table:table-cell office:value-type="float" office:value="61">
                <text:p>61</text:p>
              </table:table-cell>
              <table:table-cell office:value-type="float" office:value="11.92792">
                <text:p>11.927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.984">
                <text:p>56.984</text:p>
              </table:table-cell>
              <table:table-cell office:value-type="float" office:value="61.9">
                <text:p>61.9</text:p>
              </table:table-cell>
              <table:table-cell office:value-type="float" office:value="61">
                <text:p>61</text:p>
              </table:table-cell>
              <table:table-cell office:value-type="float" office:value="10.45018">
                <text:p>10.450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.038">
                <text:p>57.038</text:p>
              </table:table-cell>
              <table:table-cell office:value-type="float" office:value="61.36667">
                <text:p>61.36667</text:p>
              </table:table-cell>
              <table:table-cell office:value-type="float" office:value="61">
                <text:p>61</text:p>
              </table:table-cell>
              <table:table-cell office:value-type="float" office:value="9.751016">
                <text:p>9.7510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.092">
                <text:p>57.092</text:p>
              </table:table-cell>
              <table:table-cell office:value-type="float" office:value="51.83333">
                <text:p>51.83333</text:p>
              </table:table-cell>
              <table:table-cell office:value-type="float" office:value="61">
                <text:p>61</text:p>
              </table:table-cell>
              <table:table-cell office:value-type="float" office:value="12.74347">
                <text:p>12.743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.286">
                <text:p>57.286</text:p>
              </table:table-cell>
              <table:table-cell office:value-type="float" office:value="50.66667">
                <text:p>50.66667</text:p>
              </table:table-cell>
              <table:table-cell office:value-type="float" office:value="61">
                <text:p>61</text:p>
              </table:table-cell>
              <table:table-cell office:value-type="float" office:value="13.28744">
                <text:p>13.287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.346">
                <text:p>57.346</text:p>
              </table:table-cell>
              <table:table-cell office:value-type="float" office:value="56.06667">
                <text:p>56.06667</text:p>
              </table:table-cell>
              <table:table-cell office:value-type="float" office:value="61">
                <text:p>61</text:p>
              </table:table-cell>
              <table:table-cell office:value-type="float" office:value="19.18132">
                <text:p>19.1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7.402">
                <text:p>57.402</text:p>
              </table:table-cell>
              <table:table-cell office:value-type="float" office:value="55.96667">
                <text:p>55.96667</text:p>
              </table:table-cell>
              <table:table-cell office:value-type="float" office:value="61">
                <text:p>61</text:p>
              </table:table-cell>
              <table:table-cell office:value-type="float" office:value="21.84072">
                <text:p>21.84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.457">
                <text:p>57.457</text:p>
              </table:table-cell>
              <table:table-cell office:value-type="float" office:value="51.4">
                <text:p>51.4</text:p>
              </table:table-cell>
              <table:table-cell office:value-type="float" office:value="61">
                <text:p>61</text:p>
              </table:table-cell>
              <table:table-cell office:value-type="float" office:value="28.04451">
                <text:p>28.044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.64">
                <text:p>57.64</text:p>
              </table:table-cell>
              <table:table-cell office:value-type="float" office:value="58.63334">
                <text:p>58.63334</text:p>
              </table:table-cell>
              <table:table-cell office:value-type="float" office:value="61">
                <text:p>61</text:p>
              </table:table-cell>
              <table:table-cell office:value-type="float" office:value="18.38317">
                <text:p>18.383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.695">
                <text:p>57.695</text:p>
              </table:table-cell>
              <table:table-cell office:value-type="float" office:value="57.8">
                <text:p>57.8</text:p>
              </table:table-cell>
              <table:table-cell office:value-type="float" office:value="61">
                <text:p>61</text:p>
              </table:table-cell>
              <table:table-cell office:value-type="float" office:value="14.89151">
                <text:p>14.89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.75">
                <text:p>57.75</text:p>
              </table:table-cell>
              <table:table-cell office:value-type="float" office:value="63.03333">
                <text:p>63.03333</text:p>
              </table:table-cell>
              <table:table-cell office:value-type="float" office:value="61">
                <text:p>61</text:p>
              </table:table-cell>
              <table:table-cell office:value-type="float" office:value="17.06749">
                <text:p>17.067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805">
                <text:p>57.805</text:p>
              </table:table-cell>
              <table:table-cell office:value-type="float" office:value="57.8">
                <text:p>57.8</text:p>
              </table:table-cell>
              <table:table-cell office:value-type="float" office:value="61">
                <text:p>61</text:p>
              </table:table-cell>
              <table:table-cell office:value-type="float" office:value="12.3746">
                <text:p>12.37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.998">
                <text:p>57.998</text:p>
              </table:table-cell>
              <table:table-cell office:value-type="float" office:value="64.73333">
                <text:p>64.73333</text:p>
              </table:table-cell>
              <table:table-cell office:value-type="float" office:value="61">
                <text:p>61</text:p>
              </table:table-cell>
              <table:table-cell office:value-type="float" office:value="11.05151">
                <text:p>11.051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.057">
                <text:p>58.057</text:p>
              </table:table-cell>
              <table:table-cell office:value-type="float" office:value="63.7">
                <text:p>63.7</text:p>
              </table:table-cell>
              <table:table-cell office:value-type="float" office:value="61">
                <text:p>61</text:p>
              </table:table-cell>
              <table:table-cell office:value-type="float" office:value="11.02846">
                <text:p>11.028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.112">
                <text:p>58.112</text:p>
              </table:table-cell>
              <table:table-cell office:value-type="float" office:value="61.3">
                <text:p>61.3</text:p>
              </table:table-cell>
              <table:table-cell office:value-type="float" office:value="61">
                <text:p>61</text:p>
              </table:table-cell>
              <table:table-cell office:value-type="float" office:value="10.9611">
                <text:p>10.96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.167">
                <text:p>58.167</text:p>
              </table:table-cell>
              <table:table-cell office:value-type="float" office:value="64.46667">
                <text:p>64.46667</text:p>
              </table:table-cell>
              <table:table-cell office:value-type="float" office:value="61">
                <text:p>61</text:p>
              </table:table-cell>
              <table:table-cell office:value-type="float" office:value="9.44544">
                <text:p>9.445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.352">
                <text:p>58.352</text:p>
              </table:table-cell>
              <table:table-cell office:value-type="float" office:value="63.86667">
                <text:p>63.86667</text:p>
              </table:table-cell>
              <table:table-cell office:value-type="float" office:value="61">
                <text:p>61</text:p>
              </table:table-cell>
              <table:table-cell office:value-type="float" office:value="7.574649">
                <text:p>7.5746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.406">
                <text:p>58.406</text:p>
              </table:table-cell>
              <table:table-cell office:value-type="float" office:value="63.53333">
                <text:p>63.53333</text:p>
              </table:table-cell>
              <table:table-cell office:value-type="float" office:value="61">
                <text:p>61</text:p>
              </table:table-cell>
              <table:table-cell office:value-type="float" office:value="7.369511">
                <text:p>7.3695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8.46">
                <text:p>58.46</text:p>
              </table:table-cell>
              <table:table-cell office:value-type="float" office:value="62.73334">
                <text:p>62.73334</text:p>
              </table:table-cell>
              <table:table-cell office:value-type="float" office:value="61">
                <text:p>61</text:p>
              </table:table-cell>
              <table:table-cell office:value-type="float" office:value="7.218581">
                <text:p>7.2185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8.514">
                <text:p>58.514</text:p>
              </table:table-cell>
              <table:table-cell office:value-type="float" office:value="63.6">
                <text:p>63.6</text:p>
              </table:table-cell>
              <table:table-cell office:value-type="float" office:value="61">
                <text:p>61</text:p>
              </table:table-cell>
              <table:table-cell office:value-type="float" office:value="6.58458">
                <text:p>6.584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.711">
                <text:p>58.711</text:p>
              </table:table-cell>
              <table:table-cell office:value-type="float" office:value="60.9">
                <text:p>60.9</text:p>
              </table:table-cell>
              <table:table-cell office:value-type="float" office:value="61">
                <text:p>61</text:p>
              </table:table-cell>
              <table:table-cell office:value-type="float" office:value="6.414535">
                <text:p>6.4145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.767">
                <text:p>58.767</text:p>
              </table:table-cell>
              <table:table-cell office:value-type="float" office:value="62.9">
                <text:p>62.9</text:p>
              </table:table-cell>
              <table:table-cell office:value-type="float" office:value="61">
                <text:p>61</text:p>
              </table:table-cell>
              <table:table-cell office:value-type="float" office:value="6.382973">
                <text:p>6.3829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.824">
                <text:p>58.824</text:p>
              </table:table-cell>
              <table:table-cell office:value-type="float" office:value="62.6">
                <text:p>62.6</text:p>
              </table:table-cell>
              <table:table-cell office:value-type="float" office:value="61">
                <text:p>61</text:p>
              </table:table-cell>
              <table:table-cell office:value-type="float" office:value="6.649202">
                <text:p>6.6492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.879">
                <text:p>58.879</text:p>
              </table:table-cell>
              <table:table-cell office:value-type="float" office:value="63.9">
                <text:p>63.9</text:p>
              </table:table-cell>
              <table:table-cell office:value-type="float" office:value="61">
                <text:p>61</text:p>
              </table:table-cell>
              <table:table-cell office:value-type="float" office:value="7.111466">
                <text:p>7.1114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.063">
                <text:p>59.063</text:p>
              </table:table-cell>
              <table:table-cell office:value-type="float" office:value="60.3">
                <text:p>60.3</text:p>
              </table:table-cell>
              <table:table-cell office:value-type="float" office:value="61">
                <text:p>61</text:p>
              </table:table-cell>
              <table:table-cell office:value-type="float" office:value="7.20281">
                <text:p>7.202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.121">
                <text:p>59.121</text:p>
              </table:table-cell>
              <table:table-cell office:value-type="float" office:value="63.76667">
                <text:p>63.76667</text:p>
              </table:table-cell>
              <table:table-cell office:value-type="float" office:value="61">
                <text:p>61</text:p>
              </table:table-cell>
              <table:table-cell office:value-type="float" office:value="7.348361">
                <text:p>7.3483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.179">
                <text:p>59.179</text:p>
              </table:table-cell>
              <table:table-cell office:value-type="float" office:value="62.86666">
                <text:p>62.86666</text:p>
              </table:table-cell>
              <table:table-cell office:value-type="float" office:value="61">
                <text:p>61</text:p>
              </table:table-cell>
              <table:table-cell office:value-type="float" office:value="7.258132">
                <text:p>7.2581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.234">
                <text:p>59.234</text:p>
              </table:table-cell>
              <table:table-cell office:value-type="float" office:value="63.53333">
                <text:p>63.53333</text:p>
              </table:table-cell>
              <table:table-cell office:value-type="float" office:value="61">
                <text:p>61</text:p>
              </table:table-cell>
              <table:table-cell office:value-type="float" office:value="7.407028">
                <text:p>7.407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9.389cm" svg:height="33.405cm" xlink:href=".." xlink:type="simple" chart:class="chart:scatter" chart:style-name="ch1">
        <chart:legend chart:legend-position="end" svg:x="56.299cm" svg:y="15.905cm" style:legend-expansion="high" chart:style-name="ch2"/>
        <chart:plot-area chart:style-name="ch3" table:cell-range-address="Sheet1.AI3:Sheet1.AL94" svg:x="1.187cm" svg:y="0.668cm" svg:width="53.925cm" svg:height="32.069cm">
          <chart:coordinate-region svg:x="1.809cm" svg:y="0.867cm" svg:width="53.117cm" svg:height="31.2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J3:Sheet1.AJ94" chart:class="chart:scatter">
            <chart:domain table:cell-range-address="Sheet1.AI3:Sheet1.AI94"/>
            <chart:data-point chart:repeated="92"/>
          </chart:series>
          <chart:series chart:style-name="ch8" chart:values-cell-range-address="Sheet1.AK3:Sheet1.AK94" chart:class="chart:scatter">
            <chart:data-point chart:repeated="92"/>
          </chart:series>
          <chart:series chart:style-name="ch9" chart:values-cell-range-address="Sheet1.AL3:Sheet1.AL94" chart:class="chart:scatter"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83">
                <text:p>22.583</text:p>
                <draw:g>
                  <svg:desc>Sheet1.AI3:Sheet1.AI94</svg:desc>
                </draw:g>
              </table:table-cell>
              <table:table-cell office:value-type="float" office:value="56.36667">
                <text:p>56.36667</text:p>
                <draw:g>
                  <svg:desc>Sheet1.AJ3:Sheet1.AJ94</svg:desc>
                </draw:g>
              </table:table-cell>
              <table:table-cell office:value-type="float" office:value="61">
                <text:p>61</text:p>
                <draw:g>
                  <svg:desc>Sheet1.AK3:Sheet1.AK94</svg:desc>
                </draw:g>
              </table:table-cell>
              <table:table-cell office:value-type="float" office:value="11.4312">
                <text:p>11.4312</text:p>
                <draw:g>
                  <svg:desc>Sheet1.AL3:Sheet1.AL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638">
                <text:p>22.638</text:p>
              </table:table-cell>
              <table:table-cell office:value-type="float" office:value="57.16667">
                <text:p>57.16667</text:p>
              </table:table-cell>
              <table:table-cell office:value-type="float" office:value="61">
                <text:p>61</text:p>
              </table:table-cell>
              <table:table-cell office:value-type="float" office:value="12.04216">
                <text:p>12.04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831">
                <text:p>22.831</text:p>
              </table:table-cell>
              <table:table-cell office:value-type="float" office:value="58.83333">
                <text:p>58.83333</text:p>
              </table:table-cell>
              <table:table-cell office:value-type="float" office:value="61">
                <text:p>61</text:p>
              </table:table-cell>
              <table:table-cell office:value-type="float" office:value="11.88862">
                <text:p>11.8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9">
                <text:p>22.89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  <table:table-cell office:value-type="float" office:value="11.43827">
                <text:p>11.43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46">
                <text:p>22.946</text:p>
              </table:table-cell>
              <table:table-cell office:value-type="float" office:value="59.1">
                <text:p>59.1</text:p>
              </table:table-cell>
              <table:table-cell office:value-type="float" office:value="61">
                <text:p>61</text:p>
              </table:table-cell>
              <table:table-cell office:value-type="float" office:value="9.993867">
                <text:p>9.993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001">
                <text:p>23.001</text:p>
              </table:table-cell>
              <table:table-cell office:value-type="float" office:value="60.7">
                <text:p>60.7</text:p>
              </table:table-cell>
              <table:table-cell office:value-type="float" office:value="61">
                <text:p>61</text:p>
              </table:table-cell>
              <table:table-cell office:value-type="float" office:value="9.708717">
                <text:p>9.708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184">
                <text:p>23.184</text:p>
              </table:table-cell>
              <table:table-cell office:value-type="float" office:value="60.53333">
                <text:p>60.53333</text:p>
              </table:table-cell>
              <table:table-cell office:value-type="float" office:value="61">
                <text:p>61</text:p>
              </table:table-cell>
              <table:table-cell office:value-type="float" office:value="8.367764">
                <text:p>8.367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38">
                <text:p>23.238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253764">
                <text:p>8.253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294">
                <text:p>23.294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8.278648">
                <text:p>8.278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348">
                <text:p>23.348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8.164845">
                <text:p>8.164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542">
                <text:p>23.542</text:p>
              </table:table-cell>
              <table:table-cell office:value-type="float" office:value="57.96667">
                <text:p>57.96667</text:p>
              </table:table-cell>
              <table:table-cell office:value-type="float" office:value="61">
                <text:p>61</text:p>
              </table:table-cell>
              <table:table-cell office:value-type="float" office:value="7.873937">
                <text:p>7.87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601">
                <text:p>23.601</text:p>
              </table:table-cell>
              <table:table-cell office:value-type="float" office:value="58.36667">
                <text:p>58.36667</text:p>
              </table:table-cell>
              <table:table-cell office:value-type="float" office:value="61">
                <text:p>61</text:p>
              </table:table-cell>
              <table:table-cell office:value-type="float" office:value="7.846833">
                <text:p>7.846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658">
                <text:p>23.658</text:p>
              </table:table-cell>
              <table:table-cell office:value-type="float" office:value="60.4">
                <text:p>60.4</text:p>
              </table:table-cell>
              <table:table-cell office:value-type="float" office:value="61">
                <text:p>61</text:p>
              </table:table-cell>
              <table:table-cell office:value-type="float" office:value="7.783707">
                <text:p>7.783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12">
                <text:p>23.712</text:p>
              </table:table-cell>
              <table:table-cell office:value-type="float" office:value="58.66667">
                <text:p>58.66667</text:p>
              </table:table-cell>
              <table:table-cell office:value-type="float" office:value="61">
                <text:p>61</text:p>
              </table:table-cell>
              <table:table-cell office:value-type="float" office:value="7.463466">
                <text:p>7.463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896">
                <text:p>23.896</text:p>
              </table:table-cell>
              <table:table-cell office:value-type="float" office:value="46.63333">
                <text:p>46.63333</text:p>
              </table:table-cell>
              <table:table-cell office:value-type="float" office:value="61">
                <text:p>61</text:p>
              </table:table-cell>
              <table:table-cell office:value-type="float" office:value="9.489695">
                <text:p>9.489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95">
                <text:p>23.95</text:p>
              </table:table-cell>
              <table:table-cell office:value-type="float" office:value="47.83333">
                <text:p>47.83333</text:p>
              </table:table-cell>
              <table:table-cell office:value-type="float" office:value="61">
                <text:p>61</text:p>
              </table:table-cell>
              <table:table-cell office:value-type="float" office:value="13.38226">
                <text:p>13.38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004">
                <text:p>24.004</text:p>
              </table:table-cell>
              <table:table-cell office:value-type="float" office:value="49.56666">
                <text:p>49.56666</text:p>
              </table:table-cell>
              <table:table-cell office:value-type="float" office:value="61">
                <text:p>61</text:p>
              </table:table-cell>
              <table:table-cell office:value-type="float" office:value="16.63603">
                <text:p>16.63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058">
                <text:p>24.058</text:p>
              </table:table-cell>
              <table:table-cell office:value-type="float" office:value="46.86666">
                <text:p>46.86666</text:p>
              </table:table-cell>
              <table:table-cell office:value-type="float" office:value="61">
                <text:p>61</text:p>
              </table:table-cell>
              <table:table-cell office:value-type="float" office:value="14.80798">
                <text:p>14.80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252">
                <text:p>24.252</text:p>
              </table:table-cell>
              <table:table-cell office:value-type="float" office:value="49.93333">
                <text:p>49.93333</text:p>
              </table:table-cell>
              <table:table-cell office:value-type="float" office:value="61">
                <text:p>61</text:p>
              </table:table-cell>
              <table:table-cell office:value-type="float" office:value="29.17979">
                <text:p>29.17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306">
                <text:p>24.306</text:p>
              </table:table-cell>
              <table:table-cell office:value-type="float" office:value="55.43334">
                <text:p>55.43334</text:p>
              </table:table-cell>
              <table:table-cell office:value-type="float" office:value="61">
                <text:p>61</text:p>
              </table:table-cell>
              <table:table-cell office:value-type="float" office:value="21.74401">
                <text:p>21.74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361">
                <text:p>24.361</text:p>
              </table:table-cell>
              <table:table-cell office:value-type="float" office:value="54.23334">
                <text:p>54.23334</text:p>
              </table:table-cell>
              <table:table-cell office:value-type="float" office:value="61">
                <text:p>61</text:p>
              </table:table-cell>
              <table:table-cell office:value-type="float" office:value="30.64091">
                <text:p>30.64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416">
                <text:p>24.416</text:p>
              </table:table-cell>
              <table:table-cell office:value-type="float" office:value="57.4">
                <text:p>57.4</text:p>
              </table:table-cell>
              <table:table-cell office:value-type="float" office:value="61">
                <text:p>61</text:p>
              </table:table-cell>
              <table:table-cell office:value-type="float" office:value="30.27759">
                <text:p>30.27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61">
                <text:p>24.61</text:p>
              </table:table-cell>
              <table:table-cell office:value-type="float" office:value="62.86666">
                <text:p>62.86666</text:p>
              </table:table-cell>
              <table:table-cell office:value-type="float" office:value="61">
                <text:p>61</text:p>
              </table:table-cell>
              <table:table-cell office:value-type="float" office:value="12.11836">
                <text:p>12.11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68">
                <text:p>24.668</text:p>
              </table:table-cell>
              <table:table-cell office:value-type="float" office:value="60.03334">
                <text:p>60.03334</text:p>
              </table:table-cell>
              <table:table-cell office:value-type="float" office:value="61">
                <text:p>61</text:p>
              </table:table-cell>
              <table:table-cell office:value-type="float" office:value="14.51215">
                <text:p>14.5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724">
                <text:p>24.724</text:p>
              </table:table-cell>
              <table:table-cell office:value-type="float" office:value="57.36667">
                <text:p>57.36667</text:p>
              </table:table-cell>
              <table:table-cell office:value-type="float" office:value="61">
                <text:p>61</text:p>
              </table:table-cell>
              <table:table-cell office:value-type="float" office:value="14.0341">
                <text:p>14.0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78">
                <text:p>24.78</text:p>
              </table:table-cell>
              <table:table-cell office:value-type="float" office:value="57.6">
                <text:p>57.6</text:p>
              </table:table-cell>
              <table:table-cell office:value-type="float" office:value="61">
                <text:p>61</text:p>
              </table:table-cell>
              <table:table-cell office:value-type="float" office:value="15.52392">
                <text:p>15.52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963">
                <text:p>24.963</text:p>
              </table:table-cell>
              <table:table-cell office:value-type="float" office:value="46.33333">
                <text:p>46.33333</text:p>
              </table:table-cell>
              <table:table-cell office:value-type="float" office:value="61">
                <text:p>61</text:p>
              </table:table-cell>
              <table:table-cell office:value-type="float" office:value="18.31257">
                <text:p>18.31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02">
                <text:p>25.02</text:p>
              </table:table-cell>
              <table:table-cell office:value-type="float" office:value="48.06667">
                <text:p>48.06667</text:p>
              </table:table-cell>
              <table:table-cell office:value-type="float" office:value="61">
                <text:p>61</text:p>
              </table:table-cell>
              <table:table-cell office:value-type="float" office:value="17.70489">
                <text:p>17.70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079">
                <text:p>25.079</text:p>
              </table:table-cell>
              <table:table-cell office:value-type="float" office:value="50.06667">
                <text:p>50.06667</text:p>
              </table:table-cell>
              <table:table-cell office:value-type="float" office:value="61">
                <text:p>61</text:p>
              </table:table-cell>
              <table:table-cell office:value-type="float" office:value="26.54079">
                <text:p>26.54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135">
                <text:p>25.135</text:p>
              </table:table-cell>
              <table:table-cell office:value-type="float" office:value="51.8">
                <text:p>51.8</text:p>
              </table:table-cell>
              <table:table-cell office:value-type="float" office:value="61">
                <text:p>61</text:p>
              </table:table-cell>
              <table:table-cell office:value-type="float" office:value="34.38982">
                <text:p>34.38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18">
                <text:p>25.318</text:p>
              </table:table-cell>
              <table:table-cell office:value-type="float" office:value="54.86667">
                <text:p>54.86667</text:p>
              </table:table-cell>
              <table:table-cell office:value-type="float" office:value="61">
                <text:p>61</text:p>
              </table:table-cell>
              <table:table-cell office:value-type="float" office:value="30.51245">
                <text:p>30.51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373">
                <text:p>25.373</text:p>
              </table:table-cell>
              <table:table-cell office:value-type="float" office:value="54.36666">
                <text:p>54.36666</text:p>
              </table:table-cell>
              <table:table-cell office:value-type="float" office:value="61">
                <text:p>61</text:p>
              </table:table-cell>
              <table:table-cell office:value-type="float" office:value="34.1672">
                <text:p>34.1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428">
                <text:p>25.428</text:p>
              </table:table-cell>
              <table:table-cell office:value-type="float" office:value="56.06667">
                <text:p>56.06667</text:p>
              </table:table-cell>
              <table:table-cell office:value-type="float" office:value="61">
                <text:p>61</text:p>
              </table:table-cell>
              <table:table-cell office:value-type="float" office:value="32.95877">
                <text:p>32.958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482">
                <text:p>25.482</text:p>
              </table:table-cell>
              <table:table-cell office:value-type="float" office:value="59.2">
                <text:p>59.2</text:p>
              </table:table-cell>
              <table:table-cell office:value-type="float" office:value="61">
                <text:p>61</text:p>
              </table:table-cell>
              <table:table-cell office:value-type="float" office:value="25.80148">
                <text:p>25.80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675">
                <text:p>25.675</text:p>
              </table:table-cell>
              <table:table-cell office:value-type="float" office:value="61.23333">
                <text:p>61.23333</text:p>
              </table:table-cell>
              <table:table-cell office:value-type="float" office:value="61">
                <text:p>61</text:p>
              </table:table-cell>
              <table:table-cell office:value-type="float" office:value="9.94533">
                <text:p>9.94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735">
                <text:p>25.735</text:p>
              </table:table-cell>
              <table:table-cell office:value-type="float" office:value="58.36667">
                <text:p>58.36667</text:p>
              </table:table-cell>
              <table:table-cell office:value-type="float" office:value="61">
                <text:p>61</text:p>
              </table:table-cell>
              <table:table-cell office:value-type="float" office:value="13.30539">
                <text:p>13.30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791">
                <text:p>25.791</text:p>
              </table:table-cell>
              <table:table-cell office:value-type="float" office:value="67.5">
                <text:p>67.5</text:p>
              </table:table-cell>
              <table:table-cell office:value-type="float" office:value="61">
                <text:p>61</text:p>
              </table:table-cell>
              <table:table-cell office:value-type="float" office:value="10.37395">
                <text:p>10.37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46">
                <text:p>25.846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14.16505">
                <text:p>14.16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03">
                <text:p>26.03</text:p>
              </table:table-cell>
              <table:table-cell office:value-type="float" office:value="63.73333">
                <text:p>63.73333</text:p>
              </table:table-cell>
              <table:table-cell office:value-type="float" office:value="61">
                <text:p>61</text:p>
              </table:table-cell>
              <table:table-cell office:value-type="float" office:value="12.57404">
                <text:p>12.57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084">
                <text:p>26.084</text:p>
              </table:table-cell>
              <table:table-cell office:value-type="float" office:value="60.43334">
                <text:p>60.43334</text:p>
              </table:table-cell>
              <table:table-cell office:value-type="float" office:value="61">
                <text:p>61</text:p>
              </table:table-cell>
              <table:table-cell office:value-type="float" office:value="10.69598">
                <text:p>10.69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14">
                <text:p>26.14</text:p>
              </table:table-cell>
              <table:table-cell office:value-type="float" office:value="63.1">
                <text:p>63.1</text:p>
              </table:table-cell>
              <table:table-cell office:value-type="float" office:value="61">
                <text:p>61</text:p>
              </table:table-cell>
              <table:table-cell office:value-type="float" office:value="10.29722">
                <text:p>10.29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194">
                <text:p>26.194</text:p>
              </table:table-cell>
              <table:table-cell office:value-type="float" office:value="61.56667">
                <text:p>61.56667</text:p>
              </table:table-cell>
              <table:table-cell office:value-type="float" office:value="61">
                <text:p>61</text:p>
              </table:table-cell>
              <table:table-cell office:value-type="float" office:value="9.066728">
                <text:p>9.0667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388">
                <text:p>26.388</text:p>
              </table:table-cell>
              <table:table-cell office:value-type="float" office:value="61.76667">
                <text:p>61.76667</text:p>
              </table:table-cell>
              <table:table-cell office:value-type="float" office:value="61">
                <text:p>61</text:p>
              </table:table-cell>
              <table:table-cell office:value-type="float" office:value="7.023466">
                <text:p>7.023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446">
                <text:p>26.446</text:p>
              </table:table-cell>
              <table:table-cell office:value-type="float" office:value="59.96667">
                <text:p>59.96667</text:p>
              </table:table-cell>
              <table:table-cell office:value-type="float" office:value="61">
                <text:p>61</text:p>
              </table:table-cell>
              <table:table-cell office:value-type="float" office:value="6.294972">
                <text:p>6.294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502">
                <text:p>26.502</text:p>
              </table:table-cell>
              <table:table-cell office:value-type="float" office:value="60.73333">
                <text:p>60.73333</text:p>
              </table:table-cell>
              <table:table-cell office:value-type="float" office:value="61">
                <text:p>61</text:p>
              </table:table-cell>
              <table:table-cell office:value-type="float" office:value="6.160557">
                <text:p>6.160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.558">
                <text:p>26.558</text:p>
              </table:table-cell>
              <table:table-cell office:value-type="float" office:value="61.16667">
                <text:p>61.16667</text:p>
              </table:table-cell>
              <table:table-cell office:value-type="float" office:value="61">
                <text:p>61</text:p>
              </table:table-cell>
              <table:table-cell office:value-type="float" office:value="5.809134">
                <text:p>5.80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741">
                <text:p>26.741</text:p>
              </table:table-cell>
              <table:table-cell office:value-type="float" office:value="47.63334">
                <text:p>47.63334</text:p>
              </table:table-cell>
              <table:table-cell office:value-type="float" office:value="61">
                <text:p>61</text:p>
              </table:table-cell>
              <table:table-cell office:value-type="float" office:value="16.15643">
                <text:p>16.15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801">
                <text:p>26.801</text:p>
              </table:table-cell>
              <table:table-cell office:value-type="float" office:value="47.43333">
                <text:p>47.43333</text:p>
              </table:table-cell>
              <table:table-cell office:value-type="float" office:value="61">
                <text:p>61</text:p>
              </table:table-cell>
              <table:table-cell office:value-type="float" office:value="16.32339">
                <text:p>16.32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858">
                <text:p>26.858</text:p>
              </table:table-cell>
              <table:table-cell office:value-type="float" office:value="50.73333">
                <text:p>50.73333</text:p>
              </table:table-cell>
              <table:table-cell office:value-type="float" office:value="61">
                <text:p>61</text:p>
              </table:table-cell>
              <table:table-cell office:value-type="float" office:value="16.48143">
                <text:p>16.48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913">
                <text:p>26.913</text:p>
              </table:table-cell>
              <table:table-cell office:value-type="float" office:value="52.73334">
                <text:p>52.73334</text:p>
              </table:table-cell>
              <table:table-cell office:value-type="float" office:value="61">
                <text:p>61</text:p>
              </table:table-cell>
              <table:table-cell office:value-type="float" office:value="11.6256">
                <text:p>11.6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098">
                <text:p>27.098</text:p>
              </table:table-cell>
              <table:table-cell office:value-type="float" office:value="56.96667">
                <text:p>56.96667</text:p>
              </table:table-cell>
              <table:table-cell office:value-type="float" office:value="61">
                <text:p>61</text:p>
              </table:table-cell>
              <table:table-cell office:value-type="float" office:value="21.59868">
                <text:p>21.59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157">
                <text:p>27.157</text:p>
              </table:table-cell>
              <table:table-cell office:value-type="float" office:value="57.46667">
                <text:p>57.46667</text:p>
              </table:table-cell>
              <table:table-cell office:value-type="float" office:value="61">
                <text:p>61</text:p>
              </table:table-cell>
              <table:table-cell office:value-type="float" office:value="30.77514">
                <text:p>30.775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213">
                <text:p>27.213</text:p>
              </table:table-cell>
              <table:table-cell office:value-type="float" office:value="55.96667">
                <text:p>55.96667</text:p>
              </table:table-cell>
              <table:table-cell office:value-type="float" office:value="61">
                <text:p>61</text:p>
              </table:table-cell>
              <table:table-cell office:value-type="float" office:value="18.36633">
                <text:p>18.36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69">
                <text:p>27.269</text:p>
              </table:table-cell>
              <table:table-cell office:value-type="float" office:value="59.03333">
                <text:p>59.03333</text:p>
              </table:table-cell>
              <table:table-cell office:value-type="float" office:value="61">
                <text:p>61</text:p>
              </table:table-cell>
              <table:table-cell office:value-type="float" office:value="17.31178">
                <text:p>17.31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452">
                <text:p>27.452</text:p>
              </table:table-cell>
              <table:table-cell office:value-type="float" office:value="57.76667">
                <text:p>57.76667</text:p>
              </table:table-cell>
              <table:table-cell office:value-type="float" office:value="61">
                <text:p>61</text:p>
              </table:table-cell>
              <table:table-cell office:value-type="float" office:value="12.62975">
                <text:p>12.62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06">
                <text:p>27.506</text:p>
              </table:table-cell>
              <table:table-cell office:value-type="float" office:value="60.73333">
                <text:p>60.73333</text:p>
              </table:table-cell>
              <table:table-cell office:value-type="float" office:value="61">
                <text:p>61</text:p>
              </table:table-cell>
              <table:table-cell office:value-type="float" office:value="11.48569">
                <text:p>11.48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561">
                <text:p>27.561</text:p>
              </table:table-cell>
              <table:table-cell office:value-type="float" office:value="61.46667">
                <text:p>61.46667</text:p>
              </table:table-cell>
              <table:table-cell office:value-type="float" office:value="61">
                <text:p>61</text:p>
              </table:table-cell>
              <table:table-cell office:value-type="float" office:value="13.90564">
                <text:p>13.90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616">
                <text:p>27.616</text:p>
              </table:table-cell>
              <table:table-cell office:value-type="float" office:value="60.1">
                <text:p>60.1</text:p>
              </table:table-cell>
              <table:table-cell office:value-type="float" office:value="61">
                <text:p>61</text:p>
              </table:table-cell>
              <table:table-cell office:value-type="float" office:value="13.78759">
                <text:p>13.78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81">
                <text:p>27.81</text:p>
              </table:table-cell>
              <table:table-cell office:value-type="float" office:value="61.26667">
                <text:p>61.26667</text:p>
              </table:table-cell>
              <table:table-cell office:value-type="float" office:value="61">
                <text:p>61</text:p>
              </table:table-cell>
              <table:table-cell office:value-type="float" office:value="11.30772">
                <text:p>11.30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876">
                <text:p>27.876</text:p>
              </table:table-cell>
              <table:table-cell office:value-type="float" office:value="62.03333">
                <text:p>62.03333</text:p>
              </table:table-cell>
              <table:table-cell office:value-type="float" office:value="61">
                <text:p>61</text:p>
              </table:table-cell>
              <table:table-cell office:value-type="float" office:value="9.606774">
                <text:p>9.606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935">
                <text:p>27.935</text:p>
              </table:table-cell>
              <table:table-cell office:value-type="float" office:value="61.23333">
                <text:p>61.23333</text:p>
              </table:table-cell>
              <table:table-cell office:value-type="float" office:value="61">
                <text:p>61</text:p>
              </table:table-cell>
              <table:table-cell office:value-type="float" office:value="8.902051">
                <text:p>8.902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991">
                <text:p>27.991</text:p>
              </table:table-cell>
              <table:table-cell office:value-type="float" office:value="63.33333">
                <text:p>63.33333</text:p>
              </table:table-cell>
              <table:table-cell office:value-type="float" office:value="61">
                <text:p>61</text:p>
              </table:table-cell>
              <table:table-cell office:value-type="float" office:value="8.141809">
                <text:p>8.141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162">
                <text:p>28.162</text:p>
              </table:table-cell>
              <table:table-cell office:value-type="float" office:value="59.93333">
                <text:p>59.93333</text:p>
              </table:table-cell>
              <table:table-cell office:value-type="float" office:value="61">
                <text:p>61</text:p>
              </table:table-cell>
              <table:table-cell office:value-type="float" office:value="6.649006">
                <text:p>6.649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18">
                <text:p>28.218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.470972">
                <text:p>6.470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272">
                <text:p>28.27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033202">
                <text:p>6.033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326">
                <text:p>28.326</text:p>
              </table:table-cell>
              <table:table-cell office:value-type="float" office:value="46.63333">
                <text:p>46.63333</text:p>
              </table:table-cell>
              <table:table-cell office:value-type="float" office:value="61">
                <text:p>61</text:p>
              </table:table-cell>
              <table:table-cell office:value-type="float" office:value="8.087845">
                <text:p>8.087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519">
                <text:p>28.519</text:p>
              </table:table-cell>
              <table:table-cell office:value-type="float" office:value="56.43333">
                <text:p>56.43333</text:p>
              </table:table-cell>
              <table:table-cell office:value-type="float" office:value="61">
                <text:p>61</text:p>
              </table:table-cell>
              <table:table-cell office:value-type="float" office:value="13.9485">
                <text:p>13.9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577">
                <text:p>28.577</text:p>
              </table:table-cell>
              <table:table-cell office:value-type="float" office:value="49.6">
                <text:p>49.6</text:p>
              </table:table-cell>
              <table:table-cell office:value-type="float" office:value="61">
                <text:p>61</text:p>
              </table:table-cell>
              <table:table-cell office:value-type="float" office:value="17.07292">
                <text:p>17.07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632">
                <text:p>28.632</text:p>
              </table:table-cell>
              <table:table-cell office:value-type="float" office:value="52.23333">
                <text:p>52.23333</text:p>
              </table:table-cell>
              <table:table-cell office:value-type="float" office:value="61">
                <text:p>61</text:p>
              </table:table-cell>
              <table:table-cell office:value-type="float" office:value="35.40778">
                <text:p>35.40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69">
                <text:p>28.69</text:p>
              </table:table-cell>
              <table:table-cell office:value-type="float" office:value="50.3">
                <text:p>50.3</text:p>
              </table:table-cell>
              <table:table-cell office:value-type="float" office:value="61">
                <text:p>61</text:p>
              </table:table-cell>
              <table:table-cell office:value-type="float" office:value="15.50701">
                <text:p>15.50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875">
                <text:p>28.875</text:p>
              </table:table-cell>
              <table:table-cell office:value-type="float" office:value="56.56667">
                <text:p>56.56667</text:p>
              </table:table-cell>
              <table:table-cell office:value-type="float" office:value="61">
                <text:p>61</text:p>
              </table:table-cell>
              <table:table-cell office:value-type="float" office:value="34.47613">
                <text:p>34.47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934">
                <text:p>28.934</text:p>
              </table:table-cell>
              <table:table-cell office:value-type="float" office:value="59.6">
                <text:p>59.6</text:p>
              </table:table-cell>
              <table:table-cell office:value-type="float" office:value="61">
                <text:p>61</text:p>
              </table:table-cell>
              <table:table-cell office:value-type="float" office:value="33.60634">
                <text:p>33.60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.992">
                <text:p>28.992</text:p>
              </table:table-cell>
              <table:table-cell office:value-type="float" office:value="67.26667">
                <text:p>67.26667</text:p>
              </table:table-cell>
              <table:table-cell office:value-type="float" office:value="61">
                <text:p>61</text:p>
              </table:table-cell>
              <table:table-cell office:value-type="float" office:value="26.35656">
                <text:p>26.35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05">
                <text:p>29.05</text:p>
              </table:table-cell>
              <table:table-cell office:value-type="float" office:value="45.9">
                <text:p>45.9</text:p>
              </table:table-cell>
              <table:table-cell office:value-type="float" office:value="61">
                <text:p>61</text:p>
              </table:table-cell>
              <table:table-cell office:value-type="float" office:value="6.791977">
                <text:p>6.7919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232">
                <text:p>29.232</text:p>
              </table:table-cell>
              <table:table-cell office:value-type="float" office:value="51.86666">
                <text:p>51.86666</text:p>
              </table:table-cell>
              <table:table-cell office:value-type="float" office:value="61">
                <text:p>61</text:p>
              </table:table-cell>
              <table:table-cell office:value-type="float" office:value="34.28179">
                <text:p>34.28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29">
                <text:p>29.29</text:p>
              </table:table-cell>
              <table:table-cell office:value-type="float" office:value="53.36667">
                <text:p>53.36667</text:p>
              </table:table-cell>
              <table:table-cell office:value-type="float" office:value="61">
                <text:p>61</text:p>
              </table:table-cell>
              <table:table-cell office:value-type="float" office:value="35.20743">
                <text:p>35.20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346">
                <text:p>29.346</text:p>
              </table:table-cell>
              <table:table-cell office:value-type="float" office:value="54.5">
                <text:p>54.5</text:p>
              </table:table-cell>
              <table:table-cell office:value-type="float" office:value="61">
                <text:p>61</text:p>
              </table:table-cell>
              <table:table-cell office:value-type="float" office:value="34.87251">
                <text:p>34.87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402">
                <text:p>29.402</text:p>
              </table:table-cell>
              <table:table-cell office:value-type="float" office:value="55.6">
                <text:p>55.6</text:p>
              </table:table-cell>
              <table:table-cell office:value-type="float" office:value="61">
                <text:p>61</text:p>
              </table:table-cell>
              <table:table-cell office:value-type="float" office:value="32.98569">
                <text:p>32.98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.585">
                <text:p>29.585</text:p>
              </table:table-cell>
              <table:table-cell office:value-type="float" office:value="60.66667">
                <text:p>60.66667</text:p>
              </table:table-cell>
              <table:table-cell office:value-type="float" office:value="61">
                <text:p>61</text:p>
              </table:table-cell>
              <table:table-cell office:value-type="float" office:value="31.19302">
                <text:p>31.19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.64">
                <text:p>29.64</text:p>
              </table:table-cell>
              <table:table-cell office:value-type="float" office:value="58.96667">
                <text:p>58.96667</text:p>
              </table:table-cell>
              <table:table-cell office:value-type="float" office:value="61">
                <text:p>61</text:p>
              </table:table-cell>
              <table:table-cell office:value-type="float" office:value="17.41181">
                <text:p>17.41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695">
                <text:p>29.695</text:p>
              </table:table-cell>
              <table:table-cell office:value-type="float" office:value="60.56667">
                <text:p>60.56667</text:p>
              </table:table-cell>
              <table:table-cell office:value-type="float" office:value="61">
                <text:p>61</text:p>
              </table:table-cell>
              <table:table-cell office:value-type="float" office:value="13.63237">
                <text:p>13.63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749">
                <text:p>29.749</text:p>
              </table:table-cell>
              <table:table-cell office:value-type="float" office:value="60.8">
                <text:p>60.8</text:p>
              </table:table-cell>
              <table:table-cell office:value-type="float" office:value="61">
                <text:p>61</text:p>
              </table:table-cell>
              <table:table-cell office:value-type="float" office:value="11.84897">
                <text:p>11.84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942">
                <text:p>29.942</text:p>
              </table:table-cell>
              <table:table-cell office:value-type="float" office:value="63.76667">
                <text:p>63.76667</text:p>
              </table:table-cell>
              <table:table-cell office:value-type="float" office:value="61">
                <text:p>61</text:p>
              </table:table-cell>
              <table:table-cell office:value-type="float" office:value="9.346451">
                <text:p>9.3464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002">
                <text:p>30.002</text:p>
              </table:table-cell>
              <table:table-cell office:value-type="float" office:value="63.83333">
                <text:p>63.83333</text:p>
              </table:table-cell>
              <table:table-cell office:value-type="float" office:value="61">
                <text:p>61</text:p>
              </table:table-cell>
              <table:table-cell office:value-type="float" office:value="10.68523">
                <text:p>10.68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057">
                <text:p>30.057</text:p>
              </table:table-cell>
              <table:table-cell office:value-type="float" office:value="66.5">
                <text:p>66.5</text:p>
              </table:table-cell>
              <table:table-cell office:value-type="float" office:value="61">
                <text:p>61</text:p>
              </table:table-cell>
              <table:table-cell office:value-type="float" office:value="9.719268">
                <text:p>9.719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112">
                <text:p>30.112</text:p>
              </table:table-cell>
              <table:table-cell office:value-type="float" office:value="62.83333">
                <text:p>62.83333</text:p>
              </table:table-cell>
              <table:table-cell office:value-type="float" office:value="61">
                <text:p>61</text:p>
              </table:table-cell>
              <table:table-cell office:value-type="float" office:value="9.305648">
                <text:p>9.305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296">
                <text:p>30.296</text:p>
              </table:table-cell>
              <table:table-cell office:value-type="float" office:value="61.9">
                <text:p>61.9</text:p>
              </table:table-cell>
              <table:table-cell office:value-type="float" office:value="61">
                <text:p>61</text:p>
              </table:table-cell>
              <table:table-cell office:value-type="float" office:value="6.832799">
                <text:p>6.8327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351">
                <text:p>30.351</text:p>
              </table:table-cell>
              <table:table-cell office:value-type="float" office:value="61.13334">
                <text:p>61.13334</text:p>
              </table:table-cell>
              <table:table-cell office:value-type="float" office:value="61">
                <text:p>61</text:p>
              </table:table-cell>
              <table:table-cell office:value-type="float" office:value="6.45481">
                <text:p>6.45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405">
                <text:p>30.405</text:p>
              </table:table-cell>
              <table:table-cell office:value-type="float" office:value="61.43333">
                <text:p>61.43333</text:p>
              </table:table-cell>
              <table:table-cell office:value-type="float" office:value="61">
                <text:p>61</text:p>
              </table:table-cell>
              <table:table-cell office:value-type="float" office:value="6.265639">
                <text:p>6.265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459">
                <text:p>30.459</text:p>
              </table:table-cell>
              <table:table-cell office:value-type="float" office:value="64.46667">
                <text:p>64.46667</text:p>
              </table:table-cell>
              <table:table-cell office:value-type="float" office:value="61">
                <text:p>61</text:p>
              </table:table-cell>
              <table:table-cell office:value-type="float" office:value="6.073858">
                <text:p>6.073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652">
                <text:p>30.652</text:p>
              </table:table-cell>
              <table:table-cell office:value-type="float" office:value="59.46667">
                <text:p>59.46667</text:p>
              </table:table-cell>
              <table:table-cell office:value-type="float" office:value="61">
                <text:p>61</text:p>
              </table:table-cell>
              <table:table-cell office:value-type="float" office:value="5.410914">
                <text:p>5.410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706">
                <text:p>30.706</text:p>
              </table:table-cell>
              <table:table-cell office:value-type="float" office:value="60.96667">
                <text:p>60.96667</text:p>
              </table:table-cell>
              <table:table-cell office:value-type="float" office:value="61">
                <text:p>61</text:p>
              </table:table-cell>
              <table:table-cell office:value-type="float" office:value="5.416674">
                <text:p>5.4166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